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8.61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124.24pt"/>
    </style:style>
    <style:style style:name="co5" style:family="table-column">
      <style:table-column-properties fo:break-before="auto" style:column-width="92.61pt"/>
    </style:style>
    <style:style style:name="co6" style:family="table-column">
      <style:table-column-properties fo:break-before="auto" style:column-width="110.35pt"/>
    </style:style>
    <style:style style:name="co7" style:family="table-column">
      <style:table-column-properties fo:break-before="auto" style:column-width="90.54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91.3pt"/>
    </style:style>
    <style:style style:name="co10" style:family="table-column">
      <style:table-column-properties fo:break-before="auto" style:column-width="74.35pt"/>
    </style:style>
    <style:style style:name="co11" style:family="table-column">
      <style:table-column-properties fo:break-before="auto" style:column-width="73.56pt"/>
    </style:style>
    <style:style style:name="co12" style:family="table-column">
      <style:table-column-properties fo:break-before="auto" style:column-width="82.6pt"/>
    </style:style>
    <style:style style:name="co13" style:family="table-column">
      <style:table-column-properties fo:break-before="auto" style:column-width="71.26pt"/>
    </style:style>
    <style:style style:name="co14" style:family="table-column">
      <style:table-column-properties fo:break-before="auto" style:column-width="91.84pt"/>
    </style:style>
    <style:style style:name="co15" style:family="table-column">
      <style:table-column-properties fo:break-before="auto" style:column-width="65.85pt"/>
    </style:style>
    <style:style style:name="co16" style:family="table-column">
      <style:table-column-properties fo:break-before="auto" style:column-width="136.09pt"/>
    </style:style>
    <style:style style:name="co17" style:family="table-column">
      <style:table-column-properties fo:break-before="auto" style:column-width="181.39pt"/>
    </style:style>
    <style:style style:name="co18" style:family="table-column">
      <style:table-column-properties fo:break-before="auto" style:column-width="102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2" style:family="table-cell" style:parent-style-name="Default" style:data-style-name="N124"/>
    <style:style style:name="ce3" style:family="table-cell" style:parent-style-name="Default" style:data-style-name="N4"/>
    <style:style style:name="ce4" style:family="table-cell" style:parent-style-name="Default" style:data-style-name="N125"/>
    <style:style style:name="ce5" style:family="table-cell" style:parent-style-name="Default" style:data-style-name="N2"/>
    <style:style style:name="ce6" style:family="table-cell" style:parent-style-name="Default" style:data-style-name="N135"/>
    <style:style style:name="ce7" style:family="table-cell" style:parent-style-name="Default" style:data-style-name="N11"/>
    <style:style style:name="ce8" style:family="table-cell" style:parent-style-name="Default" style:data-style-name="N123"/>
    <style:style style:name="ce9" style:family="table-cell" style:parent-style-name="Default" style:data-style-name="N122"/>
    <style:style style:name="ce10" style:family="table-cell" style:parent-style-name="Default" style:data-style-name="N132"/>
    <style:style style:name="ce11" style:family="table-cell" style:parent-style-name="Default" style:data-style-name="N134"/>
    <style:style style:name="ce12" style:family="table-cell" style:parent-style-name="Default" style:data-style-name="N137"/>
    <style:style style:name="ce13" style:family="table-cell" style:parent-style-name="Default" style:data-style-name="N143"/>
    <style:style style:name="ce14" style:family="table-cell" style:parent-style-name="Default" style:data-style-name="N144"/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129"/>
    <style:style style:name="ce17" style:family="table-cell" style:parent-style-name="Default" style:data-style-name="N128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0" table:default-cell-style-name="ce6"/>
        <table:table-column table:style-name="co1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column table:style-name="co13" table:default-cell-style-name="Default"/>
        <table:table-column table:style-name="co1" table:default-cell-style-name="ce7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10"/>
        <table:table-column table:style-name="co1" table:number-columns-repeated="8" table:default-cell-style-name="Default"/>
        <table:table-column table:style-name="co3" table:number-columns-repeated="6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his alt</text:p>
          </table:table-cell>
          <table:table-cell office:value-type="string" calcext:value-type="string">
            <text:p><text:s/>alt</text:p>
          </table:table-cell>
          <table:table-cell office:value-type="string" calcext:value-type="string">
            <text:p>alt off by</text:p>
          </table:table-cell>
          <table:table-cell office:value-type="string" calcext:value-type="string">
            <text:p>throt</text:p>
          </table:table-cell>
          <table:table-cell office:value-type="string" calcext:value-type="string">
            <text:p>His Thrust</text:p>
          </table:table-cell>
          <table:table-cell office:value-type="string" calcext:value-type="string">
            <text:p>My Thrust</text:p>
          </table:table-cell>
          <table:table-cell office:value-type="string" calcext:value-type="string">
            <text:p>thrust off by</text:p>
          </table:table-cell>
          <table:table-cell/>
          <table:table-cell office:value-type="string" calcext:value-type="string">
            <text:p>His WT</text:p>
          </table:table-cell>
          <table:table-cell office:value-type="string" calcext:value-type="string">
            <text:p>my WT</text:p>
          </table:table-cell>
          <table:table-cell office:value-type="string" calcext:value-type="string">
            <text:p>WT off by</text:p>
          </table:table-cell>
          <table:table-cell office:value-type="string" calcext:value-type="string">
            <text:p>His ADC predicted</text:p>
          </table:table-cell>
          <table:table-cell office:value-type="string" calcext:value-type="string">
            <text:p>His ADC calc</text:p>
          </table:table-cell>
          <table:table-cell office:value-type="string" calcext:value-type="string">
            <text:p>My ADC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A raw</text:p>
          </table:table-cell>
          <table:table-cell office:value-type="string" calcext:value-type="string">
            <text:p>My A raw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A_total(eff)</text:p>
          </table:table-cell>
          <table:table-cell office:value-type="string" calcext:value-type="string">
            <text:p>My A_total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ADC adj</text:p>
          </table:table-cell>
          <table:table-cell office:value-type="string" calcext:value-type="string">
            <text:p>My ADC adj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ADC error</text:p>
          </table:table-cell>
          <table:table-cell office:value-type="string" calcext:value-type="string">
            <text:p>My ADC_error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Ah</text:p>
          </table:table-cell>
          <table:table-cell office:value-type="string" calcext:value-type="string">
            <text:p>My Ah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Av</text:p>
          </table:table-cell>
          <table:table-cell office:value-type="string" calcext:value-type="string">
            <text:p>My Av</text:p>
          </table:table-cell>
          <table:table-cell office:value-type="string" calcext:value-type="string">
            <text:p>Off by %</text:p>
          </table:table-cell>
          <table:table-cell office:value-type="string" calcext:value-type="string">
            <text:p>His big G</text:p>
          </table:table-cell>
          <table:table-cell office:value-type="string" calcext:value-type="string">
            <text:p>My big G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V_as</text:p>
          </table:table-cell>
          <table:table-cell office:value-type="string" calcext:value-type="string">
            <text:p>My V_as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Vh</text:p>
          </table:table-cell>
          <table:table-cell office:value-type="string" calcext:value-type="string">
            <text:p>My Vh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Vh adj</text:p>
          </table:table-cell>
          <table:table-cell office:value-type="string" calcext:value-type="string">
            <text:p>My Vh adj</text:p>
          </table:table-cell>
          <table:table-cell office:value-type="string" calcext:value-type="string">
            <text:p>off by adj</text:p>
          </table:table-cell>
          <table:table-cell office:value-type="string" calcext:value-type="string">
            <text:p>his Vv</text:p>
          </table:table-cell>
          <table:table-cell office:value-type="string" calcext:value-type="string">
            <text:p>my Vv</text:p>
          </table:table-cell>
          <table:table-cell office:value-type="string" calcext:value-type="string">
            <text:p>Vv off by</text:p>
          </table:table-cell>
          <table:table-cell office:value-type="string" calcext:value-type="string">
            <text:p>his Vv inc</text:p>
          </table:table-cell>
          <table:table-cell office:value-type="string" calcext:value-type="string">
            <text:p>my Vv inc</text:p>
          </table:table-cell>
          <table:table-cell office:value-type="string" calcext:value-type="string">
            <text:p>Vv_inc off by</text:p>
          </table:table-cell>
          <table:table-cell table:number-columns-repeated="2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Sheet1.B2]-[Sheet1.C2]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32156226.6" calcext:value-type="float">
            <text:p>32156226.6</text:p>
          </table:table-cell>
          <table:table-cell office:value-type="float" office:value="32156227.2547" calcext:value-type="float">
            <text:p>32156227.2547</text:p>
          </table:table-cell>
          <table:table-cell table:style-name="ce2" table:formula="of:=([Sheet1.G2]-[Sheet1.F2])/[Sheet1.F2]" office:value-type="percentage" office:value="0.0000000203599759381926" calcext:value-type="percentage">
            <text:p>0.00000%</text:p>
          </table:table-cell>
          <table:table-cell table:style-name="ce3" table:formula="of:=[.G2]-[.F2]" office:value-type="float" office:value="0.654699999839067" calcext:value-type="float">
            <text:p>0.65</text:p>
          </table:table-cell>
          <table:table-cell office:value-type="float" office:value="22191271.27" calcext:value-type="float">
            <text:p>22,191,271.27</text:p>
          </table:table-cell>
          <table:table-cell table:style-name="Default" office:value-type="float" office:value="22191271.27" calcext:value-type="float">
            <text:p>22191271.27</text:p>
          </table:table-cell>
          <table:table-cell table:style-name="ce4" table:formula="of:=([Sheet1.K2]-[Sheet1.J2])/[Sheet1.J2]" office:value-type="percentage" office:value="0" calcext:value-type="percentage">
            <text:p>0.000000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.360789" calcext:value-type="float">
            <text:p>1.360789</text:p>
          </table:table-cell>
          <table:table-cell table:style-name="ce4" table:formula="of:=([Sheet1.R2]-[Sheet1.Q2])/[Sheet1.Q2]" office:value-type="percentage" office:value="0" calcext:value-type="percentage">
            <text:p>0.000000%</text:p>
          </table:table-cell>
          <table:table-cell office:value-type="float" office:value="1.360789" calcext:value-type="float">
            <text:p>1.3607890</text:p>
          </table:table-cell>
          <table:table-cell office:value-type="float" office:value="1.360789" calcext:value-type="float">
            <text:p>1.360789</text:p>
          </table:table-cell>
          <table:table-cell table:style-name="ce4" table:formula="of:=([Sheet1.U2]-[Sheet1.T2])/[Sheet1.T2]" office:value-type="percentage" office:value="0" calcext:value-type="percentage">
            <text:p>0.000000%</text:p>
          </table:table-cell>
          <table:table-cell table:style-name="ce6" table:formula="of:=[.Q2]-[.T2]" office:value-type="float" office:value="0" calcext:value-type="float">
            <text:p>0.0000000</text:p>
          </table:table-cell>
          <table:table-cell office:value-type="float" office:value="0" calcext:value-type="float">
            <text:p>0</text:p>
          </table:table-cell>
          <table:table-cell table:style-name="ce4" table:formula="of:=([Sheet1.X2]-[Sheet1.W2])/[Sheet1.W2]" office:value-type="string" office:string-value="" calcext:value-type="error">
            <text:p>#DIV/0!</text:p>
          </table:table-cell>
          <table:table-cell table:style-name="ce4"/>
          <table:table-cell office:value-type="float" office:value="0" calcext:value-type="float">
            <text:p>0</text:p>
          </table:table-cell>
          <table:table-cell table:formula="of:=([Sheet1.AA2]-[Sheet1.Z2])/[Sheet1.Z2]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percentage" office:value="0" calcext:value-type="percentage">
            <text:p>0.000000%</text:p>
          </table:table-cell>
          <table:table-cell table:number-columns-repeated="2" office:value-type="float" office:value="0.36345" calcext:value-type="float">
            <text:p>0.36345</text:p>
          </table:table-cell>
          <table:table-cell table:style-name="ce8" table:formula="of:=([Sheet1.AG2]-[Sheet1.AF2])/[Sheet1.AF2]" office:value-type="percentage" office:value="0" calcext:value-type="percentage">
            <text:p>0.0000%</text:p>
          </table:table-cell>
          <table:table-cell office:value-type="float" office:value="0.997336398" calcext:value-type="float">
            <text:p>0.997336398</text:p>
          </table:table-cell>
          <table:table-cell office:value-type="float" office:value="0.9973363983" calcext:value-type="float">
            <text:p>0.9973363983</text:p>
          </table:table-cell>
          <table:table-cell table:style-name="ce4" table:formula="of:=([Sheet1.AJ2]-[Sheet1.AI2])/[Sheet1.AI2]" office:value-type="percentage" office:value="0.000000000300801128286716" calcext:value-type="percentage">
            <text:p>0.000000%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style-name="ce4" table:formula="of:=([Sheet1.AM2]-[Sheet1.AL2])/[Sheet1.AL2]" office:value-type="string" office:string-value="" calcext:value-type="error">
            <text:p>#DIV/0!</text:p>
          </table:table-cell>
          <table:table-cell table:number-columns-repeated="2" office:value-type="float" office:value="912.67" calcext:value-type="float">
            <text:p>912.67</text:p>
          </table:table-cell>
          <table:table-cell table:style-name="ce4" table:formula="of:=([Sheet1.AP2]-[Sheet1.AO2])/[Sheet1.AO2]" office:value-type="percentage" office:value="0" calcext:value-type="percentage">
            <text:p>0.000000%</text:p>
          </table:table-cell>
          <table:table-cell table:style-name="ce3" table:formula="of:=[.AO2]-912.67" office:value-type="float" office:value="0" calcext:value-type="float">
            <text:p>0.00</text:p>
          </table:table-cell>
          <table:table-cell table:style-name="ce11" table:formula="of:=[.AP2]-912.67" office:value-type="float" office:value="0" calcext:value-type="float">
            <text:p>0.000000</text:p>
          </table:table-cell>
          <table:table-cell table:style-name="ce4" table:formula="of:=([Sheet1.AS2]-[Sheet1.AR2])/[Sheet1.AR2]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Sheet1.AU2]-[Sheet1.AV2]" office:value-type="percentage" office:value="0" calcext:value-type="percentage">
            <text:p>0.0000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percentage" office:value="0" calcext:value-type="percentage">
            <text:p>0.0%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.6" calcext:value-type="float">
            <text:p>36.6</text:p>
          </table:table-cell>
          <table:table-cell office:value-type="float" office:value="37" calcext:value-type="float">
            <text:p>37</text:p>
          </table:table-cell>
          <table:table-cell table:formula="of:=[Sheet1.B3]-[Sheet1.C3]" office:value-type="float" office:value="-0.399999999999999" calcext:value-type="float">
            <text:p>-0.4</text:p>
          </table:table-cell>
          <table:table-cell office:value-type="float" office:value="0.71" calcext:value-type="float">
            <text:p>0.71</text:p>
          </table:table-cell>
          <table:table-cell office:value-type="float" office:value="34115345.326" calcext:value-type="float">
            <text:p>34115345.326</text:p>
          </table:table-cell>
          <table:table-cell office:value-type="float" office:value="34115345.8783" calcext:value-type="float">
            <text:p>34115345.8783</text:p>
          </table:table-cell>
          <table:table-cell table:style-name="ce2" table:formula="of:=([Sheet1.G3]-[Sheet1.F3])/[Sheet1.F3]" office:value-type="percentage" office:value="0.0000000161891958259112" calcext:value-type="percentage">
            <text:p>0.00000%</text:p>
          </table:table-cell>
          <table:table-cell table:style-name="ce3" table:formula="of:=[.G3]-[.F3]" office:value-type="float" office:value="0.552300006151199" calcext:value-type="float">
            <text:p>0.55</text:p>
          </table:table-cell>
          <table:table-cell office:value-type="float" office:value="22079560.5" calcext:value-type="float">
            <text:p>22,079,560.50</text:p>
          </table:table-cell>
          <table:table-cell table:style-name="Default" office:value-type="float" office:value="22079560.568" calcext:value-type="float">
            <text:p>22079560.568</text:p>
          </table:table-cell>
          <table:table-cell table:style-name="ce4" table:formula="of:=([Sheet1.K3]-[Sheet1.J3])/[Sheet1.J3]" office:value-type="percentage" office:value="0.00000000307977144609367" calcext:value-type="percentage">
            <text:p>0.000000%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48861" calcext:value-type="float">
            <text:p>0.000148861</text:p>
          </table:table-cell>
          <table:table-cell office:value-type="float" office:value="0.00014886" calcext:value-type="float">
            <text:p>0.00014886</text:p>
          </table:table-cell>
          <table:table-cell table:style-name="ce4" table:formula="of:=([Sheet1.O3]-[Sheet1.N3])/[Sheet1.N3]" office:value-type="percentage" office:value="-0.00000671767622136517" calcext:value-type="percentage">
            <text:p>-0.000672%</text:p>
          </table:table-cell>
          <table:table-cell office:value-type="float" office:value="1.45638" calcext:value-type="float">
            <text:p>1.45638</text:p>
          </table:table-cell>
          <table:table-cell office:value-type="float" office:value="1.4563799" calcext:value-type="float">
            <text:p>1.4563799</text:p>
          </table:table-cell>
          <table:table-cell table:style-name="ce4" table:formula="of:=([Sheet1.R3]-[Sheet1.Q3])/[Sheet1.Q3]" office:value-type="percentage" office:value="-0.0000000686633983289984" calcext:value-type="percentage">
            <text:p>-0.000007%</text:p>
          </table:table-cell>
          <table:table-cell office:value-type="float" office:value="1.456259" calcext:value-type="float">
            <text:p>1.4562590</text:p>
          </table:table-cell>
          <table:table-cell office:value-type="float" office:value="1.4562599" calcext:value-type="float">
            <text:p>1.4562599</text:p>
          </table:table-cell>
          <table:table-cell table:style-name="ce4" table:formula="of:=([Sheet1.U3]-[Sheet1.T3])/[Sheet1.T3]" office:value-type="percentage" office:value="0.000000618021931594168" calcext:value-type="percentage">
            <text:p>0.000062%</text:p>
          </table:table-cell>
          <table:table-cell table:style-name="ce6" table:formula="of:=[.Q3]-[.T3]" office:value-type="float" office:value="0.000121000000000038" calcext:value-type="float">
            <text:p>0.0001210</text:p>
          </table:table-cell>
          <table:table-cell office:value-type="float" office:value="0.00012" calcext:value-type="float">
            <text:p>0.00012</text:p>
          </table:table-cell>
          <table:table-cell table:style-name="ce4" table:formula="of:=([Sheet1.X3]-[Sheet1.W3])/[Sheet1.W3]" office:value-type="percentage" office:value="-0.0082644628102268" calcext:value-type="percentage">
            <text:p>-0.826446%</text:p>
          </table:table-cell>
          <table:table-cell table:style-name="ce6" table:formula="of:=[.M3]-[.N3]" office:value-type="float" office:value="-0.000028861" calcext:value-type="float">
            <text:p>-0.0000289</text:p>
          </table:table-cell>
          <table:table-cell office:value-type="float" office:value="-0.0000289" calcext:value-type="float">
            <text:p>-0.0000289</text:p>
          </table:table-cell>
          <table:table-cell table:formula="of:=([Sheet1.AA3]-[Sheet1.Z3])/[Sheet1.Z3]" office:value-type="percentage" office:value="0.00135130452860323" calcext:value-type="percentage">
            <text:p>0.14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percentage" office:value="0" calcext:value-type="percentage">
            <text:p>0.000000%</text:p>
          </table:table-cell>
          <table:table-cell table:number-columns-repeated="2" office:value-type="float" office:value="0.45892" calcext:value-type="float">
            <text:p>0.45892</text:p>
          </table:table-cell>
          <table:table-cell table:style-name="ce8" table:formula="of:=([Sheet1.AG3]-[Sheet1.AF3])/[Sheet1.AF3]" office:value-type="percentage" office:value="0" calcext:value-type="percentage">
            <text:p>0.0000%</text:p>
          </table:table-cell>
          <table:table-cell office:value-type="float" office:value="0.99733639" calcext:value-type="float">
            <text:p>0.99733639</text:p>
          </table:table-cell>
          <table:table-cell office:value-type="float" office:value="0.9973363974" calcext:value-type="float">
            <text:p>0.9973363974</text:p>
          </table:table-cell>
          <table:table-cell table:style-name="ce4" table:formula="of:=([Sheet1.AJ3]-[Sheet1.AI3])/[Sheet1.AI3]" office:value-type="percentage" office:value="0.00000000741976330187343" calcext:value-type="percentage">
            <text:p>0.000001%</text:p>
          </table:table-cell>
          <table:table-cell office:value-type="float" office:value="9.0202" calcext:value-type="float">
            <text:p>9.0202</text:p>
          </table:table-cell>
          <table:table-cell office:value-type="float" office:value="9.020171" calcext:value-type="float">
            <text:p>9.020171</text:p>
          </table:table-cell>
          <table:table-cell table:style-name="ce4" table:formula="of:=([Sheet1.AM3]-[Sheet1.AL3])/[Sheet1.AL3]" office:value-type="percentage" office:value="-0.00000321500631930434" calcext:value-type="percentage">
            <text:p>-0.000322%</text:p>
          </table:table-cell>
          <table:table-cell table:number-columns-repeated="2" office:value-type="float" office:value="912.67" calcext:value-type="float">
            <text:p>912.67</text:p>
          </table:table-cell>
          <table:table-cell table:style-name="ce4" table:formula="of:=([Sheet1.AP3]-[Sheet1.AO3])/[Sheet1.AO3]" office:value-type="percentage" office:value="0" calcext:value-type="percentage">
            <text:p>0.000000%</text:p>
          </table:table-cell>
          <table:table-cell table:style-name="ce3" table:formula="of:=[.AO3]-912.67" office:value-type="float" office:value="0" calcext:value-type="float">
            <text:p>0.00</text:p>
          </table:table-cell>
          <table:table-cell table:style-name="ce11" table:formula="of:=[.AP3]-912.67" office:value-type="float" office:value="0" calcext:value-type="float">
            <text:p>0.000000</text:p>
          </table:table-cell>
          <table:table-cell table:style-name="ce4" table:formula="of:=([Sheet1.AS3]-[Sheet1.AR3])/[Sheet1.AR3]" office:value-type="string" office:string-value="" calcext:value-type="error">
            <text:p>#DIV/0!</text:p>
          </table:table-cell>
          <table:table-cell office:value-type="float" office:value="13.22958397" calcext:value-type="float">
            <text:p>13.22958397</text:p>
          </table:table-cell>
          <table:table-cell office:value-type="float" office:value="13.22958486" calcext:value-type="float">
            <text:p>13.22958486</text:p>
          </table:table-cell>
          <table:table-cell table:style-name="ce4" table:formula="of:=([Sheet1.AV3]-[Sheet1.AU3])/[Sheet1.AU3]" office:value-type="percentage" office:value="0.0000000672734683910051" calcext:value-type="percentage">
            <text:p>0.000007%</text:p>
          </table:table-cell>
          <table:table-cell office:value-type="float" office:value="13.2295" calcext:value-type="float">
            <text:p>13.2295</text:p>
          </table:table-cell>
          <table:table-cell office:value-type="float" office:value="13.2" calcext:value-type="float">
            <text:p>13.2</text:p>
          </table:table-cell>
          <table:table-cell table:style-name="ce12" table:formula="of:=([Sheet1.AY3]-[Sheet1.AX3])/[Sheet1.AX3]" office:value-type="percentage" office:value="-0.00222986507426589" calcext:value-type="percentage">
            <text:p>-0.2%</text:p>
          </table:table-cell>
          <table:table-cell table:number-columns-repeated="2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8" calcext:value-type="float">
            <text:p>58</text:p>
          </table:table-cell>
          <table:table-cell table:formula="of:=[Sheet1.B4]-[Sheet1.C4]"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35945238.6526" calcext:value-type="float">
            <text:p>35945238.6526</text:p>
          </table:table-cell>
          <table:table-cell office:value-type="float" office:value="35945239.0745" calcext:value-type="float">
            <text:p>35945239.0745</text:p>
          </table:table-cell>
          <table:table-cell table:style-name="ce2" table:formula="of:=([Sheet1.G4]-[Sheet1.F4])/[Sheet1.F4]" office:value-type="percentage" office:value="0.0000000117372987345006" calcext:value-type="percentage">
            <text:p>0.00000%</text:p>
          </table:table-cell>
          <table:table-cell table:style-name="ce3" table:formula="of:=[.G4]-[.F4]" office:value-type="float" office:value="0.421900004148483" calcext:value-type="float">
            <text:p>0.42</text:p>
          </table:table-cell>
          <table:table-cell office:value-type="float" office:value="21961527.39" calcext:value-type="float">
            <text:p>21,961,527.39</text:p>
          </table:table-cell>
          <table:table-cell table:style-name="Default" office:value-type="float" office:value="21961527.404" calcext:value-type="float">
            <text:p>21961527.404</text:p>
          </table:table-cell>
          <table:table-cell table:style-name="ce4" table:formula="of:=([Sheet1.K4]-[Sheet1.J4])/[Sheet1.J4]" office:value-type="percentage" office:value="0.000000000637478364818255" calcext:value-type="percentage">
            <text:p>0.000000%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741786" calcext:value-type="float">
            <text:p>0.000741786</text:p>
          </table:table-cell>
          <table:table-cell office:value-type="float" office:value="0.00074179" calcext:value-type="float">
            <text:p>0.00074179</text:p>
          </table:table-cell>
          <table:table-cell table:style-name="ce4" table:formula="of:=([Sheet1.O4]-[Sheet1.N4])/[Sheet1.N4]" office:value-type="percentage" office:value="0.00000539239079728461" calcext:value-type="percentage">
            <text:p>0.000539%</text:p>
          </table:table-cell>
          <table:table-cell office:value-type="float" office:value="1.553414" calcext:value-type="float">
            <text:p>1.553414</text:p>
          </table:table-cell>
          <table:table-cell office:value-type="float" office:value="1.5534141" calcext:value-type="float">
            <text:p>1.5534141</text:p>
          </table:table-cell>
          <table:table-cell table:style-name="ce4" table:formula="of:=([Sheet1.R4]-[Sheet1.Q4])/[Sheet1.Q4]" office:value-type="percentage" office:value="0.0000000643743392529887" calcext:value-type="percentage">
            <text:p>0.000006%</text:p>
          </table:table-cell>
          <table:table-cell office:value-type="float" office:value="1.5525252" calcext:value-type="float">
            <text:p>1.5525252</text:p>
          </table:table-cell>
          <table:table-cell office:value-type="float" office:value="1.5525252" calcext:value-type="float">
            <text:p>1.5525252</text:p>
          </table:table-cell>
          <table:table-cell table:style-name="ce4" table:formula="of:=([Sheet1.U4]-[Sheet1.T4])/[Sheet1.T4]" office:value-type="percentage" office:value="0" calcext:value-type="percentage">
            <text:p>0.000000%</text:p>
          </table:table-cell>
          <table:table-cell table:style-name="ce6" table:formula="of:=[.Q4]-[.T4]" office:value-type="float" office:value="0.000888800000000245" calcext:value-type="float">
            <text:p>0.0008888</text:p>
          </table:table-cell>
          <table:table-cell office:value-type="float" office:value="0.000889" calcext:value-type="float">
            <text:p>0.000889</text:p>
          </table:table-cell>
          <table:table-cell table:style-name="ce4" table:formula="of:=([Sheet1.X4]-[Sheet1.W4])/[Sheet1.W4]" office:value-type="percentage" office:value="0.000225022501974482" calcext:value-type="percentage">
            <text:p>0.022502%</text:p>
          </table:table-cell>
          <table:table-cell table:style-name="ce6" table:formula="of:=[.M4]-[.N4]" office:value-type="float" office:value="0.000118214" calcext:value-type="float">
            <text:p>0.0001182</text:p>
          </table:table-cell>
          <table:table-cell office:value-type="float" office:value="0.0001182" calcext:value-type="float">
            <text:p>0.0001182</text:p>
          </table:table-cell>
          <table:table-cell table:formula="of:=([Sheet1.AA4]-[Sheet1.Z4])/[Sheet1.Z4]" office:value-type="percentage" office:value="-0.000118429289255569" calcext:value-type="percentage">
            <text:p>-0.0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percentage" office:value="0" calcext:value-type="percentage">
            <text:p>0.000000%</text:p>
          </table:table-cell>
          <table:table-cell table:number-columns-repeated="2" office:value-type="float" office:value="0.55519" calcext:value-type="float">
            <text:p>0.55519</text:p>
          </table:table-cell>
          <table:table-cell table:style-name="ce8" table:formula="of:=([Sheet1.AG4]-[Sheet1.AF4])/[Sheet1.AF4]" office:value-type="percentage" office:value="0" calcext:value-type="percentage">
            <text:p>0.0000%</text:p>
          </table:table-cell>
          <table:table-cell office:value-type="float" office:value="0.997336395" calcext:value-type="float">
            <text:p>0.997336395</text:p>
          </table:table-cell>
          <table:table-cell office:value-type="float" office:value="0.9973363947" calcext:value-type="float">
            <text:p>0.9973363947</text:p>
          </table:table-cell>
          <table:table-cell table:style-name="ce4" table:formula="of:=([Sheet1.AJ4]-[Sheet1.AI4])/[Sheet1.AI4]" office:value-type="percentage" office:value="-0.000000000300801240510341" calcext:value-type="percentage">
            <text:p>0.000000%</text:p>
          </table:table-cell>
          <table:table-cell office:value-type="float" office:value="20.1434" calcext:value-type="float">
            <text:p>20.1434</text:p>
          </table:table-cell>
          <table:table-cell office:value-type="float" office:value="20.143387" calcext:value-type="float">
            <text:p>20.143387</text:p>
          </table:table-cell>
          <table:table-cell table:style-name="ce4" table:formula="of:=([Sheet1.AM4]-[Sheet1.AL4])/[Sheet1.AL4]" office:value-type="percentage" office:value="-0.000000645372677857391" calcext:value-type="percentage">
            <text:p>-0.000065%</text:p>
          </table:table-cell>
          <table:table-cell table:number-columns-repeated="2" office:value-type="float" office:value="912.67" calcext:value-type="float">
            <text:p>912.67</text:p>
          </table:table-cell>
          <table:table-cell table:style-name="ce4" table:formula="of:=([Sheet1.AP4]-[Sheet1.AO4])/[Sheet1.AO4]" office:value-type="percentage" office:value="0" calcext:value-type="percentage">
            <text:p>0.000000%</text:p>
          </table:table-cell>
          <table:table-cell table:style-name="ce3" table:formula="of:=[.AO4]-912.67" office:value-type="float" office:value="0" calcext:value-type="float">
            <text:p>0.00</text:p>
          </table:table-cell>
          <table:table-cell table:style-name="ce11" table:formula="of:=[.AP4]-912.67" office:value-type="float" office:value="0" calcext:value-type="float">
            <text:p>0.000000</text:p>
          </table:table-cell>
          <table:table-cell table:style-name="ce4" table:formula="of:=([Sheet1.AS4]-[Sheet1.AR4])/[Sheet1.AR4]" office:value-type="string" office:string-value="" calcext:value-type="error">
            <text:p>#DIV/0!</text:p>
          </table:table-cell>
          <table:table-cell office:value-type="float" office:value="29.54363269" calcext:value-type="float">
            <text:p>29.54363269</text:p>
          </table:table-cell>
          <table:table-cell office:value-type="float" office:value="29.54363446" calcext:value-type="float">
            <text:p>29.54363446</text:p>
          </table:table-cell>
          <table:table-cell table:style-name="ce4" table:formula="of:=([Sheet1.AV4]-[Sheet1.AU4])/[Sheet1.AU4]" office:value-type="percentage" office:value="0.0000000599113866382556" calcext:value-type="percentage">
            <text:p>0.000006%</text:p>
          </table:table-cell>
          <table:table-cell table:number-columns-repeated="2" office:value-type="float" office:value="16.3" calcext:value-type="float">
            <text:p>16.3</text:p>
          </table:table-cell>
          <table:table-cell table:style-name="ce12" table:formula="of:=([Sheet1.AY4]-[Sheet1.AX4])/[Sheet1.AX4]" office:value-type="percentage" office:value="0" calcext:value-type="percentage">
            <text:p>0.0%</text:p>
          </table:table-cell>
          <table:table-cell table:number-columns-repeated="2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.2" calcext:value-type="float">
            <text:p>97.2</text:p>
          </table:table-cell>
          <table:table-cell office:value-type="float" office:value="97" calcext:value-type="float">
            <text:p>97</text:p>
          </table:table-cell>
          <table:table-cell table:formula="of:=[Sheet1.B5]-[Sheet1.C5]" office:value-type="float" office:value="0.200000000000003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35948606.5826" calcext:value-type="float">
            <text:p>35948606.5826</text:p>
          </table:table-cell>
          <table:table-cell office:value-type="float" office:value="35948606.6827" calcext:value-type="float">
            <text:p>35948606.6827</text:p>
          </table:table-cell>
          <table:table-cell table:style-name="ce2" table:formula="of:=([Sheet1.G5]-[Sheet1.F5])/[Sheet1.F5]" office:value-type="percentage" office:value="0.00000000278453082605263" calcext:value-type="percentage">
            <text:p>0.00000%</text:p>
          </table:table-cell>
          <table:table-cell table:style-name="ce3" table:formula="of:=[.G5]-[.F5]" office:value-type="float" office:value="0.100100003182888" calcext:value-type="float">
            <text:p>0.10</text:p>
          </table:table-cell>
          <table:table-cell office:value-type="float" office:value="21837385.94" calcext:value-type="float">
            <text:p>21,837,385.94</text:p>
          </table:table-cell>
          <table:table-cell table:style-name="Default" office:value-type="float" office:value="21837386.0101" calcext:value-type="float">
            <text:p>21837386.0101</text:p>
          </table:table-cell>
          <table:table-cell table:style-name="ce4" table:formula="of:=([Sheet1.K5]-[Sheet1.J5])/[Sheet1.J5]" office:value-type="percentage" office:value="0.00000000321009110056077" calcext:value-type="percentage">
            <text:p>0.000000%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027446" calcext:value-type="float">
            <text:p>0.002027446</text:p>
          </table:table-cell>
          <table:table-cell office:value-type="float" office:value="0.00202745" calcext:value-type="float">
            <text:p>0.00202745</text:p>
          </table:table-cell>
          <table:table-cell table:style-name="ce4" table:formula="of:=([Sheet1.O5]-[Sheet1.N5])/[Sheet1.N5]" office:value-type="percentage" office:value="0.00000197292554280754" calcext:value-type="percentage">
            <text:p>0.000197%</text:p>
          </table:table-cell>
          <table:table-cell office:value-type="float" office:value="1.64604" calcext:value-type="float">
            <text:p>1.64604</text:p>
          </table:table-cell>
          <table:table-cell office:value-type="float" office:value="1.6460413" calcext:value-type="float">
            <text:p>1.6460413</text:p>
          </table:table-cell>
          <table:table-cell table:style-name="ce4" table:formula="of:=([Sheet1.R5]-[Sheet1.Q5])/[Sheet1.Q5]" office:value-type="percentage" office:value="0.000000789774245855996" calcext:value-type="percentage">
            <text:p>0.000079%</text:p>
          </table:table-cell>
          <table:table-cell office:value-type="float" office:value="1.6439595" calcext:value-type="float">
            <text:p>1.6439595</text:p>
          </table:table-cell>
          <table:table-cell office:value-type="float" office:value="1.6439595" calcext:value-type="float">
            <text:p>1.6439595</text:p>
          </table:table-cell>
          <table:table-cell table:style-name="ce4" table:formula="of:=([Sheet1.U5]-[Sheet1.T5])/[Sheet1.T5]" office:value-type="percentage" office:value="0" calcext:value-type="percentage">
            <text:p>0.000000%</text:p>
          </table:table-cell>
          <table:table-cell table:style-name="ce6" table:formula="of:=[.Q5]-[.T5]" office:value-type="float" office:value="0.00208050000000015" calcext:value-type="float">
            <text:p>0.0020805</text:p>
          </table:table-cell>
          <table:table-cell office:value-type="float" office:value="0.002082" calcext:value-type="float">
            <text:p>0.002082</text:p>
          </table:table-cell>
          <table:table-cell table:style-name="ce4" table:formula="of:=([Sheet1.X5]-[Sheet1.W5])/[Sheet1.W5]" office:value-type="percentage" office:value="0.00072098053345268" calcext:value-type="percentage">
            <text:p>0.072098%</text:p>
          </table:table-cell>
          <table:table-cell table:style-name="ce6" table:formula="of:=[.M5]-[.N5]" office:value-type="float" office:value="0.000172554" calcext:value-type="float">
            <text:p>0.0001726</text:p>
          </table:table-cell>
          <table:table-cell office:value-type="float" office:value="0.0001726" calcext:value-type="float">
            <text:p>0.0001726</text:p>
          </table:table-cell>
          <table:table-cell table:formula="of:=([Sheet1.AA5]-[Sheet1.Z5])/[Sheet1.Z5]" office:value-type="percentage" office:value="0.000266583214529272" calcext:value-type="percentage">
            <text:p>0.03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percentage" office:value="0" calcext:value-type="percentage">
            <text:p>0.000000%</text:p>
          </table:table-cell>
          <table:table-cell table:number-columns-repeated="2" office:value-type="float" office:value="0.64662" calcext:value-type="float">
            <text:p>0.64662</text:p>
          </table:table-cell>
          <table:table-cell table:style-name="ce8" table:formula="of:=([Sheet1.AG5]-[Sheet1.AF5])/[Sheet1.AF5]" office:value-type="percentage" office:value="0" calcext:value-type="percentage">
            <text:p>0.0000%</text:p>
          </table:table-cell>
          <table:table-cell office:value-type="float" office:value="0.99733639" calcext:value-type="float">
            <text:p>0.99733639</text:p>
          </table:table-cell>
          <table:table-cell office:value-type="float" office:value="0.9973363897" calcext:value-type="float">
            <text:p>0.9973363897</text:p>
          </table:table-cell>
          <table:table-cell table:style-name="ce4" table:formula="of:=([Sheet1.AJ5]-[Sheet1.AI5])/[Sheet1.AI5]" office:value-type="percentage" office:value="-0.000000000300801242018364" calcext:value-type="percentage">
            <text:p>0.000000%</text:p>
          </table:table-cell>
          <table:table-cell office:value-type="float" office:value="33.325" calcext:value-type="float">
            <text:p>33.3250</text:p>
          </table:table-cell>
          <table:table-cell office:value-type="float" office:value="33.325373" calcext:value-type="float">
            <text:p>33.325373</text:p>
          </table:table-cell>
          <table:table-cell table:style-name="ce4" table:formula="of:=([Sheet1.AM5]-[Sheet1.AL5])/[Sheet1.AL5]" office:value-type="percentage" office:value="0.0000111927981994353" calcext:value-type="percentage">
            <text:p>0.001119%</text:p>
          </table:table-cell>
          <table:table-cell table:number-columns-repeated="2" office:value-type="float" office:value="912.67" calcext:value-type="float">
            <text:p>912.67</text:p>
          </table:table-cell>
          <table:table-cell table:style-name="ce4" table:formula="of:=([Sheet1.AP5]-[Sheet1.AO5])/[Sheet1.AO5]" office:value-type="percentage" office:value="0" calcext:value-type="percentage">
            <text:p>0.000000%</text:p>
          </table:table-cell>
          <table:table-cell table:style-name="ce3" table:formula="of:=[.AO5]-912.67" office:value-type="float" office:value="0" calcext:value-type="float">
            <text:p>0.00</text:p>
          </table:table-cell>
          <table:table-cell table:style-name="ce11" table:formula="of:=[.AP5]-912.67" office:value-type="float" office:value="0" calcext:value-type="float">
            <text:p>0.000000</text:p>
          </table:table-cell>
          <table:table-cell table:style-name="ce4" table:formula="of:=([Sheet1.AS5]-[Sheet1.AR5])/[Sheet1.AR5]" office:value-type="string" office:string-value="" calcext:value-type="error">
            <text:p>#DIV/0!</text:p>
          </table:table-cell>
          <table:table-cell office:value-type="float" office:value="48.87721065" calcext:value-type="float">
            <text:p>48.87721065</text:p>
          </table:table-cell>
          <table:table-cell office:value-type="float" office:value="48.87721302" calcext:value-type="float">
            <text:p>48.87721302</text:p>
          </table:table-cell>
          <table:table-cell table:style-name="ce4" table:formula="of:=([Sheet1.AV5]-[Sheet1.AU5])/[Sheet1.AU5]" office:value-type="percentage" office:value="0.0000000484888553504784" calcext:value-type="percentage">
            <text:p>0.000005%</text:p>
          </table:table-cell>
          <table:table-cell table:number-columns-repeated="2" office:value-type="float" office:value="19.3" calcext:value-type="float">
            <text:p>19.3</text:p>
          </table:table-cell>
          <table:table-cell table:style-name="ce12" table:formula="of:=([Sheet1.AY5]-[Sheet1.AX5])/[Sheet1.AX5]" office:value-type="percentage" office:value="0" calcext:value-type="percentage">
            <text:p>0.0%</text:p>
          </table:table-cell>
          <table:table-cell table:number-columns-repeated="2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6.6" calcext:value-type="float">
            <text:p>156.6</text:p>
          </table:table-cell>
          <table:table-cell office:value-type="float" office:value="157" calcext:value-type="float">
            <text:p>157</text:p>
          </table:table-cell>
          <table:table-cell table:formula="of:=[Sheet1.B6]-[Sheet1.C6]" office:value-type="float" office:value="-0.400000000000006" calcext:value-type="float">
            <text:p>-0.4</text:p>
          </table:table-cell>
          <table:table-cell office:value-type="float" office:value="1" calcext:value-type="float">
            <text:p>1</text:p>
          </table:table-cell>
          <table:table-cell office:value-type="float" office:value="35953695.5826" calcext:value-type="float">
            <text:p>35953695.5826</text:p>
          </table:table-cell>
          <table:table-cell office:value-type="float" office:value="35953695.9323" calcext:value-type="float">
            <text:p>35953695.9323</text:p>
          </table:table-cell>
          <table:table-cell table:style-name="ce2" table:formula="of:=([Sheet1.G6]-[Sheet1.F6])/[Sheet1.F6]" office:value-type="percentage" office:value="0.00000000972639942002569" calcext:value-type="percentage">
            <text:p>0.00000%</text:p>
          </table:table-cell>
          <table:table-cell table:style-name="ce3" table:formula="of:=[.G6]-[.F6]" office:value-type="float" office:value="0.349700003862381" calcext:value-type="float">
            <text:p>0.35</text:p>
          </table:table-cell>
          <table:table-cell office:value-type="float" office:value="21710302.14" calcext:value-type="float">
            <text:p>21,710,302.14</text:p>
          </table:table-cell>
          <table:table-cell table:style-name="Default" office:value-type="float" office:value="21710302.5184" calcext:value-type="float">
            <text:p>21710302.5184</text:p>
          </table:table-cell>
          <table:table-cell table:style-name="ce4" table:formula="of:=([Sheet1.K6]-[Sheet1.J6])/[Sheet1.J6]" office:value-type="percentage" office:value="0.0000000174295132103399" calcext:value-type="percentage">
            <text:p>0.000002%</text:p>
          </table:table-cell>
          <table:table-cell office:value-type="float" office:value="0.0043" calcext:value-type="float">
            <text:p>0.0043</text:p>
          </table:table-cell>
          <table:table-cell table:number-columns-repeated="2" office:value-type="float" office:value="0.00412661" calcext:value-type="float">
            <text:p>0.00412661</text:p>
          </table:table-cell>
          <table:table-cell table:style-name="ce4" table:formula="of:=([Sheet1.O6]-[Sheet1.N6])/[Sheet1.N6]" office:value-type="percentage" office:value="0" calcext:value-type="percentage">
            <text:p>0.000000%</text:p>
          </table:table-cell>
          <table:table-cell office:value-type="float" office:value="1.65583" calcext:value-type="float">
            <text:p>1.65583</text:p>
          </table:table-cell>
          <table:table-cell office:value-type="float" office:value="1.6558317" calcext:value-type="float">
            <text:p>1.6558317</text:p>
          </table:table-cell>
          <table:table-cell table:style-name="ce4" table:formula="of:=([Sheet1.R6]-[Sheet1.Q6])/[Sheet1.Q6]" office:value-type="percentage" office:value="0.00000102667544379821" calcext:value-type="percentage">
            <text:p>0.000103%</text:p>
          </table:table-cell>
          <table:table-cell office:value-type="float" office:value="1.651704" calcext:value-type="float">
            <text:p>1.6517040</text:p>
          </table:table-cell>
          <table:table-cell office:value-type="float" office:value="1.6517042" calcext:value-type="float">
            <text:p>1.6517042</text:p>
          </table:table-cell>
          <table:table-cell table:style-name="ce4" table:formula="of:=([Sheet1.U6]-[Sheet1.T6])/[Sheet1.T6]" office:value-type="percentage" office:value="0.000000121087071227489" calcext:value-type="percentage">
            <text:p>0.000012%</text:p>
          </table:table-cell>
          <table:table-cell table:style-name="ce6" table:formula="of:=[.Q6]-[.T6]" office:value-type="float" office:value="0.00412599999999985" calcext:value-type="float">
            <text:p>0.0041260</text:p>
          </table:table-cell>
          <table:table-cell office:value-type="float" office:value="0.004127" calcext:value-type="float">
            <text:p>0.004127</text:p>
          </table:table-cell>
          <table:table-cell table:style-name="ce4" table:formula="of:=([Sheet1.X6]-[Sheet1.W6])/[Sheet1.W6]" office:value-type="percentage" office:value="0.000242365487190407" calcext:value-type="percentage">
            <text:p>0.024237%</text:p>
          </table:table-cell>
          <table:table-cell table:style-name="ce6" table:formula="of:=[.M6]-[.N6]" office:value-type="float" office:value="0.00017339" calcext:value-type="float">
            <text:p>0.0001734</text:p>
          </table:table-cell>
          <table:table-cell office:value-type="float" office:value="0.0001734" calcext:value-type="float">
            <text:p>0.0001734</text:p>
          </table:table-cell>
          <table:table-cell table:formula="of:=([Sheet1.AA6]-[Sheet1.Z6])/[Sheet1.Z6]" office:value-type="percentage" office:value="0.0000576734529105338" calcext:value-type="percentage">
            <text:p>0.0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percentage" office:value="0" calcext:value-type="percentage">
            <text:p>0.000000%</text:p>
          </table:table-cell>
          <table:table-cell office:value-type="float" office:value="0.65436" calcext:value-type="float">
            <text:p>0.65436</text:p>
          </table:table-cell>
          <table:table-cell office:value-type="float" office:value="0.65437" calcext:value-type="float">
            <text:p>0.65437</text:p>
          </table:table-cell>
          <table:table-cell table:style-name="ce8" table:formula="of:=([Sheet1.AG6]-[Sheet1.AF6])/[Sheet1.AF6]" office:value-type="percentage" office:value="0.0000152821077082256" calcext:value-type="percentage">
            <text:p>0.0015%</text:p>
          </table:table-cell>
          <table:table-cell office:value-type="float" office:value="0.997336382" calcext:value-type="float">
            <text:p>0.997336382</text:p>
          </table:table-cell>
          <table:table-cell office:value-type="float" office:value="0.9973363821" calcext:value-type="float">
            <text:p>0.9973363821</text:p>
          </table:table-cell>
          <table:table-cell table:style-name="ce4" table:formula="of:=([Sheet1.AJ6]-[Sheet1.AI6])/[Sheet1.AI6]" office:value-type="percentage" office:value="0.000000000100267081477067" calcext:value-type="percentage">
            <text:p>0.000000%</text:p>
          </table:table-cell>
          <table:table-cell office:value-type="float" office:value="47.595" calcext:value-type="float">
            <text:p>47.5950</text:p>
          </table:table-cell>
          <table:table-cell office:value-type="float" office:value="47.595196" calcext:value-type="float">
            <text:p>47.595196</text:p>
          </table:table-cell>
          <table:table-cell table:style-name="ce4" table:formula="of:=([Sheet1.AM6]-[Sheet1.AL6])/[Sheet1.AL6]" office:value-type="percentage" office:value="0.00000411807963026636" calcext:value-type="percentage">
            <text:p>0.000412%</text:p>
          </table:table-cell>
          <table:table-cell table:number-columns-repeated="2" office:value-type="float" office:value="912.67" calcext:value-type="float">
            <text:p>912.67</text:p>
          </table:table-cell>
          <table:table-cell table:style-name="ce4" table:formula="of:=([Sheet1.AP6]-[Sheet1.AO6])/[Sheet1.AO6]" office:value-type="percentage" office:value="0" calcext:value-type="percentage">
            <text:p>0.000000%</text:p>
          </table:table-cell>
          <table:table-cell table:style-name="ce3" table:formula="of:=[.AO6]-912.67" office:value-type="float" office:value="0" calcext:value-type="float">
            <text:p>0.00</text:p>
          </table:table-cell>
          <table:table-cell table:style-name="ce11" table:formula="of:=[.AP6]-912.67" office:value-type="float" office:value="0" calcext:value-type="float">
            <text:p>0.000000</text:p>
          </table:table-cell>
          <table:table-cell table:style-name="ce4" table:formula="of:=([Sheet1.AS6]-[Sheet1.AR6])/[Sheet1.AR6]" office:value-type="string" office:string-value="" calcext:value-type="error">
            <text:p>#DIV/0!</text:p>
          </table:table-cell>
          <table:table-cell office:value-type="float" office:value="69.80628478" calcext:value-type="float">
            <text:p>69.80628478</text:p>
          </table:table-cell>
          <table:table-cell office:value-type="float" office:value="69.806287" calcext:value-type="float">
            <text:p>69.806287</text:p>
          </table:table-cell>
          <table:table-cell table:style-name="ce4" table:formula="of:=([Sheet1.AV6]-[Sheet1.AU6])/[Sheet1.AU6]" office:value-type="percentage" office:value="0.0000000318022941048792" calcext:value-type="percentage">
            <text:p>0.000003%</text:p>
          </table:table-cell>
          <table:table-cell table:number-columns-repeated="2" office:value-type="float" office:value="20.9" calcext:value-type="float">
            <text:p>20.9</text:p>
          </table:table-cell>
          <table:table-cell table:style-name="ce12" table:formula="of:=([Sheet1.AY6]-[Sheet1.AX6])/[Sheet1.AX6]" office:value-type="percentage" office:value="0" calcext:value-type="percentage">
            <text:p>0.0%</text:p>
          </table:table-cell>
          <table:table-cell table:number-columns-repeated="2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8.7" calcext:value-type="float">
            <text:p>338.7</text:p>
          </table:table-cell>
          <table:table-cell office:value-type="float" office:value="339" calcext:value-type="float">
            <text:p>339</text:p>
          </table:table-cell>
          <table:table-cell table:formula="of:=[Sheet1.B7]-[Sheet1.C7]" office:value-type="float" office:value="-0.300000000000011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35969260.972" calcext:value-type="float">
            <text:p>35969260.972</text:p>
          </table:table-cell>
          <table:table-cell office:value-type="float" office:value="35969261.5114" calcext:value-type="float">
            <text:p>35969261.5114</text:p>
          </table:table-cell>
          <table:table-cell table:style-name="ce2" table:formula="of:=([Sheet1.G7]-[Sheet1.F7])/[Sheet1.F7]" office:value-type="percentage" office:value="0.0000000149961378639325" calcext:value-type="percentage">
            <text:p>0.00000%</text:p>
          </table:table-cell>
          <table:table-cell table:style-name="ce3" table:formula="of:=[.G7]-[.F7]" office:value-type="float" office:value="0.539399996399879" calcext:value-type="float">
            <text:p>0.54</text:p>
          </table:table-cell>
          <table:table-cell office:value-type="float" office:value="21456164.95" calcext:value-type="float">
            <text:p>21,456,164.95</text:p>
          </table:table-cell>
          <table:table-cell table:style-name="Default" office:value-type="float" office:value="21456163.035" calcext:value-type="float">
            <text:p>21456163.035</text:p>
          </table:table-cell>
          <table:table-cell table:style-name="ce4" table:formula="of:=([Sheet1.K7]-[Sheet1.J7])/[Sheet1.J7]" office:value-type="percentage" office:value="-0.0000000892517373709848" calcext:value-type="percentage">
            <text:p>-0.000009%</text:p>
          </table:table-cell>
          <table:table-cell office:value-type="float" office:value="0.01106" calcext:value-type="float">
            <text:p>0.01106</text:p>
          </table:table-cell>
          <table:table-cell table:number-columns-repeated="2" office:value-type="float" office:value="0.01061621" calcext:value-type="float">
            <text:p>0.01061621</text:p>
          </table:table-cell>
          <table:table-cell table:style-name="ce4" table:formula="of:=([Sheet1.O7]-[Sheet1.N7])/[Sheet1.N7]" office:value-type="percentage" office:value="0" calcext:value-type="percentage">
            <text:p>0.000000%</text:p>
          </table:table-cell>
          <table:table-cell office:value-type="float" office:value="1.67568" calcext:value-type="float">
            <text:p>1.67568</text:p>
          </table:table-cell>
          <table:table-cell office:value-type="float" office:value="1.6756815" calcext:value-type="float">
            <text:p>1.6756815</text:p>
          </table:table-cell>
          <table:table-cell table:style-name="ce4" table:formula="of:=([Sheet1.R7]-[Sheet1.Q7])/[Sheet1.Q7]" office:value-type="percentage" office:value="0.000000895158980227503" calcext:value-type="percentage">
            <text:p>0.000090%</text:p>
          </table:table-cell>
          <table:table-cell office:value-type="float" office:value="1.66479" calcext:value-type="float">
            <text:p>1.6647900</text:p>
          </table:table-cell>
          <table:table-cell office:value-type="float" office:value="1.6647949" calcext:value-type="float">
            <text:p>1.6647949</text:p>
          </table:table-cell>
          <table:table-cell table:style-name="ce4" table:formula="of:=([Sheet1.U7]-[Sheet1.T7])/[Sheet1.T7]" office:value-type="percentage" office:value="0.000002943314171742" calcext:value-type="percentage">
            <text:p>0.000294%</text:p>
          </table:table-cell>
          <table:table-cell table:style-name="ce6" table:formula="of:=[.Q7]-[.T7]" office:value-type="float" office:value="0.0108900000000001" calcext:value-type="float">
            <text:p>0.0108900</text:p>
          </table:table-cell>
          <table:table-cell office:value-type="float" office:value="0.010887" calcext:value-type="float">
            <text:p>0.010887</text:p>
          </table:table-cell>
          <table:table-cell table:style-name="ce4" table:formula="of:=([Sheet1.X7]-[Sheet1.W7])/[Sheet1.W7]" office:value-type="percentage" office:value="-0.00027548209367008" calcext:value-type="percentage">
            <text:p>-0.027548%</text:p>
          </table:table-cell>
          <table:table-cell table:style-name="ce6" table:formula="of:=[.M7]-[.N7]" office:value-type="float" office:value="0.000443789999999999" calcext:value-type="float">
            <text:p>0.0004438</text:p>
          </table:table-cell>
          <table:table-cell office:value-type="float" office:value="0.0004438" calcext:value-type="float">
            <text:p>0.0004438</text:p>
          </table:table-cell>
          <table:table-cell table:formula="of:=([Sheet1.AA7]-[Sheet1.Z7])/[Sheet1.Z7]" office:value-type="percentage" office:value="0.0000225331801089185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percentage" office:value="0" calcext:value-type="percentage">
            <text:p>0.000000%</text:p>
          </table:table-cell>
          <table:table-cell office:value-type="float" office:value="0.667458" calcext:value-type="float">
            <text:p>0.667458</text:p>
          </table:table-cell>
          <table:table-cell office:value-type="float" office:value="0.66746" calcext:value-type="float">
            <text:p>0.66746</text:p>
          </table:table-cell>
          <table:table-cell table:style-name="ce8" table:formula="of:=([Sheet1.AG7]-[Sheet1.AF7])/[Sheet1.AF7]" office:value-type="percentage" office:value="0.00000299644322198177" calcext:value-type="percentage">
            <text:p>0.0003%</text:p>
          </table:table-cell>
          <table:table-cell office:value-type="float" office:value="0.997336359" calcext:value-type="float">
            <text:p>0.997336359</text:p>
          </table:table-cell>
          <table:table-cell office:value-type="float" office:value="0.9973363589" calcext:value-type="float">
            <text:p>0.9973363589</text:p>
          </table:table-cell>
          <table:table-cell table:style-name="ce4" table:formula="of:=([Sheet1.AJ7]-[Sheet1.AI7])/[Sheet1.AI7]" office:value-type="percentage" office:value="-0.000000000100267083789369" calcext:value-type="percentage">
            <text:p>0.000000%</text:p>
          </table:table-cell>
          <table:table-cell office:value-type="float" office:value="76.592" calcext:value-type="float">
            <text:p>76.5920</text:p>
          </table:table-cell>
          <table:table-cell office:value-type="float" office:value="76.591906" calcext:value-type="float">
            <text:p>76.591906</text:p>
          </table:table-cell>
          <table:table-cell table:style-name="ce4" table:formula="of:=([Sheet1.AM7]-[Sheet1.AL7])/[Sheet1.AL7]" office:value-type="percentage" office:value="-0.00000122728222274203" calcext:value-type="percentage">
            <text:p>-0.000123%</text:p>
          </table:table-cell>
          <table:table-cell table:number-columns-repeated="2" office:value-type="float" office:value="912.67" calcext:value-type="float">
            <text:p>912.67</text:p>
          </table:table-cell>
          <table:table-cell table:style-name="ce4" table:formula="of:=([Sheet1.AP7]-[Sheet1.AO7])/[Sheet1.AO7]" office:value-type="percentage" office:value="0" calcext:value-type="percentage">
            <text:p>0.000000%</text:p>
          </table:table-cell>
          <table:table-cell table:style-name="ce3" table:formula="of:=[.AO7]-912.67" office:value-type="float" office:value="0" calcext:value-type="float">
            <text:p>0.00</text:p>
          </table:table-cell>
          <table:table-cell table:style-name="ce11" table:formula="of:=[.AP7]-912.67" office:value-type="float" office:value="0" calcext:value-type="float">
            <text:p>0.000000</text:p>
          </table:table-cell>
          <table:table-cell table:style-name="ce4" table:formula="of:=([Sheet1.AS7]-[Sheet1.AR7])/[Sheet1.AR7]" office:value-type="string" office:string-value="" calcext:value-type="error">
            <text:p>#DIV/0!</text:p>
          </table:table-cell>
          <table:table-cell office:value-type="float" office:value="112.334788" calcext:value-type="float">
            <text:p>112.334788</text:p>
          </table:table-cell>
          <table:table-cell office:value-type="float" office:value="112.33479484" calcext:value-type="float">
            <text:p>112.33479484</text:p>
          </table:table-cell>
          <table:table-cell table:style-name="ce4" table:formula="of:=([Sheet1.AV7]-[Sheet1.AU7])/[Sheet1.AU7]" office:value-type="percentage" office:value="0.0000000608894192020904" calcext:value-type="percentage">
            <text:p>0.000006%</text:p>
          </table:table-cell>
          <table:table-cell table:number-columns-repeated="2" office:value-type="float" office:value="42.5" calcext:value-type="float">
            <text:p>42.5</text:p>
          </table:table-cell>
          <table:table-cell table:style-name="ce12" table:formula="of:=([Sheet1.AY7]-[Sheet1.AX7])/[Sheet1.AX7]" office:value-type="percentage" office:value="0" calcext:value-type="percentage">
            <text:p>0.0%</text:p>
          </table:table-cell>
          <table:table-cell table:number-columns-repeated="2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63.8" calcext:value-type="float">
            <text:p>763.8</text:p>
          </table:table-cell>
          <table:table-cell office:value-type="float" office:value="764" calcext:value-type="float">
            <text:p>764</text:p>
          </table:table-cell>
          <table:table-cell table:formula="of:=[Sheet1.B8]-[Sheet1.C8]" office:value-type="float" office:value="-0.200000000000045" calcext:value-type="float">
            <text:p>-0.2</text:p>
          </table:table-cell>
          <table:table-cell/>
          <table:table-cell office:value-type="float" office:value="36005268.3826" calcext:value-type="float">
            <text:p>36005268.3826</text:p>
          </table:table-cell>
          <table:table-cell office:value-type="float" office:value="36005271.2442" calcext:value-type="float">
            <text:p>36005271.2442</text:p>
          </table:table-cell>
          <table:table-cell table:style-name="ce2" table:formula="of:=([Sheet1.G8]-[Sheet1.F8])/[Sheet1.F8]" office:value-type="percentage" office:value="0.000000079477257780111" calcext:value-type="percentage">
            <text:p>0.00001%</text:p>
          </table:table-cell>
          <table:table-cell table:style-name="ce3" table:formula="of:=[.G8]-[.F8]" office:value-type="float" office:value="2.86159999668598" calcext:value-type="float">
            <text:p>2.86</text:p>
          </table:table-cell>
          <table:table-cell office:value-type="float" office:value="21075081.79" calcext:value-type="float">
            <text:p>21,075,081.79</text:p>
          </table:table-cell>
          <table:table-cell table:style-name="Default" office:value-type="float" office:value="21075079.8564" calcext:value-type="float">
            <text:p>21075079.8564</text:p>
          </table:table-cell>
          <table:table-cell table:style-name="ce4" table:formula="of:=([Sheet1.K8]-[Sheet1.J8])/[Sheet1.J8]" office:value-type="percentage" office:value="-0.0000000917481610073424" calcext:value-type="percentage">
            <text:p>-0.000009%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25076039" calcext:value-type="float">
            <text:p>0.025076039</text:p>
          </table:table-cell>
          <table:table-cell office:value-type="float" office:value="0.02507757" calcext:value-type="float">
            <text:p>0.02507757</text:p>
          </table:table-cell>
          <table:table-cell table:style-name="ce4" table:formula="of:=([Sheet1.O8]-[Sheet1.N8])/[Sheet1.N8]" office:value-type="percentage" office:value="0.0000610542996842149" calcext:value-type="percentage">
            <text:p>0.006105%</text:p>
          </table:table-cell>
          <table:table-cell office:value-type="float" office:value="1.70672" calcext:value-type="float">
            <text:p>1.70672</text:p>
          </table:table-cell>
          <table:table-cell office:value-type="float" office:value="1.7067201" calcext:value-type="float">
            <text:p>1.7067201</text:p>
          </table:table-cell>
          <table:table-cell table:style-name="ce4" table:formula="of:=([Sheet1.R8]-[Sheet1.Q8])/[Sheet1.Q8]" office:value-type="percentage" office:value="0.0000000585919190367411" calcext:value-type="percentage">
            <text:p>0.000006%</text:p>
          </table:table-cell>
          <table:table-cell office:value-type="float" office:value="1.680215" calcext:value-type="float">
            <text:p>1.6802150</text:p>
          </table:table-cell>
          <table:table-cell office:value-type="float" office:value="1.6803638" calcext:value-type="float">
            <text:p>1.6803638</text:p>
          </table:table-cell>
          <table:table-cell table:style-name="ce4" table:formula="of:=([Sheet1.U8]-[Sheet1.T8])/[Sheet1.T8]" office:value-type="percentage" office:value="0.0000885600949877474" calcext:value-type="percentage">
            <text:p>0.008856%</text:p>
          </table:table-cell>
          <table:table-cell table:style-name="ce6" office:value-type="float" office:value="0.02650414" calcext:value-type="float">
            <text:p>0.0265041</text:p>
          </table:table-cell>
          <table:table-cell office:value-type="float" office:value="0.026356" calcext:value-type="float">
            <text:p>0.026356</text:p>
          </table:table-cell>
          <table:table-cell table:style-name="ce4" table:formula="of:=([Sheet1.X8]-[Sheet1.W8])/[Sheet1.W8]" office:value-type="percentage" office:value="-0.00558931548052498" calcext:value-type="percentage">
            <text:p>-0.558932%</text:p>
          </table:table-cell>
          <table:table-cell table:style-name="ce6" table:formula="of:=[.M8]-[.N8]" office:value-type="float" office:value="0.001723961" calcext:value-type="float">
            <text:p>0.0017240</text:p>
          </table:table-cell>
          <table:table-cell office:value-type="float" office:value="0.0017224" calcext:value-type="float">
            <text:p>0.0017224</text:p>
          </table:table-cell>
          <table:table-cell table:formula="of:=([Sheet1.AA8]-[Sheet1.Z8])/[Sheet1.Z8]" office:value-type="percentage" office:value="-0.000905472919630742" calcext:value-type="percentage">
            <text:p>-0.09%</text:p>
          </table:table-cell>
          <table:table-cell office:value-type="float" office:value="0.654885573" calcext:value-type="float">
            <text:p>0.654885573</text:p>
          </table:table-cell>
          <table:table-cell office:value-type="float" office:value="0.65526548" calcext:value-type="float">
            <text:p>0.65526548</text:p>
          </table:table-cell>
          <table:table-cell table:style-name="ce4" table:formula="of:=([Sheet1.AD8]-[Sheet1.AC8])/[Sheet1.AC8]" office:value-type="percentage" office:value="0.000580112031266281" calcext:value-type="percentage">
            <text:p>0.058011%</text:p>
          </table:table-cell>
          <table:table-cell table:number-columns-repeated="2" office:value-type="float" office:value="0.55" calcext:value-type="float">
            <text:p>0.55</text:p>
          </table:table-cell>
          <table:table-cell table:style-name="ce8" table:formula="of:=([Sheet1.AG8]-[Sheet1.AF8])/[Sheet1.AF8]" office:value-type="percentage" office:value="0" calcext:value-type="percentage">
            <text:p>0.0000%</text:p>
          </table:table-cell>
          <table:table-cell office:value-type="float" office:value="0.997209034" calcext:value-type="float">
            <text:p>0.997209034</text:p>
          </table:table-cell>
          <table:table-cell office:value-type="float" office:value="0.9972089593" calcext:value-type="float">
            <text:p>0.9972089593</text:p>
          </table:table-cell>
          <table:table-cell table:style-name="ce4" table:formula="of:=([Sheet1.AJ8]-[Sheet1.AI8])/[Sheet1.AI8]" office:value-type="percentage" office:value="-0.0000000749090686270866" calcext:value-type="percentage">
            <text:p>-0.000007%</text:p>
          </table:table-cell>
          <table:table-cell office:value-type="float" office:value="118.6264" calcext:value-type="float">
            <text:p>118.6264</text:p>
          </table:table-cell>
          <table:table-cell office:value-type="float" office:value="118.628677" calcext:value-type="float">
            <text:p>118.628677</text:p>
          </table:table-cell>
          <table:table-cell table:style-name="ce4" table:formula="of:=([Sheet1.AM8]-[Sheet1.AL8])/[Sheet1.AL8]" office:value-type="percentage" office:value="0.000019194715510142" calcext:value-type="percentage">
            <text:p>0.001919%</text:p>
          </table:table-cell>
          <table:table-cell office:value-type="float" office:value="934.21919" calcext:value-type="float">
            <text:p>934.21919</text:p>
          </table:table-cell>
          <table:table-cell office:value-type="float" office:value="934.231693" calcext:value-type="float">
            <text:p>934.231693</text:p>
          </table:table-cell>
          <table:table-cell table:style-name="ce4" table:formula="of:=([Sheet1.AP8]-[Sheet1.AO8])/[Sheet1.AO8]" office:value-type="percentage" office:value="0.0000133833688429417" calcext:value-type="percentage">
            <text:p>0.001338%</text:p>
          </table:table-cell>
          <table:table-cell table:style-name="ce11" table:formula="of:=[.AO8]-912.67" office:value-type="float" office:value="21.5491900000001" calcext:value-type="float">
            <text:p>21.549190</text:p>
          </table:table-cell>
          <table:table-cell table:style-name="ce11" table:formula="of:=[.AP8]-912.67" office:value-type="float" office:value="21.561693" calcext:value-type="float">
            <text:p>21.561693</text:p>
          </table:table-cell>
          <table:table-cell table:style-name="ce4" table:formula="of:=([Sheet1.AS8]-[Sheet1.AR8])/[Sheet1.AR8]" office:value-type="percentage" office:value="0.00058020742310612" calcext:value-type="percentage">
            <text:p>0.058021%</text:p>
          </table:table-cell>
          <table:table-cell office:value-type="float" office:value="171.0906374" calcext:value-type="float">
            <text:p>171.0906374</text:p>
          </table:table-cell>
          <table:table-cell office:value-type="float" office:value="171.09065228" calcext:value-type="float">
            <text:p>171.09065228</text:p>
          </table:table-cell>
          <table:table-cell table:style-name="ce4" table:formula="of:=([Sheet1.AV8]-[Sheet1.AU8])/[Sheet1.AU8]" office:value-type="percentage" office:value="0.0000000869714452828569" calcext:value-type="percentage">
            <text:p>0.000009%</text:p>
          </table:table-cell>
          <table:table-cell/>
          <table:table-cell office:value-type="float" office:value="58.8" calcext:value-type="float">
            <text:p>58.8</text:p>
          </table:table-cell>
          <table:table-cell table:number-columns-repeated="2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57.7" calcext:value-type="float">
            <text:p>1357.7</text:p>
          </table:table-cell>
          <table:table-cell office:value-type="float" office:value="1358" calcext:value-type="float">
            <text:p>1358</text:p>
          </table:table-cell>
          <table:table-cell table:formula="of:=[Sheet1.B9]-[Sheet1.C9]" office:value-type="float" office:value="-0.299999999999955" calcext:value-type="float">
            <text:p>-0.3</text:p>
          </table:table-cell>
          <table:table-cell/>
          <table:table-cell office:value-type="float" office:value="36054814.8265" calcext:value-type="float">
            <text:p>36054814.8265</text:p>
          </table:table-cell>
          <table:table-cell office:value-type="float" office:value="36054822.3476" calcext:value-type="float">
            <text:p>36054822.3476</text:p>
          </table:table-cell>
          <table:table-cell table:style-name="ce2" table:formula="of:=([Sheet1.G9]-[Sheet1.F9])/[Sheet1.F9]" office:value-type="percentage" office:value="0.000000208601820193487" calcext:value-type="percentage">
            <text:p>0.00002%</text:p>
          </table:table-cell>
          <table:table-cell table:style-name="ce3" table:formula="of:=[.G9]-[.F9]" office:value-type="float" office:value="7.52109999954701" calcext:value-type="float">
            <text:p>7.52</text:p>
          </table:table-cell>
          <table:table-cell office:value-type="float" office:value="20694289.49" calcext:value-type="float">
            <text:p>20,694,289.49</text:p>
          </table:table-cell>
          <table:table-cell table:style-name="Default" office:value-type="float" office:value="20694287.595" calcext:value-type="float">
            <text:p>20694287.595</text:p>
          </table:table-cell>
          <table:table-cell table:style-name="ce4" table:formula="of:=([Sheet1.K9]-[Sheet1.J9])/[Sheet1.J9]" office:value-type="percentage" office:value="-0.0000000915711554372851" calcext:value-type="percentage">
            <text:p>-0.000009%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48348437" calcext:value-type="float">
            <text:p>0.048348437</text:p>
          </table:table-cell>
          <table:table-cell office:value-type="float" office:value="0.04835393" calcext:value-type="float">
            <text:p>0.04835393</text:p>
          </table:table-cell>
          <table:table-cell table:style-name="ce4" table:formula="of:=([Sheet1.O9]-[Sheet1.N9])/[Sheet1.N9]" office:value-type="percentage" office:value="0.000113612773045843" calcext:value-type="percentage">
            <text:p>0.011361%</text:p>
          </table:table-cell>
          <table:table-cell office:value-type="float" office:value="1.73986" calcext:value-type="float">
            <text:p>1.73986</text:p>
          </table:table-cell>
          <table:table-cell office:value-type="float" office:value="1.7398652" calcext:value-type="float">
            <text:p>1.7398652</text:p>
          </table:table-cell>
          <table:table-cell table:style-name="ce4" table:formula="of:=([Sheet1.R9]-[Sheet1.Q9])/[Sheet1.Q9]" office:value-type="percentage" office:value="0.00000298874622091863" calcext:value-type="percentage">
            <text:p>0.000299%</text:p>
          </table:table-cell>
          <table:table-cell office:value-type="float" office:value="1.69674" calcext:value-type="float">
            <text:p>1.6967400</text:p>
          </table:table-cell>
          <table:table-cell office:value-type="float" office:value="1.6967876" calcext:value-type="float">
            <text:p>1.6967876</text:p>
          </table:table-cell>
          <table:table-cell table:style-name="ce4" table:formula="of:=([Sheet1.U9]-[Sheet1.T9])/[Sheet1.T9]" office:value-type="percentage" office:value="0.000028053797281737" calcext:value-type="percentage">
            <text:p>0.002805%</text:p>
          </table:table-cell>
          <table:table-cell table:style-name="ce6" office:value-type="float" office:value="0.043076639" calcext:value-type="float">
            <text:p>0.0430766</text:p>
          </table:table-cell>
          <table:table-cell office:value-type="float" office:value="0.043078" calcext:value-type="float">
            <text:p>0.043078</text:p>
          </table:table-cell>
          <table:table-cell table:style-name="ce4" table:formula="of:=([Sheet1.X9]-[Sheet1.W9])/[Sheet1.W9]" office:value-type="percentage" office:value="0.0000315948512138641" calcext:value-type="percentage">
            <text:p>0.003159%</text:p>
          </table:table-cell>
          <table:table-cell table:style-name="ce6" table:formula="of:=[.M9]-[.N9]" office:value-type="float" office:value="-0.003548437" calcext:value-type="float">
            <text:p>-0.0035484</text:p>
          </table:table-cell>
          <table:table-cell office:value-type="float" office:value="-0.0035539" calcext:value-type="float">
            <text:p>-0.0035539</text:p>
          </table:table-cell>
          <table:table-cell table:formula="of:=([Sheet1.AA9]-[Sheet1.Z9])/[Sheet1.Z9]" office:value-type="percentage" office:value="0.00153955107558582" calcext:value-type="percentage">
            <text:p>0.15%</text:p>
          </table:table-cell>
          <table:table-cell office:value-type="float" office:value="0.666961955" calcext:value-type="float">
            <text:p>0.666961955</text:p>
          </table:table-cell>
          <table:table-cell office:value-type="float" office:value="0.66696051" calcext:value-type="float">
            <text:p>0.66696051</text:p>
          </table:table-cell>
          <table:table-cell table:style-name="ce4" table:formula="of:=([Sheet1.AD9]-[Sheet1.AC9])/[Sheet1.AC9]" office:value-type="percentage" office:value="-0.0000021665403688413" calcext:value-type="percentage">
            <text:p>-0.000217%</text:p>
          </table:table-cell>
          <table:table-cell table:number-columns-repeated="2" office:value-type="float" office:value="0.563" calcext:value-type="float">
            <text:p>0.563</text:p>
          </table:table-cell>
          <table:table-cell table:style-name="ce8" table:formula="of:=([Sheet1.AG9]-[Sheet1.AF9])/[Sheet1.AF9]" office:value-type="percentage" office:value="0" calcext:value-type="percentage">
            <text:p>0.0000%</text:p>
          </table:table-cell>
          <table:table-cell office:value-type="float" office:value="0.996943011" calcext:value-type="float">
            <text:p>0.996943011</text:p>
          </table:table-cell>
          <table:table-cell office:value-type="float" office:value="0.9969428552" calcext:value-type="float">
            <text:p>0.9969428552</text:p>
          </table:table-cell>
          <table:table-cell table:style-name="ce4" table:formula="of:=([Sheet1.AJ9]-[Sheet1.AI9])/[Sheet1.AI9]" office:value-type="percentage" office:value="-0.000000156277739342478" calcext:value-type="percentage">
            <text:p>-0.000016%</text:p>
          </table:table-cell>
          <table:table-cell office:value-type="float" office:value="166.507" calcext:value-type="float">
            <text:p>166.5070</text:p>
          </table:table-cell>
          <table:table-cell office:value-type="float" office:value="166.51641" calcext:value-type="float">
            <text:p>166.51641</text:p>
          </table:table-cell>
          <table:table-cell table:style-name="ce4" table:formula="of:=([Sheet1.AM9]-[Sheet1.AL9])/[Sheet1.AL9]" office:value-type="percentage" office:value="0.0000565141405466592" calcext:value-type="percentage">
            <text:p>0.005651%</text:p>
          </table:table-cell>
          <table:table-cell office:value-type="float" office:value="977.714946" calcext:value-type="float">
            <text:p>977.714946</text:p>
          </table:table-cell>
          <table:table-cell office:value-type="float" office:value="977.739908" calcext:value-type="float">
            <text:p>977.739908</text:p>
          </table:table-cell>
          <table:table-cell table:style-name="ce4" table:formula="of:=([Sheet1.AP9]-[Sheet1.AO9])/[Sheet1.AO9]" office:value-type="percentage" office:value="0.0000255309587953865" calcext:value-type="percentage">
            <text:p>0.002553%</text:p>
          </table:table-cell>
          <table:table-cell table:style-name="ce11" table:formula="of:=[.AO9]-912.67" office:value-type="float" office:value="65.0449460000001" calcext:value-type="float">
            <text:p>65.044946</text:p>
          </table:table-cell>
          <table:table-cell table:style-name="ce11" table:formula="of:=[.AP9]-912.67" office:value-type="float" office:value="65.0699080000001" calcext:value-type="float">
            <text:p>65.069908</text:p>
          </table:table-cell>
          <table:table-cell table:style-name="ce4" table:formula="of:=([Sheet1.AS9]-[Sheet1.AR9])/[Sheet1.AR9]" office:value-type="percentage" office:value="0.000383765404309191" calcext:value-type="percentage">
            <text:p>0.038377%</text:p>
          </table:table-cell>
          <table:table-cell office:value-type="float" office:value="224.8052138" calcext:value-type="float">
            <text:p>224.8052138</text:p>
          </table:table-cell>
          <table:table-cell office:value-type="float" office:value="224.80522876" calcext:value-type="float">
            <text:p>224.80522876</text:p>
          </table:table-cell>
          <table:table-cell table:style-name="ce4" table:formula="of:=([Sheet1.AV9]-[Sheet1.AU9])/[Sheet1.AU9]" office:value-type="percentage" office:value="0.0000000665464993573136" calcext:value-type="percentage">
            <text:p>0.000007%</text:p>
          </table:table-cell>
          <table:table-cell/>
          <table:table-cell office:value-type="float" office:value="53.7" calcext:value-type="float">
            <text:p>53.7</text:p>
          </table:table-cell>
          <table:table-cell table:number-columns-repeated="2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13.4" calcext:value-type="float">
            <text:p>2113.4</text:p>
          </table:table-cell>
          <table:table-cell office:value-type="float" office:value="2113" calcext:value-type="float">
            <text:p>2113</text:p>
          </table:table-cell>
          <table:table-cell table:formula="of:=[Sheet1.B10]-[Sheet1.C10]" office:value-type="float" office:value="0.400000000000091" calcext:value-type="float">
            <text:p>0.4</text:p>
          </table:table-cell>
          <table:table-cell/>
          <table:table-cell office:value-type="float" office:value="36116623.76" calcext:value-type="float">
            <text:p>36116623.76</text:p>
          </table:table-cell>
          <table:table-cell office:value-type="float" office:value="36116635.5639" calcext:value-type="float">
            <text:p>36116635.5639</text:p>
          </table:table-cell>
          <table:table-cell table:style-name="ce2" table:formula="of:=([Sheet1.G10]-[Sheet1.F10])/[Sheet1.F10]" office:value-type="percentage" office:value="0.000000326827338066586" calcext:value-type="percentage">
            <text:p>0.00003%</text:p>
          </table:table-cell>
          <table:table-cell table:style-name="ce3" table:formula="of:=[.G10]-[.F10]" office:value-type="float" office:value="11.8039000034332" calcext:value-type="float">
            <text:p>11.80</text:p>
          </table:table-cell>
          <table:table-cell office:value-type="float" office:value="20313895.93" calcext:value-type="float">
            <text:p>20,313,895.93</text:p>
          </table:table-cell>
          <table:table-cell table:style-name="Default" office:value-type="float" office:value="20313894.1006" calcext:value-type="float">
            <text:p>20313894.1006</text:p>
          </table:table-cell>
          <table:table-cell table:style-name="ce4" table:formula="of:=([Sheet1.K10]-[Sheet1.J10])/[Sheet1.J10]" office:value-type="percentage" office:value="-0.0000000900565802608747" calcext:value-type="percentage">
            <text:p>-0.000009%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1534497" calcext:value-type="float">
            <text:p>0.081534497</text:p>
          </table:table-cell>
          <table:table-cell office:value-type="float" office:value="0.08152152" calcext:value-type="float">
            <text:p>0.08152152</text:p>
          </table:table-cell>
          <table:table-cell table:style-name="ce4" table:formula="of:=([Sheet1.O10]-[Sheet1.N10])/[Sheet1.N10]" office:value-type="percentage" office:value="-0.000159159625403849" calcext:value-type="percentage">
            <text:p>-0.015916%</text:p>
          </table:table-cell>
          <table:table-cell office:value-type="float" office:value="1.774884" calcext:value-type="float">
            <text:p>1.774884</text:p>
          </table:table-cell>
          <table:table-cell office:value-type="float" office:value="1.7748848" calcext:value-type="float">
            <text:p>1.7748848</text:p>
          </table:table-cell>
          <table:table-cell table:style-name="ce4" table:formula="of:=([Sheet1.R10]-[Sheet1.Q10])/[Sheet1.Q10]" office:value-type="percentage" office:value="0.000000450733681638327" calcext:value-type="percentage">
            <text:p>0.000045%</text:p>
          </table:table-cell>
          <table:table-cell office:value-type="float" office:value="1.694336" calcext:value-type="float">
            <text:p>1.6943360</text:p>
          </table:table-cell>
          <table:table-cell office:value-type="float" office:value="1.6936309" calcext:value-type="float">
            <text:p>1.6936309</text:p>
          </table:table-cell>
          <table:table-cell table:style-name="ce4" table:formula="of:=([Sheet1.U10]-[Sheet1.T10])/[Sheet1.T10]" office:value-type="percentage" office:value="-0.000416151223842138" calcext:value-type="percentage">
            <text:p>-0.041615%</text:p>
          </table:table-cell>
          <table:table-cell table:style-name="ce6" table:formula="of:=[.Q10]-[.T10]" office:value-type="float" office:value="0.0805480000000003" calcext:value-type="float">
            <text:p>0.0805480</text:p>
          </table:table-cell>
          <table:table-cell office:value-type="float" office:value="0.081254" calcext:value-type="float">
            <text:p>0.081254</text:p>
          </table:table-cell>
          <table:table-cell table:style-name="ce4" table:formula="of:=([Sheet1.X10]-[Sheet1.W10])/[Sheet1.W10]" office:value-type="percentage" office:value="0.00876496002383305" calcext:value-type="percentage">
            <text:p>0.876496%</text:p>
          </table:table-cell>
          <table:table-cell table:style-name="ce6" table:formula="of:=[.M10]-[.N10]" office:value-type="float" office:value="-0.00453449700000001" calcext:value-type="float">
            <text:p>-0.0045345</text:p>
          </table:table-cell>
          <table:table-cell office:value-type="float" office:value="-0.0038215" calcext:value-type="float">
            <text:p>-0.0038215</text:p>
          </table:table-cell>
          <table:table-cell table:formula="of:=([Sheet1.AA10]-[Sheet1.Z10])/[Sheet1.Z10]" office:value-type="percentage" office:value="-0.157238388293125" calcext:value-type="percentage">
            <text:p>-15.72%</text:p>
          </table:table-cell>
          <table:table-cell office:value-type="float" office:value="0.668357948" calcext:value-type="float">
            <text:p>0.668357948</text:p>
          </table:table-cell>
          <table:table-cell office:value-type="float" office:value="0.66656923" calcext:value-type="float">
            <text:p>0.66656923</text:p>
          </table:table-cell>
          <table:table-cell table:style-name="ce4" table:formula="of:=([Sheet1.AD10]-[Sheet1.AC10])/[Sheet1.AC10]" office:value-type="percentage" office:value="-0.00267628746744555" calcext:value-type="percentage">
            <text:p>-0.267629%</text:p>
          </table:table-cell>
          <table:table-cell table:number-columns-repeated="2" office:value-type="float" office:value="0.56" calcext:value-type="float">
            <text:p>0.56</text:p>
          </table:table-cell>
          <table:table-cell table:style-name="ce8" table:formula="of:=([Sheet1.AG10]-[Sheet1.AF10])/[Sheet1.AF10]" office:value-type="percentage" office:value="0" calcext:value-type="percentage">
            <text:p>0.0000%</text:p>
          </table:table-cell>
          <table:table-cell office:value-type="float" office:value="0.996661451" calcext:value-type="float">
            <text:p>0.996661451</text:p>
          </table:table-cell>
          <table:table-cell office:value-type="float" office:value="0.9966621727" calcext:value-type="float">
            <text:p>0.9966621727</text:p>
          </table:table-cell>
          <table:table-cell table:style-name="ce4" table:formula="of:=([Sheet1.AJ10]-[Sheet1.AI10])/[Sheet1.AI10]" office:value-type="percentage" office:value="0.000000724117501745061" calcext:value-type="percentage">
            <text:p>0.000072%</text:p>
          </table:table-cell>
          <table:table-cell office:value-type="float" office:value="219.236" calcext:value-type="float">
            <text:p>219.2360</text:p>
          </table:table-cell>
          <table:table-cell office:value-type="float" office:value="219.219435" calcext:value-type="float">
            <text:p>219.219435</text:p>
          </table:table-cell>
          <table:table-cell table:style-name="ce4" table:formula="of:=([Sheet1.AM10]-[Sheet1.AL10])/[Sheet1.AL10]" office:value-type="percentage" office:value="-0.0000755578463390398" calcext:value-type="percentage">
            <text:p>-0.007556%</text:p>
          </table:table-cell>
          <table:table-cell office:value-type="float" office:value="1021.654015" calcext:value-type="float">
            <text:p>1021.654015</text:p>
          </table:table-cell>
          <table:table-cell office:value-type="float" office:value="1021.620075" calcext:value-type="float">
            <text:p>1021.620075</text:p>
          </table:table-cell>
          <table:table-cell table:style-name="ce4" table:formula="of:=([Sheet1.AP10]-[Sheet1.AO10])/[Sheet1.AO10]" office:value-type="percentage" office:value="-0.0000332206397680686" calcext:value-type="percentage">
            <text:p>-0.003322%</text:p>
          </table:table-cell>
          <table:table-cell table:style-name="ce11" table:formula="of:=[.AO10]-912.67" office:value-type="float" office:value="108.984015" calcext:value-type="float">
            <text:p>108.984015</text:p>
          </table:table-cell>
          <table:table-cell table:style-name="ce11" table:formula="of:=[.AP10]-912.67" office:value-type="float" office:value="108.950075" calcext:value-type="float">
            <text:p>108.950075</text:p>
          </table:table-cell>
          <table:table-cell table:style-name="ce4" table:formula="of:=([Sheet1.AS10]-[Sheet1.AR10])/[Sheet1.AR10]" office:value-type="percentage" office:value="-0.000311421817226278" calcext:value-type="percentage">
            <text:p>-0.031142%</text:p>
          </table:table-cell>
          <table:table-cell office:value-type="float" office:value="279.0024011" calcext:value-type="float">
            <text:p>279.0024011</text:p>
          </table:table-cell>
          <table:table-cell office:value-type="float" office:value="279.00241598" calcext:value-type="float">
            <text:p>279.00241598</text:p>
          </table:table-cell>
          <table:table-cell table:style-name="ce4" table:formula="of:=([Sheet1.AV10]-[Sheet1.AU10])/[Sheet1.AU10]" office:value-type="percentage" office:value="0.0000000533328744799284" calcext:value-type="percentage">
            <text:p>0.000005%</text:p>
          </table:table-cell>
          <table:table-cell/>
          <table:table-cell office:value-type="float" office:value="54.2" calcext:value-type="float">
            <text:p>54.2</text:p>
          </table:table-cell>
          <table:table-cell table:number-columns-repeated="2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3031" calcext:value-type="float">
            <text:p>3031</text:p>
          </table:table-cell>
          <table:table-cell table:formula="of:=[Sheet1.B11]-[Sheet1.C11]" office:value-type="float" office:value="0" calcext:value-type="float">
            <text:p>0</text:p>
          </table:table-cell>
          <table:table-cell/>
          <table:table-cell office:value-type="float" office:value="36189813.53" calcext:value-type="float">
            <text:p>36189813.53</text:p>
          </table:table-cell>
          <table:table-cell office:value-type="float" office:value="36189830.1166" calcext:value-type="float">
            <text:p>36189830.1166</text:p>
          </table:table-cell>
          <table:table-cell table:style-name="ce2" table:formula="of:=([Sheet1.G11]-[Sheet1.F11])/[Sheet1.F11]" office:value-type="percentage" office:value="0.000000458322339362883" calcext:value-type="percentage">
            <text:p>0.00005%</text:p>
          </table:table-cell>
          <table:table-cell table:style-name="ce3" table:formula="of:=[.G11]-[.F11]" office:value-type="float" office:value="16.5865999981761" calcext:value-type="float">
            <text:p>16.59</text:p>
          </table:table-cell>
          <table:table-cell office:value-type="float" office:value="19933997.29" calcext:value-type="float">
            <text:p>19,933,997.29</text:p>
          </table:table-cell>
          <table:table-cell table:style-name="Default" office:value-type="float" office:value="19933995.556" calcext:value-type="float">
            <text:p>19933995.556</text:p>
          </table:table-cell>
          <table:table-cell table:style-name="ce4" table:formula="of:=([Sheet1.K11]-[Sheet1.J11])/[Sheet1.J11]" office:value-type="percentage" office:value="-0.0000000869870689832624" calcext:value-type="percentage">
            <text:p>-0.000009%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2511032" calcext:value-type="float">
            <text:p>0.122511032</text:p>
          </table:table-cell>
          <table:table-cell office:value-type="float" office:value="0.12249366" calcext:value-type="float">
            <text:p>0.12249366</text:p>
          </table:table-cell>
          <table:table-cell table:style-name="ce4" table:formula="of:=([Sheet1.O11]-[Sheet1.N11])/[Sheet1.N11]" office:value-type="percentage" office:value="-0.000141799474842409" calcext:value-type="percentage">
            <text:p>-0.014180%</text:p>
          </table:table-cell>
          <table:table-cell office:value-type="float" office:value="1.81181" calcext:value-type="float">
            <text:p>1.81181</text:p>
          </table:table-cell>
          <table:table-cell office:value-type="float" office:value="1.8118112" calcext:value-type="float">
            <text:p>1.8118112</text:p>
          </table:table-cell>
          <table:table-cell table:style-name="ce4" table:formula="of:=([Sheet1.R11]-[Sheet1.Q11])/[Sheet1.Q11]" office:value-type="percentage" office:value="0.0000006623211043291" calcext:value-type="percentage">
            <text:p>0.000066%</text:p>
          </table:table-cell>
          <table:table-cell office:value-type="float" office:value="1.680276" calcext:value-type="float">
            <text:p>1.6802760</text:p>
          </table:table-cell>
          <table:table-cell office:value-type="float" office:value="1.6809896" calcext:value-type="float">
            <text:p>1.6809896</text:p>
          </table:table-cell>
          <table:table-cell table:style-name="ce4" table:formula="of:=([Sheet1.U11]-[Sheet1.T11])/[Sheet1.T11]" office:value-type="percentage" office:value="0.000424692133911256" calcext:value-type="percentage">
            <text:p>0.042469%</text:p>
          </table:table-cell>
          <table:table-cell table:style-name="ce6" table:formula="of:=[.Q11]-[.T11]" office:value-type="float" office:value="0.131534" calcext:value-type="float">
            <text:p>0.1315340</text:p>
          </table:table-cell>
          <table:table-cell office:value-type="float" office:value="0.130822" calcext:value-type="float">
            <text:p>0.130822</text:p>
          </table:table-cell>
          <table:table-cell table:style-name="ce4" table:formula="of:=([Sheet1.X11]-[Sheet1.W11])/[Sheet1.W11]" office:value-type="percentage" office:value="-0.0054130490975704" calcext:value-type="percentage">
            <text:p>-0.541305%</text:p>
          </table:table-cell>
          <table:table-cell table:style-name="ce6" table:formula="of:=[.M11]-[.N11]" office:value-type="float" office:value="0.004488968" calcext:value-type="float">
            <text:p>0.0044890</text:p>
          </table:table-cell>
          <table:table-cell office:value-type="float" office:value="0.0045063" calcext:value-type="float">
            <text:p>0.0045063</text:p>
          </table:table-cell>
          <table:table-cell table:formula="of:=([Sheet1.AA11]-[Sheet1.Z11])/[Sheet1.Z11]" office:value-type="percentage" office:value="0.00386102106319394" calcext:value-type="percentage">
            <text:p>0.39%</text:p>
          </table:table-cell>
          <table:table-cell office:value-type="float" office:value="0.656630753" calcext:value-type="float">
            <text:p>0.656630753</text:p>
          </table:table-cell>
          <table:table-cell office:value-type="float" office:value="0.65845447" calcext:value-type="float">
            <text:p>0.65845447</text:p>
          </table:table-cell>
          <table:table-cell table:style-name="ce4" table:formula="of:=([Sheet1.AD11]-[Sheet1.AC11])/[Sheet1.AC11]" office:value-type="percentage" office:value="0.00277738590778423" calcext:value-type="percentage">
            <text:p>0.277739%</text:p>
          </table:table-cell>
          <table:table-cell table:number-columns-repeated="2" office:value-type="float" office:value="0.55" calcext:value-type="float">
            <text:p>0.55</text:p>
          </table:table-cell>
          <table:table-cell table:style-name="ce8" table:formula="of:=([Sheet1.AG11]-[Sheet1.AF11])/[Sheet1.AF11]" office:value-type="percentage" office:value="0" calcext:value-type="percentage">
            <text:p>0.0000%</text:p>
          </table:table-cell>
          <table:table-cell office:value-type="float" office:value="0.99637081" calcext:value-type="float">
            <text:p>0.99637081</text:p>
          </table:table-cell>
          <table:table-cell office:value-type="float" office:value="0.9963710332" calcext:value-type="float">
            <text:p>0.9963710332</text:p>
          </table:table-cell>
          <table:table-cell table:style-name="ce4" table:formula="of:=([Sheet1.AJ11]-[Sheet1.AI11])/[Sheet1.AI11]" office:value-type="percentage" office:value="0.000000224012985725614" calcext:value-type="percentage">
            <text:p>0.000022%</text:p>
          </table:table-cell>
          <table:table-cell office:value-type="float" office:value="273.311" calcext:value-type="float">
            <text:p>273.3110</text:p>
          </table:table-cell>
          <table:table-cell office:value-type="float" office:value="273.292673" calcext:value-type="float">
            <text:p>273.292673</text:p>
          </table:table-cell>
          <table:table-cell table:style-name="ce4" table:formula="of:=([Sheet1.AM11]-[Sheet1.AL11])/[Sheet1.AL11]" office:value-type="percentage" office:value="-0.0000670554789232754" calcext:value-type="percentage">
            <text:p>-0.006706%</text:p>
          </table:table-cell>
          <table:table-cell office:value-type="float" office:value="1065.253133" calcext:value-type="float">
            <text:p>1065.253133</text:p>
          </table:table-cell>
          <table:table-cell office:value-type="float" office:value="1065.220349" calcext:value-type="float">
            <text:p>1065.220349</text:p>
          </table:table-cell>
          <table:table-cell table:style-name="ce4" table:formula="of:=([Sheet1.AP11]-[Sheet1.AO11])/[Sheet1.AO11]" office:value-type="percentage" office:value="-0.0000307757836934636" calcext:value-type="percentage">
            <text:p>-0.003078%</text:p>
          </table:table-cell>
          <table:table-cell table:style-name="ce11" table:formula="of:=[.AO11]-912.67" office:value-type="float" office:value="152.583133" calcext:value-type="float">
            <text:p>152.583133</text:p>
          </table:table-cell>
          <table:table-cell table:style-name="ce11" table:formula="of:=[.AP11]-912.67" office:value-type="float" office:value="152.550349" calcext:value-type="float">
            <text:p>152.550349</text:p>
          </table:table-cell>
          <table:table-cell table:style-name="ce4" table:formula="of:=([Sheet1.AS11]-[Sheet1.AR11])/[Sheet1.AR11]" office:value-type="percentage" office:value="-0.000214859921640175" calcext:value-type="percentage">
            <text:p>-0.021486%</text:p>
          </table:table-cell>
          <table:table-cell office:value-type="float" office:value="332.5721943" calcext:value-type="float">
            <text:p>332.5721943</text:p>
          </table:table-cell>
          <table:table-cell office:value-type="float" office:value="332.57220923" calcext:value-type="float">
            <text:p>332.57220923</text:p>
          </table:table-cell>
          <table:table-cell table:style-name="ce4" table:formula="of:=([Sheet1.AV11]-[Sheet1.AU11])/[Sheet1.AU11]" office:value-type="percentage" office:value="0.0000000448925083821587" calcext:value-type="percentage">
            <text:p>0.000004%</text:p>
          </table:table-cell>
          <table:table-cell/>
          <table:table-cell office:value-type="float" office:value="53.6" calcext:value-type="float">
            <text:p>53.6</text:p>
          </table:table-cell>
          <table:table-cell table:number-columns-repeated="2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4108" calcext:value-type="float">
            <text:p>4108</text:p>
          </table:table-cell>
          <table:table-cell table:formula="of:=[Sheet1.B12]-[Sheet1.C12]" office:value-type="float" office:value="0" calcext:value-type="float">
            <text:p>0</text:p>
          </table:table-cell>
          <table:table-cell/>
          <table:table-cell office:value-type="float" office:value="36273216.92" calcext:value-type="float">
            <text:p>36273216.92</text:p>
          </table:table-cell>
          <table:table-cell office:value-type="float" office:value="36273265.4373" calcext:value-type="float">
            <text:p>36273265.4373</text:p>
          </table:table-cell>
          <table:table-cell table:style-name="ce2" table:formula="of:=([Sheet1.G12]-[Sheet1.F12])/[Sheet1.F12]" office:value-type="percentage" office:value="0.00000133755161836984" calcext:value-type="percentage">
            <text:p>0.00013%</text:p>
          </table:table-cell>
          <table:table-cell table:style-name="ce3" table:formula="of:=[.G12]-[.F12]" office:value-type="float" office:value="48.5172999948263" calcext:value-type="float">
            <text:p>48.52</text:p>
          </table:table-cell>
          <table:table-cell office:value-type="float" office:value="19554681.147" calcext:value-type="float">
            <text:p>19,554,681.15</text:p>
          </table:table-cell>
          <table:table-cell table:style-name="Default" office:value-type="float" office:value="19554679.5378" calcext:value-type="float">
            <text:p>19554679.5378</text:p>
          </table:table-cell>
          <table:table-cell table:style-name="ce4" table:formula="of:=([Sheet1.K12]-[Sheet1.J12])/[Sheet1.J12]" office:value-type="percentage" office:value="-0.0000000822923160273476" calcext:value-type="percentage">
            <text:p>-0.000008%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9593732" calcext:value-type="float">
            <text:p>0.169593732</text:p>
          </table:table-cell>
          <table:table-cell office:value-type="float" office:value="0.16960749" calcext:value-type="float">
            <text:p>0.16960749</text:p>
          </table:table-cell>
          <table:table-cell table:style-name="ce4" table:formula="of:=([Sheet1.O12]-[Sheet1.N12])/[Sheet1.N12]" office:value-type="percentage" office:value="0.0000811232811363724" calcext:value-type="percentage">
            <text:p>0.008112%</text:p>
          </table:table-cell>
          <table:table-cell office:value-type="float" office:value="1.850698" calcext:value-type="float">
            <text:p>1.850698</text:p>
          </table:table-cell>
          <table:table-cell office:value-type="float" office:value="1.8506992" calcext:value-type="float">
            <text:p>1.8506992</text:p>
          </table:table-cell>
          <table:table-cell table:style-name="ce4" table:formula="of:=([Sheet1.R12]-[Sheet1.Q12])/[Sheet1.Q12]" office:value-type="percentage" office:value="0.000000648404007587681" calcext:value-type="percentage">
            <text:p>0.000065%</text:p>
          </table:table-cell>
          <table:table-cell office:value-type="float" office:value="1.684187" calcext:value-type="float">
            <text:p>1.6841870</text:p>
          </table:table-cell>
          <table:table-cell office:value-type="float" office:value="1.6842056" calcext:value-type="float">
            <text:p>1.6842056</text:p>
          </table:table-cell>
          <table:table-cell table:style-name="ce4" table:formula="of:=([Sheet1.U12]-[Sheet1.T12])/[Sheet1.T12]" office:value-type="percentage" office:value="0.0000110439042693939" calcext:value-type="percentage">
            <text:p>0.001104%</text:p>
          </table:table-cell>
          <table:table-cell table:style-name="ce6" table:formula="of:=[.Q12]-[.T12]" office:value-type="float" office:value="0.166511" calcext:value-type="float">
            <text:p>0.1665110</text:p>
          </table:table-cell>
          <table:table-cell office:value-type="float" office:value="0.166494" calcext:value-type="float">
            <text:p>0.166494</text:p>
          </table:table-cell>
          <table:table-cell table:style-name="ce4" table:formula="of:=([Sheet1.X12]-[Sheet1.W12])/[Sheet1.W12]" office:value-type="percentage" office:value="-0.000102095357062599" calcext:value-type="percentage">
            <text:p>-0.010210%</text:p>
          </table:table-cell>
          <table:table-cell table:style-name="ce6" table:formula="of:=[.M12]-[.N12]" office:value-type="float" office:value="0.00140626800000002" calcext:value-type="float">
            <text:p>0.0014063</text:p>
          </table:table-cell>
          <table:table-cell office:value-type="float" office:value="0.0013925" calcext:value-type="float">
            <text:p>0.0013925</text:p>
          </table:table-cell>
          <table:table-cell table:formula="of:=([Sheet1.AA12]-[Sheet1.Z12])/[Sheet1.Z12]" office:value-type="percentage" office:value="-0.0097904524599977" calcext:value-type="percentage">
            <text:p>-0.98%</text:p>
          </table:table-cell>
          <table:table-cell office:value-type="float" office:value="0.667250983" calcext:value-type="float">
            <text:p>0.667250983</text:p>
          </table:table-cell>
          <table:table-cell office:value-type="float" office:value="0.66729677" calcext:value-type="float">
            <text:p>0.66729677</text:p>
          </table:table-cell>
          <table:table-cell table:style-name="ce4" table:formula="of:=([Sheet1.AD12]-[Sheet1.AC12])/[Sheet1.AC12]" office:value-type="percentage" office:value="0.0000686203560076408" calcext:value-type="percentage">
            <text:p>0.006862%</text:p>
          </table:table-cell>
          <table:table-cell table:number-columns-repeated="2" office:value-type="float" office:value="0.55" calcext:value-type="float">
            <text:p>0.55</text:p>
          </table:table-cell>
          <table:table-cell table:style-name="ce8" table:formula="of:=([Sheet1.AG12]-[Sheet1.AF12])/[Sheet1.AF12]" office:value-type="percentage" office:value="0" calcext:value-type="percentage">
            <text:p>0.0000%</text:p>
          </table:table-cell>
          <table:table-cell/>
          <table:table-cell office:value-type="float" office:value="0.9960675084" calcext:value-type="float">
            <text:p>0.9960675084</text:p>
          </table:table-cell>
          <table:table-cell table:style-name="ce4" table:formula="of:=([Sheet1.AJ12]-[Sheet1.AI12])/[Sheet1.AI12]" office:value-type="string" office:string-value="" calcext:value-type="error">
            <text:p>#DIV/0!</text:p>
          </table:table-cell>
          <table:table-cell office:value-type="float" office:value="328.048" calcext:value-type="float">
            <text:p>328.0480</text:p>
          </table:table-cell>
          <table:table-cell office:value-type="float" office:value="328.065456" calcext:value-type="float">
            <text:p>328.065456</text:p>
          </table:table-cell>
          <table:table-cell table:style-name="ce4" table:formula="of:=([Sheet1.AM12]-[Sheet1.AL12])/[Sheet1.AL12]" office:value-type="percentage" office:value="0.0000532117251133416" calcext:value-type="percentage">
            <text:p>0.005321%</text:p>
          </table:table-cell>
          <table:table-cell office:value-type="float" office:value="1108.815823" calcext:value-type="float">
            <text:p>1108.815823</text:p>
          </table:table-cell>
          <table:table-cell office:value-type="float" office:value="1108.844563" calcext:value-type="float">
            <text:p>1108.844563</text:p>
          </table:table-cell>
          <table:table-cell table:style-name="ce4" table:formula="of:=([Sheet1.AP12]-[Sheet1.AO12])/[Sheet1.AO12]" office:value-type="percentage" office:value="0.0000259195435382942" calcext:value-type="percentage">
            <text:p>0.002592%</text:p>
          </table:table-cell>
          <table:table-cell table:style-name="ce11" table:formula="of:=[.AO12]-912.67" office:value-type="float" office:value="196.145823" calcext:value-type="float">
            <text:p>196.145823</text:p>
          </table:table-cell>
          <table:table-cell table:style-name="ce11" table:formula="of:=[.AP12]-912.67" office:value-type="float" office:value="196.174563" calcext:value-type="float">
            <text:p>196.174563</text:p>
          </table:table-cell>
          <table:table-cell table:style-name="ce4" table:formula="of:=([Sheet1.AS12]-[Sheet1.AR12])/[Sheet1.AR12]" office:value-type="percentage" office:value="0.00014652364022148" calcext:value-type="percentage">
            <text:p>0.014652%</text:p>
          </table:table-cell>
          <table:table-cell office:value-type="float" office:value="385.6593768" calcext:value-type="float">
            <text:p>385.6593768</text:p>
          </table:table-cell>
          <table:table-cell office:value-type="float" office:value="385.65939173" calcext:value-type="float">
            <text:p>385.65939173</text:p>
          </table:table-cell>
          <table:table-cell table:style-name="ce4" table:formula="of:=([Sheet1.AV12]-[Sheet1.AU12])/[Sheet1.AU12]" office:value-type="percentage" office:value="0.0000000387129183460378" calcext:value-type="percentage">
            <text:p>0.000004%</text:p>
          </table:table-cell>
          <table:table-cell/>
          <table:table-cell office:value-type="float" office:value="53.1" calcext:value-type="float">
            <text:p>53.1</text:p>
          </table:table-cell>
          <table:table-cell table:number-columns-repeated="2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5345" calcext:value-type="float">
            <text:p>5345</text:p>
          </table:table-cell>
          <table:table-cell table:formula="of:=[Sheet1.B13]-[Sheet1.C13]" office:value-type="float" office:value="0" calcext:value-type="float">
            <text:p>0</text:p>
          </table:table-cell>
          <table:table-cell/>
          <table:table-cell office:value-type="float" office:value="36125696.05" calcext:value-type="float">
            <text:p>36125696.05</text:p>
          </table:table-cell>
          <table:table-cell office:value-type="float" office:value="36125755.8359" calcext:value-type="float">
            <text:p>36125755.8359</text:p>
          </table:table-cell>
          <table:table-cell table:style-name="ce2" table:formula="of:=([Sheet1.G13]-[Sheet1.F13])/[Sheet1.F13]" office:value-type="percentage" office:value="0.00000165494112338932" calcext:value-type="percentage">
            <text:p>0.00017%</text:p>
          </table:table-cell>
          <table:table-cell table:style-name="ce3" table:formula="of:=[.G13]-[.F13]" office:value-type="float" office:value="59.7859000042081" calcext:value-type="float">
            <text:p>59.79</text:p>
          </table:table-cell>
          <table:table-cell office:value-type="float" office:value="19176024.11" calcext:value-type="float">
            <text:p>19,176,024.11</text:p>
          </table:table-cell>
          <table:table-cell table:style-name="Default" office:value-type="float" office:value="19176022.8913" calcext:value-type="float">
            <text:p>19176022.8913</text:p>
          </table:table-cell>
          <table:table-cell table:style-name="ce4" table:formula="of:=([Sheet1.K13]-[Sheet1.J13])/[Sheet1.J13]" office:value-type="percentage" office:value="-0.0000000635533201336601" calcext:value-type="percentage">
            <text:p>-0.000006%</text:p>
          </table:table-cell>
          <table:table-cell/>
          <table:table-cell office:value-type="float" office:value="0.22103384" calcext:value-type="float">
            <text:p>0.22103384</text:p>
          </table:table-cell>
          <table:table-cell office:value-type="float" office:value="0.22104824" calcext:value-type="float">
            <text:p>0.22104824</text:p>
          </table:table-cell>
          <table:table-cell table:style-name="ce4" table:formula="of:=([Sheet1.O13]-[Sheet1.N13])/[Sheet1.N13]" office:value-type="percentage" office:value="0.0000651483953769149" calcext:value-type="percentage">
            <text:p>0.006515%</text:p>
          </table:table-cell>
          <table:table-cell office:value-type="float" office:value="1.89159" calcext:value-type="float">
            <text:p>1.89159</text:p>
          </table:table-cell>
          <table:table-cell office:value-type="float" office:value="1.8915948" calcext:value-type="float">
            <text:p>1.8915948</text:p>
          </table:table-cell>
          <table:table-cell table:style-name="ce4" table:formula="of:=([Sheet1.R13]-[Sheet1.Q13])/[Sheet1.Q13]" office:value-type="percentage" office:value="0.00000253754777722233" calcext:value-type="percentage">
            <text:p>0.000254%</text:p>
          </table:table-cell>
          <table:table-cell office:value-type="float" office:value="1.678198" calcext:value-type="float">
            <text:p>1.6781980</text:p>
          </table:table-cell>
          <table:table-cell office:value-type="float" office:value="1.6781873" calcext:value-type="float">
            <text:p>1.6781873</text:p>
          </table:table-cell>
          <table:table-cell table:style-name="ce4" table:formula="of:=([Sheet1.U13]-[Sheet1.T13])/[Sheet1.T13]" office:value-type="percentage" office:value="-0.0000063758865165208" calcext:value-type="percentage">
            <text:p>-0.000638%</text:p>
          </table:table-cell>
          <table:table-cell table:style-name="ce6" table:formula="of:=[.Q13]-[.T13]" office:value-type="float" office:value="0.213392" calcext:value-type="float">
            <text:p>0.2133920</text:p>
          </table:table-cell>
          <table:table-cell office:value-type="float" office:value="0.213407" calcext:value-type="float">
            <text:p>0.213407</text:p>
          </table:table-cell>
          <table:table-cell table:style-name="ce4" table:formula="of:=([Sheet1.X13]-[Sheet1.W13])/[Sheet1.W13]" office:value-type="percentage" office:value="0.0000702931693782311" calcext:value-type="percentage">
            <text:p>0.007029%</text:p>
          </table:table-cell>
          <table:table-cell table:style-name="ce6" table:formula="of:=[.M13]-[.N13]" office:value-type="float" office:value="-0.22103384" calcext:value-type="float">
            <text:p>-0.2210338</text:p>
          </table:table-cell>
          <table:table-cell office:value-type="float" office:value="-0.0062482" calcext:value-type="float">
            <text:p>-0.0062482</text:p>
          </table:table-cell>
          <table:table-cell table:formula="of:=([Sheet1.AA13]-[Sheet1.Z13])/[Sheet1.Z13]" office:value-type="percentage" office:value="-0.971731930278187" calcext:value-type="percentage">
            <text:p>-97.17%</text:p>
          </table:table-cell>
          <table:table-cell office:value-type="float" office:value="0.652105601" calcext:value-type="float">
            <text:p>0.652105601</text:p>
          </table:table-cell>
          <table:table-cell office:value-type="float" office:value="0.65267751" calcext:value-type="float">
            <text:p>0.65267751</text:p>
          </table:table-cell>
          <table:table-cell table:style-name="ce4" table:formula="of:=([Sheet1.AD13]-[Sheet1.AC13])/[Sheet1.AC13]" office:value-type="percentage" office:value="0.000877018996804976" calcext:value-type="percentage">
            <text:p>0.087702%</text:p>
          </table:table-cell>
          <table:table-cell table:number-columns-repeated="2" office:value-type="float" office:value="0.55" calcext:value-type="float">
            <text:p>0.55</text:p>
          </table:table-cell>
          <table:table-cell table:style-name="ce8" table:formula="of:=([Sheet1.AG13]-[Sheet1.AF13])/[Sheet1.AF13]" office:value-type="percentage" office:value="0" calcext:value-type="percentage">
            <text:p>0.0000%</text:p>
          </table:table-cell>
          <table:table-cell/>
          <table:table-cell office:value-type="float" office:value="0.9957531472" calcext:value-type="float">
            <text:p>0.9957531472</text:p>
          </table:table-cell>
          <table:table-cell table:style-name="ce4" table:formula="of:=([Sheet1.AJ13]-[Sheet1.AI13])/[Sheet1.AI13]" office:value-type="string" office:string-value="" calcext:value-type="error">
            <text:p>#DIV/0!</text:p>
          </table:table-cell>
          <table:table-cell office:value-type="float" office:value="383.257" calcext:value-type="float">
            <text:p>383.2570</text:p>
          </table:table-cell>
          <table:table-cell office:value-type="float" office:value="383.275732" calcext:value-type="float">
            <text:p>383.275732</text:p>
          </table:table-cell>
          <table:table-cell table:style-name="ce4" table:formula="of:=([Sheet1.AM13]-[Sheet1.AL13])/[Sheet1.AL13]" office:value-type="percentage" office:value="0.0000488758196197329" calcext:value-type="percentage">
            <text:p>0.004888%</text:p>
          </table:table-cell>
          <table:table-cell office:value-type="float" office:value="1152.249356" calcext:value-type="float">
            <text:p>1152.249356</text:p>
          </table:table-cell>
          <table:table-cell office:value-type="float" office:value="1152.278684" calcext:value-type="float">
            <text:p>1152.278684</text:p>
          </table:table-cell>
          <table:table-cell table:style-name="ce4" table:formula="of:=([Sheet1.AP13]-[Sheet1.AO13])/[Sheet1.AO13]" office:value-type="percentage" office:value="0.0000254528239459287" calcext:value-type="percentage">
            <text:p>0.002545%</text:p>
          </table:table-cell>
          <table:table-cell table:style-name="ce11" table:formula="of:=[.AO13]-912.67" office:value-type="float" office:value="239.579356" calcext:value-type="float">
            <text:p>239.579356</text:p>
          </table:table-cell>
          <table:table-cell table:style-name="ce11" table:formula="of:=[.AP13]-912.67" office:value-type="float" office:value="239.608684" calcext:value-type="float">
            <text:p>239.608684</text:p>
          </table:table-cell>
          <table:table-cell table:style-name="ce4" table:formula="of:=([Sheet1.AS13]-[Sheet1.AR13])/[Sheet1.AR13]" office:value-type="percentage" office:value="0.000122414553948787" calcext:value-type="percentage">
            <text:p>0.012241%</text:p>
          </table:table-cell>
          <table:table-cell office:value-type="float" office:value="438.7465593" calcext:value-type="float">
            <text:p>438.7465593</text:p>
          </table:table-cell>
          <table:table-cell office:value-type="float" office:value="438.74657423" calcext:value-type="float">
            <text:p>438.74657423</text:p>
          </table:table-cell>
          <table:table-cell table:style-name="ce4" table:formula="of:=([Sheet1.AV13]-[Sheet1.AU13])/[Sheet1.AU13]" office:value-type="percentage" office:value="0.0000000340287569299821" calcext:value-type="percentage">
            <text:p>0.000003%</text:p>
          </table:table-cell>
          <table:table-cell/>
          <table:table-cell office:value-type="float" office:value="53.1" calcext:value-type="float">
            <text:p>53.1</text:p>
          </table:table-cell>
          <table:table-cell table:number-columns-repeated="2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6738" calcext:value-type="float">
            <text:p>6738</text:p>
          </table:table-cell>
          <table:table-cell table:formula="of:=[Sheet1.B14]-[Sheet1.C14]" office:value-type="float" office:value="0" calcext:value-type="float">
            <text:p>0</text:p>
          </table:table-cell>
          <table:table-cell/>
          <table:table-cell office:value-type="float" office:value="35985820.4726" calcext:value-type="float">
            <text:p>35985820.4726</text:p>
          </table:table-cell>
          <table:table-cell office:value-type="float" office:value="35985887.7769" calcext:value-type="float">
            <text:p>35985887.7769</text:p>
          </table:table-cell>
          <table:table-cell table:style-name="ce2" table:formula="of:=([Sheet1.G14]-[Sheet1.F14])/[Sheet1.F14]" office:value-type="percentage" office:value="0.00000187030055502" calcext:value-type="percentage">
            <text:p>0.00019%</text:p>
          </table:table-cell>
          <table:table-cell table:style-name="ce3" table:formula="of:=[.G14]-[.F14]" office:value-type="float" office:value="67.3043000027537" calcext:value-type="float">
            <text:p>67.30</text:p>
          </table:table-cell>
          <table:table-cell office:value-type="float" office:value="18801010.96" calcext:value-type="float">
            <text:p>18,801,010.96</text:p>
          </table:table-cell>
          <table:table-cell table:style-name="Default" office:value-type="float" office:value="18801010.2036" calcext:value-type="float">
            <text:p>18801010.2036</text:p>
          </table:table-cell>
          <table:table-cell table:style-name="ce4" table:formula="of:=([Sheet1.K14]-[Sheet1.J14])/[Sheet1.J14]" office:value-type="percentage" office:value="-0.000000040231879121461" calcext:value-type="percentage">
            <text:p>-0.000004%</text:p>
          </table:table-cell>
          <table:table-cell/>
          <table:table-cell office:value-type="float" office:value="0.272734938" calcext:value-type="float">
            <text:p>0.272734938</text:p>
          </table:table-cell>
          <table:table-cell office:value-type="float" office:value="0.27274715" calcext:value-type="float">
            <text:p>0.27274715</text:p>
          </table:table-cell>
          <table:table-cell table:style-name="ce4" table:formula="of:=([Sheet1.O14]-[Sheet1.N14])/[Sheet1.N14]" office:value-type="percentage" office:value="0.0000447760748568118" calcext:value-type="percentage">
            <text:p>0.004478%</text:p>
          </table:table-cell>
          <table:table-cell office:value-type="float" office:value="1.921476" calcext:value-type="float">
            <text:p>1.921476</text:p>
          </table:table-cell>
          <table:table-cell office:value-type="float" office:value="1.9214795" calcext:value-type="float">
            <text:p>1.9214795</text:p>
          </table:table-cell>
          <table:table-cell table:style-name="ce4" table:formula="of:=([Sheet1.R14]-[Sheet1.Q14])/[Sheet1.Q14]" office:value-type="percentage" office:value="0.00000182151637597614" calcext:value-type="percentage">
            <text:p>0.000182%</text:p>
          </table:table-cell>
          <table:table-cell office:value-type="float" office:value="1.63542" calcext:value-type="float">
            <text:p>1.6354200</text:p>
          </table:table-cell>
          <table:table-cell office:value-type="float" office:value="1.6354313" calcext:value-type="float">
            <text:p>1.6354313</text:p>
          </table:table-cell>
          <table:table-cell table:style-name="ce4" table:formula="of:=([Sheet1.U14]-[Sheet1.T14])/[Sheet1.T14]" office:value-type="percentage" office:value="0.00000690954005694951" calcext:value-type="percentage">
            <text:p>0.000691%</text:p>
          </table:table-cell>
          <table:table-cell table:style-name="ce6" table:formula="of:=[.Q14]-[.T14]" office:value-type="float" office:value="0.286056" calcext:value-type="float">
            <text:p>0.2860560</text:p>
          </table:table-cell>
          <table:table-cell office:value-type="float" office:value="0.286048" calcext:value-type="float">
            <text:p>0.286048</text:p>
          </table:table-cell>
          <table:table-cell table:style-name="ce4" table:formula="of:=([Sheet1.X14]-[Sheet1.W14])/[Sheet1.W14]" office:value-type="percentage" office:value="-0.0000279665520034433" calcext:value-type="percentage">
            <text:p>-0.002797%</text:p>
          </table:table-cell>
          <table:table-cell table:style-name="ce6" table:formula="of:=[.M14]-[.N14]" office:value-type="float" office:value="-0.272734938" calcext:value-type="float">
            <text:p>-0.2727349</text:p>
          </table:table-cell>
          <table:table-cell office:value-type="float" office:value="0.0070528" calcext:value-type="float">
            <text:p>0.0070528</text:p>
          </table:table-cell>
          <table:table-cell table:formula="of:=([Sheet1.AA14]-[Sheet1.Z14])/[Sheet1.Z14]" office:value-type="percentage" office:value="-1.02585953985844" calcext:value-type="percentage">
            <text:p>-102.59%</text:p>
          </table:table-cell>
          <table:table-cell office:value-type="float" office:value="0.62633549" calcext:value-type="float">
            <text:p>0.62633549</text:p>
          </table:table-cell>
          <table:table-cell office:value-type="float" office:value="0.62630692" calcext:value-type="float">
            <text:p>0.62630692</text:p>
          </table:table-cell>
          <table:table-cell table:style-name="ce4" table:formula="of:=([Sheet1.AD14]-[Sheet1.AC14])/[Sheet1.AC14]" office:value-type="percentage" office:value="-0.0000456145315987212" calcext:value-type="percentage">
            <text:p>-0.004561%</text:p>
          </table:table-cell>
          <table:table-cell table:number-columns-repeated="2" office:value-type="float" office:value="0.515" calcext:value-type="float">
            <text:p>0.515</text:p>
          </table:table-cell>
          <table:table-cell table:style-name="ce8" table:formula="of:=([Sheet1.AG14]-[Sheet1.AF14])/[Sheet1.AF14]" office:value-type="percentage" office:value="0" calcext:value-type="percentage">
            <text:p>0.0000%</text:p>
          </table:table-cell>
          <table:table-cell/>
          <table:table-cell office:value-type="float" office:value="0.9954369575" calcext:value-type="float">
            <text:p>0.9954369575</text:p>
          </table:table-cell>
          <table:table-cell table:style-name="ce4" table:formula="of:=([Sheet1.AJ14]-[Sheet1.AI14])/[Sheet1.AI14]" office:value-type="string" office:string-value="" calcext:value-type="error">
            <text:p>#DIV/0!</text:p>
          </table:table-cell>
          <table:table-cell office:value-type="float" office:value="437.057" calcext:value-type="float">
            <text:p>437.0570</text:p>
          </table:table-cell>
          <table:table-cell office:value-type="float" office:value="437.07454" calcext:value-type="float">
            <text:p>437.07454</text:p>
          </table:table-cell>
          <table:table-cell table:style-name="ce4" table:formula="of:=([Sheet1.AM14]-[Sheet1.AL14])/[Sheet1.AL14]" office:value-type="percentage" office:value="0.0000401320651539657" calcext:value-type="percentage">
            <text:p>0.004013%</text:p>
          </table:table-cell>
          <table:table-cell/>
          <table:table-cell office:value-type="float" office:value="1194.364023" calcext:value-type="float">
            <text:p>1194.364023</text:p>
          </table:table-cell>
          <table:table-cell table:style-name="ce4" table:formula="of:=([Sheet1.AP14]-[Sheet1.AO14])/[Sheet1.AO14]" office:value-type="string" office:string-value="" calcext:value-type="error">
            <text:p>#DIV/0!</text:p>
          </table:table-cell>
          <table:table-cell/>
          <table:table-cell table:style-name="ce11" table:formula="of:=[.AP14]-912.67" office:value-type="float" office:value="281.694023" calcext:value-type="float">
            <text:p>281.694023</text:p>
          </table:table-cell>
          <table:table-cell/>
          <table:table-cell office:value-type="float" office:value="490.1446042" calcext:value-type="float">
            <text:p>490.1446042</text:p>
          </table:table-cell>
          <table:table-cell office:value-type="float" office:value="490.14461911" calcext:value-type="float">
            <text:p>490.14461911</text:p>
          </table:table-cell>
          <table:table-cell table:style-name="ce4" table:formula="of:=([Sheet1.AV14]-[Sheet1.AU14])/[Sheet1.AU14]" office:value-type="percentage" office:value="0.0000000304195942924959" calcext:value-type="percentage">
            <text:p>0.000003%</text:p>
          </table:table-cell>
          <table:table-cell/>
          <table:table-cell office:value-type="float" office:value="51.4" calcext:value-type="float">
            <text:p>51.4</text:p>
          </table:table-cell>
          <table:table-cell table:number-columns-repeated="2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8283" calcext:value-type="float">
            <text:p>8283</text:p>
          </table:table-cell>
          <table:table-cell table:formula="of:=[Sheet1.B15]-[Sheet1.C15]" office:value-type="float" office:value="0" calcext:value-type="float">
            <text:p>0</text:p>
          </table:table-cell>
          <table:table-cell table:number-columns-repeated="2"/>
          <table:table-cell office:value-type="float" office:value="35852039.5543" calcext:value-type="float">
            <text:p>35852039.5543</text:p>
          </table:table-cell>
          <table:table-cell table:style-name="ce2" table:formula="of:=([Sheet1.G15]-[Sheet1.F15])/[Sheet1.F15]" office:value-type="string" office:string-value="" calcext:value-type="error">
            <text:p>#DIV/0!</text:p>
          </table:table-cell>
          <table:table-cell table:style-name="ce3" table:formula="of:=[.G15]-[.F15]" office:value-type="float" office:value="35852039.5543" calcext:value-type="float">
            <text:p>35,852,039.55</text:p>
          </table:table-cell>
          <table:table-cell office:value-type="float" office:value="18429668.99" calcext:value-type="float">
            <text:p>18,429,668.99</text:p>
          </table:table-cell>
          <table:table-cell table:style-name="Default" office:value-type="float" office:value="18429668.7305" calcext:value-type="float">
            <text:p>18429668.7305</text:p>
          </table:table-cell>
          <table:table-cell table:style-name="ce4" table:formula="of:=([Sheet1.K15]-[Sheet1.J15])/[Sheet1.J15]" office:value-type="percentage" office:value="-0.0000000140805565765378" calcext:value-type="percentage">
            <text:p>-0.000001%</text:p>
          </table:table-cell>
          <table:table-cell/>
          <table:table-cell office:value-type="float" office:value="0.322661657" calcext:value-type="float">
            <text:p>0.322661657</text:p>
          </table:table-cell>
          <table:table-cell office:value-type="float" office:value="0.3226723" calcext:value-type="float">
            <text:p>0.3226723</text:p>
          </table:table-cell>
          <table:table-cell table:style-name="ce4" table:formula="of:=([Sheet1.O15]-[Sheet1.N15])/[Sheet1.N15]" office:value-type="percentage" office:value="0.0000329850162517974" calcext:value-type="percentage">
            <text:p>0.003299%</text:p>
          </table:table-cell>
          <table:table-cell office:value-type="float" office:value="1.9526026" calcext:value-type="float">
            <text:p>1.9526026</text:p>
          </table:table-cell>
          <table:table-cell office:value-type="float" office:value="1.9526063" calcext:value-type="float">
            <text:p>1.9526063</text:p>
          </table:table-cell>
          <table:table-cell table:style-name="ce4" table:formula="of:=([Sheet1.R15]-[Sheet1.Q15])/[Sheet1.Q15]" office:value-type="percentage" office:value="0.000001894906828311" calcext:value-type="percentage">
            <text:p>0.000189%</text:p>
          </table:table-cell>
          <table:table-cell office:value-type="float" office:value="1.63576" calcext:value-type="float">
            <text:p>1.6357600</text:p>
          </table:table-cell>
          <table:table-cell office:value-type="float" office:value="1.6357592" calcext:value-type="float">
            <text:p>1.6357592</text:p>
          </table:table-cell>
          <table:table-cell table:style-name="ce4" table:formula="of:=([Sheet1.U15]-[Sheet1.T15])/[Sheet1.T15]" office:value-type="percentage" office:value="-0.000000489069301269776" calcext:value-type="percentage">
            <text:p>-0.000049%</text:p>
          </table:table-cell>
          <table:table-cell table:style-name="ce6" table:formula="of:=[.Q15]-[.T15]" office:value-type="float" office:value="0.3168426" calcext:value-type="float">
            <text:p>0.3168426</text:p>
          </table:table-cell>
          <table:table-cell office:value-type="float" office:value="0.316847" calcext:value-type="float">
            <text:p>0.316847</text:p>
          </table:table-cell>
          <table:table-cell table:style-name="ce4" table:formula="of:=([Sheet1.X15]-[Sheet1.W15])/[Sheet1.W15]" office:value-type="percentage" office:value="0.0000138870215053642" calcext:value-type="percentage">
            <text:p>0.001389%</text:p>
          </table:table-cell>
          <table:table-cell table:style-name="ce6" table:formula="of:=[.M15]-[.N15]" office:value-type="float" office:value="-0.322661657" calcext:value-type="float">
            <text:p>-0.3226617</text:p>
          </table:table-cell>
          <table:table-cell office:value-type="float" office:value="0.0012277" calcext:value-type="float">
            <text:p>0.0012277</text:p>
          </table:table-cell>
          <table:table-cell table:formula="of:=([Sheet1.AA15]-[Sheet1.Z15])/[Sheet1.Z15]" office:value-type="percentage" office:value="-1.00380491444634" calcext:value-type="percentage">
            <text:p>-100.38%</text:p>
          </table:table-cell>
          <table:table-cell office:value-type="float" office:value="0.620680224" calcext:value-type="float">
            <text:p>0.620680224</text:p>
          </table:table-cell>
          <table:table-cell office:value-type="float" office:value="0.62065824" calcext:value-type="float">
            <text:p>0.62065824</text:p>
          </table:table-cell>
          <table:table-cell table:style-name="ce4" table:formula="of:=([Sheet1.AD15]-[Sheet1.AC15])/[Sheet1.AC15]" office:value-type="percentage" office:value="-0.0000354192048496375" calcext:value-type="percentage">
            <text:p>-0.003542%</text:p>
          </table:table-cell>
          <table:table-cell table:number-columns-repeated="2" office:value-type="float" office:value="0.518" calcext:value-type="float">
            <text:p>0.518</text:p>
          </table:table-cell>
          <table:table-cell table:style-name="ce8" table:formula="of:=([Sheet1.AG15]-[Sheet1.AF15])/[Sheet1.AF15]" office:value-type="percentage" office:value="0" calcext:value-type="percentage">
            <text:p>0.0000%</text:p>
          </table:table-cell>
          <table:table-cell table:style-name="ce9"/>
          <table:table-cell office:value-type="float" office:value="0.9951176895" calcext:value-type="float">
            <text:p>0.9951176895</text:p>
          </table:table-cell>
          <table:table-cell table:style-name="ce4" table:formula="of:=([Sheet1.AJ15]-[Sheet1.AI15])/[Sheet1.AI15]" office:value-type="string" office:string-value="" calcext:value-type="error">
            <text:p>#DIV/0!</text:p>
          </table:table-cell>
          <table:table-cell office:value-type="float" office:value="489.584" calcext:value-type="float">
            <text:p>489.5840</text:p>
          </table:table-cell>
          <table:table-cell office:value-type="float" office:value="489.600774" calcext:value-type="float">
            <text:p>489.600774</text:p>
          </table:table-cell>
          <table:table-cell table:style-name="ce4" table:formula="of:=([Sheet1.AM15]-[Sheet1.AL15])/[Sheet1.AL15]" office:value-type="percentage" office:value="0.0000342617405797536" calcext:value-type="percentage">
            <text:p>0.003426%</text:p>
          </table:table-cell>
          <table:table-cell/>
          <table:table-cell office:value-type="float" office:value="1235.395759" calcext:value-type="float">
            <text:p>1235.395759</text:p>
          </table:table-cell>
          <table:table-cell table:style-name="ce4" table:formula="of:=([Sheet1.AP15]-[Sheet1.AO15])/[Sheet1.AO15]" office:value-type="string" office:string-value="" calcext:value-type="error">
            <text:p>#DIV/0!</text:p>
          </table:table-cell>
          <table:table-cell/>
          <table:table-cell table:style-name="ce11" table:formula="of:=[.AP15]-912.67" office:value-type="float" office:value="322.725759" calcext:value-type="float">
            <text:p>322.725759</text:p>
          </table:table-cell>
          <table:table-cell/>
          <table:table-cell office:value-type="float" office:value="539.9982947" calcext:value-type="float">
            <text:p>539.9982947</text:p>
          </table:table-cell>
          <table:table-cell office:value-type="float" office:value="539.99830958" calcext:value-type="float">
            <text:p>539.99830958</text:p>
          </table:table-cell>
          <table:table-cell table:style-name="ce4" table:formula="of:=([Sheet1.AV15]-[Sheet1.AU15])/[Sheet1.AU15]" office:value-type="percentage" office:value="0.000000027555642539368" calcext:value-type="percentage">
            <text:p>0.000003%</text:p>
          </table:table-cell>
          <table:table-cell/>
          <table:table-cell office:value-type="float" office:value="49.9" calcext:value-type="float">
            <text:p>49.9</text:p>
          </table:table-cell>
          <table:table-cell table:number-columns-repeated="2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9978" calcext:value-type="float">
            <text:p>9978</text:p>
          </table:table-cell>
          <table:table-cell table:formula="of:=[Sheet1.B16]-[Sheet1.C16]" office:value-type="float" office:value="0" calcext:value-type="float">
            <text:p>0</text:p>
          </table:table-cell>
          <table:table-cell table:number-columns-repeated="2"/>
          <table:table-cell office:value-type="float" office:value="35722735.3073" calcext:value-type="float">
            <text:p>35722735.3073</text:p>
          </table:table-cell>
          <table:table-cell table:style-name="ce2" table:formula="of:=([Sheet1.G16]-[Sheet1.F16])/[Sheet1.F16]" office:value-type="string" office:string-value="" calcext:value-type="error">
            <text:p>#DIV/0!</text:p>
          </table:table-cell>
          <table:table-cell table:style-name="ce3" table:formula="of:=[.G16]-[.F16]" office:value-type="float" office:value="35722735.3073" calcext:value-type="float">
            <text:p>35,722,735.31</text:p>
          </table:table-cell>
          <table:table-cell office:value-type="float" office:value="18062009.63" calcext:value-type="float">
            <text:p>18,062,009.63</text:p>
          </table:table-cell>
          <table:table-cell table:style-name="Default" office:value-type="float" office:value="18062009.8376" calcext:value-type="float">
            <text:p>18062009.8376</text:p>
          </table:table-cell>
          <table:table-cell table:style-name="ce4" table:formula="of:=([Sheet1.K16]-[Sheet1.J16])/[Sheet1.J16]" office:value-type="percentage" office:value="0.000000011493737712382" calcext:value-type="percentage">
            <text:p>0.000001%</text:p>
          </table:table-cell>
          <table:table-cell table:number-columns-repeated="2"/>
          <table:table-cell office:value-type="float" office:value="0.37019422" calcext:value-type="float">
            <text:p>0.37019422</text:p>
          </table:table-cell>
          <table:table-cell/>
          <table:table-cell office:value-type="float" office:value="1.984938" calcext:value-type="float">
            <text:p>1.984938</text:p>
          </table:table-cell>
          <table:table-cell office:value-type="float" office:value="1.9849419" calcext:value-type="float">
            <text:p>1.9849419</text:p>
          </table:table-cell>
          <table:table-cell table:style-name="ce4" table:formula="of:=([Sheet1.R16]-[Sheet1.Q16])/[Sheet1.Q16]" office:value-type="percentage" office:value="0.00000196479688526019" calcext:value-type="percentage">
            <text:p>0.000196%</text:p>
          </table:table-cell>
          <table:table-cell office:value-type="float" office:value="1.624676" calcext:value-type="float">
            <text:p>1.6246760</text:p>
          </table:table-cell>
          <table:table-cell office:value-type="float" office:value="1.6246696" calcext:value-type="float">
            <text:p>1.6246696</text:p>
          </table:table-cell>
          <table:table-cell table:style-name="ce4" table:formula="of:=([Sheet1.U16]-[Sheet1.T16])/[Sheet1.T16]" office:value-type="percentage" office:value="-0.00000393924696381558" calcext:value-type="percentage">
            <text:p>-0.000394%</text:p>
          </table:table-cell>
          <table:table-cell table:style-name="ce6" table:formula="of:=[.Q16]-[.T16]" office:value-type="float" office:value="0.360262" calcext:value-type="float">
            <text:p>0.3602620</text:p>
          </table:table-cell>
          <table:table-cell office:value-type="float" office:value="0.360272" calcext:value-type="float">
            <text:p>0.360272</text:p>
          </table:table-cell>
          <table:table-cell table:style-name="ce4" table:formula="of:=([Sheet1.X16]-[Sheet1.W16])/[Sheet1.W16]" office:value-type="percentage" office:value="0.0000277575764302063" calcext:value-type="percentage">
            <text:p>0.002776%</text:p>
          </table:table-cell>
          <table:table-cell table:style-name="ce6" table:formula="of:=[.M16]-[.N16]" office:value-type="float" office:value="0" calcext:value-type="float">
            <text:p>0.0000000</text:p>
          </table:table-cell>
          <table:table-cell office:value-type="float" office:value="-0.0086942" calcext:value-type="float">
            <text:p>-0.0086942</text:p>
          </table:table-cell>
          <table:table-cell table:formula="of:=([Sheet1.AA16]-[Sheet1.Z16])/[Sheet1.Z16]" office:value-type="string" office:string-value="" calcext:value-type="error">
            <text:p>#DIV/0!</text:p>
          </table:table-cell>
          <table:table-cell office:value-type="float" office:value="0.611714384" calcext:value-type="float">
            <text:p>0.611714384</text:p>
          </table:table-cell>
          <table:table-cell office:value-type="float" office:value="0.61169595" calcext:value-type="float">
            <text:p>0.61169595</text:p>
          </table:table-cell>
          <table:table-cell table:style-name="ce4" table:formula="of:=([Sheet1.AD16]-[Sheet1.AC16])/[Sheet1.AC16]" office:value-type="percentage" office:value="-0.0000301349788106529" calcext:value-type="percentage">
            <text:p>-0.003013%</text:p>
          </table:table-cell>
          <table:table-cell table:number-columns-repeated="2" office:value-type="float" office:value="0.51" calcext:value-type="float">
            <text:p>0.51</text:p>
          </table:table-cell>
          <table:table-cell table:style-name="ce8" table:formula="of:=([Sheet1.AG16]-[Sheet1.AF16])/[Sheet1.AF16]" office:value-type="percentage" office:value="0" calcext:value-type="percentage">
            <text:p>0.0000%</text:p>
          </table:table-cell>
          <table:table-cell table:style-name="ce9"/>
          <table:table-cell office:value-type="float" office:value="0.9947914906" calcext:value-type="float">
            <text:p>0.9947914906</text:p>
          </table:table-cell>
          <table:table-cell table:style-name="ce4" table:formula="of:=([Sheet1.AJ16]-[Sheet1.AI16])/[Sheet1.AI16]" office:value-type="string" office:string-value="" calcext:value-type="error">
            <text:p>#DIV/0!</text:p>
          </table:table-cell>
          <table:table-cell office:value-type="float" office:value="541.814" calcext:value-type="float">
            <text:p>541.8140</text:p>
          </table:table-cell>
          <table:table-cell office:value-type="float" office:value="541.83008" calcext:value-type="float">
            <text:p>541.83008</text:p>
          </table:table-cell>
          <table:table-cell table:style-name="ce4" table:formula="of:=([Sheet1.AM16]-[Sheet1.AL16])/[Sheet1.AL16]" office:value-type="percentage" office:value="0.0000296780814079889" calcext:value-type="percentage">
            <text:p>0.002968%</text:p>
          </table:table-cell>
          <table:table-cell/>
          <table:table-cell office:value-type="float" office:value="1275.946716" calcext:value-type="float">
            <text:p>1275.946716</text:p>
          </table:table-cell>
          <table:table-cell table:style-name="ce4" table:formula="of:=([Sheet1.AP16]-[Sheet1.AO16])/[Sheet1.AO16]" office:value-type="string" office:string-value="" calcext:value-type="error">
            <text:p>#DIV/0!</text:p>
          </table:table-cell>
          <table:table-cell/>
          <table:table-cell table:style-name="ce11" table:formula="of:=[.AP16]-912.67" office:value-type="float" office:value="363.276716" calcext:value-type="float">
            <text:p>363.276716</text:p>
          </table:table-cell>
          <table:table-cell/>
          <table:table-cell office:value-type="float" office:value="589.6106798" calcext:value-type="float">
            <text:p>589.6106798</text:p>
          </table:table-cell>
          <table:table-cell office:value-type="float" office:value="589.61069468" calcext:value-type="float">
            <text:p>589.61069468</text:p>
          </table:table-cell>
          <table:table-cell table:style-name="ce4" table:formula="of:=([Sheet1.AV16]-[Sheet1.AU16])/[Sheet1.AU16]" office:value-type="percentage" office:value="0.0000000252369921443006" calcext:value-type="percentage">
            <text:p>0.000003%</text:p>
          </table:table-cell>
          <table:table-cell/>
          <table:table-cell office:value-type="float" office:value="49.6" calcext:value-type="float">
            <text:p>49.6</text:p>
          </table:table-cell>
          <table:table-cell table:number-columns-repeated="2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1819" calcext:value-type="float">
            <text:p>11819</text:p>
          </table:table-cell>
          <table:table-cell table:formula="of:=[Sheet1.B17]-[Sheet1.C17]" office:value-type="float" office:value="0" calcext:value-type="float">
            <text:p>0</text:p>
          </table:table-cell>
          <table:table-cell table:number-columns-repeated="2"/>
          <table:table-cell office:value-type="float" office:value="35596519.6149" calcext:value-type="float">
            <text:p>35596519.6149</text:p>
          </table:table-cell>
          <table:table-cell table:style-name="ce2" table:formula="of:=([Sheet1.G17]-[Sheet1.F17])/[Sheet1.F17]" office:value-type="string" office:string-value="" calcext:value-type="error">
            <text:p>#DIV/0!</text:p>
          </table:table-cell>
          <table:table-cell table:style-name="ce3" table:formula="of:=[.G17]-[.F17]" office:value-type="float" office:value="35596519.6149" calcext:value-type="float">
            <text:p>35,596,519.61</text:p>
          </table:table-cell>
          <table:table-cell office:value-type="float" office:value="17698031.06" calcext:value-type="float">
            <text:p>17,698,031.06</text:p>
          </table:table-cell>
          <table:table-cell table:style-name="Default" office:value-type="float" office:value="17698031.3498" calcext:value-type="float">
            <text:p>17698031.3498</text:p>
          </table:table-cell>
          <table:table-cell table:style-name="ce4" table:formula="of:=([Sheet1.K17]-[Sheet1.J17])/[Sheet1.J17]" office:value-type="percentage" office:value="0.0000000163747030496491" calcext:value-type="percentage">
            <text:p>0.000002%</text:p>
          </table:table-cell>
          <table:table-cell table:number-columns-repeated="2"/>
          <table:table-cell office:value-type="float" office:value="0.4122887" calcext:value-type="float">
            <text:p>0.4122887</text:p>
          </table:table-cell>
          <table:table-cell/>
          <table:table-cell office:value-type="float" office:value="2.018457" calcext:value-type="float">
            <text:p>2.018457</text:p>
          </table:table-cell>
          <table:table-cell office:value-type="float" office:value="2.0184581" calcext:value-type="float">
            <text:p>2.0184581</text:p>
          </table:table-cell>
          <table:table-cell table:style-name="ce4" table:formula="of:=([Sheet1.R17]-[Sheet1.Q17])/[Sheet1.Q17]" office:value-type="percentage" office:value="0.000000544970737536703" calcext:value-type="percentage">
            <text:p>0.000054%</text:p>
          </table:table-cell>
          <table:table-cell office:value-type="float" office:value="1.59628" calcext:value-type="float">
            <text:p>1.5962800</text:p>
          </table:table-cell>
          <table:table-cell office:value-type="float" office:value="1.5962639" calcext:value-type="float">
            <text:p>1.5962639</text:p>
          </table:table-cell>
          <table:table-cell table:style-name="ce4" table:formula="of:=([Sheet1.U17]-[Sheet1.T17])/[Sheet1.T17]" office:value-type="percentage" office:value="-0.0000100859498335483" calcext:value-type="percentage">
            <text:p>-0.001009%</text:p>
          </table:table-cell>
          <table:table-cell table:style-name="ce6" table:formula="of:=[.Q17]-[.T17]" office:value-type="float" office:value="0.422177" calcext:value-type="float">
            <text:p>0.4221770</text:p>
          </table:table-cell>
          <table:table-cell office:value-type="float" office:value="0.422194" calcext:value-type="float">
            <text:p>0.422194</text:p>
          </table:table-cell>
          <table:table-cell table:style-name="ce4" table:formula="of:=([Sheet1.X17]-[Sheet1.W17])/[Sheet1.W17]" office:value-type="percentage" office:value="0.0000402674707526316" calcext:value-type="percentage">
            <text:p>0.004027%</text:p>
          </table:table-cell>
          <table:table-cell table:style-name="ce6" table:formula="of:=[.M17]-[.N17]" office:value-type="float" office:value="0" calcext:value-type="float">
            <text:p>0.0000000</text:p>
          </table:table-cell>
          <table:table-cell office:value-type="float" office:value="0.0012113" calcext:value-type="float">
            <text:p>0.0012113</text:p>
          </table:table-cell>
          <table:table-cell table:formula="of:=([Sheet1.AA17]-[Sheet1.Z17])/[Sheet1.Z17]" office:value-type="string" office:string-value="" calcext:value-type="error">
            <text:p>#DIV/0!</text:p>
          </table:table-cell>
          <table:table-cell office:value-type="float" office:value="0.588627882" calcext:value-type="float">
            <text:p>0.588627882</text:p>
          </table:table-cell>
          <table:table-cell office:value-type="float" office:value="0.58857565" calcext:value-type="float">
            <text:p>0.58857565</text:p>
          </table:table-cell>
          <table:table-cell table:style-name="ce4" table:formula="of:=([Sheet1.AD17]-[Sheet1.AC17])/[Sheet1.AC17]" office:value-type="percentage" office:value="-0.000088735178195383" calcext:value-type="percentage">
            <text:p>-0.008874%</text:p>
          </table:table-cell>
          <table:table-cell office:value-type="float" office:value="0.489" calcext:value-type="float">
            <text:p>0.489</text:p>
          </table:table-cell>
          <table:table-cell office:value-type="float" office:value="0.489" calcext:value-type="float">
            <text:p>0.489</text:p>
          </table:table-cell>
          <table:table-cell table:style-name="ce8" table:formula="of:=([Sheet1.AG17]-[Sheet1.AF17])/[Sheet1.AF17]" office:value-type="percentage" office:value="0" calcext:value-type="percentage">
            <text:p>0.0000%</text:p>
          </table:table-cell>
          <table:table-cell table:style-name="ce9"/>
          <table:table-cell office:value-type="float" office:value="0.9944635675" calcext:value-type="float">
            <text:p>0.9944635675</text:p>
          </table:table-cell>
          <table:table-cell table:style-name="ce4" table:formula="of:=([Sheet1.AJ17]-[Sheet1.AI17])/[Sheet1.AI17]" office:value-type="string" office:string-value="" calcext:value-type="error">
            <text:p>#DIV/0!</text:p>
          </table:table-cell>
          <table:table-cell office:value-type="float" office:value="592.729" calcext:value-type="float">
            <text:p>592.7290</text:p>
          </table:table-cell>
          <table:table-cell office:value-type="float" office:value="592.744124" calcext:value-type="float">
            <text:p>592.744124</text:p>
          </table:table-cell>
          <table:table-cell table:style-name="ce4" table:formula="of:=([Sheet1.AM17]-[Sheet1.AL17])/[Sheet1.AL17]" office:value-type="percentage" office:value="0.0000255158765641876" calcext:value-type="percentage">
            <text:p>0.002552%</text:p>
          </table:table-cell>
          <table:table-cell/>
          <table:table-cell office:value-type="float" office:value="1315.441988" calcext:value-type="float">
            <text:p>1315.441988</text:p>
          </table:table-cell>
          <table:table-cell table:style-name="ce4" table:formula="of:=([Sheet1.AP17]-[Sheet1.AO17])/[Sheet1.AO17]" office:value-type="string" office:string-value="" calcext:value-type="error">
            <text:p>#DIV/0!</text:p>
          </table:table-cell>
          <table:table-cell/>
          <table:table-cell table:style-name="ce11" table:formula="of:=[.AP17]-912.67" office:value-type="float" office:value="402.771988" calcext:value-type="float">
            <text:p>402.771988</text:p>
          </table:table-cell>
          <table:table-cell/>
          <table:table-cell office:value-type="float" office:value="637.8234937" calcext:value-type="float">
            <text:p>637.8234937</text:p>
          </table:table-cell>
          <table:table-cell office:value-type="float" office:value="637.82350861" calcext:value-type="float">
            <text:p>637.82350861</text:p>
          </table:table-cell>
          <table:table-cell table:style-name="ce4" table:formula="of:=([Sheet1.AV17]-[Sheet1.AU17])/[Sheet1.AU17]" office:value-type="percentage" office:value="0.0000000233763731685821" calcext:value-type="percentage">
            <text:p>0.000002%</text:p>
          </table:table-cell>
          <table:table-cell/>
          <table:table-cell office:value-type="float" office:value="48.2" calcext:value-type="float">
            <text:p>48.2</text:p>
          </table:table-cell>
          <table:table-cell table:number-columns-repeated="2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3804" calcext:value-type="float">
            <text:p>13804</text:p>
          </table:table-cell>
          <table:table-cell table:formula="of:=[Sheet1.B18]-[Sheet1.C18]" office:value-type="float" office:value="0" calcext:value-type="float">
            <text:p>0</text:p>
          </table:table-cell>
          <table:table-cell table:number-columns-repeated="2"/>
          <table:table-cell office:value-type="float" office:value="35471926.1022" calcext:value-type="float">
            <text:p>35471926.1022</text:p>
          </table:table-cell>
          <table:table-cell table:style-name="ce2" table:formula="of:=([Sheet1.G18]-[Sheet1.F18])/[Sheet1.F18]" office:value-type="string" office:string-value="" calcext:value-type="error">
            <text:p>#DIV/0!</text:p>
          </table:table-cell>
          <table:table-cell table:style-name="ce3" table:formula="of:=[.G18]-[.F18]" office:value-type="float" office:value="35471926.1022" calcext:value-type="float">
            <text:p>35,471,926.10</text:p>
          </table:table-cell>
          <table:table-cell office:value-type="float" office:value="17337718.23" calcext:value-type="float">
            <text:p>17,337,718.23</text:p>
          </table:table-cell>
          <table:table-cell table:style-name="Default" office:value-type="float" office:value="17337718.901" calcext:value-type="float">
            <text:p>17337718.901</text:p>
          </table:table-cell>
          <table:table-cell table:style-name="ce4" table:formula="of:=([Sheet1.K18]-[Sheet1.J18])/[Sheet1.J18]" office:value-type="percentage" office:value="0.0000000387017478994643" calcext:value-type="percentage">
            <text:p>0.000004%</text:p>
          </table:table-cell>
          <table:table-cell table:number-columns-repeated="2"/>
          <table:table-cell office:value-type="float" office:value="0.44852524" calcext:value-type="float">
            <text:p>0.44852524</text:p>
          </table:table-cell>
          <table:table-cell/>
          <table:table-cell office:value-type="float" office:value="2.052929" calcext:value-type="float">
            <text:p>2.052929</text:p>
          </table:table-cell>
          <table:table-cell office:value-type="float" office:value="2.0531259" calcext:value-type="float">
            <text:p>2.0531259</text:p>
          </table:table-cell>
          <table:table-cell table:style-name="ce4" table:formula="of:=([Sheet1.R18]-[Sheet1.Q18])/[Sheet1.Q18]" office:value-type="percentage" office:value="0.0000959117436599933" calcext:value-type="percentage">
            <text:p>0.009591%</text:p>
          </table:table-cell>
          <table:table-cell office:value-type="float" office:value="1.604447" calcext:value-type="float">
            <text:p>1.6044470</text:p>
          </table:table-cell>
          <table:table-cell office:value-type="float" office:value="1.6046372" calcext:value-type="float">
            <text:p>1.6046372</text:p>
          </table:table-cell>
          <table:table-cell table:style-name="ce4" table:formula="of:=([Sheet1.U18]-[Sheet1.T18])/[Sheet1.T18]" office:value-type="percentage" office:value="0.000118545517552172" calcext:value-type="percentage">
            <text:p>0.011855%</text:p>
          </table:table-cell>
          <table:table-cell table:style-name="ce6" table:formula="of:=[.Q18]-[.T18]" office:value-type="float" office:value="0.448482" calcext:value-type="float">
            <text:p>0.4484820</text:p>
          </table:table-cell>
          <table:table-cell office:value-type="float" office:value="0.448489" calcext:value-type="float">
            <text:p>0.448489</text:p>
          </table:table-cell>
          <table:table-cell table:style-name="ce4" table:formula="of:=([Sheet1.X18]-[Sheet1.W18])/[Sheet1.W18]" office:value-type="percentage" office:value="0.0000156082072416413" calcext:value-type="percentage">
            <text:p>0.001561%</text:p>
          </table:table-cell>
          <table:table-cell table:style-name="ce6" table:formula="of:=[.M18]-[.N18]" office:value-type="float" office:value="0" calcext:value-type="float">
            <text:p>0.0000000</text:p>
          </table:table-cell>
          <table:table-cell office:value-type="float" office:value="0.0011748" calcext:value-type="float">
            <text:p>0.0011748</text:p>
          </table:table-cell>
          <table:table-cell table:formula="of:=([Sheet1.AA18]-[Sheet1.Z18])/[Sheet1.Z18]" office:value-type="string" office:string-value="" calcext:value-type="error">
            <text:p>#DIV/0!</text:p>
          </table:table-cell>
          <table:table-cell/>
          <table:table-cell office:value-type="float" office:value="0.59695795" calcext:value-type="float">
            <text:p>0.59695795</text:p>
          </table:table-cell>
          <table:table-cell table:style-name="ce4"/>
          <table:table-cell/>
          <table:table-cell office:value-type="float" office:value="0.495" calcext:value-type="float">
            <text:p>0.495</text:p>
          </table:table-cell>
          <table:table-cell/>
          <table:table-cell table:style-name="ce9"/>
          <table:table-cell office:value-type="float" office:value="0.9941297682" calcext:value-type="float">
            <text:p>0.9941297682</text:p>
          </table:table-cell>
          <table:table-cell table:style-name="ce4" table:formula="of:=([Sheet1.AJ18]-[Sheet1.AI18])/[Sheet1.AI18]" office:value-type="string" office:string-value="" calcext:value-type="error">
            <text:p>#DIV/0!</text:p>
          </table:table-cell>
          <table:table-cell office:value-type="float" office:value="643.016" calcext:value-type="float">
            <text:p>643.0160</text:p>
          </table:table-cell>
          <table:table-cell office:value-type="float" office:value="643.041265" calcext:value-type="float">
            <text:p>643.041265</text:p>
          </table:table-cell>
          <table:table-cell table:style-name="ce4" table:formula="of:=([Sheet1.AM18]-[Sheet1.AL18])/[Sheet1.AL18]" office:value-type="percentage" office:value="0.0000392914017691478" calcext:value-type="percentage">
            <text:p>0.003929%</text:p>
          </table:table-cell>
          <table:table-cell/>
          <table:table-cell office:value-type="float" office:value="1354.452301" calcext:value-type="float">
            <text:p>1354.452301</text:p>
          </table:table-cell>
          <table:table-cell table:style-name="ce4" table:formula="of:=([Sheet1.AP18]-[Sheet1.AO18])/[Sheet1.AO18]" office:value-type="string" office:string-value="" calcext:value-type="error">
            <text:p>#DIV/0!</text:p>
          </table:table-cell>
          <table:table-cell/>
          <table:table-cell table:style-name="ce11" table:formula="of:=[.AP18]-912.67" office:value-type="float" office:value="441.782301" calcext:value-type="float">
            <text:p>441.782301</text:p>
          </table:table-cell>
          <table:table-cell table:number-columns-repeated="2"/>
          <table:table-cell office:value-type="float" office:value="685.31240641" calcext:value-type="float">
            <text:p>685.31240641</text:p>
          </table:table-cell>
          <table:table-cell table:style-name="ce4" table:formula="of:=([Sheet1.AV18]-[Sheet1.AU18])/[Sheet1.AU18]" office:value-type="string" office:string-value="" calcext:value-type="error">
            <text:p>#DIV/0!</text:p>
          </table:table-cell>
          <table:table-cell/>
          <table:table-cell office:value-type="float" office:value="47.5" calcext:value-type="float">
            <text:p>47.5</text:p>
          </table:table-cell>
          <table:table-cell table:number-columns-repeated="2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15931" calcext:value-type="float">
            <text:p>15931</text:p>
          </table:table-cell>
          <table:table-cell table:formula="of:=[Sheet1.B19]-[Sheet1.C19]" office:value-type="float" office:value="0" calcext:value-type="float">
            <text:p>0</text:p>
          </table:table-cell>
          <table:table-cell table:number-columns-repeated="2"/>
          <table:table-cell office:value-type="float" office:value="35347682.0334" calcext:value-type="float">
            <text:p>35347682.0334</text:p>
          </table:table-cell>
          <table:table-cell table:style-name="ce2" table:formula="of:=([Sheet1.G19]-[Sheet1.F19])/[Sheet1.F19]" office:value-type="string" office:string-value="" calcext:value-type="error">
            <text:p>#DIV/0!</text:p>
          </table:table-cell>
          <table:table-cell table:style-name="ce3" table:formula="of:=[.G19]-[.F19]" office:value-type="float" office:value="35347682.0334" calcext:value-type="float">
            <text:p>35,347,682.03</text:p>
          </table:table-cell>
          <table:table-cell office:value-type="float" office:value="16981046.01" calcext:value-type="float">
            <text:p>16,981,046.01</text:p>
          </table:table-cell>
          <table:table-cell table:style-name="Default" office:value-type="float" office:value="16981047.0396" calcext:value-type="float">
            <text:p>16981047.0396</text:p>
          </table:table-cell>
          <table:table-cell table:style-name="ce4" table:formula="of:=([Sheet1.K19]-[Sheet1.J19])/[Sheet1.J19]" office:value-type="percentage" office:value="0.0000000606323071935599" calcext:value-type="percentage">
            <text:p>0.000006%</text:p>
          </table:table-cell>
          <table:table-cell table:number-columns-repeated="2"/>
          <table:table-cell office:value-type="float" office:value="0.47911986" calcext:value-type="float">
            <text:p>0.47911986</text:p>
          </table:table-cell>
          <table:table-cell/>
          <table:table-cell office:value-type="float" office:value="2.088909" calcext:value-type="float">
            <text:p>2.088909</text:p>
          </table:table-cell>
          <table:table-cell office:value-type="float" office:value="2.0889128" calcext:value-type="float">
            <text:p>2.0889128</text:p>
          </table:table-cell>
          <table:table-cell table:style-name="ce4" table:formula="of:=([Sheet1.R19]-[Sheet1.Q19])/[Sheet1.Q19]" office:value-type="percentage" office:value="0.00000181913142219132" calcext:value-type="percentage">
            <text:p>0.000182%</text:p>
          </table:table-cell>
          <table:table-cell/>
          <table:table-cell office:value-type="float" office:value="1.6030875" calcext:value-type="float">
            <text:p>1.6030875</text:p>
          </table:table-cell>
          <table:table-cell table:style-name="ce4" table:formula="of:=([Sheet1.U19]-[Sheet1.T19])/[Sheet1.T19]" office:value-type="string" office:string-value="" calcext:value-type="error">
            <text:p>#DIV/0!</text:p>
          </table:table-cell>
          <table:table-cell table:style-name="ce6" table:formula="of:=[.Q19]-[.T19]" office:value-type="float" office:value="2.088909" calcext:value-type="float">
            <text:p>2.0889090</text:p>
          </table:table-cell>
          <table:table-cell office:value-type="float" office:value="0.485825" calcext:value-type="float">
            <text:p>0.485825</text:p>
          </table:table-cell>
          <table:table-cell table:style-name="ce4" table:formula="of:=([Sheet1.X19]-[Sheet1.W19])/[Sheet1.W19]" office:value-type="percentage" office:value="-0.767426441266709" calcext:value-type="percentage">
            <text:p>-76.742644%</text:p>
          </table:table-cell>
          <table:table-cell table:style-name="ce4"/>
          <table:table-cell office:value-type="float" office:value="0.0078801" calcext:value-type="float">
            <text:p>0.0078801</text:p>
          </table:table-cell>
          <table:table-cell table:formula="of:=([Sheet1.AA19]-[Sheet1.Z19])/[Sheet1.Z19]" office:value-type="string" office:string-value="" calcext:value-type="error">
            <text:p>#DIV/0!</text:p>
          </table:table-cell>
          <table:table-cell/>
          <table:table-cell office:value-type="float" office:value="0.59612032" calcext:value-type="float">
            <text:p>0.59612032</text:p>
          </table:table-cell>
          <table:table-cell table:number-columns-repeated="2"/>
          <table:table-cell office:value-type="float" office:value="0.494" calcext:value-type="float">
            <text:p>0.494</text:p>
          </table:table-cell>
          <table:table-cell/>
          <table:table-cell table:style-name="ce9" office:value-type="percentage" office:value="0.99378438" calcext:value-type="percentage">
            <text:p>99.378%</text:p>
          </table:table-cell>
          <table:table-cell office:value-type="float" office:value="0.9937839089" calcext:value-type="float">
            <text:p>0.9937839089</text:p>
          </table:table-cell>
          <table:table-cell table:style-name="ce4" table:formula="of:=([Sheet1.AJ19]-[Sheet1.AI19])/[Sheet1.AI19]" office:value-type="percentage" office:value="-0.000000474046492872187" calcext:value-type="percentage">
            <text:p>-0.000047%</text:p>
          </table:table-cell>
          <table:table-cell office:value-type="float" office:value="693.651" calcext:value-type="float">
            <text:p>693.6510</text:p>
          </table:table-cell>
          <table:table-cell office:value-type="float" office:value="693.687351" calcext:value-type="float">
            <text:p>693.687351</text:p>
          </table:table-cell>
          <table:table-cell table:style-name="ce4" table:formula="of:=([Sheet1.AM19]-[Sheet1.AL19])/[Sheet1.AL19]" office:value-type="percentage" office:value="0.0000524053162182157" calcext:value-type="percentage">
            <text:p>0.005241%</text:p>
          </table:table-cell>
          <table:table-cell/>
          <table:table-cell office:value-type="float" office:value="1393.710874" calcext:value-type="float">
            <text:p>1393.710874</text:p>
          </table:table-cell>
          <table:table-cell table:style-name="ce4" table:formula="of:=([Sheet1.AP19]-[Sheet1.AO19])/[Sheet1.AO19]" office:value-type="string" office:string-value="" calcext:value-type="error">
            <text:p>#DIV/0!</text:p>
          </table:table-cell>
          <table:table-cell/>
          <table:table-cell table:style-name="ce11" table:formula="of:=[.AP19]-912.67" office:value-type="float" office:value="481.040874" calcext:value-type="float">
            <text:p>481.040874</text:p>
          </table:table-cell>
          <table:table-cell table:number-columns-repeated="2"/>
          <table:table-cell office:value-type="float" office:value="733.04260958" calcext:value-type="float">
            <text:p>733.04260958</text:p>
          </table:table-cell>
          <table:table-cell table:style-name="ce4" table:formula="of:=([Sheet1.AV19]-[Sheet1.AU19])/[Sheet1.AU19]" office:value-type="string" office:string-value="" calcext:value-type="error">
            <text:p>#DIV/0!</text:p>
          </table:table-cell>
          <table:table-cell/>
          <table:table-cell office:value-type="float" office:value="47.7" calcext:value-type="float">
            <text:p>47.7</text:p>
          </table:table-cell>
          <table:table-cell table:number-columns-repeated="2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8203" calcext:value-type="float">
            <text:p>18203</text:p>
          </table:table-cell>
          <table:table-cell table:formula="of:=[Sheet1.B20]-[Sheet1.C20]" office:value-type="float" office:value="0" calcext:value-type="float">
            <text:p>0</text:p>
          </table:table-cell>
          <table:table-cell/>
          <table:table-cell office:value-type="float" office:value="35462619.96" calcext:value-type="float">
            <text:p>35462619.96</text:p>
          </table:table-cell>
          <table:table-cell office:value-type="float" office:value="35462669.0778" calcext:value-type="float">
            <text:p>35462669.0778</text:p>
          </table:table-cell>
          <table:table-cell table:style-name="ce2" table:formula="of:=([Sheet1.G20]-[Sheet1.F20])/[Sheet1.F20]" office:value-type="percentage" office:value="0.00000138505840946698" calcext:value-type="percentage">
            <text:p>0.00014%</text:p>
          </table:table-cell>
          <table:table-cell table:style-name="ce3" table:formula="of:=[.G20]-[.F20]" office:value-type="float" office:value="49.1177999973297" calcext:value-type="float">
            <text:p>49.12</text:p>
          </table:table-cell>
          <table:table-cell office:value-type="float" office:value="16627980.45" calcext:value-type="float">
            <text:p>16,627,980.45</text:p>
          </table:table-cell>
          <table:table-cell table:style-name="Default" office:value-type="float" office:value="16627981.6465" calcext:value-type="float">
            <text:p>16627981.6465</text:p>
          </table:table-cell>
          <table:table-cell table:style-name="ce4" table:formula="of:=([Sheet1.K20]-[Sheet1.J20])/[Sheet1.J20]" office:value-type="percentage" office:value="0.0000000719570247916195" calcext:value-type="percentage">
            <text:p>0.000007%</text:p>
          </table:table-cell>
          <table:table-cell table:number-columns-repeated="2"/>
          <table:table-cell office:value-type="float" office:value="0.50358371" calcext:value-type="float">
            <text:p>0.50358371</text:p>
          </table:table-cell>
          <table:table-cell/>
          <table:table-cell office:value-type="float" office:value="2.12579" calcext:value-type="float">
            <text:p>2.12579</text:p>
          </table:table-cell>
          <table:table-cell office:value-type="float" office:value="2.1257951" calcext:value-type="float">
            <text:p>2.1257951</text:p>
          </table:table-cell>
          <table:table-cell table:style-name="ce4" table:formula="of:=([Sheet1.R20]-[Sheet1.Q20])/[Sheet1.Q20]" office:value-type="percentage" office:value="0.00000239910809632708" calcext:value-type="percentage">
            <text:p>0.000240%</text:p>
          </table:table-cell>
          <table:table-cell/>
          <table:table-cell office:value-type="float" office:value="1.6227752" calcext:value-type="float">
            <text:p>1.6227752</text:p>
          </table:table-cell>
          <table:table-cell table:style-name="ce4" table:formula="of:=([Sheet1.U20]-[Sheet1.T20])/[Sheet1.T20]" office:value-type="string" office:string-value="" calcext:value-type="error">
            <text:p>#DIV/0!</text:p>
          </table:table-cell>
          <table:table-cell table:style-name="ce6" table:formula="of:=[.Q20]-[.T20]" office:value-type="float" office:value="2.12579" calcext:value-type="float">
            <text:p>2.1257900</text:p>
          </table:table-cell>
          <table:table-cell office:value-type="float" office:value="0.50302" calcext:value-type="float">
            <text:p>0.50302</text:p>
          </table:table-cell>
          <table:table-cell table:style-name="ce4" table:formula="of:=([Sheet1.X20]-[Sheet1.W20])/[Sheet1.W20]" office:value-type="percentage" office:value="-0.763372675570023" calcext:value-type="percentage">
            <text:p>-76.337268%</text:p>
          </table:table-cell>
          <table:table-cell table:style-name="ce4"/>
          <table:table-cell office:value-type="float" office:value="0.0073163" calcext:value-type="float">
            <text:p>0.0073163</text:p>
          </table:table-cell>
          <table:table-cell table:formula="of:=([Sheet1.AA20]-[Sheet1.Z20])/[Sheet1.Z20]" office:value-type="string" office:string-value="" calcext:value-type="error">
            <text:p>#DIV/0!</text:p>
          </table:table-cell>
          <table:table-cell/>
          <table:table-cell office:value-type="float" office:value="0.60994545" calcext:value-type="float">
            <text:p>0.60994545</text:p>
          </table:table-cell>
          <table:table-cell table:number-columns-repeated="2"/>
          <table:table-cell office:value-type="float" office:value="0.51" calcext:value-type="float">
            <text:p>0.51</text:p>
          </table:table-cell>
          <table:table-cell/>
          <table:table-cell table:style-name="ce9"/>
          <table:table-cell office:value-type="float" office:value="0.9934241481" calcext:value-type="float">
            <text:p>0.9934241481</text:p>
          </table:table-cell>
          <table:table-cell table:style-name="ce4" table:formula="of:=([Sheet1.AJ20]-[Sheet1.AI20])/[Sheet1.AI20]" office:value-type="string" office:string-value="" calcext:value-type="error">
            <text:p>#DIV/0!</text:p>
          </table:table-cell>
          <table:table-cell office:value-type="float" office:value="744.999" calcext:value-type="float">
            <text:p>744.9990</text:p>
          </table:table-cell>
          <table:table-cell office:value-type="float" office:value="745.032524" calcext:value-type="float">
            <text:p>745.032524</text:p>
          </table:table-cell>
          <table:table-cell table:style-name="ce4" table:formula="of:=([Sheet1.AM20]-[Sheet1.AL20])/[Sheet1.AL20]" office:value-type="percentage" office:value="0.0000449987181190083" calcext:value-type="percentage">
            <text:p>0.004500%</text:p>
          </table:table-cell>
          <table:table-cell/>
          <table:table-cell office:value-type="float" office:value="1433.396804" calcext:value-type="float">
            <text:p>1433.396804</text:p>
          </table:table-cell>
          <table:table-cell table:style-name="ce4" table:formula="of:=([Sheet1.AP20]-[Sheet1.AO20])/[Sheet1.AO20]" office:value-type="string" office:string-value="" calcext:value-type="error">
            <text:p>#DIV/0!</text:p>
          </table:table-cell>
          <table:table-cell/>
          <table:table-cell table:style-name="ce11" table:formula="of:=[.AP20]-912.67" office:value-type="float" office:value="520.726804" calcext:value-type="float">
            <text:p>520.726804</text:p>
          </table:table-cell>
          <table:table-cell table:number-columns-repeated="2"/>
          <table:table-cell office:value-type="float" office:value="781.49672888" calcext:value-type="float">
            <text:p>781.49672888</text:p>
          </table:table-cell>
          <table:table-cell table:style-name="ce4" table:formula="of:=([Sheet1.AV20]-[Sheet1.AU20])/[Sheet1.AU20]" office:value-type="string" office:string-value="" calcext:value-type="error">
            <text:p>#DIV/0!</text:p>
          </table:table-cell>
          <table:table-cell/>
          <table:table-cell office:value-type="float" office:value="48.5" calcext:value-type="float">
            <text:p>48.5</text:p>
          </table:table-cell>
          <table:table-cell table:number-columns-repeated="2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20623" calcext:value-type="float">
            <text:p>20623</text:p>
          </table:table-cell>
          <table:table-cell table:formula="of:=[Sheet1.B21]-[Sheet1.C21]" office:value-type="float" office:value="0" calcext:value-type="float">
            <text:p>0</text:p>
          </table:table-cell>
          <table:table-cell/>
          <table:table-cell office:value-type="float" office:value="35575881.48" calcext:value-type="float">
            <text:p>35575881.48</text:p>
          </table:table-cell>
          <table:table-cell office:value-type="float" office:value="35575916.9119" calcext:value-type="float">
            <text:p>35575916.9119</text:p>
          </table:table-cell>
          <table:table-cell table:style-name="ce2" table:formula="of:=([Sheet1.G21]-[Sheet1.F21])/[Sheet1.F21]" office:value-type="percentage" office:value="0.00000099595283456241" calcext:value-type="percentage">
            <text:p>0.00010%</text:p>
          </table:table-cell>
          <table:table-cell table:style-name="ce3" table:formula="of:=[.G21]-[.F21]" office:value-type="float" office:value="35.4319000020623" calcext:value-type="float">
            <text:p>35.43</text:p>
          </table:table-cell>
          <table:table-cell office:value-type="float" office:value="16275659.33" calcext:value-type="float">
            <text:p>16,275,659.33</text:p>
          </table:table-cell>
          <table:table-cell table:style-name="Default" office:value-type="float" office:value="16275660.8437" calcext:value-type="float">
            <text:p>16275660.8437</text:p>
          </table:table-cell>
          <table:table-cell table:style-name="ce4" table:formula="of:=([Sheet1.K21]-[Sheet1.J21])/[Sheet1.J21]" office:value-type="percentage" office:value="0.0000000930039126764586" calcext:value-type="percentage">
            <text:p>0.000009%</text:p>
          </table:table-cell>
          <table:table-cell table:number-columns-repeated="2"/>
          <table:table-cell office:value-type="float" office:value="0.52288253" calcext:value-type="float">
            <text:p>0.52288253</text:p>
          </table:table-cell>
          <table:table-cell table:number-columns-repeated="2"/>
          <table:table-cell office:value-type="float" office:value="2.1788774" calcext:value-type="float">
            <text:p>2.1788774</text:p>
          </table:table-cell>
          <table:table-cell table:style-name="ce4" table:formula="of:=([Sheet1.R21]-[Sheet1.Q21])/[Sheet1.Q21]" office:value-type="string" office:string-value="" calcext:value-type="error">
            <text:p>#DIV/0!</text:p>
          </table:table-cell>
          <table:table-cell/>
          <table:table-cell office:value-type="float" office:value="1.6577937" calcext:value-type="float">
            <text:p>1.6577937</text:p>
          </table:table-cell>
          <table:table-cell table:style-name="ce4" table:formula="of:=([Sheet1.U21]-[Sheet1.T21])/[Sheet1.T21]" office:value-type="string" office:string-value="" calcext:value-type="error">
            <text:p>#DIV/0!</text:p>
          </table:table-cell>
          <table:table-cell table:style-name="ce6" table:formula="of:=[.Q21]-[.T21]" office:value-type="float" office:value="0" calcext:value-type="float">
            <text:p>0.0000000</text:p>
          </table:table-cell>
          <table:table-cell office:value-type="float" office:value="0.521084" calcext:value-type="float">
            <text:p>0.521084</text:p>
          </table:table-cell>
          <table:table-cell table:style-name="ce4" table:formula="of:=([Sheet1.X21]-[Sheet1.W21])/[Sheet1.W21]" office:value-type="string" office:string-value="" calcext:value-type="error">
            <text:p>#DIV/0!</text:p>
          </table:table-cell>
          <table:table-cell table:style-name="ce4"/>
          <table:table-cell office:value-type="float" office:value="0.0055175" calcext:value-type="float">
            <text:p>0.0055175</text:p>
          </table:table-cell>
          <table:table-cell table:formula="of:=([Sheet1.AA21]-[Sheet1.Z21])/[Sheet1.Z21]" office:value-type="string" office:string-value="" calcext:value-type="error">
            <text:p>#DIV/0!</text:p>
          </table:table-cell>
          <table:table-cell/>
          <table:table-cell office:value-type="float" office:value="0.64440305" calcext:value-type="float">
            <text:p>0.64440305</text:p>
          </table:table-cell>
          <table:table-cell table:number-columns-repeated="2"/>
          <table:table-cell office:value-type="float" office:value="0.534" calcext:value-type="float">
            <text:p>0.534</text:p>
          </table:table-cell>
          <table:table-cell/>
          <table:table-cell table:style-name="ce9"/>
          <table:table-cell office:value-type="float" office:value="0.9930391871" calcext:value-type="float">
            <text:p>0.9930391871</text:p>
          </table:table-cell>
          <table:table-cell table:style-name="ce4" table:formula="of:=([Sheet1.AJ21]-[Sheet1.AI21])/[Sheet1.AI21]" office:value-type="string" office:string-value="" calcext:value-type="error">
            <text:p>#DIV/0!</text:p>
          </table:table-cell>
          <table:table-cell office:value-type="float" office:value="798.437" calcext:value-type="float">
            <text:p>798.4370</text:p>
          </table:table-cell>
          <table:table-cell office:value-type="float" office:value="798.46866" calcext:value-type="float">
            <text:p>798.46866</text:p>
          </table:table-cell>
          <table:table-cell table:style-name="ce4" table:formula="of:=([Sheet1.AM21]-[Sheet1.AL21])/[Sheet1.AL21]" office:value-type="percentage" office:value="0.000039652471015231" calcext:value-type="percentage">
            <text:p>0.003965%</text:p>
          </table:table-cell>
          <table:table-cell/>
          <table:table-cell office:value-type="float" office:value="1474.671491" calcext:value-type="float">
            <text:p>1474.671491</text:p>
          </table:table-cell>
          <table:table-cell table:style-name="ce4" table:formula="of:=([Sheet1.AP21]-[Sheet1.AO21])/[Sheet1.AO21]" office:value-type="string" office:string-value="" calcext:value-type="error">
            <text:p>#DIV/0!</text:p>
          </table:table-cell>
          <table:table-cell/>
          <table:table-cell table:style-name="ce11" table:formula="of:=[.AP21]-912.67" office:value-type="float" office:value="562.001491" calcext:value-type="float">
            <text:p>562.001491</text:p>
          </table:table-cell>
          <table:table-cell/>
          <table:table-cell office:value-type="string" calcext:value-type="string">
            <text:p>check end of thrust</text:p>
          </table:table-cell>
          <table:table-cell office:value-type="float" office:value="831.88129118" calcext:value-type="float">
            <text:p>831.88129118</text:p>
          </table:table-cell>
          <table:table-cell table:style-name="ce4" table:formula="of:=([Sheet1.AV21]-[Sheet1.AU21])/[Sheet1.AU21]" office:value-type="string" office:string-value="" calcext:value-type="error">
            <text:p>#VALUE!</text:p>
          </table:table-cell>
          <table:table-cell/>
          <table:table-cell office:value-type="float" office:value="50.4" calcext:value-type="float">
            <text:p>50.4</text:p>
          </table:table-cell>
          <table:table-cell table:number-columns-repeated="2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23198" calcext:value-type="float">
            <text:p>23198</text:p>
          </table:table-cell>
          <table:table-cell table:formula="of:=[Sheet1.B22]-[Sheet1.C22]" office:value-type="float" office:value="0" calcext:value-type="float">
            <text:p>0</text:p>
          </table:table-cell>
          <table:table-cell table:style-name="ce1"/>
          <table:table-cell office:value-type="float" office:value="35686530.08" calcext:value-type="float">
            <text:p>35686530.08</text:p>
          </table:table-cell>
          <table:table-cell office:value-type="float" office:value="35686572.8239" calcext:value-type="float">
            <text:p>35686572.8239</text:p>
          </table:table-cell>
          <table:table-cell table:style-name="ce2" table:formula="of:=([Sheet1.G22]-[Sheet1.F22])/[Sheet1.F22]" office:value-type="percentage" office:value="0.00000119776004854572" calcext:value-type="percentage">
            <text:p>0.00012%</text:p>
          </table:table-cell>
          <table:table-cell table:style-name="ce3" table:formula="of:=[.G22]-[.F22]" office:value-type="float" office:value="42.743900001049" calcext:value-type="float">
            <text:p>42.74</text:p>
          </table:table-cell>
          <table:table-cell office:value-type="float" office:value="15924064.45" calcext:value-type="float">
            <text:p>15,924,064.45</text:p>
          </table:table-cell>
          <table:table-cell table:style-name="Default" office:value-type="float" office:value="15924066.1913" calcext:value-type="float">
            <text:p>15924066.1913</text:p>
          </table:table-cell>
          <table:table-cell table:style-name="ce4" table:formula="of:=([Sheet1.K22]-[Sheet1.J22])/[Sheet1.J22]" office:value-type="percentage" office:value="0.000000109350223075605" calcext:value-type="percentage">
            <text:p>0.000011%</text:p>
          </table:table-cell>
          <table:table-cell table:number-columns-repeated="2"/>
          <table:table-cell office:value-type="float" office:value="0.5375164" calcext:value-type="float">
            <text:p>0.5375164</text:p>
          </table:table-cell>
          <table:table-cell table:number-columns-repeated="2"/>
          <table:table-cell office:value-type="float" office:value="2.2340975" calcext:value-type="float">
            <text:p>2.2340975</text:p>
          </table:table-cell>
          <table:table-cell table:style-name="ce4" table:formula="of:=([Sheet1.R22]-[Sheet1.Q22])/[Sheet1.Q22]" office:value-type="string" office:string-value="" calcext:value-type="error">
            <text:p>#DIV/0!</text:p>
          </table:table-cell>
          <table:table-cell/>
          <table:table-cell office:value-type="float" office:value="1.702615" calcext:value-type="float">
            <text:p>1.702615</text:p>
          </table:table-cell>
          <table:table-cell table:style-name="ce4" table:formula="of:=([Sheet1.U22]-[Sheet1.T22])/[Sheet1.T22]" office:value-type="string" office:string-value="" calcext:value-type="error">
            <text:p>#DIV/0!</text:p>
          </table:table-cell>
          <table:table-cell table:style-name="ce6" table:formula="of:=[.Q22]-[.T22]" office:value-type="float" office:value="0" calcext:value-type="float">
            <text:p>0.0000000</text:p>
          </table:table-cell>
          <table:table-cell office:value-type="float" office:value="0.531483" calcext:value-type="float">
            <text:p>0.531483</text:p>
          </table:table-cell>
          <table:table-cell table:style-name="ce4" table:formula="of:=([Sheet1.X22]-[Sheet1.W22])/[Sheet1.W22]" office:value-type="string" office:string-value="" calcext:value-type="error">
            <text:p>#DIV/0!</text:p>
          </table:table-cell>
          <table:table-cell table:style-name="ce4"/>
          <table:table-cell office:value-type="float" office:value="-0.0005164" calcext:value-type="float">
            <text:p>-0.0005164</text:p>
          </table:table-cell>
          <table:table-cell table:formula="of:=([Sheet1.AA22]-[Sheet1.Z22])/[Sheet1.Z22]" office:value-type="string" office:string-value="" calcext:value-type="error">
            <text:p>#DIV/0!</text:p>
          </table:table-cell>
          <table:table-cell/>
          <table:table-cell office:value-type="float" office:value="0.69783028" calcext:value-type="float">
            <text:p>0.69783028</text:p>
          </table:table-cell>
          <table:table-cell table:number-columns-repeated="2"/>
          <table:table-cell office:value-type="float" office:value="0.56" calcext:value-type="float">
            <text:p>0.56</text:p>
          </table:table-cell>
          <table:table-cell table:number-columns-repeated="2"/>
          <table:table-cell office:value-type="float" office:value="0.9926150803" calcext:value-type="float">
            <text:p>0.9926150803</text:p>
          </table:table-cell>
          <table:table-cell table:style-name="ce4" table:formula="of:=([Sheet1.AJ22]-[Sheet1.AI22])/[Sheet1.AI22]" office:value-type="string" office:string-value="" calcext:value-type="error">
            <text:p>#DIV/0!</text:p>
          </table:table-cell>
          <table:table-cell office:value-type="float" office:value="855.12" calcext:value-type="float">
            <text:p>855.1200</text:p>
          </table:table-cell>
          <table:table-cell office:value-type="float" office:value="855.147988" calcext:value-type="float">
            <text:p>855.147988</text:p>
          </table:table-cell>
          <table:table-cell table:style-name="ce4" table:formula="of:=([Sheet1.AM22]-[Sheet1.AL22])/[Sheet1.AL22]" office:value-type="percentage" office:value="0.0000327299092525614" calcext:value-type="percentage">
            <text:p>0.003273%</text:p>
          </table:table-cell>
          <table:table-cell/>
          <table:table-cell office:value-type="float" office:value="1518.838052" calcext:value-type="float">
            <text:p>1518.838052</text:p>
          </table:table-cell>
          <table:table-cell table:style-name="ce4" table:formula="of:=([Sheet1.AP22]-[Sheet1.AO22])/[Sheet1.AO22]" office:value-type="string" office:string-value="" calcext:value-type="error">
            <text:p>#DIV/0!</text:p>
          </table:table-cell>
          <table:table-cell/>
          <table:table-cell table:style-name="ce11" table:formula="of:=[.AP22]-912.67" office:value-type="float" office:value="606.168052" calcext:value-type="float">
            <text:p>606.168052</text:p>
          </table:table-cell>
          <table:table-cell table:number-columns-repeated="2"/>
          <table:table-cell office:value-type="float" office:value="884.67890723" calcext:value-type="float">
            <text:p>884.67890723</text:p>
          </table:table-cell>
          <table:table-cell table:style-name="ce4" table:formula="of:=([Sheet1.AV22]-[Sheet1.AU22])/[Sheet1.AU22]" office:value-type="string" office:string-value="" calcext:value-type="error">
            <text:p>#DIV/0!</text:p>
          </table:table-cell>
          <table:table-cell/>
          <table:table-cell office:value-type="float" office:value="52.8" calcext:value-type="float">
            <text:p>52.8</text:p>
          </table:table-cell>
          <table:table-cell table:style-name="ce1"/>
          <table:table-cell table:number-columns-repeated="26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25934" calcext:value-type="float">
            <text:p>25934</text:p>
          </table:table-cell>
          <table:table-cell table:formula="of:=[Sheet1.B23]-[Sheet1.C23]" office:value-type="float" office:value="0" calcext:value-type="float">
            <text:p>0</text:p>
          </table:table-cell>
          <table:table-cell table:style-name="ce1"/>
          <table:table-cell office:value-type="float" office:value="35793747.85" calcext:value-type="float">
            <text:p>35793747.85</text:p>
          </table:table-cell>
          <table:table-cell office:value-type="float" office:value="35793767.0738" calcext:value-type="float">
            <text:p>35793767.0738</text:p>
          </table:table-cell>
          <table:table-cell table:style-name="ce2" table:formula="of:=([Sheet1.G23]-[Sheet1.F23])/[Sheet1.F23]" office:value-type="percentage" office:value="0.00000053707144824953" calcext:value-type="percentage">
            <text:p>0.00005%</text:p>
          </table:table-cell>
          <table:table-cell table:style-name="ce3" table:formula="of:=[.G23]-[.F23]" office:value-type="float" office:value="19.223799996078" calcext:value-type="float">
            <text:p>19.22</text:p>
          </table:table-cell>
          <table:table-cell/>
          <table:table-cell table:style-name="Default" office:value-type="float" office:value="15573174.2888" calcext:value-type="float">
            <text:p>15573174.2888</text:p>
          </table:table-cell>
          <table:table-cell table:style-name="ce2" table:formula="of:=([Sheet1.K23]-[Sheet1.J23])/[Sheet1.J23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54681947" calcext:value-type="float">
            <text:p>0.54681947</text:p>
          </table:table-cell>
          <table:table-cell table:number-columns-repeated="2"/>
          <table:table-cell office:value-type="float" office:value="2.2915413" calcext:value-type="float">
            <text:p>2.2915413</text:p>
          </table:table-cell>
          <table:table-cell table:style-name="ce4" table:formula="of:=([Sheet1.R23]-[Sheet1.Q23])/[Sheet1.Q23]" office:value-type="string" office:string-value="" calcext:value-type="error">
            <text:p>#DIV/0!</text:p>
          </table:table-cell>
          <table:table-cell/>
          <table:table-cell office:value-type="float" office:value="1.7370249" calcext:value-type="float">
            <text:p>1.7370249</text:p>
          </table:table-cell>
          <table:table-cell table:style-name="ce4" table:formula="of:=([Sheet1.U23]-[Sheet1.T23])/[Sheet1.T23]" office:value-type="string" office:string-value="" calcext:value-type="error">
            <text:p>#DIV/0!</text:p>
          </table:table-cell>
          <table:table-cell table:style-name="ce6" table:formula="of:=[.Q23]-[.T23]" office:value-type="float" office:value="0" calcext:value-type="float">
            <text:p>0.0000000</text:p>
          </table:table-cell>
          <table:table-cell office:value-type="float" office:value="0.554516" calcext:value-type="float">
            <text:p>0.554516</text:p>
          </table:table-cell>
          <table:table-cell table:style-name="ce4" table:formula="of:=([Sheet1.X23]-[Sheet1.W23])/[Sheet1.W23]" office:value-type="string" office:string-value="" calcext:value-type="error">
            <text:p>#DIV/0!</text:p>
          </table:table-cell>
          <table:table-cell table:style-name="ce4"/>
          <table:table-cell office:value-type="float" office:value="0.0071805" calcext:value-type="float">
            <text:p>0.0071805</text:p>
          </table:table-cell>
          <table:table-cell table:formula="of:=([Sheet1.AA23]-[Sheet1.Z23])/[Sheet1.Z23]" office:value-type="string" office:string-value="" calcext:value-type="error">
            <text:p>#DIV/0!</text:p>
          </table:table-cell>
          <table:table-cell/>
          <table:table-cell office:value-type="float" office:value="0.75861042" calcext:value-type="float">
            <text:p>0.75861042</text:p>
          </table:table-cell>
          <table:table-cell table:number-columns-repeated="2"/>
          <table:table-cell office:value-type="float" office:value="0.57" calcext:value-type="float">
            <text:p>0.57</text:p>
          </table:table-cell>
          <table:table-cell table:number-columns-repeated="2"/>
          <table:table-cell office:value-type="float" office:value="0.9921406609" calcext:value-type="float">
            <text:p>0.9921406609</text:p>
          </table:table-cell>
          <table:table-cell table:style-name="ce4" table:formula="of:=([Sheet1.AJ23]-[Sheet1.AI23])/[Sheet1.AI23]" office:value-type="string" office:string-value="" calcext:value-type="error">
            <text:p>#DIV/0!</text:p>
          </table:table-cell>
          <table:table-cell office:value-type="float" office:value="915.3503" calcext:value-type="float">
            <text:p>915.3503</text:p>
          </table:table-cell>
          <table:table-cell office:value-type="float" office:value="915.37693" calcext:value-type="float">
            <text:p>915.37693</text:p>
          </table:table-cell>
          <table:table-cell table:style-name="ce4" table:formula="of:=([Sheet1.AM23]-[Sheet1.AL23])/[Sheet1.AL23]" office:value-type="percentage" office:value="0.0000290926872477873" calcext:value-type="percentage">
            <text:p>0.002909%</text:p>
          </table:table-cell>
          <table:table-cell/>
          <table:table-cell office:value-type="float" office:value="1566.762639" calcext:value-type="float">
            <text:p>1566.762639</text:p>
          </table:table-cell>
          <table:table-cell table:style-name="ce4" table:formula="of:=([Sheet1.AP23]-[Sheet1.AO23])/[Sheet1.AO23]" office:value-type="string" office:string-value="" calcext:value-type="error">
            <text:p>#DIV/0!</text:p>
          </table:table-cell>
          <table:table-cell/>
          <table:table-cell table:style-name="ce11" table:formula="of:=[.AP23]-912.67" office:value-type="float" office:value="654.092639" calcext:value-type="float">
            <text:p>654.092639</text:p>
          </table:table-cell>
          <table:table-cell table:number-columns-repeated="2"/>
          <table:table-cell office:value-type="float" office:value="939.21392198" calcext:value-type="float">
            <text:p>939.21392198</text:p>
          </table:table-cell>
          <table:table-cell table:style-name="ce4" table:formula="of:=([Sheet1.AV23]-[Sheet1.AU23])/[Sheet1.AU23]" office:value-type="string" office:string-value="" calcext:value-type="error">
            <text:p>#DIV/0!</text:p>
          </table:table-cell>
          <table:table-cell/>
          <table:table-cell office:value-type="float" office:value="54.5" calcext:value-type="float">
            <text:p>54.5</text:p>
          </table:table-cell>
          <table:table-cell table:style-name="ce1"/>
          <table:table-cell table:number-columns-repeated="2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28835" calcext:value-type="float">
            <text:p>28835</text:p>
          </table:table-cell>
          <table:table-cell table:formula="of:=[Sheet1.B24]-[Sheet1.C24]" office:value-type="float" office:value="0" calcext:value-type="float">
            <text:p>0</text:p>
          </table:table-cell>
          <table:table-cell table:style-name="ce1"/>
          <table:table-cell/>
          <table:table-cell office:value-type="float" office:value="35896575.7599" calcext:value-type="float">
            <text:p>35896575.7599</text:p>
          </table:table-cell>
          <table:table-cell table:style-name="ce2" table:formula="of:=([Sheet1.G24]-[Sheet1.F24])/[Sheet1.F24]" office:value-type="string" office:string-value="" calcext:value-type="error">
            <text:p>#DIV/0!</text:p>
          </table:table-cell>
          <table:table-cell table:style-name="ce3" table:formula="of:=[.G24]-[.F24]" office:value-type="float" office:value="35896575.7599" calcext:value-type="float">
            <text:p>35,896,575.76</text:p>
          </table:table-cell>
          <table:table-cell/>
          <table:table-cell table:style-name="Default" office:value-type="float" office:value="15222956.8507" calcext:value-type="float">
            <text:p>15222956.8507</text:p>
          </table:table-cell>
          <table:table-cell table:style-name="ce2" table:formula="of:=([Sheet1.K24]-[Sheet1.J24])/[Sheet1.J24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55149691" calcext:value-type="float">
            <text:p>0.55149691</text:p>
          </table:table-cell>
          <table:table-cell table:number-columns-repeated="2"/>
          <table:table-cell office:value-type="float" office:value="2.3513019" calcext:value-type="float">
            <text:p>2.3513019</text:p>
          </table:table-cell>
          <table:table-cell table:style-name="ce4" table:formula="of:=([Sheet1.R24]-[Sheet1.Q24])/[Sheet1.Q24]" office:value-type="string" office:string-value="" calcext:value-type="error">
            <text:p>#DIV/0!</text:p>
          </table:table-cell>
          <table:table-cell/>
          <table:table-cell office:value-type="float" office:value="1.8051824" calcext:value-type="float">
            <text:p>1.8051824</text:p>
          </table:table-cell>
          <table:table-cell table:style-name="ce4" table:formula="of:=([Sheet1.U24]-[Sheet1.T24])/[Sheet1.T24]" office:value-type="string" office:string-value="" calcext:value-type="error">
            <text:p>#DIV/0!</text:p>
          </table:table-cell>
          <table:table-cell table:style-name="ce6" table:formula="of:=[.Q24]-[.T24]" office:value-type="float" office:value="0" calcext:value-type="float">
            <text:p>0.0000000</text:p>
          </table:table-cell>
          <table:table-cell office:value-type="float" office:value="0.546119" calcext:value-type="float">
            <text:p>0.546119</text:p>
          </table:table-cell>
          <table:table-cell table:style-name="ce4" table:formula="of:=([Sheet1.X24]-[Sheet1.W24])/[Sheet1.W24]" office:value-type="string" office:string-value="" calcext:value-type="error">
            <text:p>#DIV/0!</text:p>
          </table:table-cell>
          <table:table-cell table:style-name="ce4"/>
          <table:table-cell office:value-type="float" office:value="0.0018031" calcext:value-type="float">
            <text:p>0.0018031</text:p>
          </table:table-cell>
          <table:table-cell table:formula="of:=([Sheet1.AA24]-[Sheet1.Z24])/[Sheet1.Z24]" office:value-type="string" office:string-value="" calcext:value-type="error">
            <text:p>#DIV/0!</text:p>
          </table:table-cell>
          <table:table-cell/>
          <table:table-cell office:value-type="float" office:value="0.88716248" calcext:value-type="float">
            <text:p>0.88716248</text:p>
          </table:table-cell>
          <table:table-cell table:number-columns-repeated="2"/>
          <table:table-cell office:value-type="float" office:value="0.58" calcext:value-type="float">
            <text:p>0.58</text:p>
          </table:table-cell>
          <table:table-cell/>
          <table:table-cell office:value-type="float" office:value="0.991587162" calcext:value-type="float">
            <text:p>0.991587162</text:p>
          </table:table-cell>
          <table:table-cell office:value-type="float" office:value="0.9915867945" calcext:value-type="float">
            <text:p>0.9915867945</text:p>
          </table:table-cell>
          <table:table-cell table:style-name="ce4" table:formula="of:=([Sheet1.AJ24]-[Sheet1.AI24])/[Sheet1.AI24]" office:value-type="percentage" office:value="-0.000000370617948749699" calcext:value-type="percentage">
            <text:p>-0.000037%</text:p>
          </table:table-cell>
          <table:table-cell office:value-type="float" office:value="980.581" calcext:value-type="float">
            <text:p>980.5810</text:p>
          </table:table-cell>
          <table:table-cell office:value-type="float" office:value="980.606278" calcext:value-type="float">
            <text:p>980.606278</text:p>
          </table:table-cell>
          <table:table-cell table:style-name="ce4" table:formula="of:=([Sheet1.AM24]-[Sheet1.AL24])/[Sheet1.AL24]" office:value-type="percentage" office:value="0.0000257785945270788" calcext:value-type="percentage">
            <text:p>0.002578%</text:p>
          </table:table-cell>
          <table:table-cell/>
          <table:table-cell office:value-type="float" office:value="1620.917254" calcext:value-type="float">
            <text:p>1620.917254</text:p>
          </table:table-cell>
          <table:table-cell table:style-name="ce4" table:formula="of:=([Sheet1.AP24]-[Sheet1.AO24])/[Sheet1.AO24]" office:value-type="string" office:string-value="" calcext:value-type="error">
            <text:p>#DIV/0!</text:p>
          </table:table-cell>
          <table:table-cell/>
          <table:table-cell table:style-name="ce11" table:formula="of:=[.AP24]-912.67" office:value-type="float" office:value="708.247254" calcext:value-type="float">
            <text:p>708.247254</text:p>
          </table:table-cell>
          <table:table-cell table:number-columns-repeated="2"/>
          <table:table-cell office:value-type="float" office:value="994.71415823" calcext:value-type="float">
            <text:p>994.71415823</text:p>
          </table:table-cell>
          <table:table-cell table:style-name="ce4" table:formula="of:=([Sheet1.AV24]-[Sheet1.AU24])/[Sheet1.AU24]" office:value-type="string" office:string-value="" calcext:value-type="error">
            <text:p>#DIV/0!</text:p>
          </table:table-cell>
          <table:table-cell/>
          <table:table-cell office:value-type="float" office:value="55.5" calcext:value-type="float">
            <text:p>55.5</text:p>
          </table:table-cell>
          <table:table-cell table:style-name="ce1"/>
          <table:table-cell table:number-columns-repeated="2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31903" calcext:value-type="float">
            <text:p>31903</text:p>
          </table:table-cell>
          <table:table-cell table:formula="of:=[Sheet1.B25]-[Sheet1.C25]" office:value-type="float" office:value="0" calcext:value-type="float">
            <text:p>0</text:p>
          </table:table-cell>
          <table:table-cell table:style-name="ce1"/>
          <table:table-cell/>
          <table:table-cell office:value-type="float" office:value="35994112.4059" calcext:value-type="float">
            <text:p>35994112.4059</text:p>
          </table:table-cell>
          <table:table-cell table:style-name="ce2" table:formula="of:=([Sheet1.G25]-[Sheet1.F25])/[Sheet1.F25]" office:value-type="string" office:string-value="" calcext:value-type="error">
            <text:p>#DIV/0!</text:p>
          </table:table-cell>
          <table:table-cell table:style-name="ce3" table:formula="of:=[.G25]-[.F25]" office:value-type="float" office:value="35994112.4059" calcext:value-type="float">
            <text:p>35,994,112.41</text:p>
          </table:table-cell>
          <table:table-cell/>
          <table:table-cell table:style-name="Default" office:value-type="float" office:value="14873380.5364" calcext:value-type="float">
            <text:p>14873380.5364</text:p>
          </table:table-cell>
          <table:table-cell table:style-name="ce2" table:formula="of:=([Sheet1.K25]-[Sheet1.J25])/[Sheet1.J25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55136389" calcext:value-type="float">
            <text:p>0.55136389</text:p>
          </table:table-cell>
          <table:table-cell table:number-columns-repeated="2"/>
          <table:table-cell office:value-type="float" office:value="2.4134779" calcext:value-type="float">
            <text:p>2.4134779</text:p>
          </table:table-cell>
          <table:table-cell table:style-name="ce4" table:formula="of:=([Sheet1.R25]-[Sheet1.Q25])/[Sheet1.Q25]" office:value-type="string" office:string-value="" calcext:value-type="error">
            <text:p>#DIV/0!</text:p>
          </table:table-cell>
          <table:table-cell/>
          <table:table-cell office:value-type="float" office:value="1.859781" calcext:value-type="float">
            <text:p>1.859781</text:p>
          </table:table-cell>
          <table:table-cell table:style-name="ce4" table:formula="of:=([Sheet1.U25]-[Sheet1.T25])/[Sheet1.T25]" office:value-type="string" office:string-value="" calcext:value-type="error">
            <text:p>#DIV/0!</text:p>
          </table:table-cell>
          <table:table-cell table:style-name="ce6" table:formula="of:=[.Q25]-[.T25]" office:value-type="float" office:value="0" calcext:value-type="float">
            <text:p>0.0000000</text:p>
          </table:table-cell>
          <table:table-cell office:value-type="float" office:value="0.553697" calcext:value-type="float">
            <text:p>0.553697</text:p>
          </table:table-cell>
          <table:table-cell table:style-name="ce4" table:formula="of:=([Sheet1.X25]-[Sheet1.W25])/[Sheet1.W25]" office:value-type="string" office:string-value="" calcext:value-type="error">
            <text:p>#DIV/0!</text:p>
          </table:table-cell>
          <table:table-cell table:style-name="ce4"/>
          <table:table-cell office:value-type="float" office:value="0.0041361" calcext:value-type="float">
            <text:p>0.0041361</text:p>
          </table:table-cell>
          <table:table-cell table:formula="of:=([Sheet1.AA25]-[Sheet1.Z25])/[Sheet1.Z25]" office:value-type="string" office:string-value="" calcext:value-type="error">
            <text:p>#DIV/0!</text:p>
          </table:table-cell>
          <table:table-cell/>
          <table:table-cell office:value-type="float" office:value="0.97845218" calcext:value-type="float">
            <text:p>0.97845218</text:p>
          </table:table-cell>
          <table:table-cell table:number-columns-repeated="2"/>
          <table:table-cell office:value-type="float" office:value="0.59" calcext:value-type="float">
            <text:p>0.59</text:p>
          </table:table-cell>
          <table:table-cell table:number-columns-repeated="2"/>
          <table:table-cell office:value-type="float" office:value="0.9909361361" calcext:value-type="float">
            <text:p>0.9909361361</text:p>
          </table:table-cell>
          <table:table-cell table:style-name="ce4" table:formula="of:=([Sheet1.AJ25]-[Sheet1.AI25])/[Sheet1.AI25]" office:value-type="string" office:string-value="" calcext:value-type="error">
            <text:p>#DIV/0!</text:p>
          </table:table-cell>
          <table:table-cell office:value-type="float" office:value="1051.649" calcext:value-type="float">
            <text:p>1,051.6490</text:p>
          </table:table-cell>
          <table:table-cell office:value-type="float" office:value="1051.673601" calcext:value-type="float">
            <text:p>1051.673601</text:p>
          </table:table-cell>
          <table:table-cell table:style-name="ce4" table:formula="of:=([Sheet1.AM25]-[Sheet1.AL25])/[Sheet1.AL25]" office:value-type="percentage" office:value="0.0000233927859961595" calcext:value-type="percentage">
            <text:p>0.002339%</text:p>
          </table:table-cell>
          <table:table-cell/>
          <table:table-cell office:value-type="float" office:value="1682.305824" calcext:value-type="float">
            <text:p>1682.305824</text:p>
          </table:table-cell>
          <table:table-cell table:style-name="ce4" table:formula="of:=([Sheet1.AP25]-[Sheet1.AO25])/[Sheet1.AO25]" office:value-type="string" office:string-value="" calcext:value-type="error">
            <text:p>#DIV/0!</text:p>
          </table:table-cell>
          <table:table-cell/>
          <table:table-cell table:style-name="ce11" table:formula="of:=[.AP25]-912.67" office:value-type="float" office:value="769.635824" calcext:value-type="float">
            <text:p>769.635824</text:p>
          </table:table-cell>
          <table:table-cell table:number-columns-repeated="2"/>
          <table:table-cell office:value-type="float" office:value="1051.17961598" calcext:value-type="float">
            <text:p>1051.17961598</text:p>
          </table:table-cell>
          <table:table-cell table:style-name="ce4" table:formula="of:=([Sheet1.AV25]-[Sheet1.AU25])/[Sheet1.AU25]" office:value-type="string" office:string-value="" calcext:value-type="error">
            <text:p>#DIV/0!</text:p>
          </table:table-cell>
          <table:table-cell/>
          <table:table-cell office:value-type="float" office:value="56.5" calcext:value-type="float">
            <text:p>56.5</text:p>
          </table:table-cell>
          <table:table-cell table:style-name="ce1"/>
          <table:table-cell table:number-columns-repeated="26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35143" calcext:value-type="float">
            <text:p>35143</text:p>
          </table:table-cell>
          <table:table-cell table:formula="of:=[Sheet1.B26]-[Sheet1.C26]" office:value-type="float" office:value="0" calcext:value-type="float">
            <text:p>0</text:p>
          </table:table-cell>
          <table:table-cell table:style-name="ce1"/>
          <table:table-cell/>
          <table:table-cell office:value-type="float" office:value="36085598.8819" calcext:value-type="float">
            <text:p>36085598.8819</text:p>
          </table:table-cell>
          <table:table-cell table:style-name="ce2" table:formula="of:=([Sheet1.G26]-[Sheet1.F26])/[Sheet1.F26]" office:value-type="string" office:string-value="" calcext:value-type="error">
            <text:p>#DIV/0!</text:p>
          </table:table-cell>
          <table:table-cell table:style-name="ce3" table:formula="of:=[.G26]-[.F26]" office:value-type="float" office:value="36085598.8819" calcext:value-type="float">
            <text:p>36,085,598.88</text:p>
          </table:table-cell>
          <table:table-cell/>
          <table:table-cell table:style-name="Default" office:value-type="float" office:value="14524407.3351" calcext:value-type="float">
            <text:p>14524407.3351</text:p>
          </table:table-cell>
          <table:table-cell table:style-name="ce2" table:formula="of:=([Sheet1.K26]-[Sheet1.J26])/[Sheet1.J26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54516759" calcext:value-type="float">
            <text:p>0.54516759</text:p>
          </table:table-cell>
          <table:table-cell table:number-columns-repeated="2"/>
          <table:table-cell office:value-type="float" office:value="2.4781811" calcext:value-type="float">
            <text:p>2.4781811</text:p>
          </table:table-cell>
          <table:table-cell table:style-name="ce4" table:formula="of:=([Sheet1.R26]-[Sheet1.Q26])/[Sheet1.Q26]" office:value-type="string" office:string-value="" calcext:value-type="error">
            <text:p>#DIV/0!</text:p>
          </table:table-cell>
          <table:table-cell/>
          <table:table-cell office:value-type="float" office:value="1.9308173" calcext:value-type="float">
            <text:p>1.9308173</text:p>
          </table:table-cell>
          <table:table-cell table:style-name="ce4" table:formula="of:=([Sheet1.U26]-[Sheet1.T26])/[Sheet1.T26]" office:value-type="string" office:string-value="" calcext:value-type="error">
            <text:p>#DIV/0!</text:p>
          </table:table-cell>
          <table:table-cell table:style-name="ce6" table:formula="of:=[.Q26]-[.T26]" office:value-type="float" office:value="0" calcext:value-type="float">
            <text:p>0.0000000</text:p>
          </table:table-cell>
          <table:table-cell office:value-type="float" office:value="0.547364" calcext:value-type="float">
            <text:p>0.547364</text:p>
          </table:table-cell>
          <table:table-cell table:style-name="ce4" table:formula="of:=([Sheet1.X26]-[Sheet1.W26])/[Sheet1.W26]" office:value-type="string" office:string-value="" calcext:value-type="error">
            <text:p>#DIV/0!</text:p>
          </table:table-cell>
          <table:table-cell table:style-name="ce4"/>
          <table:table-cell office:value-type="float" office:value="0.0063324" calcext:value-type="float">
            <text:p>0.0063324</text:p>
          </table:table-cell>
          <table:table-cell table:formula="of:=([Sheet1.AA26]-[Sheet1.Z26])/[Sheet1.Z26]" office:value-type="string" office:string-value="" calcext:value-type="error">
            <text:p>#DIV/0!</text:p>
          </table:table-cell>
          <table:table-cell/>
          <table:table-cell office:value-type="float" office:value="1.09406466" calcext:value-type="float">
            <text:p>1.09406466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0.990184867" calcext:value-type="float">
            <text:p>0.990184867</text:p>
          </table:table-cell>
          <table:table-cell table:style-name="ce4" table:formula="of:=([Sheet1.AJ26]-[Sheet1.AI26])/[Sheet1.AI26]" office:value-type="string" office:string-value="" calcext:value-type="error">
            <text:p>#DIV/0!</text:p>
          </table:table-cell>
          <table:table-cell office:value-type="float" office:value="1128.3816" calcext:value-type="float">
            <text:p>1,128.3816</text:p>
          </table:table-cell>
          <table:table-cell office:value-type="float" office:value="1128.407666" calcext:value-type="float">
            <text:p>1128.407666</text:p>
          </table:table-cell>
          <table:table-cell table:style-name="ce4" table:formula="of:=([Sheet1.AM26]-[Sheet1.AL26])/[Sheet1.AL26]" office:value-type="percentage" office:value="0.0000231003412321931" calcext:value-type="percentage">
            <text:p>0.002310%</text:p>
          </table:table-cell>
          <table:table-cell/>
          <table:table-cell office:value-type="float" office:value="1750.502568" calcext:value-type="float">
            <text:p>1750.502568</text:p>
          </table:table-cell>
          <table:table-cell table:style-name="ce4" table:formula="of:=([Sheet1.AP26]-[Sheet1.AO26])/[Sheet1.AO26]" office:value-type="string" office:string-value="" calcext:value-type="error">
            <text:p>#DIV/0!</text:p>
          </table:table-cell>
          <table:table-cell/>
          <table:table-cell table:style-name="ce11" table:formula="of:=[.AP26]-912.67" office:value-type="float" office:value="837.832568" calcext:value-type="float">
            <text:p>837.832568</text:p>
          </table:table-cell>
          <table:table-cell table:number-columns-repeated="2"/>
          <table:table-cell office:value-type="float" office:value="1108.61029523" calcext:value-type="float">
            <text:p>1108.61029523</text:p>
          </table:table-cell>
          <table:table-cell table:style-name="ce4" table:formula="of:=([Sheet1.AV26]-[Sheet1.AU26])/[Sheet1.AU26]" office:value-type="string" office:string-value="" calcext:value-type="error">
            <text:p>#DIV/0!</text:p>
          </table:table-cell>
          <table:table-cell/>
          <table:table-cell office:value-type="float" office:value="57.4" calcext:value-type="float">
            <text:p>57.4</text:p>
          </table:table-cell>
          <table:table-cell table:style-name="ce1"/>
          <table:table-cell table:number-columns-repeated="26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38555" calcext:value-type="float">
            <text:p>38555</text:p>
          </table:table-cell>
          <table:table-cell table:formula="of:=[Sheet1.B27]-[Sheet1.C27]" office:value-type="float" office:value="0" calcext:value-type="float">
            <text:p>0</text:p>
          </table:table-cell>
          <table:table-cell table:style-name="ce1"/>
          <table:table-cell/>
          <table:table-cell office:value-type="float" office:value="36169712.354" calcext:value-type="float">
            <text:p>36169712.354</text:p>
          </table:table-cell>
          <table:table-cell table:style-name="ce2" table:formula="of:=([Sheet1.G27]-[Sheet1.F27])/[Sheet1.F27]" office:value-type="string" office:string-value="" calcext:value-type="error">
            <text:p>#DIV/0!</text:p>
          </table:table-cell>
          <table:table-cell table:style-name="ce3" table:formula="of:=[.G27]-[.F27]" office:value-type="float" office:value="36169712.354" calcext:value-type="float">
            <text:p>36,169,712.35</text:p>
          </table:table-cell>
          <table:table-cell/>
          <table:table-cell table:style-name="Default" office:value-type="float" office:value="14175995.348" calcext:value-type="float">
            <text:p>14175995.348</text:p>
          </table:table-cell>
          <table:table-cell table:style-name="ce2" table:formula="of:=([Sheet1.K27]-[Sheet1.J27])/[Sheet1.J27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53398949" calcext:value-type="float">
            <text:p>0.53398949</text:p>
          </table:table-cell>
          <table:table-cell/>
          <table:table-cell office:value-type="float" office:value="2.54554" calcext:value-type="float">
            <text:p>2.54554</text:p>
          </table:table-cell>
          <table:table-cell office:value-type="float" office:value="2.5455425" calcext:value-type="float">
            <text:p>2.5455425</text:p>
          </table:table-cell>
          <table:table-cell table:style-name="ce4" table:formula="of:=([Sheet1.R27]-[Sheet1.Q27])/[Sheet1.Q27]" office:value-type="percentage" office:value="0.000000982109886273779" calcext:value-type="percentage">
            <text:p>0.000098%</text:p>
          </table:table-cell>
          <table:table-cell/>
          <table:table-cell office:value-type="float" office:value="2.0142749" calcext:value-type="float">
            <text:p>2.0142749</text:p>
          </table:table-cell>
          <table:table-cell table:style-name="ce4" table:formula="of:=([Sheet1.U27]-[Sheet1.T27])/[Sheet1.T27]" office:value-type="string" office:string-value="" calcext:value-type="error">
            <text:p>#DIV/0!</text:p>
          </table:table-cell>
          <table:table-cell table:style-name="ce6" table:formula="of:=[.Q27]-[.T27]" office:value-type="float" office:value="2.54554" calcext:value-type="float">
            <text:p>2.5455400</text:p>
          </table:table-cell>
          <table:table-cell office:value-type="float" office:value="0.531268" calcext:value-type="float">
            <text:p>0.531268</text:p>
          </table:table-cell>
          <table:table-cell table:style-name="ce4" table:formula="of:=([Sheet1.X27]-[Sheet1.W27])/[Sheet1.W27]" office:value-type="percentage" office:value="-0.79129457796774" calcext:value-type="percentage">
            <text:p>-79.129458%</text:p>
          </table:table-cell>
          <table:table-cell table:style-name="ce4"/>
          <table:table-cell office:value-type="float" office:value="0.0036105" calcext:value-type="float">
            <text:p>0.0036105</text:p>
          </table:table-cell>
          <table:table-cell table:formula="of:=([Sheet1.AA27]-[Sheet1.Z27])/[Sheet1.Z27]" office:value-type="string" office:string-value="" calcext:value-type="error">
            <text:p>#DIV/0!</text:p>
          </table:table-cell>
          <table:table-cell/>
          <table:table-cell office:value-type="float" office:value="1.2491274" calcext:value-type="float">
            <text:p>1.2491274</text:p>
          </table:table-cell>
          <table:table-cell table:number-columns-repeated="2"/>
          <table:table-cell office:value-type="float" office:value="0.59" calcext:value-type="float">
            <text:p>0.59</text:p>
          </table:table-cell>
          <table:table-cell table:number-columns-repeated="2"/>
          <table:table-cell office:value-type="float" office:value="0.9892994382" calcext:value-type="float">
            <text:p>0.9892994382</text:p>
          </table:table-cell>
          <table:table-cell table:style-name="ce4" table:formula="of:=([Sheet1.AJ27]-[Sheet1.AI27])/[Sheet1.AI27]" office:value-type="string" office:string-value="" calcext:value-type="error">
            <text:p>#DIV/0!</text:p>
          </table:table-cell>
          <table:table-cell office:value-type="float" office:value="1212.067" calcext:value-type="float">
            <text:p>1,212.0670</text:p>
          </table:table-cell>
          <table:table-cell office:value-type="float" office:value="1212.09621" calcext:value-type="float">
            <text:p>1212.09621</text:p>
          </table:table-cell>
          <table:table-cell table:style-name="ce4" table:formula="of:=([Sheet1.AM27]-[Sheet1.AL27])/[Sheet1.AL27]" office:value-type="percentage" office:value="0.0000240993278423725" calcext:value-type="percentage">
            <text:p>0.002410%</text:p>
          </table:table-cell>
          <table:table-cell/>
          <table:table-cell office:value-type="float" office:value="1827.605954" calcext:value-type="float">
            <text:p>1827.605954</text:p>
          </table:table-cell>
          <table:table-cell table:style-name="ce4" table:formula="of:=([Sheet1.AP27]-[Sheet1.AO27])/[Sheet1.AO27]" office:value-type="string" office:string-value="" calcext:value-type="error">
            <text:p>#DIV/0!</text:p>
          </table:table-cell>
          <table:table-cell/>
          <table:table-cell table:style-name="ce11" table:formula="of:=[.AP27]-912.67" office:value-type="float" office:value="914.935954" calcext:value-type="float">
            <text:p>914.935954</text:p>
          </table:table-cell>
          <table:table-cell table:number-columns-repeated="2"/>
          <table:table-cell office:value-type="float" office:value="1166.04097448" calcext:value-type="float">
            <text:p>1166.04097448</text:p>
          </table:table-cell>
          <table:table-cell table:style-name="ce4" table:formula="of:=([Sheet1.AV27]-[Sheet1.AU27])/[Sheet1.AU27]" office:value-type="string" office:string-value="" calcext:value-type="error">
            <text:p>#DIV/0!</text:p>
          </table:table-cell>
          <table:table-cell/>
          <table:table-cell office:value-type="float" office:value="57.4" calcext:value-type="float">
            <text:p>57.4</text:p>
          </table:table-cell>
          <table:table-cell table:style-name="ce1"/>
          <table:table-cell table:number-columns-repeated="2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42138" calcext:value-type="float">
            <text:p>42138</text:p>
          </table:table-cell>
          <table:table-cell table:formula="of:=[Sheet1.B28]-[Sheet1.C28]" office:value-type="float" office:value="0" calcext:value-type="float">
            <text:p>0</text:p>
          </table:table-cell>
          <table:table-cell table:style-name="ce1"/>
          <table:table-cell/>
          <table:table-cell office:value-type="float" office:value="36244471.4685" calcext:value-type="float">
            <text:p>36244471.4685</text:p>
          </table:table-cell>
          <table:table-cell table:style-name="ce2" table:formula="of:=([Sheet1.G28]-[Sheet1.F28])/[Sheet1.F28]" office:value-type="string" office:string-value="" calcext:value-type="error">
            <text:p>#DIV/0!</text:p>
          </table:table-cell>
          <table:table-cell table:style-name="ce3" table:formula="of:=[.G28]-[.F28]" office:value-type="float" office:value="36244471.4685" calcext:value-type="float">
            <text:p>36,244,471.47</text:p>
          </table:table-cell>
          <table:table-cell/>
          <table:table-cell table:style-name="Default" office:value-type="float" office:value="13828095.5571" calcext:value-type="float">
            <text:p>13828095.5571</text:p>
          </table:table-cell>
          <table:table-cell table:style-name="ce2" table:formula="of:=([Sheet1.K28]-[Sheet1.J28])/[Sheet1.J28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51965013" calcext:value-type="float">
            <text:p>0.51965013</text:p>
          </table:table-cell>
          <table:table-cell table:number-columns-repeated="2"/>
          <table:table-cell office:value-type="float" office:value="2.6156684" calcext:value-type="float">
            <text:p>2.6156684</text:p>
          </table:table-cell>
          <table:table-cell table:style-name="ce4" table:formula="of:=([Sheet1.R28]-[Sheet1.Q28])/[Sheet1.Q28]" office:value-type="string" office:string-value="" calcext:value-type="error">
            <text:p>#DIV/0!</text:p>
          </table:table-cell>
          <table:table-cell/>
          <table:table-cell office:value-type="float" office:value="2.0970789" calcext:value-type="float">
            <text:p>2.0970789</text:p>
          </table:table-cell>
          <table:table-cell table:style-name="ce4" table:formula="of:=([Sheet1.U28]-[Sheet1.T28])/[Sheet1.T28]" office:value-type="string" office:string-value="" calcext:value-type="error">
            <text:p>#DIV/0!</text:p>
          </table:table-cell>
          <table:table-cell table:style-name="ce6" table:formula="of:=[.Q28]-[.T28]" office:value-type="float" office:value="0" calcext:value-type="float">
            <text:p>0.0000000</text:p>
          </table:table-cell>
          <table:table-cell office:value-type="float" office:value="0.518589" calcext:value-type="float">
            <text:p>0.518589</text:p>
          </table:table-cell>
          <table:table-cell table:style-name="ce4" table:formula="of:=([Sheet1.X28]-[Sheet1.W28])/[Sheet1.W28]" office:value-type="string" office:string-value="" calcext:value-type="error">
            <text:p>#DIV/0!</text:p>
          </table:table-cell>
          <table:table-cell table:style-name="ce4"/>
          <table:table-cell office:value-type="float" office:value="0.0025499" calcext:value-type="float">
            <text:p>0.0025499</text:p>
          </table:table-cell>
          <table:table-cell table:formula="of:=([Sheet1.AA28]-[Sheet1.Z28])/[Sheet1.Z28]" office:value-type="string" office:string-value="" calcext:value-type="error">
            <text:p>#DIV/0!</text:p>
          </table:table-cell>
          <table:table-cell/>
          <table:table-cell office:value-type="float" office:value="1.39105685" calcext:value-type="float">
            <text:p>1.39105685</text:p>
          </table:table-cell>
          <table:table-cell table:number-columns-repeated="2"/>
          <table:table-cell office:value-type="float" office:value="0.58" calcext:value-type="float">
            <text:p>0.58</text:p>
          </table:table-cell>
          <table:table-cell table:number-columns-repeated="2"/>
          <table:table-cell office:value-type="float" office:value="0.9882559389" calcext:value-type="float">
            <text:p>0.9882559389</text:p>
          </table:table-cell>
          <table:table-cell table:style-name="ce4" table:formula="of:=([Sheet1.AJ28]-[Sheet1.AI28])/[Sheet1.AI28]" office:value-type="string" office:string-value="" calcext:value-type="error">
            <text:p>#DIV/0!</text:p>
          </table:table-cell>
          <table:table-cell office:value-type="float" office:value="1303.188" calcext:value-type="float">
            <text:p>1,303.1880</text:p>
          </table:table-cell>
          <table:table-cell office:value-type="float" office:value="1303.224706" calcext:value-type="float">
            <text:p>1303.224706</text:p>
          </table:table-cell>
          <table:table-cell table:style-name="ce4" table:formula="of:=([Sheet1.AM28]-[Sheet1.AL28])/[Sheet1.AL28]" office:value-type="percentage" office:value="0.0000281663121513299" calcext:value-type="percentage">
            <text:p>0.002817%</text:p>
          </table:table-cell>
          <table:table-cell/>
          <table:table-cell office:value-type="float" office:value="1914.481952" calcext:value-type="float">
            <text:p>1914.481952</text:p>
          </table:table-cell>
          <table:table-cell table:style-name="ce4" table:formula="of:=([Sheet1.AP28]-[Sheet1.AO28])/[Sheet1.AO28]" office:value-type="string" office:string-value="" calcext:value-type="error">
            <text:p>#DIV/0!</text:p>
          </table:table-cell>
          <table:table-cell/>
          <table:table-cell table:style-name="ce11" table:formula="of:=[.AP28]-912.67" office:value-type="float" office:value="1001.811952" calcext:value-type="float">
            <text:p>1,001.811952</text:p>
          </table:table-cell>
          <table:table-cell table:number-columns-repeated="2"/>
          <table:table-cell office:value-type="float" office:value="1222.50643223" calcext:value-type="float">
            <text:p>1222.50643223</text:p>
          </table:table-cell>
          <table:table-cell table:style-name="ce4" table:formula="of:=([Sheet1.AV28]-[Sheet1.AU28])/[Sheet1.AU28]" office:value-type="string" office:string-value="" calcext:value-type="error">
            <text:p>#DIV/0!</text:p>
          </table:table-cell>
          <table:table-cell/>
          <table:table-cell office:value-type="float" office:value="56.5" calcext:value-type="float">
            <text:p>56.5</text:p>
          </table:table-cell>
          <table:table-cell table:style-name="ce1"/>
          <table:table-cell table:number-columns-repeated="2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5888.6" calcext:value-type="float">
            <text:p>45888.6</text:p>
          </table:table-cell>
          <table:table-cell office:value-type="float" office:value="45889" calcext:value-type="float">
            <text:p>45889</text:p>
          </table:table-cell>
          <table:table-cell table:formula="of:=[Sheet1.B29]-[Sheet1.C29]" office:value-type="float" office:value="-0.400000000001455" calcext:value-type="float">
            <text:p>-0.4</text:p>
          </table:table-cell>
          <table:table-cell table:style-name="ce1"/>
          <table:table-cell/>
          <table:table-cell office:value-type="float" office:value="36310096.8657" calcext:value-type="float">
            <text:p>36310096.8657</text:p>
          </table:table-cell>
          <table:table-cell table:style-name="ce2" table:formula="of:=([Sheet1.G29]-[Sheet1.F29])/[Sheet1.F29]" office:value-type="string" office:string-value="" calcext:value-type="error">
            <text:p>#DIV/0!</text:p>
          </table:table-cell>
          <table:table-cell table:style-name="ce3" table:formula="of:=[.G29]-[.F29]" office:value-type="float" office:value="36310096.8657" calcext:value-type="float">
            <text:p>36,310,096.87</text:p>
          </table:table-cell>
          <table:table-cell/>
          <table:table-cell table:style-name="Default" office:value-type="float" office:value="13480647.9851" calcext:value-type="float">
            <text:p>13480647.9851</text:p>
          </table:table-cell>
          <table:table-cell table:style-name="ce2" table:formula="of:=([Sheet1.K29]-[Sheet1.J29])/[Sheet1.J29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5021291" calcext:value-type="float">
            <text:p>0.5021291</text:p>
          </table:table-cell>
          <table:table-cell table:number-columns-repeated="2"/>
          <table:table-cell office:value-type="float" office:value="2.6886298" calcext:value-type="float">
            <text:p>2.6886298</text:p>
          </table:table-cell>
          <table:table-cell table:style-name="ce4" table:formula="of:=([Sheet1.R29]-[Sheet1.Q29])/[Sheet1.Q29]" office:value-type="string" office:string-value="" calcext:value-type="error">
            <text:p>#DIV/0!</text:p>
          </table:table-cell>
          <table:table-cell/>
          <table:table-cell office:value-type="float" office:value="2.1895796" calcext:value-type="float">
            <text:p>2.1895796</text:p>
          </table:table-cell>
          <table:table-cell table:style-name="ce4" table:formula="of:=([Sheet1.U29]-[Sheet1.T29])/[Sheet1.T29]" office:value-type="string" office:string-value="" calcext:value-type="error">
            <text:p>#DIV/0!</text:p>
          </table:table-cell>
          <table:table-cell table:style-name="ce6" table:formula="of:=[.Q29]-[.T29]" office:value-type="float" office:value="0" calcext:value-type="float">
            <text:p>0.0000000</text:p>
          </table:table-cell>
          <table:table-cell office:value-type="float" office:value="0.49905" calcext:value-type="float">
            <text:p>0.49905</text:p>
          </table:table-cell>
          <table:table-cell table:style-name="ce4" table:formula="of:=([Sheet1.X29]-[Sheet1.W29])/[Sheet1.W29]" office:value-type="string" office:string-value="" calcext:value-type="error">
            <text:p>#DIV/0!</text:p>
          </table:table-cell>
          <table:table-cell table:style-name="ce4"/>
          <table:table-cell office:value-type="float" office:value="-0.0005291" calcext:value-type="float">
            <text:p>-0.0005291</text:p>
          </table:table-cell>
          <table:table-cell table:formula="of:=([Sheet1.AA29]-[Sheet1.Z29])/[Sheet1.Z29]" office:value-type="string" office:string-value="" calcext:value-type="error">
            <text:p>#DIV/0!</text:p>
          </table:table-cell>
          <table:table-cell/>
          <table:table-cell office:value-type="float" office:value="1.53821241" calcext:value-type="float">
            <text:p>1.53821241</text:p>
          </table:table-cell>
          <table:table-cell table:number-columns-repeated="2"/>
          <table:table-cell office:value-type="float" office:value="0.57" calcext:value-type="float">
            <text:p>0.57</text:p>
          </table:table-cell>
          <table:table-cell table:number-columns-repeated="2"/>
          <table:table-cell office:value-type="float" office:value="0.9870412931" calcext:value-type="float">
            <text:p>0.9870412931</text:p>
          </table:table-cell>
          <table:table-cell table:style-name="ce4" table:formula="of:=([Sheet1.AJ29]-[Sheet1.AI29])/[Sheet1.AI29]" office:value-type="string" office:string-value="" calcext:value-type="error">
            <text:p>#DIV/0!</text:p>
          </table:table-cell>
          <table:table-cell office:value-type="float" office:value="1401.857" calcext:value-type="float">
            <text:p>1,401.8570</text:p>
          </table:table-cell>
          <table:table-cell office:value-type="float" office:value="1401.901055" calcext:value-type="float">
            <text:p>1401.901055</text:p>
          </table:table-cell>
          <table:table-cell table:style-name="ce4" table:formula="of:=([Sheet1.AM29]-[Sheet1.AL29])/[Sheet1.AL29]" office:value-type="percentage" office:value="0.0000314261725697209" calcext:value-type="percentage">
            <text:p>0.003143%</text:p>
          </table:table-cell>
          <table:table-cell/>
          <table:table-cell office:value-type="float" office:value="2010.870372" calcext:value-type="float">
            <text:p>2010.870372</text:p>
          </table:table-cell>
          <table:table-cell table:style-name="ce4" table:formula="of:=([Sheet1.AP29]-[Sheet1.AO29])/[Sheet1.AO29]" office:value-type="string" office:string-value="" calcext:value-type="error">
            <text:p>#DIV/0!</text:p>
          </table:table-cell>
          <table:table-cell/>
          <table:table-cell table:style-name="ce11" table:formula="of:=[.AP29]-912.67" office:value-type="float" office:value="1098.200372" calcext:value-type="float">
            <text:p>1,098.200372</text:p>
          </table:table-cell>
          <table:table-cell table:number-columns-repeated="2"/>
          <table:table-cell office:value-type="float" office:value="1278.00666848" calcext:value-type="float">
            <text:p>1278.00666848</text:p>
          </table:table-cell>
          <table:table-cell table:style-name="ce4" table:formula="of:=([Sheet1.AV29]-[Sheet1.AU29])/[Sheet1.AU29]" office:value-type="string" office:string-value="" calcext:value-type="error">
            <text:p>#DIV/0!</text:p>
          </table:table-cell>
          <table:table-cell/>
          <table:table-cell office:value-type="float" office:value="55.5" calcext:value-type="float">
            <text:p>55.5</text:p>
          </table:table-cell>
          <table:table-cell table:style-name="ce1"/>
          <table:table-cell table:number-columns-repeated="2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49804" calcext:value-type="float">
            <text:p>49804</text:p>
          </table:table-cell>
          <table:table-cell table:formula="of:=[Sheet1.B30]-[Sheet1.C30]" office:value-type="float" office:value="0" calcext:value-type="float">
            <text:p>0</text:p>
          </table:table-cell>
          <table:table-cell table:style-name="ce1"/>
          <table:table-cell/>
          <table:table-cell office:value-type="float" office:value="36367088.752" calcext:value-type="float">
            <text:p>36367088.752</text:p>
          </table:table-cell>
          <table:table-cell table:style-name="ce2" table:formula="of:=([Sheet1.G30]-[Sheet1.F30])/[Sheet1.F30]" office:value-type="string" office:string-value="" calcext:value-type="error">
            <text:p>#DIV/0!</text:p>
          </table:table-cell>
          <table:table-cell table:style-name="ce3" table:formula="of:=[.G30]-[.F30]" office:value-type="float" office:value="36367088.752" calcext:value-type="float">
            <text:p>36,367,088.75</text:p>
          </table:table-cell>
          <table:table-cell/>
          <table:table-cell table:style-name="Default" office:value-type="float" office:value="13133595.0652" calcext:value-type="float">
            <text:p>13133595.0652</text:p>
          </table:table-cell>
          <table:table-cell table:style-name="ce2" table:formula="of:=([Sheet1.K30]-[Sheet1.J30])/[Sheet1.J30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48188374" calcext:value-type="float">
            <text:p>0.48188374</text:p>
          </table:table-cell>
          <table:table-cell table:number-columns-repeated="2"/>
          <table:table-cell office:value-type="float" office:value="2.7646731" calcext:value-type="float">
            <text:p>2.7646731</text:p>
          </table:table-cell>
          <table:table-cell table:style-name="ce4" table:formula="of:=([Sheet1.R30]-[Sheet1.Q30])/[Sheet1.Q30]" office:value-type="string" office:string-value="" calcext:value-type="error">
            <text:p>#DIV/0!</text:p>
          </table:table-cell>
          <table:table-cell/>
          <table:table-cell office:value-type="float" office:value="2.296344" calcext:value-type="float">
            <text:p>2.296344</text:p>
          </table:table-cell>
          <table:table-cell table:style-name="ce4" table:formula="of:=([Sheet1.U30]-[Sheet1.T30])/[Sheet1.T30]" office:value-type="string" office:string-value="" calcext:value-type="error">
            <text:p>#DIV/0!</text:p>
          </table:table-cell>
          <table:table-cell table:style-name="ce6" table:formula="of:=[.Q30]-[.T30]" office:value-type="float" office:value="0" calcext:value-type="float">
            <text:p>0.0000000</text:p>
          </table:table-cell>
          <table:table-cell office:value-type="float" office:value="0.468329" calcext:value-type="float">
            <text:p>0.468329</text:p>
          </table:table-cell>
          <table:table-cell table:style-name="ce4" table:formula="of:=([Sheet1.X30]-[Sheet1.W30])/[Sheet1.W30]" office:value-type="string" office:string-value="" calcext:value-type="error">
            <text:p>#DIV/0!</text:p>
          </table:table-cell>
          <table:table-cell table:style-name="ce4"/>
          <table:table-cell office:value-type="float" office:value="-0.0140837" calcext:value-type="float">
            <text:p>-0.0140837</text:p>
          </table:table-cell>
          <table:table-cell table:formula="of:=([Sheet1.AA30]-[Sheet1.Z30])/[Sheet1.Z30]" office:value-type="string" office:string-value="" calcext:value-type="error">
            <text:p>#DIV/0!</text:p>
          </table:table-cell>
          <table:table-cell/>
          <table:table-cell office:value-type="float" office:value="1.69701473" calcext:value-type="float">
            <text:p>1.69701473</text:p>
          </table:table-cell>
          <table:table-cell table:number-columns-repeated="2"/>
          <table:table-cell office:value-type="float" office:value="0.56" calcext:value-type="float">
            <text:p>0.56</text:p>
          </table:table-cell>
          <table:table-cell table:number-columns-repeated="2"/>
          <table:table-cell office:value-type="float" office:value="0.9856302132" calcext:value-type="float">
            <text:p>0.9856302132</text:p>
          </table:table-cell>
          <table:table-cell table:style-name="ce4" table:formula="of:=([Sheet1.AJ30]-[Sheet1.AI30])/[Sheet1.AI30]" office:value-type="string" office:string-value="" calcext:value-type="error">
            <text:p>#DIV/0!</text:p>
          </table:table-cell>
          <table:table-cell office:value-type="float" office:value="1508.414" calcext:value-type="float">
            <text:p>1,508.4140</text:p>
          </table:table-cell>
          <table:table-cell office:value-type="float" office:value="1508.861254" calcext:value-type="float">
            <text:p>1508.861254</text:p>
          </table:table-cell>
          <table:table-cell table:style-name="ce4" table:formula="of:=([Sheet1.AM30]-[Sheet1.AL30])/[Sheet1.AL30]" office:value-type="percentage" office:value="0.000296506131605733" calcext:value-type="percentage">
            <text:p>0.029651%</text:p>
          </table:table-cell>
          <table:table-cell/>
          <table:table-cell office:value-type="float" office:value="2117.326422" calcext:value-type="float">
            <text:p>2117.326422</text:p>
          </table:table-cell>
          <table:table-cell table:style-name="ce4" table:formula="of:=([Sheet1.AP30]-[Sheet1.AO30])/[Sheet1.AO30]" office:value-type="string" office:string-value="" calcext:value-type="error">
            <text:p>#DIV/0!</text:p>
          </table:table-cell>
          <table:table-cell/>
          <table:table-cell table:style-name="ce11" table:formula="of:=[.AP30]-912.67" office:value-type="float" office:value="1204.656422" calcext:value-type="float">
            <text:p>1,204.656422</text:p>
          </table:table-cell>
          <table:table-cell table:number-columns-repeated="2"/>
          <table:table-cell office:value-type="float" office:value="1332.54168323" calcext:value-type="float">
            <text:p>1332.54168323</text:p>
          </table:table-cell>
          <table:table-cell table:style-name="ce4" table:formula="of:=([Sheet1.AV30]-[Sheet1.AU30])/[Sheet1.AU30]" office:value-type="string" office:string-value="" calcext:value-type="error">
            <text:p>#DIV/0!</text:p>
          </table:table-cell>
          <table:table-cell/>
          <table:table-cell office:value-type="float" office:value="54.5" calcext:value-type="float">
            <text:p>54.5</text:p>
          </table:table-cell>
          <table:table-cell table:style-name="ce1"/>
          <table:table-cell table:number-columns-repeated="2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53882" calcext:value-type="float">
            <text:p>53882</text:p>
          </table:table-cell>
          <table:table-cell table:formula="of:=[Sheet1.B31]-[Sheet1.C31]" office:value-type="float" office:value="0" calcext:value-type="float">
            <text:p>0</text:p>
          </table:table-cell>
          <table:table-cell table:style-name="ce1"/>
          <table:table-cell/>
          <table:table-cell office:value-type="float" office:value="36416073.3837" calcext:value-type="float">
            <text:p>36416073.3837</text:p>
          </table:table-cell>
          <table:table-cell table:style-name="ce2" table:formula="of:=([Sheet1.G31]-[Sheet1.F31])/[Sheet1.F31]" office:value-type="string" office:string-value="" calcext:value-type="error">
            <text:p>#DIV/0!</text:p>
          </table:table-cell>
          <table:table-cell table:style-name="ce3" table:formula="of:=[.G31]-[.F31]" office:value-type="float" office:value="36416073.3837" calcext:value-type="float">
            <text:p>36,416,073.38</text:p>
          </table:table-cell>
          <table:table-cell/>
          <table:table-cell table:style-name="Default" office:value-type="float" office:value="12786883.1347" calcext:value-type="float">
            <text:p>12786883.1347</text:p>
          </table:table-cell>
          <table:table-cell table:style-name="ce2" table:formula="of:=([Sheet1.K31]-[Sheet1.J31])/[Sheet1.J31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45823691" calcext:value-type="float">
            <text:p>0.45823691</text:p>
          </table:table-cell>
          <table:table-cell table:number-columns-repeated="2"/>
          <table:table-cell office:value-type="float" office:value="2.8440933" calcext:value-type="float">
            <text:p>2.8440933</text:p>
          </table:table-cell>
          <table:table-cell table:style-name="ce4" table:formula="of:=([Sheet1.R31]-[Sheet1.Q31])/[Sheet1.Q31]" office:value-type="string" office:string-value="" calcext:value-type="error">
            <text:p>#DIV/0!</text:p>
          </table:table-cell>
          <table:table-cell/>
          <table:table-cell office:value-type="float" office:value="2.3561096" calcext:value-type="float">
            <text:p>2.3561096</text:p>
          </table:table-cell>
          <table:table-cell table:style-name="ce4" table:formula="of:=([Sheet1.U31]-[Sheet1.T31])/[Sheet1.T31]" office:value-type="string" office:string-value="" calcext:value-type="error">
            <text:p>#DIV/0!</text:p>
          </table:table-cell>
          <table:table-cell table:style-name="ce6" table:formula="of:=[.Q31]-[.T31]" office:value-type="float" office:value="0" calcext:value-type="float">
            <text:p>0.0000000</text:p>
          </table:table-cell>
          <table:table-cell office:value-type="float" office:value="0.487984" calcext:value-type="float">
            <text:p>0.487984</text:p>
          </table:table-cell>
          <table:table-cell table:style-name="ce4" table:formula="of:=([Sheet1.X31]-[Sheet1.W31])/[Sheet1.W31]" office:value-type="string" office:string-value="" calcext:value-type="error">
            <text:p>#DIV/0!</text:p>
          </table:table-cell>
          <table:table-cell table:style-name="ce4"/>
          <table:table-cell office:value-type="float" office:value="0.0156631" calcext:value-type="float">
            <text:p>0.0156631</text:p>
          </table:table-cell>
          <table:table-cell table:formula="of:=([Sheet1.AA31]-[Sheet1.Z31])/[Sheet1.Z31]" office:value-type="string" office:string-value="" calcext:value-type="error">
            <text:p>#DIV/0!</text:p>
          </table:table-cell>
          <table:table-cell/>
          <table:table-cell office:value-type="float" office:value="1.78692254" calcext:value-type="float">
            <text:p>1.78692254</text:p>
          </table:table-cell>
          <table:table-cell table:number-columns-repeated="2"/>
          <table:table-cell office:value-type="float" office:value="0.55" calcext:value-type="float">
            <text:p>0.55</text:p>
          </table:table-cell>
          <table:table-cell table:number-columns-repeated="2"/>
          <table:table-cell office:value-type="float" office:value="0.9840289123" calcext:value-type="float">
            <text:p>0.9840289123</text:p>
          </table:table-cell>
          <table:table-cell table:style-name="ce4" table:formula="of:=([Sheet1.AJ31]-[Sheet1.AI31])/[Sheet1.AI31]" office:value-type="string" office:string-value="" calcext:value-type="error">
            <text:p>#DIV/0!</text:p>
          </table:table-cell>
          <table:table-cell office:value-type="float" office:value="1622.807" calcext:value-type="float">
            <text:p>1,622.8070</text:p>
          </table:table-cell>
          <table:table-cell office:value-type="float" office:value="1622.871378" calcext:value-type="float">
            <text:p>1622.871378</text:p>
          </table:table-cell>
          <table:table-cell table:style-name="ce4" table:formula="of:=([Sheet1.AM31]-[Sheet1.AL31])/[Sheet1.AL31]" office:value-type="percentage" office:value="0.0000396707679964613" calcext:value-type="percentage">
            <text:p>0.003967%</text:p>
          </table:table-cell>
          <table:table-cell/>
          <table:table-cell office:value-type="float" office:value="2231.966347" calcext:value-type="float">
            <text:p>2231.966347</text:p>
          </table:table-cell>
          <table:table-cell table:style-name="ce4" table:formula="of:=([Sheet1.AP31]-[Sheet1.AO31])/[Sheet1.AO31]" office:value-type="string" office:string-value="" calcext:value-type="error">
            <text:p>#DIV/0!</text:p>
          </table:table-cell>
          <table:table-cell/>
          <table:table-cell table:style-name="ce11" table:formula="of:=[.AP31]-912.67" office:value-type="float" office:value="1319.296347" calcext:value-type="float">
            <text:p>1,319.296347</text:p>
          </table:table-cell>
          <table:table-cell table:number-columns-repeated="2"/>
          <table:table-cell office:value-type="float" office:value="1386.11147648" calcext:value-type="float">
            <text:p>1386.11147648</text:p>
          </table:table-cell>
          <table:table-cell table:style-name="ce4" table:formula="of:=([Sheet1.AV31]-[Sheet1.AU31])/[Sheet1.AU31]" office:value-type="string" office:string-value="" calcext:value-type="error">
            <text:p>#DIV/0!</text:p>
          </table:table-cell>
          <table:table-cell/>
          <table:table-cell office:value-type="float" office:value="53.6" calcext:value-type="float">
            <text:p>53.6</text:p>
          </table:table-cell>
          <table:table-cell table:style-name="ce1"/>
          <table:table-cell table:number-columns-repeated="2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58120" calcext:value-type="float">
            <text:p>58120</text:p>
          </table:table-cell>
          <table:table-cell table:formula="of:=[Sheet1.B32]-[Sheet1.C32]" office:value-type="float" office:value="0" calcext:value-type="float">
            <text:p>0</text:p>
          </table:table-cell>
          <table:table-cell table:style-name="ce1"/>
          <table:table-cell/>
          <table:table-cell office:value-type="float" office:value="36457757.378" calcext:value-type="float">
            <text:p>36457757.378</text:p>
          </table:table-cell>
          <table:table-cell table:style-name="ce2" table:formula="of:=([Sheet1.G32]-[Sheet1.F32])/[Sheet1.F32]" office:value-type="string" office:string-value="" calcext:value-type="error">
            <text:p>#DIV/0!</text:p>
          </table:table-cell>
          <table:table-cell table:style-name="ce3" table:formula="of:=[.G32]-[.F32]" office:value-type="float" office:value="36457757.378" calcext:value-type="float">
            <text:p>36,457,757.38</text:p>
          </table:table-cell>
          <table:table-cell/>
          <table:table-cell table:style-name="Default" office:value-type="float" office:value="12440462.9996" calcext:value-type="float">
            <text:p>12440462.9996</text:p>
          </table:table-cell>
          <table:table-cell table:style-name="ce2" table:formula="of:=([Sheet1.K32]-[Sheet1.J32])/[Sheet1.J32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43235106" calcext:value-type="float">
            <text:p>0.43235106</text:p>
          </table:table-cell>
          <table:table-cell table:number-columns-repeated="2"/>
          <table:table-cell office:value-type="float" office:value="2.9272281" calcext:value-type="float">
            <text:p>2.9272281</text:p>
          </table:table-cell>
          <table:table-cell table:style-name="ce4" table:formula="of:=([Sheet1.R32]-[Sheet1.Q32])/[Sheet1.Q32]" office:value-type="string" office:string-value="" calcext:value-type="error">
            <text:p>#DIV/0!</text:p>
          </table:table-cell>
          <table:table-cell/>
          <table:table-cell office:value-type="float" office:value="2.5069912" calcext:value-type="float">
            <text:p>2.5069912</text:p>
          </table:table-cell>
          <table:table-cell table:style-name="ce4" table:formula="of:=([Sheet1.U32]-[Sheet1.T32])/[Sheet1.T32]" office:value-type="string" office:string-value="" calcext:value-type="error">
            <text:p>#DIV/0!</text:p>
          </table:table-cell>
          <table:table-cell table:style-name="ce6" table:formula="of:=[.Q32]-[.T32]" office:value-type="float" office:value="0" calcext:value-type="float">
            <text:p>0.0000000</text:p>
          </table:table-cell>
          <table:table-cell office:value-type="float" office:value="0.420237" calcext:value-type="float">
            <text:p>0.420237</text:p>
          </table:table-cell>
          <table:table-cell table:style-name="ce4" table:formula="of:=([Sheet1.X32]-[Sheet1.W32])/[Sheet1.W32]" office:value-type="string" office:string-value="" calcext:value-type="error">
            <text:p>#DIV/0!</text:p>
          </table:table-cell>
          <table:table-cell table:style-name="ce4"/>
          <table:table-cell office:value-type="float" office:value="0.0035489" calcext:value-type="float">
            <text:p>0.0035489</text:p>
          </table:table-cell>
          <table:table-cell table:formula="of:=([Sheet1.AA32]-[Sheet1.Z32])/[Sheet1.Z32]" office:value-type="string" office:string-value="" calcext:value-type="error">
            <text:p>#DIV/0!</text:p>
          </table:table-cell>
          <table:table-cell/>
          <table:table-cell office:value-type="float" office:value="1.99056297" calcext:value-type="float">
            <text:p>1.99056297</text:p>
          </table:table-cell>
          <table:table-cell table:number-columns-repeated="2"/>
          <table:table-cell office:value-type="float" office:value="0.54" calcext:value-type="float">
            <text:p>0.54</text:p>
          </table:table-cell>
          <table:table-cell/>
          <table:table-cell office:value-type="float" office:value="0.982198434" calcext:value-type="float">
            <text:p>0.982198434</text:p>
          </table:table-cell>
          <table:table-cell office:value-type="float" office:value="0.982196906" calcext:value-type="float">
            <text:p>0.982196906</text:p>
          </table:table-cell>
          <table:table-cell table:style-name="ce4" table:formula="of:=([Sheet1.AJ32]-[Sheet1.AI32])/[Sheet1.AI32]" office:value-type="percentage" office:value="-0.00000155569378568558" calcext:value-type="percentage">
            <text:p>-0.000156%</text:p>
          </table:table-cell>
          <table:table-cell office:value-type="float" office:value="1745.258" calcext:value-type="float">
            <text:p>1,745.2580</text:p>
          </table:table-cell>
          <table:table-cell office:value-type="float" office:value="1745.341468" calcext:value-type="float">
            <text:p>1745.341468</text:p>
          </table:table-cell>
          <table:table-cell table:style-name="ce4" table:formula="of:=([Sheet1.AM32]-[Sheet1.AL32])/[Sheet1.AL32]" office:value-type="percentage" office:value="0.000047825593694479" calcext:value-type="percentage">
            <text:p>0.004783%</text:p>
          </table:table-cell>
          <table:table-cell/>
          <table:table-cell office:value-type="float" office:value="2356.26556" calcext:value-type="float">
            <text:p>2356.26556</text:p>
          </table:table-cell>
          <table:table-cell table:style-name="ce4" table:formula="of:=([Sheet1.AP32]-[Sheet1.AO32])/[Sheet1.AO32]" office:value-type="string" office:string-value="" calcext:value-type="error">
            <text:p>#DIV/0!</text:p>
          </table:table-cell>
          <table:table-cell/>
          <table:table-cell table:style-name="ce11" table:formula="of:=[.AP32]-912.67" office:value-type="float" office:value="1443.59556" calcext:value-type="float">
            <text:p>1,443.595560</text:p>
          </table:table-cell>
          <table:table-cell table:number-columns-repeated="2"/>
          <table:table-cell office:value-type="float" office:value="1438.71604823" calcext:value-type="float">
            <text:p>1438.71604823</text:p>
          </table:table-cell>
          <table:table-cell table:style-name="ce4" table:formula="of:=([Sheet1.AV32]-[Sheet1.AU32])/[Sheet1.AU32]" office:value-type="string" office:string-value="" calcext:value-type="error">
            <text:p>#DIV/0!</text:p>
          </table:table-cell>
          <table:table-cell/>
          <table:table-cell office:value-type="float" office:value="52.6" calcext:value-type="float">
            <text:p>52.6</text:p>
          </table:table-cell>
          <table:table-cell table:style-name="ce1"/>
          <table:table-cell table:number-columns-repeated="2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62513" calcext:value-type="float">
            <text:p>62513</text:p>
          </table:table-cell>
          <table:table-cell table:formula="of:=[Sheet1.B33]-[Sheet1.C33]" office:value-type="float" office:value="0" calcext:value-type="float">
            <text:p>0</text:p>
          </table:table-cell>
          <table:table-cell table:style-name="ce1"/>
          <table:table-cell/>
          <table:table-cell office:value-type="float" office:value="36492887.9833" calcext:value-type="float">
            <text:p>36492887.9833</text:p>
          </table:table-cell>
          <table:table-cell table:style-name="ce2" table:formula="of:=([Sheet1.G33]-[Sheet1.F33])/[Sheet1.F33]" office:value-type="string" office:string-value="" calcext:value-type="error">
            <text:p>#DIV/0!</text:p>
          </table:table-cell>
          <table:table-cell table:style-name="ce3" table:formula="of:=[.G33]-[.F33]" office:value-type="float" office:value="36492887.9833" calcext:value-type="float">
            <text:p>36,492,887.98</text:p>
          </table:table-cell>
          <table:table-cell/>
          <table:table-cell table:style-name="Default" office:value-type="float" office:value="12094290.2405" calcext:value-type="float">
            <text:p>12094290.2405</text:p>
          </table:table-cell>
          <table:table-cell table:style-name="ce2" table:formula="of:=([Sheet1.K33]-[Sheet1.J33])/[Sheet1.J33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40517882" calcext:value-type="float">
            <text:p>0.40517882</text:p>
          </table:table-cell>
          <table:table-cell table:number-columns-repeated="2"/>
          <table:table-cell office:value-type="float" office:value="3.0144603" calcext:value-type="float">
            <text:p>3.0144603</text:p>
          </table:table-cell>
          <table:table-cell table:style-name="ce4" table:formula="of:=([Sheet1.R33]-[Sheet1.Q33])/[Sheet1.Q33]" office:value-type="string" office:string-value="" calcext:value-type="error">
            <text:p>#DIV/0!</text:p>
          </table:table-cell>
          <table:table-cell/>
          <table:table-cell office:value-type="float" office:value="2.6091092" calcext:value-type="float">
            <text:p>2.6091092</text:p>
          </table:table-cell>
          <table:table-cell table:style-name="ce4" table:formula="of:=([Sheet1.U33]-[Sheet1.T33])/[Sheet1.T33]" office:value-type="string" office:string-value="" calcext:value-type="error">
            <text:p>#DIV/0!</text:p>
          </table:table-cell>
          <table:table-cell table:style-name="ce6" table:formula="of:=[.Q33]-[.T33]" office:value-type="float" office:value="0" calcext:value-type="float">
            <text:p>0.0000000</text:p>
          </table:table-cell>
          <table:table-cell office:value-type="float" office:value="0.405351" calcext:value-type="float">
            <text:p>0.405351</text:p>
          </table:table-cell>
          <table:table-cell table:style-name="ce4" table:formula="of:=([Sheet1.X33]-[Sheet1.W33])/[Sheet1.W33]" office:value-type="string" office:string-value="" calcext:value-type="error">
            <text:p>#DIV/0!</text:p>
          </table:table-cell>
          <table:table-cell table:style-name="ce4"/>
          <table:table-cell office:value-type="float" office:value="0.0037212" calcext:value-type="float">
            <text:p>0.0037212</text:p>
          </table:table-cell>
          <table:table-cell table:formula="of:=([Sheet1.AA33]-[Sheet1.Z33])/[Sheet1.Z33]" office:value-type="string" office:string-value="" calcext:value-type="error">
            <text:p>#DIV/0!</text:p>
          </table:table-cell>
          <table:table-cell/>
          <table:table-cell office:value-type="float" office:value="2.12619645" calcext:value-type="float">
            <text:p>2.12619645</text:p>
          </table:table-cell>
          <table:table-cell table:number-columns-repeated="2"/>
          <table:table-cell office:value-type="float" office:value="0.53" calcext:value-type="float">
            <text:p>0.53</text:p>
          </table:table-cell>
          <table:table-cell table:number-columns-repeated="2"/>
          <table:table-cell office:value-type="float" office:value="0.9800868695" calcext:value-type="float">
            <text:p>0.9800868695</text:p>
          </table:table-cell>
          <table:table-cell table:style-name="ce4" table:formula="of:=([Sheet1.AJ33]-[Sheet1.AI33])/[Sheet1.AI33]" office:value-type="string" office:string-value="" calcext:value-type="error">
            <text:p>#DIV/0!</text:p>
          </table:table-cell>
          <table:table-cell office:value-type="float" office:value="1877.6715" calcext:value-type="float">
            <text:p>1,877.6715</text:p>
          </table:table-cell>
          <table:table-cell office:value-type="float" office:value="1877.761961" calcext:value-type="float">
            <text:p>1877.761961</text:p>
          </table:table-cell>
          <table:table-cell table:style-name="ce4" table:formula="of:=([Sheet1.AM33]-[Sheet1.AL33])/[Sheet1.AL33]" office:value-type="percentage" office:value="0.0000481772237582585" calcext:value-type="percentage">
            <text:p>0.004818%</text:p>
          </table:table-cell>
          <table:table-cell/>
          <table:table-cell office:value-type="float" office:value="2491.728675" calcext:value-type="float">
            <text:p>2491.728675</text:p>
          </table:table-cell>
          <table:table-cell table:style-name="ce4" table:formula="of:=([Sheet1.AP33]-[Sheet1.AO33])/[Sheet1.AO33]" office:value-type="string" office:string-value="" calcext:value-type="error">
            <text:p>#DIV/0!</text:p>
          </table:table-cell>
          <table:table-cell/>
          <table:table-cell table:style-name="ce11" table:formula="of:=[.AP33]-912.67" office:value-type="float" office:value="1579.058675" calcext:value-type="float">
            <text:p>1,579.058675</text:p>
          </table:table-cell>
          <table:table-cell table:number-columns-repeated="2"/>
          <table:table-cell office:value-type="float" office:value="1490.35539848" calcext:value-type="float">
            <text:p>1490.35539848</text:p>
          </table:table-cell>
          <table:table-cell table:style-name="ce4" table:formula="of:=([Sheet1.AV33]-[Sheet1.AU33])/[Sheet1.AU33]" office:value-type="string" office:string-value="" calcext:value-type="error">
            <text:p>#DIV/0!</text:p>
          </table:table-cell>
          <table:table-cell/>
          <table:table-cell office:value-type="float" office:value="51.6" calcext:value-type="float">
            <text:p>51.6</text:p>
          </table:table-cell>
          <table:table-cell table:style-name="ce1"/>
          <table:table-cell table:number-columns-repeated="2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67060" calcext:value-type="float">
            <text:p>67060</text:p>
          </table:table-cell>
          <table:table-cell table:formula="of:=[Sheet1.B34]-[Sheet1.C34]" office:value-type="float" office:value="0" calcext:value-type="float">
            <text:p>0</text:p>
          </table:table-cell>
          <table:table-cell table:style-name="ce1"/>
          <table:table-cell/>
          <table:table-cell office:value-type="float" office:value="36522212.1628" calcext:value-type="float">
            <text:p>36522212.1628</text:p>
          </table:table-cell>
          <table:table-cell table:style-name="ce2" table:formula="of:=([Sheet1.G34]-[Sheet1.F34])/[Sheet1.F34]" office:value-type="string" office:string-value="" calcext:value-type="error">
            <text:p>#DIV/0!</text:p>
          </table:table-cell>
          <table:table-cell table:style-name="ce3" table:formula="of:=[.G34]-[.F34]" office:value-type="float" office:value="36522212.1628" calcext:value-type="float">
            <text:p>36,522,212.16</text:p>
          </table:table-cell>
          <table:table-cell/>
          <table:table-cell table:style-name="Default" office:value-type="float" office:value="11748325.3053" calcext:value-type="float">
            <text:p>11748325.3053</text:p>
          </table:table-cell>
          <table:table-cell table:style-name="ce2" table:formula="of:=([Sheet1.K34]-[Sheet1.J34])/[Sheet1.J34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37641365" calcext:value-type="float">
            <text:p>0.37641365</text:p>
          </table:table-cell>
          <table:table-cell/>
          <table:table-cell office:value-type="float" office:value="3.10613" calcext:value-type="float">
            <text:p>3.10613</text:p>
          </table:table-cell>
          <table:table-cell office:value-type="float" office:value="3.1062204" calcext:value-type="float">
            <text:p>3.1062204</text:p>
          </table:table-cell>
          <table:table-cell table:style-name="ce4" table:formula="of:=([Sheet1.R34]-[Sheet1.Q34])/[Sheet1.Q34]" office:value-type="percentage" office:value="0.0000291037400237385" calcext:value-type="percentage">
            <text:p>0.002910%</text:p>
          </table:table-cell>
          <table:table-cell office:value-type="float" office:value="2.72056" calcext:value-type="float">
            <text:p>2.7205600</text:p>
          </table:table-cell>
          <table:table-cell office:value-type="float" office:value="2.7235416" calcext:value-type="float">
            <text:p>2.7235416</text:p>
          </table:table-cell>
          <table:table-cell table:style-name="ce4" table:formula="of:=([Sheet1.U34]-[Sheet1.T34])/[Sheet1.T34]" office:value-type="percentage" office:value="0.00109595083365191" calcext:value-type="percentage">
            <text:p>0.109595%</text:p>
          </table:table-cell>
          <table:table-cell table:style-name="ce6" table:formula="of:=[.Q34]-[.T34]" office:value-type="float" office:value="0.38557" calcext:value-type="float">
            <text:p>0.3855700</text:p>
          </table:table-cell>
          <table:table-cell office:value-type="float" office:value="0.382679" calcext:value-type="float">
            <text:p>0.382679</text:p>
          </table:table-cell>
          <table:table-cell table:style-name="ce4" table:formula="of:=([Sheet1.X34]-[Sheet1.W34])/[Sheet1.W34]" office:value-type="percentage" office:value="-0.00749798998884762" calcext:value-type="percentage">
            <text:p>-0.749799%</text:p>
          </table:table-cell>
          <table:table-cell table:style-name="ce4"/>
          <table:table-cell office:value-type="float" office:value="0.0099863" calcext:value-type="float">
            <text:p>0.0099863</text:p>
          </table:table-cell>
          <table:table-cell table:formula="of:=([Sheet1.AA34]-[Sheet1.Z34])/[Sheet1.Z34]" office:value-type="string" office:string-value="" calcext:value-type="error">
            <text:p>#DIV/0!</text:p>
          </table:table-cell>
          <table:table-cell/>
          <table:table-cell office:value-type="float" office:value="2.2731956" calcext:value-type="float">
            <text:p>2.2731956</text:p>
          </table:table-cell>
          <table:table-cell table:number-columns-repeated="2"/>
          <table:table-cell office:value-type="float" office:value="0.52" calcext:value-type="float">
            <text:p>0.52</text:p>
          </table:table-cell>
          <table:table-cell table:number-columns-repeated="2"/>
          <table:table-cell office:value-type="float" office:value="0.9777010145" calcext:value-type="float">
            <text:p>0.9777010145</text:p>
          </table:table-cell>
          <table:table-cell table:style-name="ce4" table:formula="of:=([Sheet1.AJ34]-[Sheet1.AI34])/[Sheet1.AI34]" office:value-type="string" office:string-value="" calcext:value-type="error">
            <text:p>#DIV/0!</text:p>
          </table:table-cell>
          <table:table-cell office:value-type="float" office:value="2018.601" calcext:value-type="float">
            <text:p>2,018.6010</text:p>
          </table:table-cell>
          <table:table-cell office:value-type="float" office:value="2018.795808" calcext:value-type="float">
            <text:p>2018.795808</text:p>
          </table:table-cell>
          <table:table-cell table:style-name="ce4" table:formula="of:=([Sheet1.AM34]-[Sheet1.AL34])/[Sheet1.AL34]" office:value-type="percentage" office:value="0.0000965064418376719" calcext:value-type="percentage">
            <text:p>0.009651%</text:p>
          </table:table-cell>
          <table:table-cell/>
          <table:table-cell office:value-type="float" office:value="2636.491895" calcext:value-type="float">
            <text:p>2636.491895</text:p>
          </table:table-cell>
          <table:table-cell table:style-name="ce4" table:formula="of:=([Sheet1.AP34]-[Sheet1.AO34])/[Sheet1.AO34]" office:value-type="string" office:string-value="" calcext:value-type="error">
            <text:p>#DIV/0!</text:p>
          </table:table-cell>
          <table:table-cell/>
          <table:table-cell table:style-name="ce11" table:formula="of:=[.AP34]-912.67" office:value-type="float" office:value="1723.821895" calcext:value-type="float">
            <text:p>1,723.821895</text:p>
          </table:table-cell>
          <table:table-cell table:number-columns-repeated="2"/>
          <table:table-cell office:value-type="float" office:value="1541.02952723" calcext:value-type="float">
            <text:p>1541.02952723</text:p>
          </table:table-cell>
          <table:table-cell table:style-name="ce4" table:formula="of:=([Sheet1.AV34]-[Sheet1.AU34])/[Sheet1.AU34]" office:value-type="string" office:string-value="" calcext:value-type="error">
            <text:p>#DIV/0!</text:p>
          </table:table-cell>
          <table:table-cell/>
          <table:table-cell office:value-type="float" office:value="50.7" calcext:value-type="float">
            <text:p>50.7</text:p>
          </table:table-cell>
          <table:table-cell table:style-name="ce1"/>
          <table:table-cell table:number-columns-repeated="2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71758" calcext:value-type="float">
            <text:p>71758</text:p>
          </table:table-cell>
          <table:table-cell table:formula="of:=[Sheet1.B35]-[Sheet1.C35]" office:value-type="float" office:value="0" calcext:value-type="float">
            <text:p>0</text:p>
          </table:table-cell>
          <table:table-cell table:style-name="ce1"/>
          <table:table-cell/>
          <table:table-cell office:value-type="float" office:value="36546368.7748" calcext:value-type="float">
            <text:p>36546368.7748</text:p>
          </table:table-cell>
          <table:table-cell table:style-name="ce2" table:formula="of:=([Sheet1.G35]-[Sheet1.F35])/[Sheet1.F35]" office:value-type="string" office:string-value="" calcext:value-type="error">
            <text:p>#DIV/0!</text:p>
          </table:table-cell>
          <table:table-cell table:style-name="ce3" table:formula="of:=[.G35]-[.F35]" office:value-type="float" office:value="36546368.7748" calcext:value-type="float">
            <text:p>36,546,368.77</text:p>
          </table:table-cell>
          <table:table-cell/>
          <table:table-cell table:style-name="Default" office:value-type="float" office:value="11402533.3836" calcext:value-type="float">
            <text:p>11402533.3836</text:p>
          </table:table-cell>
          <table:table-cell table:style-name="ce2" table:formula="of:=([Sheet1.K35]-[Sheet1.J35])/[Sheet1.J35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34725202" calcext:value-type="float">
            <text:p>0.34725202</text:p>
          </table:table-cell>
          <table:table-cell/>
          <table:table-cell office:value-type="float" office:value="3.20292" calcext:value-type="float">
            <text:p>3.20292</text:p>
          </table:table-cell>
          <table:table-cell office:value-type="float" office:value="3.202991" calcext:value-type="float">
            <text:p>3.202991</text:p>
          </table:table-cell>
          <table:table-cell table:style-name="ce4" table:formula="of:=([Sheet1.R35]-[Sheet1.Q35])/[Sheet1.Q35]" office:value-type="percentage" office:value="0.0000221672723638774" calcext:value-type="percentage">
            <text:p>0.002217%</text:p>
          </table:table-cell>
          <table:table-cell office:value-type="float" office:value="2.854319" calcext:value-type="float">
            <text:p>2.8543190</text:p>
          </table:table-cell>
          <table:table-cell office:value-type="float" office:value="2.8569774" calcext:value-type="float">
            <text:p>2.8569774</text:p>
          </table:table-cell>
          <table:table-cell table:style-name="ce4" table:formula="of:=([Sheet1.U35]-[Sheet1.T35])/[Sheet1.T35]" office:value-type="percentage" office:value="0.000931360510160238" calcext:value-type="percentage">
            <text:p>0.093136%</text:p>
          </table:table-cell>
          <table:table-cell table:style-name="ce6" table:formula="of:=[.Q35]-[.T35]" office:value-type="float" office:value="0.348601" calcext:value-type="float">
            <text:p>0.3486010</text:p>
          </table:table-cell>
          <table:table-cell office:value-type="float" office:value="0.346014" calcext:value-type="float">
            <text:p>0.346014</text:p>
          </table:table-cell>
          <table:table-cell table:style-name="ce4" table:formula="of:=([Sheet1.X35]-[Sheet1.W35])/[Sheet1.W35]" office:value-type="percentage" office:value="-0.00742109173525145" calcext:value-type="percentage">
            <text:p>-0.742109%</text:p>
          </table:table-cell>
          <table:table-cell table:style-name="ce4"/>
          <table:table-cell office:value-type="float" office:value="0.008748" calcext:value-type="float">
            <text:p>0.008748</text:p>
          </table:table-cell>
          <table:table-cell table:formula="of:=([Sheet1.AA35]-[Sheet1.Z35])/[Sheet1.Z35]" office:value-type="string" office:string-value="" calcext:value-type="error">
            <text:p>#DIV/0!</text:p>
          </table:table-cell>
          <table:table-cell/>
          <table:table-cell office:value-type="float" office:value="2.43907061" calcext:value-type="float">
            <text:p>2.43907061</text:p>
          </table:table-cell>
          <table:table-cell table:number-columns-repeated="2"/>
          <table:table-cell office:value-type="float" office:value="0.51" calcext:value-type="float">
            <text:p>0.51</text:p>
          </table:table-cell>
          <table:table-cell table:number-columns-repeated="2"/>
          <table:table-cell office:value-type="float" office:value="0.9749953701" calcext:value-type="float">
            <text:p>0.9749953701</text:p>
          </table:table-cell>
          <table:table-cell/>
          <table:table-cell office:value-type="float" office:value="2169.067" calcext:value-type="float">
            <text:p>2,169.0670</text:p>
          </table:table-cell>
          <table:table-cell office:value-type="float" office:value="2169.455292" calcext:value-type="float">
            <text:p>2169.455292</text:p>
          </table:table-cell>
          <table:table-cell table:style-name="ce4" table:formula="of:=([Sheet1.AM35]-[Sheet1.AL35])/[Sheet1.AL35]" office:value-type="percentage" office:value="0.000179013373030936" calcext:value-type="percentage">
            <text:p>0.017901%</text:p>
          </table:table-cell>
          <table:table-cell/>
          <table:table-cell office:value-type="float" office:value="2791.550326" calcext:value-type="float">
            <text:p>2791.550326</text:p>
          </table:table-cell>
          <table:table-cell table:style-name="ce4" table:formula="of:=([Sheet1.AP35]-[Sheet1.AO35])/[Sheet1.AO35]" office:value-type="string" office:string-value="" calcext:value-type="error">
            <text:p>#DIV/0!</text:p>
          </table:table-cell>
          <table:table-cell/>
          <table:table-cell table:style-name="ce11" table:formula="of:=[.AP35]-912.67" office:value-type="float" office:value="1878.880326" calcext:value-type="float">
            <text:p>1,878.880326</text:p>
          </table:table-cell>
          <table:table-cell table:number-columns-repeated="2"/>
          <table:table-cell office:value-type="float" office:value="1590.73843448" calcext:value-type="float">
            <text:p>1590.73843448</text:p>
          </table:table-cell>
          <table:table-cell table:style-name="ce4" table:formula="of:=([Sheet1.AV35]-[Sheet1.AU35])/[Sheet1.AU35]" office:value-type="string" office:string-value="" calcext:value-type="error">
            <text:p>#DIV/0!</text:p>
          </table:table-cell>
          <table:table-cell/>
          <table:table-cell office:value-type="float" office:value="49.7" calcext:value-type="float">
            <text:p>49.7</text:p>
          </table:table-cell>
          <table:table-cell table:style-name="ce1"/>
          <table:table-cell table:number-columns-repeated="2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76603" calcext:value-type="float">
            <text:p>76603</text:p>
          </table:table-cell>
          <table:table-cell table:formula="of:=[Sheet1.B36]-[Sheet1.C36]" office:value-type="float" office:value="0" calcext:value-type="float">
            <text:p>0</text:p>
          </table:table-cell>
          <table:table-cell/>
          <table:table-cell office:value-type="float" office:value="36565623.326" calcext:value-type="float">
            <text:p>36565623.326</text:p>
          </table:table-cell>
          <table:table-cell office:value-type="float" office:value="36566088.3317" calcext:value-type="float">
            <text:p>36566088.3317</text:p>
          </table:table-cell>
          <table:table-cell table:style-name="ce2" table:formula="of:=([Sheet1.G36]-[Sheet1.F36])/[Sheet1.F36]" office:value-type="percentage" office:value="0.0000127170182729796" calcext:value-type="percentage">
            <text:p>0.00127%</text:p>
          </table:table-cell>
          <table:table-cell table:style-name="ce3" table:formula="of:=[.G36]-[.F36]" office:value-type="float" office:value="465.00569999963" calcext:value-type="float">
            <text:p>465.01</text:p>
          </table:table-cell>
          <table:table-cell office:value-type="float" office:value="11056863.28" calcext:value-type="float">
            <text:p>11,056,863.28</text:p>
          </table:table-cell>
          <table:table-cell table:style-name="Default" office:value-type="float" office:value="11056883.673" calcext:value-type="float">
            <text:p>11056883.673</text:p>
          </table:table-cell>
          <table:table-cell table:style-name="ce2" table:formula="of:=([Sheet1.K36]-[Sheet1.J36])/[Sheet1.J36]" office:value-type="percentage" office:value="0.00000184437480003712" calcext:value-type="percentage">
            <text:p>0.00018%</text:p>
          </table:table-cell>
          <table:table-cell table:number-columns-repeated="2"/>
          <table:table-cell office:value-type="float" office:value="0.31829637" calcext:value-type="float">
            <text:p>0.31829637</text:p>
          </table:table-cell>
          <table:table-cell/>
          <table:table-cell office:value-type="float" office:value="3.30525" calcext:value-type="float">
            <text:p>3.30525</text:p>
          </table:table-cell>
          <table:table-cell office:value-type="float" office:value="3.3053046" calcext:value-type="float">
            <text:p>3.3053046</text:p>
          </table:table-cell>
          <table:table-cell table:style-name="ce4" table:formula="of:=([Sheet1.R36]-[Sheet1.Q36])/[Sheet1.Q36]" office:value-type="percentage" office:value="0.0000165191740412691" calcext:value-type="percentage">
            <text:p>0.001652%</text:p>
          </table:table-cell>
          <table:table-cell office:value-type="float" office:value="2.987068" calcext:value-type="float">
            <text:p>2.9870680</text:p>
          </table:table-cell>
          <table:table-cell office:value-type="float" office:value="2.9892526" calcext:value-type="float">
            <text:p>2.9892526</text:p>
          </table:table-cell>
          <table:table-cell table:style-name="ce4" table:formula="of:=([Sheet1.U36]-[Sheet1.T36])/[Sheet1.T36]" office:value-type="percentage" office:value="0.000731352617349217" calcext:value-type="percentage">
            <text:p>0.073135%</text:p>
          </table:table-cell>
          <table:table-cell table:style-name="ce6" table:formula="of:=[.Q36]-[.T36]" office:value-type="float" office:value="0.318182" calcext:value-type="float">
            <text:p>0.3181820</text:p>
          </table:table-cell>
          <table:table-cell office:value-type="float" office:value="0.316052" calcext:value-type="float">
            <text:p>0.316052</text:p>
          </table:table-cell>
          <table:table-cell table:style-name="ce4" table:formula="of:=([Sheet1.X36]-[Sheet1.W36])/[Sheet1.W36]" office:value-type="percentage" office:value="-0.00669428188898236" calcext:value-type="percentage">
            <text:p>-0.669428%</text:p>
          </table:table-cell>
          <table:table-cell table:style-name="ce4"/>
          <table:table-cell office:value-type="float" office:value="0.0065036" calcext:value-type="float">
            <text:p>0.0065036</text:p>
          </table:table-cell>
          <table:table-cell table:formula="of:=([Sheet1.AA36]-[Sheet1.Z36])/[Sheet1.Z36]" office:value-type="string" office:string-value="" calcext:value-type="error">
            <text:p>#DIV/0!</text:p>
          </table:table-cell>
          <table:table-cell/>
          <table:table-cell office:value-type="float" office:value="2.60000381" calcext:value-type="float">
            <text:p>2.60000381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9719302245" calcext:value-type="float">
            <text:p>0.9719302245</text:p>
          </table:table-cell>
          <table:table-cell/>
          <table:table-cell office:value-type="float" office:value="2329.7465" calcext:value-type="float">
            <text:p>2,329.7465</text:p>
          </table:table-cell>
          <table:table-cell office:value-type="float" office:value="2330.302202" calcext:value-type="float">
            <text:p>2330.302202</text:p>
          </table:table-cell>
          <table:table-cell table:style-name="ce4" table:formula="of:=([Sheet1.AM36]-[Sheet1.AL36])/[Sheet1.AL36]" office:value-type="percentage" office:value="0.000238524663520111" calcext:value-type="percentage">
            <text:p>0.023852%</text:p>
          </table:table-cell>
          <table:table-cell office:value-type="float" office:value="2956.729118" calcext:value-type="float">
            <text:p>2956.729118</text:p>
          </table:table-cell>
          <table:table-cell office:value-type="float" office:value="2957.362473" calcext:value-type="float">
            <text:p>2957.362473</text:p>
          </table:table-cell>
          <table:table-cell table:style-name="ce4" table:formula="of:=([Sheet1.AP36]-[Sheet1.AO36])/[Sheet1.AO36]" office:value-type="percentage" office:value="0.000214207989546352" calcext:value-type="percentage">
            <text:p>0.021421%</text:p>
          </table:table-cell>
          <table:table-cell/>
          <table:table-cell table:style-name="ce11" table:formula="of:=[.AP36]-912.67" office:value-type="float" office:value="2044.692473" calcext:value-type="float">
            <text:p>2,044.692473</text:p>
          </table:table-cell>
          <table:table-cell table:number-columns-repeated="2"/>
          <table:table-cell office:value-type="float" office:value="1639.48212023" calcext:value-type="float">
            <text:p>1639.48212023</text:p>
          </table:table-cell>
          <table:table-cell table:style-name="ce4" table:formula="of:=([Sheet1.AV36]-[Sheet1.AU36])/[Sheet1.AU36]" office:value-type="string" office:string-value="" calcext:value-type="error">
            <text:p>#DIV/0!</text:p>
          </table:table-cell>
          <table:table-cell/>
          <table:table-cell office:value-type="float" office:value="48.7" calcext:value-type="float">
            <text:p>48.7</text:p>
          </table:table-cell>
          <table:table-cell table:number-columns-repeated="27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81594" calcext:value-type="float">
            <text:p>81594</text:p>
          </table:table-cell>
          <table:table-cell table:formula="of:=[Sheet1.B37]-[Sheet1.C37]" office:value-type="float" office:value="0" calcext:value-type="float">
            <text:p>0</text:p>
          </table:table-cell>
          <table:table-cell/>
          <table:table-cell office:value-type="float" office:value="36461713.0626" calcext:value-type="float">
            <text:p>36461713.0626</text:p>
          </table:table-cell>
          <table:table-cell office:value-type="float" office:value="36462074.543" calcext:value-type="float">
            <text:p>36462074.543</text:p>
          </table:table-cell>
          <table:table-cell table:style-name="ce2" table:formula="of:=([Sheet1.G37]-[Sheet1.F37])/[Sheet1.F37]" office:value-type="percentage" office:value="0.00000991397193476422" calcext:value-type="percentage">
            <text:p>0.00099%</text:p>
          </table:table-cell>
          <table:table-cell table:style-name="ce3" table:formula="of:=[.G37]-[.F37]" office:value-type="float" office:value="361.480399996042" calcext:value-type="float">
            <text:p>361.48</text:p>
          </table:table-cell>
          <table:table-cell office:value-type="float" office:value="10711326.72" calcext:value-type="float">
            <text:p>10,711,326.72</text:p>
          </table:table-cell>
          <table:table-cell table:style-name="Default" office:value-type="float" office:value="10711349.8426" calcext:value-type="float">
            <text:p>10711349.8426</text:p>
          </table:table-cell>
          <table:table-cell table:style-name="ce2" table:formula="of:=([Sheet1.K37]-[Sheet1.J37])/[Sheet1.J37]" office:value-type="percentage" office:value="0.00000215870550893709" calcext:value-type="percentage">
            <text:p>0.00022%</text:p>
          </table:table-cell>
          <table:table-cell table:number-columns-repeated="4"/>
          <table:table-cell office:value-type="float" office:value="3.41373" calcext:value-type="float">
            <text:p>3.41373</text:p>
          </table:table-cell>
          <table:table-cell office:value-type="float" office:value="3.4137703" calcext:value-type="float">
            <text:p>3.4137703</text:p>
          </table:table-cell>
          <table:table-cell table:style-name="ce4" table:formula="of:=([Sheet1.R37]-[Sheet1.Q37])/[Sheet1.Q37]" office:value-type="percentage" office:value="0.0000118052687235871" calcext:value-type="percentage">
            <text:p>0.001181%</text:p>
          </table:table-cell>
          <table:table-cell office:value-type="float" office:value="3.127748" calcext:value-type="float">
            <text:p>3.1277480</text:p>
          </table:table-cell>
          <table:table-cell office:value-type="float" office:value="3.125774" calcext:value-type="float">
            <text:p>3.125774</text:p>
          </table:table-cell>
          <table:table-cell table:style-name="ce4" table:formula="of:=([Sheet1.U37]-[Sheet1.T37])/[Sheet1.T37]" office:value-type="percentage" office:value="-0.000631125013907816" calcext:value-type="percentage">
            <text:p>-0.063113%</text:p>
          </table:table-cell>
          <table:table-cell table:number-columns-repeated="13"/>
          <table:table-cell office:value-type="float" office:value="0.96072958" calcext:value-type="float">
            <text:p>0.96072958</text:p>
          </table:table-cell>
          <table:table-cell/>
          <table:table-cell office:value-type="float" office:value="2500.82" calcext:value-type="float">
            <text:p>2,500.8200</text:p>
          </table:table-cell>
          <table:table-cell office:value-type="float" office:value="2501.39054" calcext:value-type="float">
            <text:p>2501.39054</text:p>
          </table:table-cell>
          <table:table-cell table:style-name="ce4" table:formula="of:=([Sheet1.AM37]-[Sheet1.AL37])/[Sheet1.AL37]" office:value-type="percentage" office:value="0.000228141169696224" calcext:value-type="percentage">
            <text:p>0.022814%</text:p>
          </table:table-cell>
          <table:table-cell table:number-columns-repeated="7"/>
          <table:table-cell office:value-type="float" office:value="1717.918472" calcext:value-type="float">
            <text:p>1717.918472</text:p>
          </table:table-cell>
          <table:table-cell table:number-columns-repeated="2"/>
          <table:table-cell office:value-type="float" office:value="51.58" calcext:value-type="float">
            <text:p>51.58</text:p>
          </table:table-cell>
          <table:table-cell table:number-columns-repeated="27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86730" calcext:value-type="float">
            <text:p>86730</text:p>
          </table:table-cell>
          <table:table-cell table:formula="of:=[Sheet1.B38]-[Sheet1.C38]" office:value-type="float" office:value="0" calcext:value-type="float">
            <text:p>0</text:p>
          </table:table-cell>
          <table:table-cell/>
          <table:table-cell office:value-type="float" office:value="34791219.5626" calcext:value-type="float">
            <text:p>34791219.5626</text:p>
          </table:table-cell>
          <table:table-cell office:value-type="float" office:value="34790951.9323" calcext:value-type="float">
            <text:p>34790951.9323</text:p>
          </table:table-cell>
          <table:table-cell table:style-name="ce2" table:formula="of:=([Sheet1.G38]-[Sheet1.F38])/[Sheet1.F38]" office:value-type="percentage" office:value="-0.00000769246675928567" calcext:value-type="percentage">
            <text:p>-0.00077%</text:p>
          </table:table-cell>
          <table:table-cell table:style-name="ce3" table:formula="of:=[.G38]-[.F38]" office:value-type="float" office:value="-267.63030000031" calcext:value-type="float">
            <text:p>-267.63</text:p>
          </table:table-cell>
          <table:table-cell office:value-type="float" office:value="10367230.19" calcext:value-type="float">
            <text:p>10,367,230.19</text:p>
          </table:table-cell>
          <table:table-cell table:style-name="Default" office:value-type="float" office:value="10367255.4214" calcext:value-type="float">
            <text:p>10367255.4214</text:p>
          </table:table-cell>
          <table:table-cell table:style-name="ce2" table:formula="of:=([Sheet1.K38]-[Sheet1.J38])/[Sheet1.J38]" office:value-type="percentage" office:value="0.00000243376480868237" calcext:value-type="percentage">
            <text:p>0.00024%</text:p>
          </table:table-cell>
          <table:table-cell table:number-columns-repeated="4"/>
          <table:table-cell office:value-type="float" office:value="3.517016" calcext:value-type="float">
            <text:p>3.517016</text:p>
          </table:table-cell>
          <table:table-cell office:value-type="float" office:value="3.5170422" calcext:value-type="float">
            <text:p>3.5170422</text:p>
          </table:table-cell>
          <table:table-cell table:style-name="ce4" table:formula="of:=([Sheet1.R38]-[Sheet1.Q38])/[Sheet1.Q38]" office:value-type="percentage" office:value="0.00000744949695997922" calcext:value-type="percentage">
            <text:p>0.000745%</text:p>
          </table:table-cell>
          <table:table-cell/>
          <table:table-cell office:value-type="float" office:value="3.2492198" calcext:value-type="float">
            <text:p>3.2492198</text:p>
          </table:table-cell>
          <table:table-cell table:style-name="ce4" table:formula="of:=([Sheet1.U38]-[Sheet1.T38])/[Sheet1.T38]" office:value-type="string" office:string-value="" calcext:value-type="error">
            <text:p>#DIV/0!</text:p>
          </table:table-cell>
          <table:table-cell table:number-columns-repeated="15"/>
          <table:table-cell office:value-type="float" office:value="2681.804" calcext:value-type="float">
            <text:p>2,681.8040</text:p>
          </table:table-cell>
          <table:table-cell office:value-type="float" office:value="2682.369122" calcext:value-type="float">
            <text:p>2682.369122</text:p>
          </table:table-cell>
          <table:table-cell table:style-name="ce4" table:formula="of:=([Sheet1.AM38]-[Sheet1.AL38])/[Sheet1.AL38]" office:value-type="percentage" office:value="0.000210724571967218" calcext:value-type="percentage">
            <text:p>0.021072%</text:p>
          </table:table-cell>
          <table:table-cell table:number-columns-repeated="38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92009" calcext:value-type="float">
            <text:p>92009</text:p>
          </table:table-cell>
          <table:table-cell table:formula="of:=[Sheet1.B39]-[Sheet1.C39]" office:value-type="float" office:value="0" calcext:value-type="float">
            <text:p>0</text:p>
          </table:table-cell>
          <table:table-cell/>
          <table:table-cell office:value-type="float" office:value="33257650.04" calcext:value-type="float">
            <text:p>33257650.04</text:p>
          </table:table-cell>
          <table:table-cell office:value-type="float" office:value="33257260.1992" calcext:value-type="float">
            <text:p>33257260.1992</text:p>
          </table:table-cell>
          <table:table-cell table:style-name="ce2" table:formula="of:=([Sheet1.G39]-[Sheet1.F39])/[Sheet1.F39]" office:value-type="percentage" office:value="-0.0000117218384200212" calcext:value-type="percentage">
            <text:p>-0.00117%</text:p>
          </table:table-cell>
          <table:table-cell table:style-name="ce3" table:formula="of:=[.G39]-[.F39]" office:value-type="float" office:value="-389.840799998492" calcext:value-type="float">
            <text:p>-389.84</text:p>
          </table:table-cell>
          <table:table-cell office:value-type="float" office:value="10042076" calcext:value-type="float">
            <text:p>10,042,076.00</text:p>
          </table:table-cell>
          <table:table-cell table:style-name="Default" office:value-type="float" office:value="10042109.0983" calcext:value-type="float">
            <text:p>10042109.0983</text:p>
          </table:table-cell>
          <table:table-cell table:style-name="ce2" table:formula="of:=([Sheet1.K39]-[Sheet1.J39])/[Sheet1.J39]" office:value-type="percentage" office:value="0.00000329596191072968" calcext:value-type="percentage">
            <text:p>0.00033%</text:p>
          </table:table-cell>
          <table:table-cell table:number-columns-repeated="4"/>
          <table:table-cell office:value-type="float" office:value="3.46454" calcext:value-type="float">
            <text:p>3.46454</text:p>
          </table:table-cell>
          <table:table-cell office:value-type="float" office:value="3.4645065" calcext:value-type="float">
            <text:p>3.4645065</text:p>
          </table:table-cell>
          <table:table-cell table:style-name="ce4" table:formula="of:=([Sheet1.R39]-[Sheet1.Q39])/[Sheet1.Q39]" office:value-type="percentage" office:value="-0.00000966939333931708" calcext:value-type="percentage">
            <text:p>-0.000967%</text:p>
          </table:table-cell>
          <table:table-cell/>
          <table:table-cell office:value-type="float" office:value="3.2359879" calcext:value-type="float">
            <text:p>3.2359879</text:p>
          </table:table-cell>
          <table:table-cell table:style-name="ce4" table:formula="of:=([Sheet1.U39]-[Sheet1.T39])/[Sheet1.T39]" office:value-type="string" office:string-value="" calcext:value-type="error">
            <text:p>#DIV/0!</text:p>
          </table:table-cell>
          <table:table-cell table:number-columns-repeated="15"/>
          <table:table-cell office:value-type="float" office:value="2867.546" calcext:value-type="float">
            <text:p>2,867.5460</text:p>
          </table:table-cell>
          <table:table-cell office:value-type="float" office:value="2868.219949" calcext:value-type="float">
            <text:p>2868.219949</text:p>
          </table:table-cell>
          <table:table-cell table:style-name="ce4" table:formula="of:=([Sheet1.AM39]-[Sheet1.AL39])/[Sheet1.AL39]" office:value-type="percentage" office:value="0.000235026395391737" calcext:value-type="percentage">
            <text:p>0.023503%</text:p>
          </table:table-cell>
          <table:table-cell table:number-columns-repeated="38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97427" calcext:value-type="float">
            <text:p>97427</text:p>
          </table:table-cell>
          <table:table-cell table:formula="of:=[Sheet1.B40]-[Sheet1.C40]" office:value-type="float" office:value="0" calcext:value-type="float">
            <text:p>0</text:p>
          </table:table-cell>
          <table:table-cell/>
          <table:table-cell office:value-type="float" office:value="29786635.7" calcext:value-type="float">
            <text:p>29786635.7</text:p>
          </table:table-cell>
          <table:table-cell office:value-type="float" office:value="29786458.5523" calcext:value-type="float">
            <text:p>29786458.5523</text:p>
          </table:table-cell>
          <table:table-cell table:style-name="ce2" table:formula="of:=([Sheet1.G40]-[Sheet1.F40])/[Sheet1.F40]" office:value-type="percentage" office:value="-0.00000594722082026049" calcext:value-type="percentage">
            <text:p>-0.00059%</text:p>
          </table:table-cell>
          <table:table-cell table:style-name="ce3" table:formula="of:=[.G40]-[.F40]" office:value-type="float" office:value="-177.147700000554" calcext:value-type="float">
            <text:p>-177.15</text:p>
          </table:table-cell>
          <table:table-cell office:value-type="float" office:value="9734270.15" calcext:value-type="float">
            <text:p>9,734,270.15</text:p>
          </table:table-cell>
          <table:table-cell table:style-name="Default" office:value-type="float" office:value="9734311.5417" calcext:value-type="float">
            <text:p>9734311.5417</text:p>
          </table:table-cell>
          <table:table-cell table:style-name="ce2" table:formula="of:=([Sheet1.K40]-[Sheet1.J40])/[Sheet1.J40]" office:value-type="percentage" office:value="0.00000425216265438974" calcext:value-type="percentage">
            <text:p>0.00043%</text:p>
          </table:table-cell>
          <table:table-cell table:number-columns-repeated="4"/>
          <table:table-cell office:value-type="float" office:value="3.41655" calcext:value-type="float">
            <text:p>3.41655</text:p>
          </table:table-cell>
          <table:table-cell office:value-type="float" office:value="3.4164984" calcext:value-type="float">
            <text:p>3.4164984</text:p>
          </table:table-cell>
          <table:table-cell table:style-name="ce4" table:formula="of:=([Sheet1.R40]-[Sheet1.Q40])/[Sheet1.Q40]" office:value-type="percentage" office:value="-0.0000151029547350191" calcext:value-type="percentage">
            <text:p>-0.001510%</text:p>
          </table:table-cell>
          <table:table-cell/>
          <table:table-cell office:value-type="float" office:value="3.2101342" calcext:value-type="float">
            <text:p>3.2101342</text:p>
          </table:table-cell>
          <table:table-cell table:style-name="ce4" table:formula="of:=([Sheet1.U40]-[Sheet1.T40])/[Sheet1.T40]" office:value-type="string" office:string-value="" calcext:value-type="error">
            <text:p>#DIV/0!</text:p>
          </table:table-cell>
          <table:table-cell table:number-columns-repeated="15"/>
          <table:table-cell office:value-type="float" office:value="3053.0997" calcext:value-type="float">
            <text:p>3,053.0997</text:p>
          </table:table-cell>
          <table:table-cell office:value-type="float" office:value="3053.875135" calcext:value-type="float">
            <text:p>3053.875135</text:p>
          </table:table-cell>
          <table:table-cell table:style-name="ce4" table:formula="of:=([Sheet1.AM40]-[Sheet1.AL40])/[Sheet1.AL40]" office:value-type="percentage" office:value="0.000253982862072785" calcext:value-type="percentage">
            <text:p>0.025398%</text:p>
          </table:table-cell>
          <table:table-cell table:number-columns-repeated="38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102978" calcext:value-type="float">
            <text:p>102978</text:p>
          </table:table-cell>
          <table:table-cell table:formula="of:=[Sheet1.B41]-[Sheet1.C41]" office:value-type="float" office:value="0" calcext:value-type="float">
            <text:p>0</text:p>
          </table:table-cell>
          <table:table-cell/>
          <table:table-cell office:value-type="float" office:value="27651124.61" calcext:value-type="float">
            <text:p>27651124.61</text:p>
          </table:table-cell>
          <table:table-cell office:value-type="float" office:value="27650937.96" calcext:value-type="float">
            <text:p>27650937.96</text:p>
          </table:table-cell>
          <table:table-cell table:style-name="ce2" table:formula="of:=([Sheet1.G41]-[Sheet1.F41])/[Sheet1.F41]" office:value-type="percentage" office:value="-0.00000675017752916307" calcext:value-type="percentage">
            <text:p>-0.00068%</text:p>
          </table:table-cell>
          <table:table-cell table:style-name="ce3" table:formula="of:=[.G41]-[.F41]" office:value-type="float" office:value="-186.64999999851" calcext:value-type="float">
            <text:p>-186.65</text:p>
          </table:table-cell>
          <table:table-cell office:value-type="float" office:value="9465464.3" calcext:value-type="float">
            <text:p>9,465,464.30</text:p>
          </table:table-cell>
          <table:table-cell table:style-name="Default" office:value-type="float" office:value="9465510.4016" calcext:value-type="float">
            <text:p>9465510.4016</text:p>
          </table:table-cell>
          <table:table-cell table:style-name="ce2" table:formula="of:=([Sheet1.K41]-[Sheet1.J41])/[Sheet1.J41]" office:value-type="percentage" office:value="0.00000487050592951601" calcext:value-type="percentage">
            <text:p>0.00049%</text:p>
          </table:table-cell>
          <table:table-cell table:number-columns-repeated="5"/>
          <table:table-cell office:value-type="float" office:value="3.1468412" calcext:value-type="float">
            <text:p>3.1468412</text:p>
          </table:table-cell>
          <table:table-cell table:style-name="ce4" table:formula="of:=([Sheet1.R41]-[Sheet1.Q41])/[Sheet1.Q41]" office:value-type="string" office:string-value="" calcext:value-type="error">
            <text:p>#DIV/0!</text:p>
          </table:table-cell>
          <table:table-cell/>
          <table:table-cell office:value-type="float" office:value="2.9669586" calcext:value-type="float">
            <text:p>2.9669586</text:p>
          </table:table-cell>
          <table:table-cell table:style-name="ce4" table:formula="of:=([Sheet1.U41]-[Sheet1.T41])/[Sheet1.T41]" office:value-type="string" office:string-value="" calcext:value-type="error">
            <text:p>#DIV/0!</text:p>
          </table:table-cell>
          <table:table-cell table:number-columns-repeated="15"/>
          <table:table-cell office:value-type="float" office:value="3230.547" calcext:value-type="float">
            <text:p>3,230.5470</text:p>
          </table:table-cell>
          <table:table-cell office:value-type="float" office:value="3231.417264" calcext:value-type="float">
            <text:p>3231.417264</text:p>
          </table:table-cell>
          <table:table-cell table:style-name="ce4" table:formula="of:=([Sheet1.AM41]-[Sheet1.AL41])/[Sheet1.AL41]" office:value-type="percentage" office:value="0.000269385958477042" calcext:value-type="percentage">
            <text:p>0.026939%</text:p>
          </table:table-cell>
          <table:table-cell table:number-columns-repeated="38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108656" calcext:value-type="float">
            <text:p>108656</text:p>
          </table:table-cell>
          <table:table-cell table:formula="of:=[Sheet1.B42]-[Sheet1.C42]" office:value-type="float" office:value="0" calcext:value-type="float">
            <text:p>0</text:p>
          </table:table-cell>
          <table:table-cell/>
          <table:table-cell office:value-type="float" office:value="26209795.72" calcext:value-type="float">
            <text:p>26209795.72</text:p>
          </table:table-cell>
          <table:table-cell office:value-type="float" office:value="26210016.5974" calcext:value-type="float">
            <text:p>26210016.5974</text:p>
          </table:table-cell>
          <table:table-cell table:style-name="ce2" table:formula="of:=([Sheet1.G42]-[Sheet1.F42])/[Sheet1.F42]" office:value-type="percentage" office:value="0.00000842728430085026" calcext:value-type="percentage">
            <text:p>0.00084%</text:p>
          </table:table-cell>
          <table:table-cell table:style-name="ce3" table:formula="of:=[.G42]-[.F42]" office:value-type="float" office:value="220.877399999648" calcext:value-type="float">
            <text:p>220.88</text:p>
          </table:table-cell>
          <table:table-cell office:value-type="float" office:value="9220658.45" calcext:value-type="float">
            <text:p>9,220,658.45</text:p>
          </table:table-cell>
          <table:table-cell table:style-name="Default" office:value-type="float" office:value="9220708.5405" calcext:value-type="float">
            <text:p>9220708.5405</text:p>
          </table:table-cell>
          <table:table-cell table:style-name="ce2" table:formula="of:=([Sheet1.K42]-[Sheet1.J42])/[Sheet1.J42]" office:value-type="percentage" office:value="0.00000543242115218618" calcext:value-type="percentage">
            <text:p>0.00054%</text:p>
          </table:table-cell>
          <table:table-cell table:number-columns-repeated="5"/>
          <table:table-cell office:value-type="float" office:value="2.9987867" calcext:value-type="float">
            <text:p>2.9987867</text:p>
          </table:table-cell>
          <table:table-cell table:style-name="ce4" table:formula="of:=([Sheet1.R42]-[Sheet1.Q42])/[Sheet1.Q42]" office:value-type="string" office:string-value="" calcext:value-type="error">
            <text:p>#DIV/0!</text:p>
          </table:table-cell>
          <table:table-cell/>
          <table:table-cell office:value-type="float" office:value="2.8471849" calcext:value-type="float">
            <text:p>2.8471849</text:p>
          </table:table-cell>
          <table:table-cell table:style-name="ce4" table:formula="of:=([Sheet1.U42]-[Sheet1.T42])/[Sheet1.T42]" office:value-type="string" office:string-value="" calcext:value-type="error">
            <text:p>#DIV/0!</text:p>
          </table:table-cell>
          <table:table-cell table:number-columns-repeated="15"/>
          <table:table-cell office:value-type="float" office:value="3396.445" calcext:value-type="float">
            <text:p>3,396.4450</text:p>
          </table:table-cell>
          <table:table-cell office:value-type="float" office:value="3397.400566" calcext:value-type="float">
            <text:p>3397.400566</text:p>
          </table:table-cell>
          <table:table-cell table:style-name="ce4" table:formula="of:=([Sheet1.AM42]-[Sheet1.AL42])/[Sheet1.AL42]" office:value-type="percentage" office:value="0.000281342992452295" calcext:value-type="percentage">
            <text:p>0.028134%</text:p>
          </table:table-cell>
          <table:table-cell table:number-columns-repeated="38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114449" calcext:value-type="float">
            <text:p>114449</text:p>
          </table:table-cell>
          <table:table-cell table:formula="of:=[Sheet1.B43]-[Sheet1.C43]" office:value-type="float" office:value="0" calcext:value-type="float">
            <text:p>0</text:p>
          </table:table-cell>
          <table:table-cell/>
          <table:table-cell office:value-type="float" office:value="23908904.2" calcext:value-type="float">
            <text:p>23908904.2</text:p>
          </table:table-cell>
          <table:table-cell office:value-type="float" office:value="23908940.8953" calcext:value-type="float">
            <text:p>23908940.8953</text:p>
          </table:table-cell>
          <table:table-cell table:style-name="ce2" table:formula="of:=([Sheet1.G43]-[Sheet1.F43])/[Sheet1.F43]" office:value-type="percentage" office:value="0.00000153479639613308" calcext:value-type="percentage">
            <text:p>0.00015%</text:p>
          </table:table-cell>
          <table:table-cell table:style-name="ce3" table:formula="of:=[.G43]-[.F43]" office:value-type="float" office:value="36.695300001651" calcext:value-type="float">
            <text:p>36.70</text:p>
          </table:table-cell>
          <table:table-cell office:value-type="float" office:value="8992052.6" calcext:value-type="float">
            <text:p>8,992,052.60</text:p>
          </table:table-cell>
          <table:table-cell table:style-name="Default" office:value-type="float" office:value="8992101.4028" calcext:value-type="float">
            <text:p>8992101.4028</text:p>
          </table:table-cell>
          <table:table-cell table:style-name="ce2" table:formula="of:=([Sheet1.K43]-[Sheet1.J43])/[Sheet1.J43]" office:value-type="percentage" office:value="0.00000542732590328863" calcext:value-type="percentage">
            <text:p>0.00054%</text:p>
          </table:table-cell>
          <table:table-cell table:number-columns-repeated="5"/>
          <table:table-cell office:value-type="float" office:value="2.9147821" calcext:value-type="float">
            <text:p>2.9147821</text:p>
          </table:table-cell>
          <table:table-cell table:style-name="ce4" table:formula="of:=([Sheet1.R43]-[Sheet1.Q43])/[Sheet1.Q43]" office:value-type="string" office:string-value="" calcext:value-type="error">
            <text:p>#DIV/0!</text:p>
          </table:table-cell>
          <table:table-cell/>
          <table:table-cell office:value-type="float" office:value="2.7863391" calcext:value-type="float">
            <text:p>2.7863391</text:p>
          </table:table-cell>
          <table:table-cell table:style-name="ce4" table:formula="of:=([Sheet1.U43]-[Sheet1.T43])/[Sheet1.T43]" office:value-type="string" office:string-value="" calcext:value-type="error">
            <text:p>#DIV/0!</text:p>
          </table:table-cell>
          <table:table-cell table:number-columns-repeated="15"/>
          <table:table-cell office:value-type="float" office:value="3557.216" calcext:value-type="float">
            <text:p>3,557.2160</text:p>
          </table:table-cell>
          <table:table-cell office:value-type="float" office:value="3558.240282" calcext:value-type="float">
            <text:p>3558.240282</text:p>
          </table:table-cell>
          <table:table-cell table:style-name="ce4" table:formula="of:=([Sheet1.AM43]-[Sheet1.AL43])/[Sheet1.AL43]" office:value-type="percentage" office:value="0.000287944842258753" calcext:value-type="percentage">
            <text:p>0.028794%</text:p>
          </table:table-cell>
          <table:table-cell table:number-columns-repeated="38"/>
        </table:table-row>
        <table:table-row table:style-name="ro1">
          <table:table-cell office:value-type="float" office:value="114.1" calcext:value-type="float">
            <text:p>114.1</text:p>
          </table:table-cell>
          <table:table-cell table:number-columns-repeated="2" office:value-type="float" office:value="114644" calcext:value-type="float">
            <text:p>114644</text:p>
          </table:table-cell>
          <table:table-cell table:formula="of:=[Sheet1.B44]-[Sheet1.C44]" office:value-type="float" office:value="0" calcext:value-type="float">
            <text:p>0</text:p>
          </table:table-cell>
          <table:table-cell/>
          <table:table-cell office:value-type="float" office:value="23909018.67" calcext:value-type="float">
            <text:p>23909018.67</text:p>
          </table:table-cell>
          <table:table-cell office:value-type="float" office:value="23909054.9028" calcext:value-type="float">
            <text:p>23909054.9028</text:p>
          </table:table-cell>
          <table:table-cell table:style-name="ce2" table:formula="of:=([Sheet1.G44]-[Sheet1.F44])/[Sheet1.F44]" office:value-type="percentage" office:value="0.00000151544488293362" calcext:value-type="percentage">
            <text:p>0.00015%</text:p>
          </table:table-cell>
          <table:table-cell table:style-name="ce3" table:formula="of:=[.G44]-[.F44]" office:value-type="float" office:value="36.2327999994159" calcext:value-type="float">
            <text:p>36.23</text:p>
          </table:table-cell>
          <table:table-cell office:value-type="float" office:value="8185292.405" calcext:value-type="float">
            <text:p>8,185,292.41</text:p>
          </table:table-cell>
          <table:table-cell table:style-name="Default" office:value-type="float" office:value="8185292.775" calcext:value-type="float">
            <text:p>8185292.775</text:p>
          </table:table-cell>
          <table:table-cell table:style-name="ce2" table:formula="of:=([Sheet1.K44]-[Sheet1.J44])/[Sheet1.J44]" office:value-type="percentage" office:value="0.0000000452030277972408" calcext:value-type="percentage">
            <text:p>0.00000%</text:p>
          </table:table-cell>
          <table:table-cell table:number-columns-repeated="5"/>
          <table:table-cell office:value-type="float" office:value="2.9209634" calcext:value-type="float">
            <text:p>2.9209634</text:p>
          </table:table-cell>
          <table:table-cell table:style-name="ce4" table:formula="of:=([Sheet1.R44]-[Sheet1.Q44])/[Sheet1.Q44]" office:value-type="string" office:string-value="" calcext:value-type="error">
            <text:p>#DIV/0!</text:p>
          </table:table-cell>
          <table:table-cell/>
          <table:table-cell office:value-type="float" office:value="2.8110293" calcext:value-type="float">
            <text:p>2.8110293</text:p>
          </table:table-cell>
          <table:table-cell table:style-name="ce4" table:formula="of:=([Sheet1.U44]-[Sheet1.T44])/[Sheet1.T44]" office:value-type="string" office:string-value="" calcext:value-type="error">
            <text:p>#DIV/0!</text:p>
          </table:table-cell>
          <table:table-cell table:number-columns-repeated="16"/>
          <table:table-cell office:value-type="float" office:value="3563.587073" calcext:value-type="float">
            <text:p>3563.587073</text:p>
          </table:table-cell>
          <table:table-cell table:style-name="ce4" table:formula="of:=([Sheet1.AM44]-[Sheet1.AL44])/[Sheet1.AL44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120338" calcext:value-type="float">
            <text:p>120338</text:p>
          </table:table-cell>
          <table:table-cell table:formula="of:=[Sheet1.B45]-[Sheet1.C45]" office:value-type="float" office:value="0" calcext:value-type="float">
            <text:p>0</text:p>
          </table:table-cell>
          <table:table-cell/>
          <table:table-cell office:value-type="float" office:value="23911948.8" calcext:value-type="float">
            <text:p>23911948.8</text:p>
          </table:table-cell>
          <table:table-cell office:value-type="float" office:value="23911961.7958" calcext:value-type="float">
            <text:p>23911961.7958</text:p>
          </table:table-cell>
          <table:table-cell table:style-name="ce2" table:formula="of:=([Sheet1.G45]-[Sheet1.F45])/[Sheet1.F45]" office:value-type="percentage" office:value="0.000000543485606647171" calcext:value-type="percentage">
            <text:p>0.00005%</text:p>
          </table:table-cell>
          <table:table-cell table:style-name="ce3" table:formula="of:=[.G45]-[.F45]" office:value-type="float" office:value="12.9957999996841" calcext:value-type="float">
            <text:p>13.00</text:p>
          </table:table-cell>
          <table:table-cell office:value-type="float" office:value="7989246.75" calcext:value-type="float">
            <text:p>7,989,246.75</text:p>
          </table:table-cell>
          <table:table-cell table:style-name="Default" office:value-type="float" office:value="7989247.12" calcext:value-type="float">
            <text:p>7989247.12</text:p>
          </table:table-cell>
          <table:table-cell table:style-name="ce2" table:formula="of:=([Sheet1.K45]-[Sheet1.J45])/[Sheet1.J45]" office:value-type="percentage" office:value="0.0000000463122509154895" calcext:value-type="percentage">
            <text:p>0.00000%</text:p>
          </table:table-cell>
          <table:table-cell table:number-columns-repeated="5"/>
          <table:table-cell office:value-type="float" office:value="2.9926543" calcext:value-type="float">
            <text:p>2.9926543</text:p>
          </table:table-cell>
          <table:table-cell table:style-name="ce4" table:formula="of:=([Sheet1.R45]-[Sheet1.Q45])/[Sheet1.Q45]" office:value-type="string" office:string-value="" calcext:value-type="error">
            <text:p>#DIV/0!</text:p>
          </table:table-cell>
          <table:table-cell/>
          <table:table-cell office:value-type="float" office:value="2.9211304" calcext:value-type="float">
            <text:p>2.9211304</text:p>
          </table:table-cell>
          <table:table-cell table:style-name="ce4" table:formula="of:=([Sheet1.U45]-[Sheet1.T45])/[Sheet1.T45]" office:value-type="string" office:string-value="" calcext:value-type="error">
            <text:p>#DIV/0!</text:p>
          </table:table-cell>
          <table:table-cell table:number-columns-repeated="15"/>
          <table:table-cell office:value-type="float" office:value="3721.665" calcext:value-type="float">
            <text:p>3,721.6650</text:p>
          </table:table-cell>
          <table:table-cell office:value-type="float" office:value="3723.393569" calcext:value-type="float">
            <text:p>3723.393569</text:p>
          </table:table-cell>
          <table:table-cell table:style-name="ce4" table:formula="of:=([Sheet1.AM45]-[Sheet1.AL45])/[Sheet1.AL45]" office:value-type="percentage" office:value="0.00046446120217695" calcext:value-type="percentage">
            <text:p>0.046446%</text:p>
          </table:table-cell>
          <table:table-cell table:number-columns-repeated="38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26313" calcext:value-type="float">
            <text:p>126313</text:p>
          </table:table-cell>
          <table:table-cell table:formula="of:=[Sheet1.B46]-[Sheet1.C46]" office:value-type="float" office:value="0" calcext:value-type="float">
            <text:p>0</text:p>
          </table:table-cell>
          <table:table-cell table:number-columns-repeated="2"/>
          <table:table-cell office:value-type="float" office:value="23914286.7976" calcext:value-type="float">
            <text:p>23914286.7976</text:p>
          </table:table-cell>
          <table:table-cell table:style-name="ce2" table:formula="of:=([Sheet1.G46]-[Sheet1.F46])/[Sheet1.F46]" office:value-type="string" office:string-value="" calcext:value-type="error">
            <text:p>#DIV/0!</text:p>
          </table:table-cell>
          <table:table-cell table:style-name="ce3"/>
          <table:table-cell office:value-type="float" office:value="7786440.9" calcext:value-type="float">
            <text:p>7,786,440.90</text:p>
          </table:table-cell>
          <table:table-cell table:style-name="Default" office:value-type="float" office:value="7786441.27" calcext:value-type="float">
            <text:p>7786441.27</text:p>
          </table:table-cell>
          <table:table-cell table:style-name="ce2" table:formula="of:=([Sheet1.K46]-[Sheet1.J46])/[Sheet1.J46]" office:value-type="percentage" office:value="0.0000000475185009341606" calcext:value-type="percentage">
            <text:p>0.00000%</text:p>
          </table:table-cell>
          <table:table-cell table:style-name="ce5" table:formula="of:=[.K45]-[.K46]" office:value-type="float" office:value="202805.850000001" calcext:value-type="float">
            <text:p>202805.85</text:p>
          </table:table-cell>
          <table:table-cell table:number-columns-repeated="4"/>
          <table:table-cell office:value-type="float" office:value="3.0709744" calcext:value-type="float">
            <text:p>3.0709744</text:p>
          </table:table-cell>
          <table:table-cell table:style-name="ce4" table:formula="of:=([Sheet1.R46]-[Sheet1.Q46])/[Sheet1.Q46]" office:value-type="string" office:string-value="" calcext:value-type="error">
            <text:p>#DIV/0!</text:p>
          </table:table-cell>
          <table:table-cell/>
          <table:table-cell office:value-type="float" office:value="2.991715" calcext:value-type="float">
            <text:p>2.991715</text:p>
          </table:table-cell>
          <table:table-cell table:style-name="ce4" table:formula="of:=([Sheet1.U46]-[Sheet1.T46])/[Sheet1.T46]" office:value-type="string" office:string-value="" calcext:value-type="error">
            <text:p>#DIV/0!</text:p>
          </table:table-cell>
          <table:table-cell table:number-columns-repeated="15"/>
          <table:table-cell office:value-type="float" office:value="3892.973" calcext:value-type="float">
            <text:p>3,892.9730</text:p>
          </table:table-cell>
          <table:table-cell office:value-type="float" office:value="3895.429237" calcext:value-type="float">
            <text:p>3895.429237</text:p>
          </table:table-cell>
          <table:table-cell table:style-name="ce4" table:formula="of:=([Sheet1.AM46]-[Sheet1.AL46])/[Sheet1.AL46]" office:value-type="percentage" office:value="0.000630941185566885" calcext:value-type="percentage">
            <text:p>0.063094%</text:p>
          </table:table-cell>
          <table:table-cell table:number-columns-repeated="38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132375" calcext:value-type="float">
            <text:p>132375</text:p>
          </table:table-cell>
          <table:table-cell table:formula="of:=[Sheet1.B47]-[Sheet1.C47]" office:value-type="float" office:value="0" calcext:value-type="float">
            <text:p>0</text:p>
          </table:table-cell>
          <table:table-cell table:number-columns-repeated="2"/>
          <table:table-cell office:value-type="float" office:value="23916078.9568" calcext:value-type="float">
            <text:p>23916078.9568</text:p>
          </table:table-cell>
          <table:table-cell table:style-name="ce2" table:formula="of:=([Sheet1.G47]-[Sheet1.F47])/[Sheet1.F47]" office:value-type="string" office:string-value="" calcext:value-type="error">
            <text:p>#DIV/0!</text:p>
          </table:table-cell>
          <table:table-cell/>
          <table:table-cell office:value-type="float" office:value="7583635.05" calcext:value-type="float">
            <text:p>7,583,635.05</text:p>
          </table:table-cell>
          <table:table-cell table:style-name="Default" office:value-type="float" office:value="7583635.42" calcext:value-type="float">
            <text:p>7583635.42</text:p>
          </table:table-cell>
          <table:table-cell table:style-name="ce2" table:formula="of:=([Sheet1.K47]-[Sheet1.J47])/[Sheet1.J47]" office:value-type="percentage" office:value="0.0000000487892676364692" calcext:value-type="percentage">
            <text:p>0.00000%</text:p>
          </table:table-cell>
          <table:table-cell table:style-name="ce5" table:formula="of:=[.K46]-[.K47]" office:value-type="float" office:value="202805.85" calcext:value-type="float">
            <text:p>202805.85</text:p>
          </table:table-cell>
          <table:table-cell table:number-columns-repeated="4"/>
          <table:table-cell office:value-type="float" office:value="3.1534067" calcext:value-type="float">
            <text:p>3.1534067</text:p>
          </table:table-cell>
          <table:table-cell table:style-name="ce4" table:formula="of:=([Sheet1.R47]-[Sheet1.Q47])/[Sheet1.Q47]" office:value-type="string" office:string-value="" calcext:value-type="error">
            <text:p>#DIV/0!</text:p>
          </table:table-cell>
          <table:table-cell/>
          <table:table-cell office:value-type="float" office:value="3.0861071" calcext:value-type="float">
            <text:p>3.0861071</text:p>
          </table:table-cell>
          <table:table-cell table:style-name="ce4" table:formula="of:=([Sheet1.U47]-[Sheet1.T47])/[Sheet1.T47]" office:value-type="string" office:string-value="" calcext:value-type="error">
            <text:p>#DIV/0!</text:p>
          </table:table-cell>
          <table:table-cell table:number-columns-repeated="15"/>
          <table:table-cell office:value-type="float" office:value="4071.2104" calcext:value-type="float">
            <text:p>4,071.2104</text:p>
          </table:table-cell>
          <table:table-cell office:value-type="float" office:value="4073.689476" calcext:value-type="float">
            <text:p>4073.689476</text:p>
          </table:table-cell>
          <table:table-cell table:style-name="ce4" table:formula="of:=([Sheet1.AM47]-[Sheet1.AL47])/[Sheet1.AL47]" office:value-type="percentage" office:value="0.000608928489669823" calcext:value-type="percentage">
            <text:p>0.060893%</text:p>
          </table:table-cell>
          <table:table-cell table:number-columns-repeated="38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138525" calcext:value-type="float">
            <text:p>138525</text:p>
          </table:table-cell>
          <table:table-cell table:formula="of:=[Sheet1.B48]-[Sheet1.C48]" office:value-type="float" office:value="0" calcext:value-type="float">
            <text:p>0</text:p>
          </table:table-cell>
          <table:table-cell table:number-columns-repeated="2"/>
          <table:table-cell office:value-type="float" office:value="23917462.5332" calcext:value-type="float">
            <text:p>23917462.5332</text:p>
          </table:table-cell>
          <table:table-cell table:style-name="ce2" table:formula="of:=([Sheet1.G48]-[Sheet1.F48])/[Sheet1.F48]" office:value-type="string" office:string-value="" calcext:value-type="error">
            <text:p>#DIV/0!</text:p>
          </table:table-cell>
          <table:table-cell/>
          <table:table-cell office:value-type="float" office:value="7380829.2" calcext:value-type="float">
            <text:p>7,380,829.20</text:p>
          </table:table-cell>
          <table:table-cell table:style-name="Default" office:value-type="float" office:value="7380829.57" calcext:value-type="float">
            <text:p>7380829.57</text:p>
          </table:table-cell>
          <table:table-cell table:style-name="ce2" table:formula="of:=([Sheet1.K48]-[Sheet1.J48])/[Sheet1.J48]" office:value-type="percentage" office:value="0.0000000501298688922051" calcext:value-type="percentage">
            <text:p>0.00001%</text:p>
          </table:table-cell>
          <table:table-cell table:style-name="ce5" table:formula="of:=[.K47]-[.K48]" office:value-type="float" office:value="202805.85" calcext:value-type="float">
            <text:p>202805.85</text:p>
          </table:table-cell>
          <table:table-cell table:number-columns-repeated="4"/>
          <table:table-cell office:value-type="float" office:value="3.2402969" calcext:value-type="float">
            <text:p>3.2402969</text:p>
          </table:table-cell>
          <table:table-cell table:style-name="ce4" table:formula="of:=([Sheet1.R48]-[Sheet1.Q48])/[Sheet1.Q48]" office:value-type="string" office:string-value="" calcext:value-type="error">
            <text:p>#DIV/0!</text:p>
          </table:table-cell>
          <table:table-cell/>
          <table:table-cell office:value-type="float" office:value="3.1820451" calcext:value-type="float">
            <text:p>3.1820451</text:p>
          </table:table-cell>
          <table:table-cell table:style-name="ce4" table:formula="of:=([Sheet1.U48]-[Sheet1.T48])/[Sheet1.T48]" office:value-type="string" office:string-value="" calcext:value-type="error">
            <text:p>#DIV/0!</text:p>
          </table:table-cell>
          <table:table-cell table:number-columns-repeated="15"/>
          <table:table-cell office:value-type="float" office:value="4256.4779" calcext:value-type="float">
            <text:p>4,256.4779</text:p>
          </table:table-cell>
          <table:table-cell office:value-type="float" office:value="4259.010024" calcext:value-type="float">
            <text:p>4259.010024</text:p>
          </table:table-cell>
          <table:table-cell table:style-name="ce4" table:formula="of:=([Sheet1.AM48]-[Sheet1.AL48])/[Sheet1.AL48]" office:value-type="percentage" office:value="0.000594887148362804" calcext:value-type="percentage">
            <text:p>0.059489%</text:p>
          </table:table-cell>
          <table:table-cell table:number-columns-repeated="38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144755" calcext:value-type="float">
            <text:p>144755</text:p>
          </table:table-cell>
          <table:table-cell table:formula="of:=[Sheet1.B49]-[Sheet1.C49]" office:value-type="float" office:value="0" calcext:value-type="float">
            <text:p>0</text:p>
          </table:table-cell>
          <table:table-cell table:number-columns-repeated="2"/>
          <table:table-cell office:value-type="float" office:value="23918531.4946" calcext:value-type="float">
            <text:p>23918531.4946</text:p>
          </table:table-cell>
          <table:table-cell table:style-name="ce2" table:formula="of:=([Sheet1.G49]-[Sheet1.F49])/[Sheet1.F49]" office:value-type="string" office:string-value="" calcext:value-type="error">
            <text:p>#DIV/0!</text:p>
          </table:table-cell>
          <table:table-cell/>
          <table:table-cell office:value-type="float" office:value="7178023.35" calcext:value-type="float">
            <text:p>7,178,023.35</text:p>
          </table:table-cell>
          <table:table-cell table:style-name="Default" office:value-type="float" office:value="7178023.72" calcext:value-type="float">
            <text:p>7178023.72</text:p>
          </table:table-cell>
          <table:table-cell table:style-name="ce2" table:formula="of:=([Sheet1.K49]-[Sheet1.J49])/[Sheet1.J49]" office:value-type="percentage" office:value="0.0000000515462240885241" calcext:value-type="percentage">
            <text:p>0.00001%</text:p>
          </table:table-cell>
          <table:table-cell table:style-name="ce5" table:formula="of:=[.K48]-[.K49]" office:value-type="float" office:value="202805.850000001" calcext:value-type="float">
            <text:p>202805.85</text:p>
          </table:table-cell>
          <table:table-cell/>
          <table:table-cell table:formula="of:=[.K48]-[.K49]" office:value-type="float" office:value="202805.850000001" calcext:value-type="float">
            <text:p>202805.850000001</text:p>
          </table:table-cell>
          <table:table-cell table:number-columns-repeated="2"/>
          <table:table-cell office:value-type="float" office:value="3.3320401" calcext:value-type="float">
            <text:p>3.3320401</text:p>
          </table:table-cell>
          <table:table-cell table:style-name="ce4" table:formula="of:=([Sheet1.R49]-[Sheet1.Q49])/[Sheet1.Q49]" office:value-type="string" office:string-value="" calcext:value-type="error">
            <text:p>#DIV/0!</text:p>
          </table:table-cell>
          <table:table-cell/>
          <table:table-cell office:value-type="float" office:value="3.2846528" calcext:value-type="float">
            <text:p>3.2846528</text:p>
          </table:table-cell>
          <table:table-cell table:style-name="ce4" table:formula="of:=([Sheet1.U49]-[Sheet1.T49])/[Sheet1.T49]" office:value-type="string" office:string-value="" calcext:value-type="error">
            <text:p>#DIV/0!</text:p>
          </table:table-cell>
          <table:table-cell table:number-columns-repeated="15"/>
          <table:table-cell office:value-type="float" office:value="4449.161" calcext:value-type="float">
            <text:p>4,449.1610</text:p>
          </table:table-cell>
          <table:table-cell office:value-type="float" office:value="4451.759469" calcext:value-type="float">
            <text:p>4451.759469</text:p>
          </table:table-cell>
          <table:table-cell table:style-name="ce4" table:formula="of:=([Sheet1.AM49]-[Sheet1.AL49])/[Sheet1.AL49]" office:value-type="percentage" office:value="0.00058403573168055" calcext:value-type="percentage">
            <text:p>0.058404%</text:p>
          </table:table-cell>
          <table:table-cell table:number-columns-repeated="38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151039" calcext:value-type="float">
            <text:p>151039</text:p>
          </table:table-cell>
          <table:table-cell table:formula="of:=[Sheet1.B50]-[Sheet1.C50]" office:value-type="float" office:value="0" calcext:value-type="float">
            <text:p>0</text:p>
          </table:table-cell>
          <table:table-cell table:number-columns-repeated="2"/>
          <table:table-cell office:value-type="float" office:value="23919355.7621" calcext:value-type="float">
            <text:p>23919355.7621</text:p>
          </table:table-cell>
          <table:table-cell table:style-name="ce2" table:formula="of:=([Sheet1.G50]-[Sheet1.F50])/[Sheet1.F50]" office:value-type="string" office:string-value="" calcext:value-type="error">
            <text:p>#DIV/0!</text:p>
          </table:table-cell>
          <table:table-cell/>
          <table:table-cell office:value-type="float" office:value="6975217.5" calcext:value-type="float">
            <text:p>6,975,217.50</text:p>
          </table:table-cell>
          <table:table-cell table:style-name="Default" office:value-type="float" office:value="6975217.87" calcext:value-type="float">
            <text:p>6975217.87</text:p>
          </table:table-cell>
          <table:table-cell table:style-name="ce2" table:formula="of:=([Sheet1.K50]-[Sheet1.J50])/[Sheet1.J50]" office:value-type="percentage" office:value="0.0000000530449409085464" calcext:value-type="percentage">
            <text:p>0.00001%</text:p>
          </table:table-cell>
          <table:table-cell table:style-name="ce5" table:formula="of:=[.K49]-[.K50]" office:value-type="float" office:value="202805.85" calcext:value-type="float">
            <text:p>202805.85</text:p>
          </table:table-cell>
          <table:table-cell/>
          <table:table-cell table:formula="of:=[.K49]-[.K50]" office:value-type="float" office:value="202805.85" calcext:value-type="float">
            <text:p>202805.85</text:p>
          </table:table-cell>
          <table:table-cell table:number-columns-repeated="2"/>
          <table:table-cell office:value-type="float" office:value="3.429073" calcext:value-type="float">
            <text:p>3.429073</text:p>
          </table:table-cell>
          <table:table-cell table:style-name="ce4" table:formula="of:=([Sheet1.R50]-[Sheet1.Q50])/[Sheet1.Q50]" office:value-type="string" office:string-value="" calcext:value-type="error">
            <text:p>#DIV/0!</text:p>
          </table:table-cell>
          <table:table-cell/>
          <table:table-cell office:value-type="float" office:value="3.3867026" calcext:value-type="float">
            <text:p>3.3867026</text:p>
          </table:table-cell>
          <table:table-cell table:style-name="ce4" table:formula="of:=([Sheet1.U50]-[Sheet1.T50])/[Sheet1.T50]" office:value-type="string" office:string-value="" calcext:value-type="error">
            <text:p>#DIV/0!</text:p>
          </table:table-cell>
          <table:table-cell table:number-columns-repeated="15"/>
          <table:table-cell office:value-type="float" office:value="4649.462" calcext:value-type="float">
            <text:p>4,649.4620</text:p>
          </table:table-cell>
          <table:table-cell office:value-type="float" office:value="4652.126867" calcext:value-type="float">
            <text:p>4652.126867</text:p>
          </table:table-cell>
          <table:table-cell table:style-name="ce4" table:formula="of:=([Sheet1.AM50]-[Sheet1.AL50])/[Sheet1.AL50]" office:value-type="percentage" office:value="0.000573155990951104" calcext:value-type="percentage">
            <text:p>0.057316%</text:p>
          </table:table-cell>
          <table:table-cell table:number-columns-repeated="6"/>
          <table:table-cell office:value-type="float" office:value="2100" calcext:value-type="float">
            <text:p>2100</text:p>
          </table:table-cell>
          <table:table-cell table:number-columns-repeated="31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157339" calcext:value-type="float">
            <text:p>157339</text:p>
          </table:table-cell>
          <table:table-cell table:formula="of:=[Sheet1.B51]-[Sheet1.C51]" office:value-type="float" office:value="0" calcext:value-type="float">
            <text:p>0</text:p>
          </table:table-cell>
          <table:table-cell/>
          <table:table-cell office:value-type="float" office:value="23919954.84" calcext:value-type="float">
            <text:p>23919954.84</text:p>
          </table:table-cell>
          <table:table-cell office:value-type="float" office:value="23919992.042" calcext:value-type="float">
            <text:p>23919992.042</text:p>
          </table:table-cell>
          <table:table-cell table:style-name="ce2" table:formula="of:=([Sheet1.G51]-[Sheet1.F51])/[Sheet1.F51]" office:value-type="percentage" office:value="0.00000155527049479926" calcext:value-type="percentage">
            <text:p>0.00016%</text:p>
          </table:table-cell>
          <table:table-cell/>
          <table:table-cell office:value-type="float" office:value="6772411.65" calcext:value-type="float">
            <text:p>6,772,411.65</text:p>
          </table:table-cell>
          <table:table-cell table:style-name="Default" office:value-type="float" office:value="6772412.02" calcext:value-type="float">
            <text:p>6772412.02</text:p>
          </table:table-cell>
          <table:table-cell table:style-name="ce2" table:formula="of:=([Sheet1.K51]-[Sheet1.J51])/[Sheet1.J51]" office:value-type="percentage" office:value="0.0000000546334183895092" calcext:value-type="percentage">
            <text:p>0.00001%</text:p>
          </table:table-cell>
          <table:table-cell table:style-name="ce5" table:formula="of:=[.K50]-[.K51]" office:value-type="float" office:value="202805.850000001" calcext:value-type="float">
            <text:p>202805.85</text:p>
          </table:table-cell>
          <table:table-cell/>
          <table:table-cell table:formula="of:=[.K50]-[.K51]" office:value-type="float" office:value="202805.850000001" calcext:value-type="float">
            <text:p>202805.850000001</text:p>
          </table:table-cell>
          <table:table-cell table:number-columns-repeated="2"/>
          <table:table-cell office:value-type="float" office:value="3.5318814" calcext:value-type="float">
            <text:p>3.5318814</text:p>
          </table:table-cell>
          <table:table-cell table:style-name="ce4" table:formula="of:=([Sheet1.R51]-[Sheet1.Q51])/[Sheet1.Q51]" office:value-type="string" office:string-value="" calcext:value-type="error">
            <text:p>#DIV/0!</text:p>
          </table:table-cell>
          <table:table-cell office:value-type="float" office:value="3.497714" calcext:value-type="float">
            <text:p>3.4977140</text:p>
          </table:table-cell>
          <table:table-cell office:value-type="float" office:value="3.4979441" calcext:value-type="float">
            <text:p>3.4979441</text:p>
          </table:table-cell>
          <table:table-cell table:style-name="ce4" table:formula="of:=([Sheet1.U51]-[Sheet1.T51])/[Sheet1.T51]" office:value-type="percentage" office:value="0.0000657858246842271" calcext:value-type="percentage">
            <text:p>0.006579%</text:p>
          </table:table-cell>
          <table:table-cell table:number-columns-repeated="15"/>
          <table:table-cell office:value-type="float" office:value="4857.718" calcext:value-type="float">
            <text:p>4,857.7180</text:p>
          </table:table-cell>
          <table:table-cell office:value-type="float" office:value="4860.435521" calcext:value-type="float">
            <text:p>4860.435521</text:p>
          </table:table-cell>
          <table:table-cell table:style-name="ce4" table:formula="of:=([Sheet1.AM51]-[Sheet1.AL51])/[Sheet1.AL51]" office:value-type="percentage" office:value="0.000559423375338068" calcext:value-type="percentage">
            <text:p>0.055942%</text:p>
          </table:table-cell>
          <table:table-cell table:number-columns-repeated="6"/>
          <table:table-cell office:value-type="float" office:value="2100" calcext:value-type="float">
            <text:p>2100</text:p>
          </table:table-cell>
          <table:table-cell table:number-columns-repeated="31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161539" calcext:value-type="float">
            <text:p>161539</text:p>
          </table:table-cell>
          <table:table-cell table:formula="of:=[Sheet1.B52]-[Sheet1.C52]" office:value-type="float" office:value="0" calcext:value-type="float">
            <text:p>0</text:p>
          </table:table-cell>
          <table:table-cell table:formula="of:=[.F51]-[.F52]" office:value-type="float" office:value="-363.929999999702" calcext:value-type="float">
            <text:p>-363.9299999997</text:p>
          </table:table-cell>
          <table:table-cell office:value-type="float" office:value="23920318.77" calcext:value-type="float">
            <text:p>23920318.77</text:p>
          </table:table-cell>
          <table:table-cell office:value-type="float" office:value="21788081.0594" calcext:value-type="float">
            <text:p>21788081.0594</text:p>
          </table:table-cell>
          <table:table-cell table:style-name="ce2" table:formula="of:=([Sheet1.G52]-[Sheet1.F52])/[Sheet1.F52]" office:value-type="percentage" office:value="-0.0891391846029316" calcext:value-type="percentage">
            <text:p>-8.91392%</text:p>
          </table:table-cell>
          <table:table-cell/>
          <table:table-cell office:value-type="float" office:value="6637207.7573" calcext:value-type="float">
            <text:p>6,637,207.76</text:p>
          </table:table-cell>
          <table:table-cell table:style-name="Default" office:value-type="float" office:value="6637208.12" calcext:value-type="float">
            <text:p>6637208.12</text:p>
          </table:table-cell>
          <table:table-cell table:style-name="ce2" table:formula="of:=([Sheet1.K52]-[Sheet1.J52])/[Sheet1.J52]" office:value-type="percentage" office:value="0.0000000546464738890224" calcext:value-type="percentage">
            <text:p>0.00001%</text:p>
          </table:table-cell>
          <table:table-cell table:style-name="ce5" table:formula="of:=[.K51]-[.K52]" office:value-type="float" office:value="135203.899999999" calcext:value-type="float">
            <text:p>135203.90</text:p>
          </table:table-cell>
          <table:table-cell/>
          <table:table-cell table:formula="of:=[.K51]-[.K52]" office:value-type="float" office:value="135203.899999999" calcext:value-type="float">
            <text:p>135203.899999999</text:p>
          </table:table-cell>
          <table:table-cell table:number-columns-repeated="2"/>
          <table:table-cell office:value-type="float" office:value="3.6039238" calcext:value-type="float">
            <text:p>3.6039238</text:p>
          </table:table-cell>
          <table:table-cell table:style-name="ce4" table:formula="of:=([Sheet1.R52]-[Sheet1.Q52])/[Sheet1.Q52]" office:value-type="string" office:string-value="" calcext:value-type="error">
            <text:p>#DIV/0!</text:p>
          </table:table-cell>
          <table:table-cell office:value-type="float" office:value="3.5700027" calcext:value-type="float">
            <text:p>3.5700027</text:p>
          </table:table-cell>
          <table:table-cell office:value-type="float" office:value="3.5708609" calcext:value-type="float">
            <text:p>3.5708609</text:p>
          </table:table-cell>
          <table:table-cell table:style-name="ce4" table:formula="of:=([Sheet1.U52]-[Sheet1.T52])/[Sheet1.T52]" office:value-type="percentage" office:value="0.000240391975053728" calcext:value-type="percentage">
            <text:p>0.024039%</text:p>
          </table:table-cell>
          <table:table-cell table:number-columns-repeated="15"/>
          <table:table-cell office:value-type="float" office:value="5001.133" calcext:value-type="float">
            <text:p>5,001.1330</text:p>
          </table:table-cell>
          <table:table-cell office:value-type="float" office:value="5003.882545" calcext:value-type="float">
            <text:p>5003.882545</text:p>
          </table:table-cell>
          <table:table-cell table:style-name="ce4" table:formula="of:=([Sheet1.AM52]-[Sheet1.AL52])/[Sheet1.AL52]" office:value-type="percentage" office:value="0.000549784418850804" calcext:value-type="percentage">
            <text:p>0.054978%</text:p>
          </table:table-cell>
          <table:table-cell table:number-columns-repeated="6"/>
          <table:table-cell office:value-type="float" office:value="2100" calcext:value-type="float">
            <text:p>2100</text:p>
          </table:table-cell>
          <table:table-cell table:number-columns-repeated="31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163639" calcext:value-type="float">
            <text:p>163639</text:p>
          </table:table-cell>
          <table:table-cell table:formula="of:=[Sheet1.B53]-[Sheet1.C53]" office:value-type="float" office:value="0" calcext:value-type="float">
            <text:p>0</text:p>
          </table:table-cell>
          <table:table-cell table:formula="of:=[.F52]-[.F53]" office:value-type="float" office:value="2132125.33" calcext:value-type="float">
            <text:p>2132125.33</text:p>
          </table:table-cell>
          <table:table-cell office:value-type="float" office:value="21788193.44" calcext:value-type="float">
            <text:p>21788193.44</text:p>
          </table:table-cell>
          <table:table-cell office:value-type="float" office:value="19655955.089" calcext:value-type="float">
            <text:p>19655955.089</text:p>
          </table:table-cell>
          <table:table-cell table:style-name="ce2" table:formula="of:=([Sheet1.G53]-[Sheet1.F53])/[Sheet1.F53]" office:value-type="percentage" office:value="-0.0978620993462228" calcext:value-type="percentage">
            <text:p>-9.78621%</text:p>
          </table:table-cell>
          <table:table-cell/>
          <table:table-cell office:value-type="float" office:value="6572767.8" calcext:value-type="float">
            <text:p>6,572,767.80</text:p>
          </table:table-cell>
          <table:table-cell table:style-name="Default" office:value-type="float" office:value="6572768.17" calcext:value-type="float">
            <text:p>6572768.17</text:p>
          </table:table-cell>
          <table:table-cell table:style-name="ce2" table:formula="of:=([Sheet1.K53]-[Sheet1.J53])/[Sheet1.J53]" office:value-type="percentage" office:value="0.0000000562928755997981" calcext:value-type="percentage">
            <text:p>0.00001%</text:p>
          </table:table-cell>
          <table:table-cell table:style-name="ce5" table:formula="of:=[.K52]-[.K53]" office:value-type="float" office:value="64439.9500000002" calcext:value-type="float">
            <text:p>64439.95</text:p>
          </table:table-cell>
          <table:table-cell/>
          <table:table-cell table:formula="of:=[.K52]-[.K53]" office:value-type="float" office:value="64439.9500000002" calcext:value-type="float">
            <text:p>64439.9500000002</text:p>
          </table:table-cell>
          <table:table-cell table:number-columns-repeated="2"/>
          <table:table-cell office:value-type="float" office:value="3.3149018" calcext:value-type="float">
            <text:p>3.3149018</text:p>
          </table:table-cell>
          <table:table-cell table:style-name="ce4" table:formula="of:=([Sheet1.R53]-[Sheet1.Q53])/[Sheet1.Q53]" office:value-type="string" office:string-value="" calcext:value-type="error">
            <text:p>#DIV/0!</text:p>
          </table:table-cell>
          <table:table-cell office:value-type="float" office:value="3.609887" calcext:value-type="float">
            <text:p>3.6098870</text:p>
          </table:table-cell>
          <table:table-cell office:value-type="float" office:value="3.285037" calcext:value-type="float">
            <text:p>3.285037</text:p>
          </table:table-cell>
          <table:table-cell table:style-name="ce4" table:formula="of:=([Sheet1.U53]-[Sheet1.T53])/[Sheet1.T53]" office:value-type="percentage" office:value="-0.0899889664136301" calcext:value-type="percentage">
            <text:p>-8.998897%</text:p>
          </table:table-cell>
          <table:table-cell table:number-columns-repeated="15"/>
          <table:table-cell office:value-type="float" office:value="5074.237" calcext:value-type="float">
            <text:p>5,074.2370</text:p>
          </table:table-cell>
          <table:table-cell office:value-type="float" office:value="5073.460132" calcext:value-type="float">
            <text:p>5073.460132</text:p>
          </table:table-cell>
          <table:table-cell table:style-name="ce4" table:formula="of:=([Sheet1.AM53]-[Sheet1.AL53])/[Sheet1.AL53]" office:value-type="percentage" office:value="-0.000153100456285334" calcext:value-type="percentage">
            <text:p>-0.015310%</text:p>
          </table:table-cell>
          <table:table-cell table:number-columns-repeated="6"/>
          <table:table-cell office:value-type="float" office:value="2100" calcext:value-type="float">
            <text:p>2100</text:p>
          </table:table-cell>
          <table:table-cell table:number-columns-repeated="31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165739" calcext:value-type="float">
            <text:p>165739</text:p>
          </table:table-cell>
          <table:table-cell table:formula="of:=[Sheet1.B54]-[Sheet1.C54]" office:value-type="float" office:value="0" calcext:value-type="float">
            <text:p>0</text:p>
          </table:table-cell>
          <table:table-cell table:formula="of:=[.F53]-[.F54]" office:value-type="float" office:value="2132145.78" calcext:value-type="float">
            <text:p>2132145.78</text:p>
          </table:table-cell>
          <table:table-cell office:value-type="float" office:value="19656047.66" calcext:value-type="float">
            <text:p>19656047.66</text:p>
          </table:table-cell>
          <table:table-cell office:value-type="float" office:value="17665949.3613" calcext:value-type="float">
            <text:p>17665949.3613</text:p>
          </table:table-cell>
          <table:table-cell table:style-name="ce2" table:formula="of:=([Sheet1.G54]-[Sheet1.F54])/[Sheet1.F54]" office:value-type="percentage" office:value="-0.101246106700781" calcext:value-type="percentage">
            <text:p>-10.12461%</text:p>
          </table:table-cell>
          <table:table-cell/>
          <table:table-cell office:value-type="float" office:value="6514651.85" calcext:value-type="float">
            <text:p>6,514,651.85</text:p>
          </table:table-cell>
          <table:table-cell table:style-name="Default" office:value-type="float" office:value="6514652.22" calcext:value-type="float">
            <text:p>6514652.22</text:p>
          </table:table-cell>
          <table:table-cell table:style-name="ce2" table:formula="of:=([Sheet1.K54]-[Sheet1.J54])/[Sheet1.J54]" office:value-type="percentage" office:value="0.0000000567950534627202" calcext:value-type="percentage">
            <text:p>0.00001%</text:p>
          </table:table-cell>
          <table:table-cell table:style-name="ce5" table:formula="of:=[.K53]-[.K54]" office:value-type="float" office:value="58115.9500000002" calcext:value-type="float">
            <text:p>58115.95</text:p>
          </table:table-cell>
          <table:table-cell/>
          <table:table-cell table:formula="of:=[.K53]-[.K54]" office:value-type="float" office:value="58115.9500000002" calcext:value-type="float">
            <text:p>58115.9500000002</text:p>
          </table:table-cell>
          <table:table-cell/>
          <table:table-cell office:value-type="float" office:value="3.34449" calcext:value-type="float">
            <text:p>3.34449</text:p>
          </table:table-cell>
          <table:table-cell office:value-type="float" office:value="3.0171918" calcext:value-type="float">
            <text:p>3.0171918</text:p>
          </table:table-cell>
          <table:table-cell table:style-name="ce4" table:formula="of:=([Sheet1.R54]-[Sheet1.Q54])/[Sheet1.Q54]" office:value-type="percentage" office:value="-0.0978619161665904" calcext:value-type="percentage">
            <text:p>-9.786192%</text:p>
          </table:table-cell>
          <table:table-cell office:value-type="float" office:value="3.314899" calcext:value-type="float">
            <text:p>3.3148990</text:p>
          </table:table-cell>
          <table:table-cell office:value-type="float" office:value="2.988139" calcext:value-type="float">
            <text:p>2.988139</text:p>
          </table:table-cell>
          <table:table-cell table:style-name="ce4" table:formula="of:=([Sheet1.U54]-[Sheet1.T54])/[Sheet1.T54]" office:value-type="percentage" office:value="-0.098573139030782" calcext:value-type="percentage">
            <text:p>-9.857314%</text:p>
          </table:table-cell>
          <table:table-cell table:number-columns-repeated="6"/>
          <table:table-cell office:value-type="float" office:value="3.19254577" calcext:value-type="float">
            <text:p>3.1925457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889544192" calcext:value-type="float">
            <text:p>0.889544192</text:p>
          </table:table-cell>
          <table:table-cell table:number-columns-repeated="2"/>
          <table:table-cell office:value-type="float" office:value="5144.672" calcext:value-type="float">
            <text:p>5,144.6720</text:p>
          </table:table-cell>
          <table:table-cell office:value-type="float" office:value="5136.761271" calcext:value-type="float">
            <text:p>5136.761271</text:p>
          </table:table-cell>
          <table:table-cell table:style-name="ce4" table:formula="of:=([Sheet1.AM54]-[Sheet1.AL54])/[Sheet1.AL54]" office:value-type="percentage" office:value="-0.00153765468430237" calcext:value-type="percentage">
            <text:p>-0.153765%</text:p>
          </table:table-cell>
          <table:table-cell office:value-type="float" office:value="5854.081536" calcext:value-type="float">
            <text:p>5854.081536</text:p>
          </table:table-cell>
          <table:table-cell table:number-columns-repeated="5"/>
          <table:table-cell office:value-type="float" office:value="2100" calcext:value-type="float">
            <text:p>2100</text:p>
          </table:table-cell>
          <table:table-cell table:number-columns-repeated="3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7837" calcext:value-type="float">
            <text:p>167837</text:p>
          </table:table-cell>
          <table:table-cell office:value-type="float" office:value="167839" calcext:value-type="float">
            <text:p>167839</text:p>
          </table:table-cell>
          <table:table-cell table:formula="of:=[Sheet1.B55]-[Sheet1.C55]" office:value-type="float" office:value="-2" calcext:value-type="float">
            <text:p>-2</text:p>
          </table:table-cell>
          <table:table-cell table:formula="of:=[.F54]-[.F55]" office:value-type="float" office:value="9950547.637" calcext:value-type="float">
            <text:p>9950547.637</text:p>
          </table:table-cell>
          <table:table-cell office:value-type="float" office:value="9705500.023" calcext:value-type="float">
            <text:p>9705500.023</text:p>
          </table:table-cell>
          <table:table-cell office:value-type="float" office:value="9705510.559" calcext:value-type="float">
            <text:p>9705510.559</text:p>
          </table:table-cell>
          <table:table-cell table:style-name="ce2" table:formula="of:=([Sheet1.G55]-[Sheet1.F55])/[Sheet1.F55]" office:value-type="percentage" office:value="0.00000108557003506721" calcext:value-type="percentage">
            <text:p>0.00011%</text:p>
          </table:table-cell>
          <table:table-cell/>
          <table:table-cell office:value-type="float" office:value="6462649.1" calcext:value-type="float">
            <text:p>6,462,649.10</text:p>
          </table:table-cell>
          <table:table-cell table:style-name="Default" office:value-type="float" office:value="6462649.47" calcext:value-type="float">
            <text:p>6462649.47</text:p>
          </table:table-cell>
          <table:table-cell table:style-name="ce2" table:formula="of:=([Sheet1.K55]-[Sheet1.J55])/[Sheet1.J55]" office:value-type="percentage" office:value="0.0000000572520640354369" calcext:value-type="percentage">
            <text:p>0.00001%</text:p>
          </table:table-cell>
          <table:table-cell table:style-name="ce5" table:formula="of:=[.K54]-[.K55]" office:value-type="float" office:value="52002.75" calcext:value-type="float">
            <text:p>52002.75</text:p>
          </table:table-cell>
          <table:table-cell office:value-type="float" office:value="0.027560895" calcext:value-type="float">
            <text:p>0.027560895</text:p>
          </table:table-cell>
          <table:table-cell table:formula="of:=[.K54]-[.K55]" office:value-type="float" office:value="52002.75" calcext:value-type="float">
            <text:p>52002.75</text:p>
          </table:table-cell>
          <table:table-cell/>
          <table:table-cell office:value-type="float" office:value="3.04148" calcext:value-type="float">
            <text:p>3.04148</text:p>
          </table:table-cell>
          <table:table-cell office:value-type="float" office:value="2.733546" calcext:value-type="float">
            <text:p>2.733546</text:p>
          </table:table-cell>
          <table:table-cell table:style-name="ce4" table:formula="of:=([Sheet1.R55]-[Sheet1.Q55])/[Sheet1.Q55]" office:value-type="percentage" office:value="-0.10124478872128" calcext:value-type="percentage">
            <text:p>-10.124479%</text:p>
          </table:table-cell>
          <table:table-cell office:value-type="float" office:value="3.013939" calcext:value-type="float">
            <text:p>3.0139390</text:p>
          </table:table-cell>
          <table:table-cell office:value-type="float" office:value="2.7066496" calcext:value-type="float">
            <text:p>2.7066496</text:p>
          </table:table-cell>
          <table:table-cell table:style-name="ce4" table:formula="of:=([Sheet1.U55]-[Sheet1.T55])/[Sheet1.T55]" office:value-type="percentage" office:value="-0.1019560780759" calcext:value-type="percentage">
            <text:p>-10.195608%</text:p>
          </table:table-cell>
          <table:table-cell table:number-columns-repeated="6"/>
          <table:table-cell office:value-type="float" office:value="2.934001014" calcext:value-type="float">
            <text:p>2.934001014</text:p>
          </table:table-cell>
          <table:table-cell table:number-columns-repeated="2"/>
          <table:table-cell office:value-type="float" office:value="-0.2" calcext:value-type="float">
            <text:p>-0.2</text:p>
          </table:table-cell>
          <table:table-cell table:number-columns-repeated="2"/>
          <table:table-cell office:value-type="float" office:value="0.886982553" calcext:value-type="float">
            <text:p>0.886982553</text:p>
          </table:table-cell>
          <table:table-cell table:number-columns-repeated="2"/>
          <table:table-cell office:value-type="float" office:value="5208.647" calcext:value-type="float">
            <text:p>5,208.6470</text:p>
          </table:table-cell>
          <table:table-cell office:value-type="float" office:value="5194.397591" calcext:value-type="float">
            <text:p>5194.397591</text:p>
          </table:table-cell>
          <table:table-cell table:style-name="ce4" table:formula="of:=([Sheet1.AM55]-[Sheet1.AL55])/[Sheet1.AL55]" office:value-type="percentage" office:value="-0.00273572177189201" calcext:value-type="percentage">
            <text:p>-0.273572%</text:p>
          </table:table-cell>
          <table:table-cell office:value-type="float" office:value="5921.2800105" calcext:value-type="float">
            <text:p>5921.2800105</text:p>
          </table:table-cell>
          <table:table-cell table:number-columns-repeated="5"/>
          <table:table-cell office:value-type="float" office:value="2100" calcext:value-type="float">
            <text:p>2100</text:p>
          </table:table-cell>
          <table:table-cell table:number-columns-repeated="31"/>
        </table:table-row>
        <table:table-row table:style-name="ro1">
          <table:table-cell office:value-type="float" office:value="140.1" calcext:value-type="float">
            <text:p>140.1</text:p>
          </table:table-cell>
          <table:table-cell office:value-type="float" office:value="168047" calcext:value-type="float">
            <text:p>168047</text:p>
          </table:table-cell>
          <table:table-cell office:value-type="float" office:value="168049" calcext:value-type="float">
            <text:p>168049</text:p>
          </table:table-cell>
          <table:table-cell table:formula="of:=[Sheet1.B56]-[Sheet1.C56]" office:value-type="float" office:value="-2" calcext:value-type="float">
            <text:p>-2</text:p>
          </table:table-cell>
          <table:table-cell table:formula="of:=[.F55]-[.F56]" office:value-type="float" office:value="-7.17225999943912" calcext:value-type="float">
            <text:p>-7.1722599994</text:p>
          </table:table-cell>
          <table:table-cell office:value-type="float" office:value="9705507.19526" calcext:value-type="float">
            <text:p>9705507.19526</text:p>
          </table:table-cell>
          <table:table-cell office:value-type="float" office:value="9705516.9401" calcext:value-type="float">
            <text:p>9705516.9401</text:p>
          </table:table-cell>
          <table:table-cell table:style-name="ce2" table:formula="of:=([Sheet1.G56]-[Sheet1.F56])/[Sheet1.F56]" office:value-type="percentage" office:value="0.00000100405262741796" calcext:value-type="percentage">
            <text:p>0.00010%</text:p>
          </table:table-cell>
          <table:table-cell/>
          <table:table-cell office:value-type="float" office:value="6460104.905" calcext:value-type="float">
            <text:p>6,460,104.91</text:p>
          </table:table-cell>
          <table:table-cell table:style-name="Default" office:value-type="float" office:value="6460105.275" calcext:value-type="float">
            <text:p>6460105.275</text:p>
          </table:table-cell>
          <table:table-cell table:style-name="ce2" table:formula="of:=([Sheet1.K56]-[Sheet1.J56])/[Sheet1.J56]" office:value-type="percentage" office:value="0.000000057274611721148" calcext:value-type="percentage">
            <text:p>0.00001%</text:p>
          </table:table-cell>
          <table:table-cell table:style-name="ce5" table:formula="of:=[.K55]-[.K56]" office:value-type="float" office:value="2544.19499999937" calcext:value-type="float">
            <text:p>2544.19</text:p>
          </table:table-cell>
          <table:table-cell/>
          <table:table-cell table:formula="of:=[.K55]-[.K56]" office:value-type="float" office:value="2544.19499999937" calcext:value-type="float">
            <text:p>2544.1949999994</text:p>
          </table:table-cell>
          <table:table-cell table:number-columns-repeated="2"/>
          <table:table-cell office:value-type="float" office:value="1.5023765" calcext:value-type="float">
            <text:p>1.5023765</text:p>
          </table:table-cell>
          <table:table-cell table:style-name="ce4" table:formula="of:=([Sheet1.R56]-[Sheet1.Q56])/[Sheet1.Q56]" office:value-type="string" office:string-value="" calcext:value-type="error">
            <text:p>#DIV/0!</text:p>
          </table:table-cell>
          <table:table-cell/>
          <table:table-cell office:value-type="float" office:value="1.4756163" calcext:value-type="float">
            <text:p>1.4756163</text:p>
          </table:table-cell>
          <table:table-cell table:style-name="ce4" table:formula="of:=([Sheet1.U56]-[Sheet1.T56])/[Sheet1.T56]" office:value-type="string" office:string-value="" calcext:value-type="error">
            <text:p>#DIV/0!</text:p>
          </table:table-cell>
          <table:table-cell table:number-columns-repeated="16"/>
          <table:table-cell office:value-type="float" office:value="5198.544734" calcext:value-type="float">
            <text:p>5198.544734</text:p>
          </table:table-cell>
          <table:table-cell table:style-name="ce4" table:formula="of:=([Sheet1.AM56]-[Sheet1.AL56])/[Sheet1.AL56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9929" calcext:value-type="float">
            <text:p>169929</text:p>
          </table:table-cell>
          <table:table-cell office:value-type="float" office:value="169939" calcext:value-type="float">
            <text:p>169939</text:p>
          </table:table-cell>
          <table:table-cell table:formula="of:=[Sheet1.B57]-[Sheet1.C57]" office:value-type="float" office:value="-10" calcext:value-type="float">
            <text:p>-10</text:p>
          </table:table-cell>
          <table:table-cell table:formula="of:=[.F56]-[.F57]" office:value-type="float" office:value="-64.3890049997717" calcext:value-type="float">
            <text:p>-64.3890049998</text:p>
          </table:table-cell>
          <table:table-cell office:value-type="float" office:value="9705571.584265" calcext:value-type="float">
            <text:p>9705571.584265</text:p>
          </table:table-cell>
          <table:table-cell office:value-type="float" office:value="9705572.2814" calcext:value-type="float">
            <text:p>9705572.2814</text:p>
          </table:table-cell>
          <table:table-cell table:style-name="ce2" table:formula="of:=([Sheet1.G57]-[Sheet1.F57])/[Sheet1.F57]" office:value-type="percentage" office:value="0.0000000718283302913549" calcext:value-type="percentage">
            <text:p>0.00001%</text:p>
          </table:table-cell>
          <table:table-cell table:style-name="ce3"/>
          <table:table-cell office:value-type="float" office:value="6437207.15" calcext:value-type="float">
            <text:p>6,437,207.15</text:p>
          </table:table-cell>
          <table:table-cell table:style-name="Default" office:value-type="float" office:value="6437207.52" calcext:value-type="float">
            <text:p>6437207.52</text:p>
          </table:table-cell>
          <table:table-cell table:style-name="ce2" table:formula="of:=([Sheet1.K57]-[Sheet1.J57])/[Sheet1.J57]" office:value-type="percentage" office:value="0.0000000574783427903879" calcext:value-type="percentage">
            <text:p>0.00001%</text:p>
          </table:table-cell>
          <table:table-cell table:style-name="ce5" table:formula="of:=[.K56]-[.K57]" office:value-type="float" office:value="22897.7550000008" calcext:value-type="float">
            <text:p>22897.76</text:p>
          </table:table-cell>
          <table:table-cell/>
          <table:table-cell table:formula="of:=[.K56]-[.K57]" office:value-type="float" office:value="22897.7550000008" calcext:value-type="float">
            <text:p>22897.7550000008</text:p>
          </table:table-cell>
          <table:table-cell table:number-columns-repeated="2"/>
          <table:table-cell office:value-type="float" office:value="1.5077216" calcext:value-type="float">
            <text:p>1.5077216</text:p>
          </table:table-cell>
          <table:table-cell table:style-name="ce4" table:formula="of:=([Sheet1.R57]-[Sheet1.Q57])/[Sheet1.Q57]" office:value-type="string" office:string-value="" calcext:value-type="error">
            <text:p>#DIV/0!</text:p>
          </table:table-cell>
          <table:table-cell/>
          <table:table-cell office:value-type="float" office:value="1.4824467" calcext:value-type="float">
            <text:p>1.4824467</text:p>
          </table:table-cell>
          <table:table-cell table:style-name="ce4" table:formula="of:=([Sheet1.U57]-[Sheet1.T57])/[Sheet1.T57]" office:value-type="string" office:string-value="" calcext:value-type="error">
            <text:p>#DIV/0!</text:p>
          </table:table-cell>
          <table:table-cell table:number-columns-repeated="15"/>
          <table:table-cell office:value-type="float" office:value="5237.136" calcext:value-type="float">
            <text:p>5,237.1360</text:p>
          </table:table-cell>
          <table:table-cell office:value-type="float" office:value="5224.450403" calcext:value-type="float">
            <text:p>5224.450403</text:p>
          </table:table-cell>
          <table:table-cell table:style-name="ce4" table:formula="of:=([Sheet1.AM57]-[Sheet1.AL57])/[Sheet1.AL57]" office:value-type="percentage" office:value="-0.00242223936899874" calcext:value-type="percentage">
            <text:p>-0.242224%</text:p>
          </table:table-cell>
          <table:table-cell table:number-columns-repeated="3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76126" calcext:value-type="float">
            <text:p>176126</text:p>
          </table:table-cell>
          <table:table-cell office:value-type="float" office:value="176239" calcext:value-type="float">
            <text:p>176239</text:p>
          </table:table-cell>
          <table:table-cell table:formula="of:=[Sheet1.B58]-[Sheet1.C58]" office:value-type="float" office:value="-113" calcext:value-type="float">
            <text:p>-113</text:p>
          </table:table-cell>
          <table:table-cell table:formula="of:=[.F57]-[.F58]" office:value-type="float" office:value="-147.760995000601" calcext:value-type="float">
            <text:p>-147.7609950006</text:p>
          </table:table-cell>
          <table:table-cell office:value-type="float" office:value="9705719.34526" calcext:value-type="float">
            <text:p>9705719.34526</text:p>
          </table:table-cell>
          <table:table-cell office:value-type="float" office:value="9705731.9202" calcext:value-type="float">
            <text:p>9705731.9202</text:p>
          </table:table-cell>
          <table:table-cell table:style-name="ce2" table:formula="of:=([Sheet1.G58]-[Sheet1.F58])/[Sheet1.F58]" office:value-type="percentage" office:value="0.00000129562163837662" calcext:value-type="percentage">
            <text:p>0.00013%</text:p>
          </table:table-cell>
          <table:table-cell/>
          <table:table-cell office:value-type="float" office:value="6360881.1" calcext:value-type="float">
            <text:p>6,360,881.10</text:p>
          </table:table-cell>
          <table:table-cell table:style-name="Default" office:value-type="float" office:value="6360881.67" calcext:value-type="float">
            <text:p>6360881.67</text:p>
          </table:table-cell>
          <table:table-cell table:style-name="ce2" table:formula="of:=([Sheet1.K58]-[Sheet1.J58])/[Sheet1.J58]" office:value-type="percentage" office:value="0.0000000896102271583135" calcext:value-type="percentage">
            <text:p>0.00001%</text:p>
          </table:table-cell>
          <table:table-cell table:style-name="ce5" table:formula="of:=[.K57]-[.K58]" office:value-type="float" office:value="76325.8499999996" calcext:value-type="float">
            <text:p>76325.85</text:p>
          </table:table-cell>
          <table:table-cell/>
          <table:table-cell table:formula="of:=[.K57]-[.K58]" office:value-type="float" office:value="76325.8499999996" calcext:value-type="float">
            <text:p>76325.8499999996</text:p>
          </table:table-cell>
          <table:table-cell/>
          <table:table-cell office:value-type="float" office:value="1.52582" calcext:value-type="float">
            <text:p>1.52582</text:p>
          </table:table-cell>
          <table:table-cell office:value-type="float" office:value="1.5258219" calcext:value-type="float">
            <text:p>1.5258219</text:p>
          </table:table-cell>
          <table:table-cell table:style-name="ce4" table:formula="of:=([Sheet1.R58]-[Sheet1.Q58])/[Sheet1.Q58]" office:value-type="percentage" office:value="0.00000124523207193452" calcext:value-type="percentage">
            <text:p>0.000125%</text:p>
          </table:table-cell>
          <table:table-cell/>
          <table:table-cell office:value-type="float" office:value="1.5037118" calcext:value-type="float">
            <text:p>1.5037118</text:p>
          </table:table-cell>
          <table:table-cell table:style-name="ce4" table:formula="of:=([Sheet1.U58]-[Sheet1.T58])/[Sheet1.T58]" office:value-type="string" office:string-value="" calcext:value-type="error">
            <text:p>#DIV/0!</text:p>
          </table:table-cell>
          <table:table-cell table:number-columns-repeated="15"/>
          <table:table-cell office:value-type="float" office:value="5319.7187" calcext:value-type="float">
            <text:p>5,319.7187</text:p>
          </table:table-cell>
          <table:table-cell office:value-type="float" office:value="5314.476479" calcext:value-type="float">
            <text:p>5314.476479</text:p>
          </table:table-cell>
          <table:table-cell table:style-name="ce4" table:formula="of:=([Sheet1.AM58]-[Sheet1.AL58])/[Sheet1.AL58]" office:value-type="percentage" office:value="-0.000985431992860906" calcext:value-type="percentage">
            <text:p>-0.098543%</text:p>
          </table:table-cell>
          <table:table-cell table:number-columns-repeated="3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82202" calcext:value-type="float">
            <text:p>182202</text:p>
          </table:table-cell>
          <table:table-cell office:value-type="float" office:value="182539" calcext:value-type="float">
            <text:p>182539</text:p>
          </table:table-cell>
          <table:table-cell table:formula="of:=[Sheet1.B59]-[Sheet1.C59]" office:value-type="float" office:value="-337" calcext:value-type="float">
            <text:p>-337</text:p>
          </table:table-cell>
          <table:table-cell table:number-columns-repeated="2"/>
          <table:table-cell office:value-type="float" office:value="9705858.9002" calcext:value-type="float">
            <text:p>9705858.9002</text:p>
          </table:table-cell>
          <table:table-cell table:style-name="ce2" table:formula="of:=([Sheet1.G59]-[Sheet1.F59])/[Sheet1.F59]" office:value-type="string" office:string-value="" calcext:value-type="error">
            <text:p>#DIV/0!</text:p>
          </table:table-cell>
          <table:table-cell/>
          <table:table-cell office:value-type="float" office:value="6284555.25" calcext:value-type="float">
            <text:p>6,284,555.25</text:p>
          </table:table-cell>
          <table:table-cell table:style-name="Default" office:value-type="float" office:value="6284555.82" calcext:value-type="float">
            <text:p>6284555.82</text:p>
          </table:table-cell>
          <table:table-cell table:style-name="ce2" table:formula="of:=([Sheet1.K59]-[Sheet1.J59])/[Sheet1.J59]" office:value-type="percentage" office:value="0.0000000906985423189689" calcext:value-type="percentage">
            <text:p>0.00001%</text:p>
          </table:table-cell>
          <table:table-cell table:style-name="ce5" table:formula="of:=[.K58]-[.K59]" office:value-type="float" office:value="76325.8499999996" calcext:value-type="float">
            <text:p>76325.85</text:p>
          </table:table-cell>
          <table:table-cell/>
          <table:table-cell table:formula="of:=[.K58]-[.K59]" office:value-type="float" office:value="76325.8499999996" calcext:value-type="float">
            <text:p>76325.8499999996</text:p>
          </table:table-cell>
          <table:table-cell table:number-columns-repeated="2"/>
          <table:table-cell office:value-type="float" office:value="1.5443783" calcext:value-type="float">
            <text:p>1.5443783</text:p>
          </table:table-cell>
          <table:table-cell table:style-name="ce4" table:formula="of:=([Sheet1.R59]-[Sheet1.Q59])/[Sheet1.Q59]" office:value-type="string" office:string-value="" calcext:value-type="error">
            <text:p>#DIV/0!</text:p>
          </table:table-cell>
          <table:table-cell/>
          <table:table-cell office:value-type="float" office:value="1.5293827" calcext:value-type="float">
            <text:p>1.5293827</text:p>
          </table:table-cell>
          <table:table-cell table:style-name="ce4" table:formula="of:=([Sheet1.U59]-[Sheet1.T59])/[Sheet1.T59]" office:value-type="string" office:string-value="" calcext:value-type="error">
            <text:p>#DIV/0!</text:p>
          </table:table-cell>
          <table:table-cell table:number-columns-repeated="15"/>
          <table:table-cell office:value-type="float" office:value="5404.342" calcext:value-type="float">
            <text:p>5,404.3420</text:p>
          </table:table-cell>
          <table:table-cell office:value-type="float" office:value="5405.8241" calcext:value-type="float">
            <text:p>5405.8241</text:p>
          </table:table-cell>
          <table:table-cell table:style-name="ce4" table:formula="of:=([Sheet1.AM59]-[Sheet1.AL59])/[Sheet1.AL59]" office:value-type="percentage" office:value="0.000274242451717558" calcext:value-type="percentage">
            <text:p>0.027424%</text:p>
          </table:table-cell>
          <table:table-cell table:number-columns-repeated="3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8162" calcext:value-type="float">
            <text:p>188162</text:p>
          </table:table-cell>
          <table:table-cell office:value-type="float" office:value="188839" calcext:value-type="float">
            <text:p>188839</text:p>
          </table:table-cell>
          <table:table-cell table:formula="of:=[Sheet1.B60]-[Sheet1.C60]" office:value-type="float" office:value="-677" calcext:value-type="float">
            <text:p>-677</text:p>
          </table:table-cell>
          <table:table-cell table:number-columns-repeated="2"/>
          <table:table-cell office:value-type="float" office:value="9705959.4219" calcext:value-type="float">
            <text:p>9705959.4219</text:p>
          </table:table-cell>
          <table:table-cell table:style-name="ce2" table:formula="of:=([Sheet1.G60]-[Sheet1.F60])/[Sheet1.F60]" office:value-type="string" office:string-value="" calcext:value-type="error">
            <text:p>#DIV/0!</text:p>
          </table:table-cell>
          <table:table-cell table:number-columns-repeated="2"/>
          <table:table-cell table:style-name="Default" office:value-type="float" office:value="6208229.97" calcext:value-type="float">
            <text:p>6208229.97</text:p>
          </table:table-cell>
          <table:table-cell table:style-name="ce2" table:formula="of:=([Sheet1.K60]-[Sheet1.J60])/[Sheet1.J60]" office:value-type="string" office:string-value="" calcext:value-type="error">
            <text:p>#DIV/0!</text:p>
          </table:table-cell>
          <table:table-cell table:style-name="ce5" table:formula="of:=[.K59]-[.K60]" office:value-type="float" office:value="76325.8500000006" calcext:value-type="float">
            <text:p>76325.85</text:p>
          </table:table-cell>
          <table:table-cell/>
          <table:table-cell table:formula="of:=[.K59]-[.K60]" office:value-type="float" office:value="76325.8500000006" calcext:value-type="float">
            <text:p>76325.8500000006</text:p>
          </table:table-cell>
          <table:table-cell table:number-columns-repeated="2"/>
          <table:table-cell office:value-type="float" office:value="1.5633859" calcext:value-type="float">
            <text:p>1.5633859</text:p>
          </table:table-cell>
          <table:table-cell table:style-name="ce4" table:formula="of:=([Sheet1.R60]-[Sheet1.Q60])/[Sheet1.Q60]" office:value-type="string" office:string-value="" calcext:value-type="error">
            <text:p>#DIV/0!</text:p>
          </table:table-cell>
          <table:table-cell/>
          <table:table-cell office:value-type="float" office:value="1.5507935" calcext:value-type="float">
            <text:p>1.5507935</text:p>
          </table:table-cell>
          <table:table-cell table:style-name="ce4" table:formula="of:=([Sheet1.U60]-[Sheet1.T60])/[Sheet1.T60]" office:value-type="string" office:string-value="" calcext:value-type="error">
            <text:p>#DIV/0!</text:p>
          </table:table-cell>
          <table:table-cell table:number-columns-repeated="15"/>
          <table:table-cell office:value-type="float" office:value="5490.9926" calcext:value-type="float">
            <text:p>5,490.9926</text:p>
          </table:table-cell>
          <table:table-cell office:value-type="float" office:value="5498.519927" calcext:value-type="float">
            <text:p>5498.519927</text:p>
          </table:table-cell>
          <table:table-cell table:style-name="ce4" table:formula="of:=([Sheet1.AM60]-[Sheet1.AL60])/[Sheet1.AL60]" office:value-type="percentage" office:value="0.00137084996253695" calcext:value-type="percentage">
            <text:p>0.137085%</text:p>
          </table:table-cell>
          <table:table-cell table:number-columns-repeated="38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float" office:value="195139" calcext:value-type="float">
            <text:p>195139</text:p>
          </table:table-cell>
          <table:table-cell table:formula="of:=[Sheet1.B61]-[Sheet1.C61]" office:value-type="float" office:value="-195139" calcext:value-type="float">
            <text:p>-195139</text:p>
          </table:table-cell>
          <table:table-cell table:number-columns-repeated="2"/>
          <table:table-cell office:value-type="float" office:value="9706038.6032" calcext:value-type="float">
            <text:p>9706038.6032</text:p>
          </table:table-cell>
          <table:table-cell table:style-name="ce2" table:formula="of:=([Sheet1.G61]-[Sheet1.F61])/[Sheet1.F61]" office:value-type="string" office:string-value="" calcext:value-type="error">
            <text:p>#DIV/0!</text:p>
          </table:table-cell>
          <table:table-cell table:number-columns-repeated="2"/>
          <table:table-cell table:style-name="Default" office:value-type="float" office:value="6131904.12" calcext:value-type="float">
            <text:p>6131904.12</text:p>
          </table:table-cell>
          <table:table-cell table:style-name="ce2" table:formula="of:=([Sheet1.K61]-[Sheet1.J61])/[Sheet1.J61]" office:value-type="string" office:string-value="" calcext:value-type="error">
            <text:p>#DIV/0!</text:p>
          </table:table-cell>
          <table:table-cell table:style-name="ce5" table:formula="of:=[.K60]-[.K61]" office:value-type="float" office:value="76325.8499999996" calcext:value-type="float">
            <text:p>76325.85</text:p>
          </table:table-cell>
          <table:table-cell table:number-columns-repeated="4"/>
          <table:table-cell office:value-type="float" office:value="1.5828622" calcext:value-type="float">
            <text:p>1.5828622</text:p>
          </table:table-cell>
          <table:table-cell table:style-name="ce4" table:formula="of:=([Sheet1.R61]-[Sheet1.Q61])/[Sheet1.Q61]" office:value-type="string" office:string-value="" calcext:value-type="error">
            <text:p>#DIV/0!</text:p>
          </table:table-cell>
          <table:table-cell/>
          <table:table-cell office:value-type="float" office:value="1.5722693" calcext:value-type="float">
            <text:p>1.5722693</text:p>
          </table:table-cell>
          <table:table-cell table:style-name="ce4" table:formula="of:=([Sheet1.U61]-[Sheet1.T61])/[Sheet1.T61]" office:value-type="string" office:string-value="" calcext:value-type="error">
            <text:p>#DIV/0!</text:p>
          </table:table-cell>
          <table:table-cell table:number-columns-repeated="16"/>
          <table:table-cell office:value-type="float" office:value="5592.420368" calcext:value-type="float">
            <text:p>5592.420368</text:p>
          </table:table-cell>
          <table:table-cell table:style-name="ce4" table:formula="of:=([Sheet1.AM61]-[Sheet1.AL61])/[Sheet1.AL61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float" office:value="201439" calcext:value-type="float">
            <text:p>201439</text:p>
          </table:table-cell>
          <table:table-cell table:formula="of:=[Sheet1.B62]-[Sheet1.C62]" office:value-type="float" office:value="-201439" calcext:value-type="float">
            <text:p>-201439</text:p>
          </table:table-cell>
          <table:table-cell table:number-columns-repeated="2"/>
          <table:table-cell office:value-type="float" office:value="9706100.6517" calcext:value-type="float">
            <text:p>9706100.6517</text:p>
          </table:table-cell>
          <table:table-cell table:style-name="ce2" table:formula="of:=([Sheet1.G62]-[Sheet1.F62])/[Sheet1.F62]" office:value-type="string" office:string-value="" calcext:value-type="error">
            <text:p>#DIV/0!</text:p>
          </table:table-cell>
          <table:table-cell table:number-columns-repeated="2"/>
          <table:table-cell table:style-name="Default" office:value-type="float" office:value="6055578.27" calcext:value-type="float">
            <text:p>6055578.27</text:p>
          </table:table-cell>
          <table:table-cell table:style-name="ce2" table:formula="of:=([Sheet1.K62]-[Sheet1.J62])/[Sheet1.J62]" office:value-type="string" office:string-value="" calcext:value-type="error">
            <text:p>#DIV/0!</text:p>
          </table:table-cell>
          <table:table-cell table:style-name="ce5" table:formula="of:=[.K61]-[.K62]" office:value-type="float" office:value="76325.8500000006" calcext:value-type="float">
            <text:p>76325.85</text:p>
          </table:table-cell>
          <table:table-cell table:number-columns-repeated="4"/>
          <table:table-cell office:value-type="float" office:value="1.6028261" calcext:value-type="float">
            <text:p>1.6028261</text:p>
          </table:table-cell>
          <table:table-cell table:style-name="ce4" table:formula="of:=([Sheet1.R62]-[Sheet1.Q62])/[Sheet1.Q62]" office:value-type="string" office:string-value="" calcext:value-type="error">
            <text:p>#DIV/0!</text:p>
          </table:table-cell>
          <table:table-cell/>
          <table:table-cell office:value-type="float" office:value="1.5943941" calcext:value-type="float">
            <text:p>1.5943941</text:p>
          </table:table-cell>
          <table:table-cell table:style-name="ce4" table:formula="of:=([Sheet1.U62]-[Sheet1.T62])/[Sheet1.T62]" office:value-type="string" office:string-value="" calcext:value-type="error">
            <text:p>#DIV/0!</text:p>
          </table:table-cell>
          <table:table-cell table:number-columns-repeated="16"/>
          <table:table-cell office:value-type="float" office:value="5687.546055" calcext:value-type="float">
            <text:p>5687.546055</text:p>
          </table:table-cell>
          <table:table-cell table:style-name="ce4" table:formula="of:=([Sheet1.AM62]-[Sheet1.AL62])/[Sheet1.AL62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float" office:value="207739" calcext:value-type="float">
            <text:p>207739</text:p>
          </table:table-cell>
          <table:table-cell table:formula="of:=[Sheet1.B63]-[Sheet1.C63]" office:value-type="float" office:value="-207739" calcext:value-type="float">
            <text:p>-207739</text:p>
          </table:table-cell>
          <table:table-cell table:number-columns-repeated="2"/>
          <table:table-cell office:value-type="float" office:value="9706149.0114" calcext:value-type="float">
            <text:p>9706149.0114</text:p>
          </table:table-cell>
          <table:table-cell table:style-name="ce2" table:formula="of:=([Sheet1.G63]-[Sheet1.F63])/[Sheet1.F63]" office:value-type="string" office:string-value="" calcext:value-type="error">
            <text:p>#DIV/0!</text:p>
          </table:table-cell>
          <table:table-cell table:number-columns-repeated="2"/>
          <table:table-cell table:style-name="Default" office:value-type="float" office:value="5979252.42" calcext:value-type="float">
            <text:p>5979252.42</text:p>
          </table:table-cell>
          <table:table-cell table:style-name="ce2" table:formula="of:=([Sheet1.K63]-[Sheet1.J63])/[Sheet1.J63]" office:value-type="string" office:string-value="" calcext:value-type="error">
            <text:p>#DIV/0!</text:p>
          </table:table-cell>
          <table:table-cell table:style-name="ce5" table:formula="of:=[.K62]-[.K63]" office:value-type="float" office:value="76325.8499999996" calcext:value-type="float">
            <text:p>76325.85</text:p>
          </table:table-cell>
          <table:table-cell table:number-columns-repeated="4"/>
          <table:table-cell office:value-type="float" office:value="1.6232967" calcext:value-type="float">
            <text:p>1.6232967</text:p>
          </table:table-cell>
          <table:table-cell table:style-name="ce4" table:formula="of:=([Sheet1.R63]-[Sheet1.Q63])/[Sheet1.Q63]" office:value-type="string" office:string-value="" calcext:value-type="error">
            <text:p>#DIV/0!</text:p>
          </table:table-cell>
          <table:table-cell/>
          <table:table-cell office:value-type="float" office:value="1.6169912" calcext:value-type="float">
            <text:p>1.6169912</text:p>
          </table:table-cell>
          <table:table-cell table:style-name="ce4" table:formula="of:=([Sheet1.U63]-[Sheet1.T63])/[Sheet1.T63]" office:value-type="string" office:string-value="" calcext:value-type="error">
            <text:p>#DIV/0!</text:p>
          </table:table-cell>
          <table:table-cell table:number-columns-repeated="16"/>
          <table:table-cell office:value-type="float" office:value="5783.931935" calcext:value-type="float">
            <text:p>5783.931935</text:p>
          </table:table-cell>
          <table:table-cell table:style-name="ce4" table:formula="of:=([Sheet1.AM63]-[Sheet1.AL63])/[Sheet1.AL63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14039" calcext:value-type="float">
            <text:p>214039</text:p>
          </table:table-cell>
          <table:table-cell table:formula="of:=[Sheet1.B64]-[Sheet1.C64]" office:value-type="float" office:value="-214039" calcext:value-type="float">
            <text:p>-214039</text:p>
          </table:table-cell>
          <table:table-cell table:number-columns-repeated="2"/>
          <table:table-cell office:value-type="float" office:value="9706186.4891" calcext:value-type="float">
            <text:p>9706186.4891</text:p>
          </table:table-cell>
          <table:table-cell table:number-columns-repeated="3"/>
          <table:table-cell table:style-name="Default" office:value-type="float" office:value="5902926.57" calcext:value-type="float">
            <text:p>5902926.57</text:p>
          </table:table-cell>
          <table:table-cell table:style-name="ce2" table:formula="of:=([Sheet1.K64]-[Sheet1.J64])/[Sheet1.J64]" office:value-type="string" office:string-value="" calcext:value-type="error">
            <text:p>#DIV/0!</text:p>
          </table:table-cell>
          <table:table-cell table:style-name="ce5" table:formula="of:=[.K63]-[.K64]" office:value-type="float" office:value="76325.8499999996" calcext:value-type="float">
            <text:p>76325.85</text:p>
          </table:table-cell>
          <table:table-cell table:number-columns-repeated="4"/>
          <table:table-cell office:value-type="float" office:value="1.6442944" calcext:value-type="float">
            <text:p>1.6442944</text:p>
          </table:table-cell>
          <table:table-cell table:style-name="ce4" table:formula="of:=([Sheet1.R64]-[Sheet1.Q64])/[Sheet1.Q64]" office:value-type="string" office:string-value="" calcext:value-type="error">
            <text:p>#DIV/0!</text:p>
          </table:table-cell>
          <table:table-cell/>
          <table:table-cell office:value-type="float" office:value="1.6389162" calcext:value-type="float">
            <text:p>1.6389162</text:p>
          </table:table-cell>
          <table:table-cell table:style-name="ce4" table:formula="of:=([Sheet1.U64]-[Sheet1.T64])/[Sheet1.T64]" office:value-type="string" office:string-value="" calcext:value-type="error">
            <text:p>#DIV/0!</text:p>
          </table:table-cell>
          <table:table-cell table:number-columns-repeated="16"/>
          <table:table-cell office:value-type="float" office:value="5881.568825" calcext:value-type="float">
            <text:p>5881.568825</text:p>
          </table:table-cell>
          <table:table-cell table:style-name="ce4" table:formula="of:=([Sheet1.AM64]-[Sheet1.AL64])/[Sheet1.AL64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20339" calcext:value-type="float">
            <text:p>220339</text:p>
          </table:table-cell>
          <table:table-cell table:formula="of:=[Sheet1.B65]-[Sheet1.C65]" office:value-type="float" office:value="-220339" calcext:value-type="float">
            <text:p>-220339</text:p>
          </table:table-cell>
          <table:table-cell table:number-columns-repeated="2"/>
          <table:table-cell office:value-type="float" office:value="9706215.3618" calcext:value-type="float">
            <text:p>9706215.3618</text:p>
          </table:table-cell>
          <table:table-cell table:number-columns-repeated="3"/>
          <table:table-cell table:style-name="Default" office:value-type="float" office:value="5826600.72" calcext:value-type="float">
            <text:p>5826600.72</text:p>
          </table:table-cell>
          <table:table-cell table:style-name="ce2" table:formula="of:=([Sheet1.K65]-[Sheet1.J65])/[Sheet1.J65]" office:value-type="string" office:string-value="" calcext:value-type="error">
            <text:p>#DIV/0!</text:p>
          </table:table-cell>
          <table:table-cell table:style-name="ce5" table:formula="of:=[.K64]-[.K65]" office:value-type="float" office:value="76325.8500000006" calcext:value-type="float">
            <text:p>76325.85</text:p>
          </table:table-cell>
          <table:table-cell table:number-columns-repeated="4"/>
          <table:table-cell office:value-type="float" office:value="1.6658403" calcext:value-type="float">
            <text:p>1.6658403</text:p>
          </table:table-cell>
          <table:table-cell table:number-columns-repeated="2"/>
          <table:table-cell office:value-type="float" office:value="1.6620707" calcext:value-type="float">
            <text:p>1.6620707</text:p>
          </table:table-cell>
          <table:table-cell table:style-name="ce4" table:formula="of:=([Sheet1.U65]-[Sheet1.T65])/[Sheet1.T65]" office:value-type="string" office:string-value="" calcext:value-type="error">
            <text:p>#DIV/0!</text:p>
          </table:table-cell>
          <table:table-cell table:number-columns-repeated="16"/>
          <table:table-cell office:value-type="float" office:value="5980.473687" calcext:value-type="float">
            <text:p>5980.473687</text:p>
          </table:table-cell>
          <table:table-cell table:style-name="ce4" table:formula="of:=([Sheet1.AM65]-[Sheet1.AL65])/[Sheet1.AL65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float" office:value="226639" calcext:value-type="float">
            <text:p>226639</text:p>
          </table:table-cell>
          <table:table-cell table:formula="of:=[Sheet1.B66]-[Sheet1.C66]" office:value-type="float" office:value="-226639" calcext:value-type="float">
            <text:p>-226639</text:p>
          </table:table-cell>
          <table:table-cell table:number-columns-repeated="2"/>
          <table:table-cell office:value-type="float" office:value="9706237.4672" calcext:value-type="float">
            <text:p>9706237.4672</text:p>
          </table:table-cell>
          <table:table-cell table:number-columns-repeated="3"/>
          <table:table-cell table:style-name="Default" office:value-type="float" office:value="5750274.87" calcext:value-type="float">
            <text:p>5750274.87</text:p>
          </table:table-cell>
          <table:table-cell table:style-name="ce2" table:formula="of:=([Sheet1.K66]-[Sheet1.J66])/[Sheet1.J66]" office:value-type="string" office:string-value="" calcext:value-type="error">
            <text:p>#DIV/0!</text:p>
          </table:table-cell>
          <table:table-cell table:style-name="ce5" table:formula="of:=[.K65]-[.K66]" office:value-type="float" office:value="76325.8499999996" calcext:value-type="float">
            <text:p>76325.85</text:p>
          </table:table-cell>
          <table:table-cell table:number-columns-repeated="4"/>
          <table:table-cell office:value-type="float" office:value="1.6879568" calcext:value-type="float">
            <text:p>1.6879568</text:p>
          </table:table-cell>
          <table:table-cell table:number-columns-repeated="2"/>
          <table:table-cell office:value-type="float" office:value="1.6849606" calcext:value-type="float">
            <text:p>1.6849606</text:p>
          </table:table-cell>
          <table:table-cell table:style-name="ce4" table:formula="of:=([Sheet1.U66]-[Sheet1.T66])/[Sheet1.T66]" office:value-type="string" office:string-value="" calcext:value-type="error">
            <text:p>#DIV/0!</text:p>
          </table:table-cell>
          <table:table-cell table:number-columns-repeated="16"/>
          <table:table-cell office:value-type="float" office:value="6080.67779" calcext:value-type="float">
            <text:p>6080.67779</text:p>
          </table:table-cell>
          <table:table-cell table:style-name="ce4" table:formula="of:=([Sheet1.AM66]-[Sheet1.AL66])/[Sheet1.AL66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232939" calcext:value-type="float">
            <text:p>232939</text:p>
          </table:table-cell>
          <table:table-cell table:formula="of:=[Sheet1.B67]-[Sheet1.C67]" office:value-type="float" office:value="-232939" calcext:value-type="float">
            <text:p>-232939</text:p>
          </table:table-cell>
          <table:table-cell table:number-columns-repeated="2"/>
          <table:table-cell office:value-type="float" office:value="9706254.2816" calcext:value-type="float">
            <text:p>9706254.2816</text:p>
          </table:table-cell>
          <table:table-cell table:number-columns-repeated="3"/>
          <table:table-cell table:style-name="Default" office:value-type="float" office:value="5673949.02" calcext:value-type="float">
            <text:p>5673949.02</text:p>
          </table:table-cell>
          <table:table-cell table:style-name="ce2" table:formula="of:=([Sheet1.K67]-[Sheet1.J67])/[Sheet1.J67]" office:value-type="string" office:string-value="" calcext:value-type="error">
            <text:p>#DIV/0!</text:p>
          </table:table-cell>
          <table:table-cell table:style-name="ce5" table:formula="of:=[.K66]-[.K67]" office:value-type="float" office:value="76325.8500000006" calcext:value-type="float">
            <text:p>76325.85</text:p>
          </table:table-cell>
          <table:table-cell table:number-columns-repeated="4"/>
          <table:table-cell office:value-type="float" office:value="1.710667" calcext:value-type="float">
            <text:p>1.710667</text:p>
          </table:table-cell>
          <table:table-cell table:number-columns-repeated="2"/>
          <table:table-cell office:value-type="float" office:value="1.7083495" calcext:value-type="float">
            <text:p>1.7083495</text:p>
          </table:table-cell>
          <table:table-cell table:number-columns-repeated="17"/>
          <table:table-cell office:value-type="float" office:value="6182.188105" calcext:value-type="float">
            <text:p>6182.188105</text:p>
          </table:table-cell>
          <table:table-cell table:style-name="ce4" table:formula="of:=([Sheet1.AM67]-[Sheet1.AL67])/[Sheet1.AL67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239239" calcext:value-type="float">
            <text:p>239239</text:p>
          </table:table-cell>
          <table:table-cell table:formula="of:=[Sheet1.B68]-[Sheet1.C68]" office:value-type="float" office:value="-239239" calcext:value-type="float">
            <text:p>-239239</text:p>
          </table:table-cell>
          <table:table-cell table:number-columns-repeated="2"/>
          <table:table-cell office:value-type="float" office:value="9706266.9447" calcext:value-type="float">
            <text:p>9706266.9447</text:p>
          </table:table-cell>
          <table:table-cell table:number-columns-repeated="3"/>
          <table:table-cell table:style-name="Default" office:value-type="float" office:value="5597623.17" calcext:value-type="float">
            <text:p>5597623.17</text:p>
          </table:table-cell>
          <table:table-cell table:style-name="ce2" table:formula="of:=([Sheet1.K68]-[Sheet1.J68])/[Sheet1.J68]" office:value-type="string" office:string-value="" calcext:value-type="error">
            <text:p>#DIV/0!</text:p>
          </table:table-cell>
          <table:table-cell table:style-name="ce5" table:formula="of:=[.K67]-[.K68]" office:value-type="float" office:value="76325.8499999996" calcext:value-type="float">
            <text:p>76325.85</text:p>
          </table:table-cell>
          <table:table-cell table:number-columns-repeated="4"/>
          <table:table-cell office:value-type="float" office:value="1.7339957" calcext:value-type="float">
            <text:p>1.7339957</text:p>
          </table:table-cell>
          <table:table-cell table:number-columns-repeated="2"/>
          <table:table-cell office:value-type="float" office:value="1.7323334" calcext:value-type="float">
            <text:p>1.7323334</text:p>
          </table:table-cell>
          <table:table-cell table:number-columns-repeated="17"/>
          <table:table-cell office:value-type="float" office:value="6287.082878" calcext:value-type="float">
            <text:p>6287.082878</text:p>
          </table:table-cell>
          <table:table-cell table:style-name="ce4" table:formula="of:=([Sheet1.AM68]-[Sheet1.AL68])/[Sheet1.AL68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45539" calcext:value-type="float">
            <text:p>245539</text:p>
          </table:table-cell>
          <table:table-cell table:formula="of:=[Sheet1.B69]-[Sheet1.C69]" office:value-type="float" office:value="-245539" calcext:value-type="float">
            <text:p>-245539</text:p>
          </table:table-cell>
          <table:table-cell table:number-columns-repeated="2"/>
          <table:table-cell office:value-type="float" office:value="9706276.3929" calcext:value-type="float">
            <text:p>9706276.3929</text:p>
          </table:table-cell>
          <table:table-cell table:number-columns-repeated="3"/>
          <table:table-cell table:style-name="Default" office:value-type="float" office:value="5521297.32" calcext:value-type="float">
            <text:p>5521297.32</text:p>
          </table:table-cell>
          <table:table-cell table:style-name="ce2" table:formula="of:=([Sheet1.K69]-[Sheet1.J69])/[Sheet1.J69]" office:value-type="string" office:string-value="" calcext:value-type="error">
            <text:p>#DIV/0!</text:p>
          </table:table-cell>
          <table:table-cell table:style-name="ce5" table:formula="of:=[.K68]-[.K69]" office:value-type="float" office:value="76325.8499999996" calcext:value-type="float">
            <text:p>76325.85</text:p>
          </table:table-cell>
          <table:table-cell table:number-columns-repeated="4"/>
          <table:table-cell office:value-type="float" office:value="1.7579685" calcext:value-type="float">
            <text:p>1.7579685</text:p>
          </table:table-cell>
          <table:table-cell table:number-columns-repeated="2"/>
          <table:table-cell office:value-type="float" office:value="1.7566693" calcext:value-type="float">
            <text:p>1.7566693</text:p>
          </table:table-cell>
          <table:table-cell table:number-columns-repeated="17"/>
          <table:table-cell office:value-type="float" office:value="6393.102503" calcext:value-type="float">
            <text:p>6393.102503</text:p>
          </table:table-cell>
          <table:table-cell table:style-name="ce4" table:formula="of:=([Sheet1.AM69]-[Sheet1.AL69])/[Sheet1.AL69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251839" calcext:value-type="float">
            <text:p>251839</text:p>
          </table:table-cell>
          <table:table-cell table:formula="of:=[Sheet1.B70]-[Sheet1.C70]" office:value-type="float" office:value="-251839" calcext:value-type="float">
            <text:p>-251839</text:p>
          </table:table-cell>
          <table:table-cell table:number-columns-repeated="2"/>
          <table:table-cell office:value-type="float" office:value="9706283.4043" calcext:value-type="float">
            <text:p>9706283.4043</text:p>
          </table:table-cell>
          <table:table-cell table:number-columns-repeated="3"/>
          <table:table-cell table:style-name="Default" office:value-type="float" office:value="5444971.47" calcext:value-type="float">
            <text:p>5444971.47</text:p>
          </table:table-cell>
          <table:table-cell/>
          <table:table-cell table:style-name="ce5" table:formula="of:=[.K69]-[.K70]" office:value-type="float" office:value="76325.8500000006" calcext:value-type="float">
            <text:p>76325.85</text:p>
          </table:table-cell>
          <table:table-cell table:number-columns-repeated="4"/>
          <table:table-cell office:value-type="float" office:value="1.7826129" calcext:value-type="float">
            <text:p>1.7826129</text:p>
          </table:table-cell>
          <table:table-cell table:number-columns-repeated="2"/>
          <table:table-cell office:value-type="float" office:value="1.7816941" calcext:value-type="float">
            <text:p>1.7816941</text:p>
          </table:table-cell>
          <table:table-cell table:number-columns-repeated="17"/>
          <table:table-cell office:value-type="float" office:value="6498.235881" calcext:value-type="float">
            <text:p>6498.235881</text:p>
          </table:table-cell>
          <table:table-cell table:style-name="ce4" table:formula="of:=([Sheet1.AM70]-[Sheet1.AL70])/[Sheet1.AL70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258139" calcext:value-type="float">
            <text:p>258139</text:p>
          </table:table-cell>
          <table:table-cell table:formula="of:=[Sheet1.B71]-[Sheet1.C71]" office:value-type="float" office:value="-258139" calcext:value-type="float">
            <text:p>-258139</text:p>
          </table:table-cell>
          <table:table-cell table:number-columns-repeated="2"/>
          <table:table-cell office:value-type="float" office:value="9706288.5782" calcext:value-type="float">
            <text:p>9706288.5782</text:p>
          </table:table-cell>
          <table:table-cell table:number-columns-repeated="3"/>
          <table:table-cell table:style-name="Default" office:value-type="float" office:value="5368645.62" calcext:value-type="float">
            <text:p>5368645.62</text:p>
          </table:table-cell>
          <table:table-cell/>
          <table:table-cell table:style-name="ce5" table:formula="of:=[.K70]-[.K71]" office:value-type="float" office:value="76325.8499999996" calcext:value-type="float">
            <text:p>76325.85</text:p>
          </table:table-cell>
          <table:table-cell table:number-columns-repeated="4"/>
          <table:table-cell office:value-type="float" office:value="1.8079576" calcext:value-type="float">
            <text:p>1.8079576</text:p>
          </table:table-cell>
          <table:table-cell table:number-columns-repeated="2"/>
          <table:table-cell office:value-type="float" office:value="1.8072919" calcext:value-type="float">
            <text:p>1.8072919</text:p>
          </table:table-cell>
          <table:table-cell table:number-columns-repeated="17"/>
          <table:table-cell office:value-type="float" office:value="6605.081122" calcext:value-type="float">
            <text:p>6605.081122</text:p>
          </table:table-cell>
          <table:table-cell table:style-name="ce4" table:formula="of:=([Sheet1.AM71]-[Sheet1.AL71])/[Sheet1.AL71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264439" calcext:value-type="float">
            <text:p>264439</text:p>
          </table:table-cell>
          <table:table-cell table:formula="of:=[Sheet1.B72]-[Sheet1.C72]" office:value-type="float" office:value="-264439" calcext:value-type="float">
            <text:p>-264439</text:p>
          </table:table-cell>
          <table:table-cell table:number-columns-repeated="2"/>
          <table:table-cell office:value-type="float" office:value="9706292.3738" calcext:value-type="float">
            <text:p>9706292.3738</text:p>
          </table:table-cell>
          <table:table-cell table:number-columns-repeated="3"/>
          <table:table-cell table:style-name="Default" office:value-type="float" office:value="5292319.77" calcext:value-type="float">
            <text:p>5292319.77</text:p>
          </table:table-cell>
          <table:table-cell/>
          <table:table-cell table:style-name="ce5" table:formula="of:=[.K71]-[.K72]" office:value-type="float" office:value="76325.8500000006" calcext:value-type="float">
            <text:p>76325.85</text:p>
          </table:table-cell>
          <table:table-cell table:number-columns-repeated="4"/>
          <table:table-cell office:value-type="float" office:value="1.8340329" calcext:value-type="float">
            <text:p>1.8340329</text:p>
          </table:table-cell>
          <table:table-cell table:number-columns-repeated="2"/>
          <table:table-cell office:value-type="float" office:value="1.8332912" calcext:value-type="float">
            <text:p>1.8332912</text:p>
          </table:table-cell>
          <table:table-cell table:number-columns-repeated="17"/>
          <table:table-cell office:value-type="float" office:value="6713.544796" calcext:value-type="float">
            <text:p>6713.544796</text:p>
          </table:table-cell>
          <table:table-cell table:style-name="ce4" table:formula="of:=([Sheet1.AM72]-[Sheet1.AL72])/[Sheet1.AL72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float" office:value="270739" calcext:value-type="float">
            <text:p>270739</text:p>
          </table:table-cell>
          <table:table-cell table:formula="of:=[Sheet1.B73]-[Sheet1.C73]" office:value-type="float" office:value="-270739" calcext:value-type="float">
            <text:p>-270739</text:p>
          </table:table-cell>
          <table:table-cell table:number-columns-repeated="2"/>
          <table:table-cell office:value-type="float" office:value="9706295.1414" calcext:value-type="float">
            <text:p>9706295.1414</text:p>
          </table:table-cell>
          <table:table-cell table:number-columns-repeated="3"/>
          <table:table-cell table:style-name="Default" office:value-type="float" office:value="5215993.92" calcext:value-type="float">
            <text:p>5215993.92</text:p>
          </table:table-cell>
          <table:table-cell/>
          <table:table-cell table:style-name="ce5" table:formula="of:=[.K72]-[.K73]" office:value-type="float" office:value="76325.8499999996" calcext:value-type="float">
            <text:p>76325.85</text:p>
          </table:table-cell>
          <table:table-cell table:number-columns-repeated="4"/>
          <table:table-cell office:value-type="float" office:value="1.8608711" calcext:value-type="float">
            <text:p>1.8608711</text:p>
          </table:table-cell>
          <table:table-cell table:number-columns-repeated="2"/>
          <table:table-cell office:value-type="float" office:value="1.8605675" calcext:value-type="float">
            <text:p>1.8605675</text:p>
          </table:table-cell>
          <table:table-cell table:number-columns-repeated="17"/>
          <table:table-cell office:value-type="float" office:value="6823.293947" calcext:value-type="float">
            <text:p>6823.293947</text:p>
          </table:table-cell>
          <table:table-cell table:style-name="ce4" table:formula="of:=([Sheet1.AM73]-[Sheet1.AL73])/[Sheet1.AL73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float" office:value="277039" calcext:value-type="float">
            <text:p>277039</text:p>
          </table:table-cell>
          <table:table-cell table:formula="of:=[Sheet1.B74]-[Sheet1.C74]" office:value-type="float" office:value="-277039" calcext:value-type="float">
            <text:p>-277039</text:p>
          </table:table-cell>
          <table:table-cell table:number-columns-repeated="2"/>
          <table:table-cell office:value-type="float" office:value="9706297.1468" calcext:value-type="float">
            <text:p>9706297.1468</text:p>
          </table:table-cell>
          <table:table-cell table:number-columns-repeated="3"/>
          <table:table-cell table:style-name="Default" office:value-type="float" office:value="5139668.07" calcext:value-type="float">
            <text:p>5139668.07</text:p>
          </table:table-cell>
          <table:table-cell/>
          <table:table-cell table:style-name="ce5" table:formula="of:=[.K73]-[.K74]" office:value-type="float" office:value="76325.8499999996" calcext:value-type="float">
            <text:p>76325.85</text:p>
          </table:table-cell>
          <table:table-cell table:number-columns-repeated="4"/>
          <table:table-cell office:value-type="float" office:value="1.8885062" calcext:value-type="float">
            <text:p>1.8885062</text:p>
          </table:table-cell>
          <table:table-cell table:number-columns-repeated="2"/>
          <table:table-cell office:value-type="float" office:value="1.8883093" calcext:value-type="float">
            <text:p>1.8883093</text:p>
          </table:table-cell>
          <table:table-cell table:number-columns-repeated="17"/>
          <table:table-cell office:value-type="float" office:value="6933.163693" calcext:value-type="float">
            <text:p>6933.163693</text:p>
          </table:table-cell>
          <table:table-cell table:style-name="ce4" table:formula="of:=([Sheet1.AM74]-[Sheet1.AL74])/[Sheet1.AL74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83340" calcext:value-type="float">
            <text:p>283340</text:p>
          </table:table-cell>
          <table:table-cell table:formula="of:=[Sheet1.B75]-[Sheet1.C75]" office:value-type="float" office:value="-283340" calcext:value-type="float">
            <text:p>-283340</text:p>
          </table:table-cell>
          <table:table-cell table:number-columns-repeated="2"/>
          <table:table-cell office:value-type="float" office:value="9706302" calcext:value-type="float">
            <text:p>9706302</text:p>
          </table:table-cell>
          <table:table-cell table:number-columns-repeated="3"/>
          <table:table-cell table:style-name="Default" office:value-type="float" office:value="5063342.22" calcext:value-type="float">
            <text:p>5063342.22</text:p>
          </table:table-cell>
          <table:table-cell/>
          <table:table-cell table:style-name="ce5" table:formula="of:=[.K74]-[.K75]" office:value-type="float" office:value="76325.8500000006" calcext:value-type="float">
            <text:p>76325.85</text:p>
          </table:table-cell>
          <table:table-cell table:number-columns-repeated="4"/>
          <table:table-cell office:value-type="float" office:value="1.9169743" calcext:value-type="float">
            <text:p>1.9169743</text:p>
          </table:table-cell>
          <table:table-cell table:number-columns-repeated="2"/>
          <table:table-cell office:value-type="float" office:value="1.9168552" calcext:value-type="float">
            <text:p>1.9168552</text:p>
          </table:table-cell>
          <table:table-cell table:number-columns-repeated="17"/>
          <table:table-cell office:value-type="float" office:value="7043.914209" calcext:value-type="float">
            <text:p>7043.914209</text:p>
          </table:table-cell>
          <table:table-cell table:style-name="ce4" table:formula="of:=([Sheet1.AM75]-[Sheet1.AL75])/[Sheet1.AL75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89642" calcext:value-type="float">
            <text:p>289642</text:p>
          </table:table-cell>
          <table:table-cell table:formula="of:=[Sheet1.B76]-[Sheet1.C76]" office:value-type="float" office:value="-289642" calcext:value-type="float">
            <text:p>-289642</text:p>
          </table:table-cell>
          <table:table-cell table:number-columns-repeated="2"/>
          <table:table-cell office:value-type="float" office:value="9706302" calcext:value-type="float">
            <text:p>9706302</text:p>
          </table:table-cell>
          <table:table-cell table:number-columns-repeated="3"/>
          <table:table-cell table:style-name="Default" office:value-type="float" office:value="4987016.37" calcext:value-type="float">
            <text:p>4987016.37</text:p>
          </table:table-cell>
          <table:table-cell/>
          <table:table-cell table:style-name="ce5" table:formula="of:=[.K75]-[.K76]" office:value-type="float" office:value="76325.8499999996" calcext:value-type="float">
            <text:p>76325.85</text:p>
          </table:table-cell>
          <table:table-cell table:number-columns-repeated="4"/>
          <table:table-cell office:value-type="float" office:value="1.9463144" calcext:value-type="float">
            <text:p>1.9463144</text:p>
          </table:table-cell>
          <table:table-cell table:number-columns-repeated="2"/>
          <table:table-cell office:value-type="float" office:value="1.9464484" calcext:value-type="float">
            <text:p>1.9464484</text:p>
          </table:table-cell>
          <table:table-cell table:number-columns-repeated="17"/>
          <table:table-cell office:value-type="float" office:value="7157.088965" calcext:value-type="float">
            <text:p>7157.088965</text:p>
          </table:table-cell>
          <table:table-cell table:style-name="ce4" table:formula="of:=([Sheet1.AM76]-[Sheet1.AL76])/[Sheet1.AL76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295943" calcext:value-type="float">
            <text:p>295943</text:p>
          </table:table-cell>
          <table:table-cell table:formula="of:=[Sheet1.B77]-[Sheet1.C77]" office:value-type="float" office:value="-295943" calcext:value-type="float">
            <text:p>-295943</text:p>
          </table:table-cell>
          <table:table-cell table:number-columns-repeated="2"/>
          <table:table-cell office:value-type="float" office:value="9706302" calcext:value-type="float">
            <text:p>9706302</text:p>
          </table:table-cell>
          <table:table-cell table:number-columns-repeated="3"/>
          <table:table-cell table:style-name="Default" office:value-type="float" office:value="4910690.52" calcext:value-type="float">
            <text:p>4910690.52</text:p>
          </table:table-cell>
          <table:table-cell/>
          <table:table-cell table:style-name="ce5" table:formula="of:=[.K76]-[.K77]" office:value-type="float" office:value="76325.8500000006" calcext:value-type="float">
            <text:p>76325.85</text:p>
          </table:table-cell>
          <table:table-cell table:number-columns-repeated="4"/>
          <table:table-cell office:value-type="float" office:value="1.9765656" calcext:value-type="float">
            <text:p>1.9765656</text:p>
          </table:table-cell>
          <table:table-cell table:number-columns-repeated="2"/>
          <table:table-cell office:value-type="float" office:value="1.9766723" calcext:value-type="float">
            <text:p>1.9766723</text:p>
          </table:table-cell>
          <table:table-cell table:number-columns-repeated="17"/>
          <table:table-cell office:value-type="float" office:value="7272.627113" calcext:value-type="float">
            <text:p>7272.627113</text:p>
          </table:table-cell>
          <table:table-cell table:style-name="ce4" table:formula="of:=([Sheet1.AM77]-[Sheet1.AL77])/[Sheet1.AL77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office:value-type="float" office:value="302245" calcext:value-type="float">
            <text:p>302245</text:p>
          </table:table-cell>
          <table:table-cell table:formula="of:=[Sheet1.B78]-[Sheet1.C78]" office:value-type="float" office:value="-302245" calcext:value-type="float">
            <text:p>-302245</text:p>
          </table:table-cell>
          <table:table-cell table:number-columns-repeated="2"/>
          <table:table-cell office:value-type="float" office:value="9706302" calcext:value-type="float">
            <text:p>9706302</text:p>
          </table:table-cell>
          <table:table-cell table:number-columns-repeated="3"/>
          <table:table-cell table:style-name="Default" office:value-type="float" office:value="4834364.67" calcext:value-type="float">
            <text:p>4834364.67</text:p>
          </table:table-cell>
          <table:table-cell/>
          <table:table-cell table:style-name="ce5" table:formula="of:=[.K77]-[.K78]" office:value-type="float" office:value="76325.8499999996" calcext:value-type="float">
            <text:p>76325.85</text:p>
          </table:table-cell>
          <table:table-cell table:number-columns-repeated="4"/>
          <table:table-cell office:value-type="float" office:value="2.007772" calcext:value-type="float">
            <text:p>2.007772</text:p>
          </table:table-cell>
          <table:table-cell table:number-columns-repeated="2"/>
          <table:table-cell office:value-type="float" office:value="2.0078593" calcext:value-type="float">
            <text:p>2.0078593</text:p>
          </table:table-cell>
          <table:table-cell table:number-columns-repeated="17"/>
          <table:table-cell office:value-type="float" office:value="7390.577492" calcext:value-type="float">
            <text:p>7390.577492</text:p>
          </table:table-cell>
          <table:table-cell table:style-name="ce4" table:formula="of:=([Sheet1.AM78]-[Sheet1.AL78])/[Sheet1.AL78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office:value-type="float" office:value="308547" calcext:value-type="float">
            <text:p>308547</text:p>
          </table:table-cell>
          <table:table-cell table:formula="of:=[Sheet1.B79]-[Sheet1.C79]" office:value-type="float" office:value="-308547" calcext:value-type="float">
            <text:p>-308547</text:p>
          </table:table-cell>
          <table:table-cell table:number-columns-repeated="2"/>
          <table:table-cell office:value-type="float" office:value="9706302" calcext:value-type="float">
            <text:p>9706302</text:p>
          </table:table-cell>
          <table:table-cell table:number-columns-repeated="3"/>
          <table:table-cell table:style-name="Default" office:value-type="float" office:value="4758038.82" calcext:value-type="float">
            <text:p>4758038.82</text:p>
          </table:table-cell>
          <table:table-cell/>
          <table:table-cell table:style-name="ce5" table:formula="of:=[.K78]-[.K79]" office:value-type="float" office:value="76325.8499999996" calcext:value-type="float">
            <text:p>76325.85</text:p>
          </table:table-cell>
          <table:table-cell table:number-columns-repeated="4"/>
          <table:table-cell office:value-type="float" office:value="2.0399796" calcext:value-type="float">
            <text:p>2.0399796</text:p>
          </table:table-cell>
          <table:table-cell table:number-columns-repeated="2"/>
          <table:table-cell office:value-type="float" office:value="2.0400516" calcext:value-type="float">
            <text:p>2.0400516</text:p>
          </table:table-cell>
          <table:table-cell table:number-columns-repeated="17"/>
          <table:table-cell office:value-type="float" office:value="7511.001801" calcext:value-type="float">
            <text:p>7511.001801</text:p>
          </table:table-cell>
          <table:table-cell table:style-name="ce4" table:formula="of:=([Sheet1.AM79]-[Sheet1.AL79])/[Sheet1.AL79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office:value-type="float" office:value="314849" calcext:value-type="float">
            <text:p>314849</text:p>
          </table:table-cell>
          <table:table-cell table:formula="of:=[Sheet1.B80]-[Sheet1.C80]" office:value-type="float" office:value="-314849" calcext:value-type="float">
            <text:p>-314849</text:p>
          </table:table-cell>
          <table:table-cell table:number-columns-repeated="2"/>
          <table:table-cell office:value-type="float" office:value="9706302" calcext:value-type="float">
            <text:p>9706302</text:p>
          </table:table-cell>
          <table:table-cell table:number-columns-repeated="3"/>
          <table:table-cell table:style-name="Default" office:value-type="float" office:value="4681712.97" calcext:value-type="float">
            <text:p>4681712.97</text:p>
          </table:table-cell>
          <table:table-cell/>
          <table:table-cell table:style-name="ce5" table:formula="of:=[.K79]-[.K80]" office:value-type="float" office:value="76325.8500000006" calcext:value-type="float">
            <text:p>76325.85</text:p>
          </table:table-cell>
          <table:table-cell table:number-columns-repeated="4"/>
          <table:table-cell office:value-type="float" office:value="2.0732373" calcext:value-type="float">
            <text:p>2.0732373</text:p>
          </table:table-cell>
          <table:table-cell table:number-columns-repeated="2"/>
          <table:table-cell office:value-type="float" office:value="2.0732943" calcext:value-type="float">
            <text:p>2.0732943</text:p>
          </table:table-cell>
          <table:table-cell table:number-columns-repeated="17"/>
          <table:table-cell office:value-type="float" office:value="7633.964529" calcext:value-type="float">
            <text:p>7633.964529</text:p>
          </table:table-cell>
          <table:table-cell table:style-name="ce4" table:formula="of:=([Sheet1.AM80]-[Sheet1.AL80])/[Sheet1.AL80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office:value-type="float" office:value="321151" calcext:value-type="float">
            <text:p>321151</text:p>
          </table:table-cell>
          <table:table-cell table:formula="of:=[Sheet1.B81]-[Sheet1.C81]" office:value-type="float" office:value="-321151" calcext:value-type="float">
            <text:p>-321151</text:p>
          </table:table-cell>
          <table:table-cell table:number-columns-repeated="2"/>
          <table:table-cell office:value-type="float" office:value="9706302" calcext:value-type="float">
            <text:p>9706302</text:p>
          </table:table-cell>
          <table:table-cell table:number-columns-repeated="3"/>
          <table:table-cell table:style-name="Default" office:value-type="float" office:value="4605387.12" calcext:value-type="float">
            <text:p>4605387.12</text:p>
          </table:table-cell>
          <table:table-cell/>
          <table:table-cell table:style-name="ce5" table:formula="of:=[.K80]-[.K81]" office:value-type="float" office:value="76325.8499999996" calcext:value-type="float">
            <text:p>76325.85</text:p>
          </table:table-cell>
          <table:table-cell table:number-columns-repeated="4"/>
          <table:table-cell office:value-type="float" office:value="2.1075974" calcext:value-type="float">
            <text:p>2.1075974</text:p>
          </table:table-cell>
          <table:table-cell table:number-columns-repeated="2"/>
          <table:table-cell office:value-type="float" office:value="2.1077791" calcext:value-type="float">
            <text:p>2.1077791</text:p>
          </table:table-cell>
          <table:table-cell table:number-columns-repeated="17"/>
          <table:table-cell office:value-type="float" office:value="7759.538143" calcext:value-type="float">
            <text:p>7759.538143</text:p>
          </table:table-cell>
          <table:table-cell table:style-name="ce4" table:formula="of:=([Sheet1.AM81]-[Sheet1.AL81])/[Sheet1.AL81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213.57579" calcext:value-type="float">
            <text:p>213.57579</text:p>
          </table:table-cell>
          <table:table-cell/>
          <table:table-cell office:value-type="float" office:value="322234" calcext:value-type="float">
            <text:p>322234</text:p>
          </table:table-cell>
          <table:table-cell table:formula="of:=[Sheet1.B82]-[Sheet1.C82]" office:value-type="float" office:value="-322234" calcext:value-type="float">
            <text:p>-322234</text:p>
          </table:table-cell>
          <table:table-cell table:number-columns-repeated="2"/>
          <table:table-cell office:value-type="float" office:value="9706302" calcext:value-type="float">
            <text:p>9706302</text:p>
          </table:table-cell>
          <table:table-cell table:number-columns-repeated="3"/>
          <table:table-cell table:style-name="Default" office:value-type="float" office:value="4592264.4166" calcext:value-type="float">
            <text:p>4592264.4166</text:p>
          </table:table-cell>
          <table:table-cell/>
          <table:table-cell table:style-name="ce5" table:formula="of:=[.K81]-[.K82]" office:value-type="float" office:value="13122.7034" calcext:value-type="float">
            <text:p>13122.70</text:p>
          </table:table-cell>
          <table:table-cell table:number-columns-repeated="4"/>
          <table:table-cell office:value-type="float" office:value="2.11362" calcext:value-type="float">
            <text:p>2.11362</text:p>
          </table:table-cell>
          <table:table-cell table:number-columns-repeated="2"/>
          <table:table-cell office:value-type="float" office:value="2.1135213" calcext:value-type="float">
            <text:p>2.1135213</text:p>
          </table:table-cell>
          <table:table-cell table:number-columns-repeated="17"/>
          <table:table-cell office:value-type="float" office:value="7781.406619" calcext:value-type="float">
            <text:p>7781.406619</text:p>
          </table:table-cell>
          <table:table-cell table:style-name="ce4" table:formula="of:=([Sheet1.AM82]-[Sheet1.AL82])/[Sheet1.AL82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214.5159" calcext:value-type="float">
            <text:p>214.5159</text:p>
          </table:table-cell>
          <table:table-cell/>
          <table:table-cell office:value-type="float" office:value="324335" calcext:value-type="float">
            <text:p>324335</text:p>
          </table:table-cell>
          <table:table-cell table:formula="of:=[Sheet1.B83]-[Sheet1.C83]" office:value-type="float" office:value="-324335" calcext:value-type="float">
            <text:p>-324335</text:p>
          </table:table-cell>
          <table:table-cell table:number-columns-repeated="2"/>
          <table:table-cell office:value-type="float" office:value="9706302" calcext:value-type="float">
            <text:p>9706302</text:p>
          </table:table-cell>
          <table:table-cell table:number-columns-repeated="3"/>
          <table:table-cell table:style-name="Default" office:value-type="float" office:value="4566822.4666" calcext:value-type="float">
            <text:p>4566822.4666</text:p>
          </table:table-cell>
          <table:table-cell/>
          <table:table-cell table:style-name="ce5" table:formula="of:=[.K82]-[.K83]" office:value-type="float" office:value="25441.9500000002" calcext:value-type="float">
            <text:p>25441.95</text:p>
          </table:table-cell>
          <table:table-cell table:number-columns-repeated="4"/>
          <table:table-cell office:value-type="float" office:value="2.1253951" calcext:value-type="float">
            <text:p>2.1253951</text:p>
          </table:table-cell>
          <table:table-cell table:number-columns-repeated="2"/>
          <table:table-cell office:value-type="float" office:value="2.1253971" calcext:value-type="float">
            <text:p>2.1253971</text:p>
          </table:table-cell>
          <table:table-cell table:number-columns-repeated="17"/>
          <table:table-cell office:value-type="float" office:value="7824.049528" calcext:value-type="float">
            <text:p>7824.049528</text:p>
          </table:table-cell>
          <table:table-cell table:style-name="ce4" table:formula="of:=([Sheet1.AM83]-[Sheet1.AL83])/[Sheet1.AL83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215.51579" calcext:value-type="float">
            <text:p>215.51579</text:p>
          </table:table-cell>
          <table:table-cell/>
          <table:table-cell office:value-type="float" office:value="326436" calcext:value-type="float">
            <text:p>326436</text:p>
          </table:table-cell>
          <table:table-cell table:formula="of:=[Sheet1.B84]-[Sheet1.C84]" office:value-type="float" office:value="-326436" calcext:value-type="float">
            <text:p>-326436</text:p>
          </table:table-cell>
          <table:table-cell table:number-columns-repeated="2"/>
          <table:table-cell office:value-type="float" office:value="9706302" calcext:value-type="float">
            <text:p>9706302</text:p>
          </table:table-cell>
          <table:table-cell table:number-columns-repeated="3"/>
          <table:table-cell table:style-name="Default" office:value-type="float" office:value="4541380.5166" calcext:value-type="float">
            <text:p>4541380.5166</text:p>
          </table:table-cell>
          <table:table-cell/>
          <table:table-cell table:style-name="ce5" table:formula="of:=[.K83]-[.K84]" office:value-type="float" office:value="25441.9500000002" calcext:value-type="float">
            <text:p>25441.95</text:p>
          </table:table-cell>
          <table:table-cell table:number-columns-repeated="4"/>
          <table:table-cell office:value-type="float" office:value="2.1373021" calcext:value-type="float">
            <text:p>2.1373021</text:p>
          </table:table-cell>
          <table:table-cell table:number-columns-repeated="2"/>
          <table:table-cell office:value-type="float" office:value="2.1373251" calcext:value-type="float">
            <text:p>2.1373251</text:p>
          </table:table-cell>
          <table:table-cell table:number-columns-repeated="17"/>
          <table:table-cell office:value-type="float" office:value="7866.990742" calcext:value-type="float">
            <text:p>7866.990742</text:p>
          </table:table-cell>
          <table:table-cell table:style-name="ce4" table:formula="of:=([Sheet1.AM84]-[Sheet1.AL84])/[Sheet1.AL84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216.71579" calcext:value-type="float">
            <text:p>216.71579</text:p>
          </table:table-cell>
          <table:table-cell/>
          <table:table-cell office:value-type="float" office:value="328956" calcext:value-type="float">
            <text:p>328956</text:p>
          </table:table-cell>
          <table:table-cell table:formula="of:=[Sheet1.B85]-[Sheet1.C85]" office:value-type="float" office:value="-328956" calcext:value-type="float">
            <text:p>-328956</text:p>
          </table:table-cell>
          <table:table-cell table:number-columns-repeated="2"/>
          <table:table-cell office:value-type="float" office:value="9706302" calcext:value-type="float">
            <text:p>9706302</text:p>
          </table:table-cell>
          <table:table-cell table:number-columns-repeated="3"/>
          <table:table-cell table:style-name="Default" office:value-type="float" office:value="4510850.1766" calcext:value-type="float">
            <text:p>4510850.1766</text:p>
          </table:table-cell>
          <table:table-cell/>
          <table:table-cell table:style-name="ce5" table:formula="of:=[.K84]-[.K85]" office:value-type="float" office:value="30530.3399999999" calcext:value-type="float">
            <text:p>30530.34</text:p>
          </table:table-cell>
          <table:table-cell table:number-columns-repeated="4"/>
          <table:table-cell office:value-type="float" office:value="2.1517678" calcext:value-type="float">
            <text:p>2.1517678</text:p>
          </table:table-cell>
          <table:table-cell table:number-columns-repeated="2"/>
          <table:table-cell office:value-type="float" office:value="2.151765" calcext:value-type="float">
            <text:p>2.151765</text:p>
          </table:table-cell>
          <table:table-cell table:number-columns-repeated="17"/>
          <table:table-cell office:value-type="float" office:value="7918.920101" calcext:value-type="float">
            <text:p>7918.920101</text:p>
          </table:table-cell>
          <table:table-cell table:style-name="ce4" table:formula="of:=([Sheet1.AM85]-[Sheet1.AL85])/[Sheet1.AL85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office:value-type="float" office:value="329553" calcext:value-type="float">
            <text:p>329553</text:p>
          </table:table-cell>
          <table:table-cell table:formula="of:=[Sheet1.B86]-[Sheet1.C86]" office:value-type="float" office:value="-329553" calcext:value-type="float">
            <text:p>-329553</text:p>
          </table:table-cell>
          <table:table-cell table:number-columns-repeated="2"/>
          <table:table-cell office:value-type="float" office:value="9706302" calcext:value-type="float">
            <text:p>9706302</text:p>
          </table:table-cell>
          <table:table-cell table:number-columns-repeated="3"/>
          <table:table-cell table:style-name="Default" office:value-type="float" office:value="4503619.32" calcext:value-type="float">
            <text:p>4503619.32</text:p>
          </table:table-cell>
          <table:table-cell/>
          <table:table-cell table:style-name="ce5" table:formula="of:=[.K85]-[.K86]" office:value-type="float" office:value="7230.85659999959" calcext:value-type="float">
            <text:p>7230.86</text:p>
          </table:table-cell>
          <table:table-cell table:number-columns-repeated="4"/>
          <table:table-cell office:value-type="float" office:value="2.1552226" calcext:value-type="float">
            <text:p>2.1552226</text:p>
          </table:table-cell>
          <table:table-cell table:number-columns-repeated="2"/>
          <table:table-cell office:value-type="float" office:value="2.1552326" calcext:value-type="float">
            <text:p>2.1552326</text:p>
          </table:table-cell>
          <table:table-cell table:number-columns-repeated="17"/>
          <table:table-cell office:value-type="float" office:value="7931.481411" calcext:value-type="float">
            <text:p>7931.481411</text:p>
          </table:table-cell>
          <table:table-cell table:style-name="ce4" table:formula="of:=([Sheet1.AM86]-[Sheet1.AL86])/[Sheet1.AL86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office:value-type="float" office:value="333755" calcext:value-type="float">
            <text:p>333755</text:p>
          </table:table-cell>
          <table:table-cell table:formula="of:=[Sheet1.B87]-[Sheet1.C87]" office:value-type="float" office:value="-333755" calcext:value-type="float">
            <text:p>-333755</text:p>
          </table:table-cell>
          <table:table-cell table:number-columns-repeated="2"/>
          <table:table-cell office:value-type="float" office:value="9706302" calcext:value-type="float">
            <text:p>9706302</text:p>
          </table:table-cell>
          <table:table-cell table:number-columns-repeated="3"/>
          <table:table-cell table:style-name="Default" office:value-type="float" office:value="4452735.42" calcext:value-type="float">
            <text:p>4452735.42</text:p>
          </table:table-cell>
          <table:table-cell/>
          <table:table-cell table:style-name="ce5" table:formula="of:=[.K86]-[.K87]" office:value-type="float" office:value="50883.9000000004" calcext:value-type="float">
            <text:p>50883.90</text:p>
          </table:table-cell>
          <table:table-cell table:number-columns-repeated="4"/>
          <table:table-cell office:value-type="float" office:value="2.1798515" calcext:value-type="float">
            <text:p>2.1798515</text:p>
          </table:table-cell>
          <table:table-cell table:number-columns-repeated="2"/>
          <table:table-cell office:value-type="float" office:value="2.1798515" calcext:value-type="float">
            <text:p>2.1798515</text:p>
          </table:table-cell>
          <table:table-cell table:number-columns-repeated="17"/>
          <table:table-cell office:value-type="float" office:value="8022.199204" calcext:value-type="float">
            <text:p>8022.199204</text:p>
          </table:table-cell>
          <table:table-cell table:style-name="ce4" table:formula="of:=([Sheet1.AM87]-[Sheet1.AL87])/[Sheet1.AL87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office:value-type="float" office:value="340056" calcext:value-type="float">
            <text:p>340056</text:p>
          </table:table-cell>
          <table:table-cell table:formula="of:=[Sheet1.B88]-[Sheet1.C88]" office:value-type="float" office:value="-340056" calcext:value-type="float">
            <text:p>-340056</text:p>
          </table:table-cell>
          <table:table-cell table:number-columns-repeated="2"/>
          <table:table-cell office:value-type="float" office:value="9706302" calcext:value-type="float">
            <text:p>9706302</text:p>
          </table:table-cell>
          <table:table-cell table:number-columns-repeated="3"/>
          <table:table-cell table:style-name="Default" office:value-type="float" office:value="4376409.57" calcext:value-type="float">
            <text:p>4376409.57</text:p>
          </table:table-cell>
          <table:table-cell/>
          <table:table-cell table:style-name="ce5" table:formula="of:=[.K87]-[.K88]" office:value-type="float" office:value="76325.8499999996" calcext:value-type="float">
            <text:p>76325.85</text:p>
          </table:table-cell>
          <table:table-cell table:number-columns-repeated="4"/>
          <table:table-cell office:value-type="float" office:value="2.2178687" calcext:value-type="float">
            <text:p>2.2178687</text:p>
          </table:table-cell>
          <table:table-cell table:number-columns-repeated="2"/>
          <table:table-cell office:value-type="float" office:value="2.2179284" calcext:value-type="float">
            <text:p>2.2179284</text:p>
          </table:table-cell>
          <table:table-cell table:number-columns-repeated="17"/>
          <table:table-cell office:value-type="float" office:value="8161.826447" calcext:value-type="float">
            <text:p>8161.826447</text:p>
          </table:table-cell>
          <table:table-cell table:style-name="ce4" table:formula="of:=([Sheet1.AM88]-[Sheet1.AL88])/[Sheet1.AL88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office:value-type="float" office:value="346358" calcext:value-type="float">
            <text:p>346358</text:p>
          </table:table-cell>
          <table:table-cell table:formula="of:=[Sheet1.B89]-[Sheet1.C89]" office:value-type="float" office:value="-346358" calcext:value-type="float">
            <text:p>-346358</text:p>
          </table:table-cell>
          <table:table-cell table:number-columns-repeated="2"/>
          <table:table-cell office:value-type="float" office:value="9706302" calcext:value-type="float">
            <text:p>9706302</text:p>
          </table:table-cell>
          <table:table-cell table:number-columns-repeated="3"/>
          <table:table-cell table:style-name="Default" office:value-type="float" office:value="4300083.72" calcext:value-type="float">
            <text:p>4300083.72</text:p>
          </table:table-cell>
          <table:table-cell/>
          <table:table-cell table:style-name="ce5" table:formula="of:=[.K88]-[.K89]" office:value-type="float" office:value="76325.8500000006" calcext:value-type="float">
            <text:p>76325.85</text:p>
          </table:table-cell>
          <table:table-cell table:number-columns-repeated="4"/>
          <table:table-cell office:value-type="float" office:value="2.2572356" calcext:value-type="float">
            <text:p>2.2572356</text:p>
          </table:table-cell>
          <table:table-cell table:number-columns-repeated="2"/>
          <table:table-cell office:value-type="float" office:value="2.257242" calcext:value-type="float">
            <text:p>2.257242</text:p>
          </table:table-cell>
          <table:table-cell table:number-columns-repeated="17"/>
          <table:table-cell office:value-type="float" office:value="8305.012105" calcext:value-type="float">
            <text:p>8305.012105</text:p>
          </table:table-cell>
          <table:table-cell table:style-name="ce4" table:formula="of:=([Sheet1.AM89]-[Sheet1.AL89])/[Sheet1.AL89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office:value-type="float" office:value="352660" calcext:value-type="float">
            <text:p>352660</text:p>
          </table:table-cell>
          <table:table-cell table:formula="of:=[Sheet1.B90]-[Sheet1.C90]" office:value-type="float" office:value="-352660" calcext:value-type="float">
            <text:p>-352660</text:p>
          </table:table-cell>
          <table:table-cell table:number-columns-repeated="2"/>
          <table:table-cell office:value-type="float" office:value="9706302" calcext:value-type="float">
            <text:p>9706302</text:p>
          </table:table-cell>
          <table:table-cell table:number-columns-repeated="3"/>
          <table:table-cell table:style-name="Default" office:value-type="float" office:value="4223757.87" calcext:value-type="float">
            <text:p>4223757.87</text:p>
          </table:table-cell>
          <table:table-cell/>
          <table:table-cell table:style-name="ce5" table:formula="of:=[.K89]-[.K90]" office:value-type="float" office:value="76325.8499999996" calcext:value-type="float">
            <text:p>76325.85</text:p>
          </table:table-cell>
          <table:table-cell table:number-columns-repeated="4"/>
          <table:table-cell office:value-type="float" office:value="2.2980252" calcext:value-type="float">
            <text:p>2.2980252</text:p>
          </table:table-cell>
          <table:table-cell table:number-columns-repeated="2"/>
          <table:table-cell office:value-type="float" office:value="2.2980306" calcext:value-type="float">
            <text:p>2.2980306</text:p>
          </table:table-cell>
          <table:table-cell table:number-columns-repeated="17"/>
          <table:table-cell office:value-type="float" office:value="8450.783691" calcext:value-type="float">
            <text:p>8450.783691</text:p>
          </table:table-cell>
          <table:table-cell table:style-name="ce4" table:formula="of:=([Sheet1.AM90]-[Sheet1.AL90])/[Sheet1.AL90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office:value-type="float" office:value="358962" calcext:value-type="float">
            <text:p>358962</text:p>
          </table:table-cell>
          <table:table-cell table:formula="of:=[Sheet1.B91]-[Sheet1.C91]" office:value-type="float" office:value="-358962" calcext:value-type="float">
            <text:p>-358962</text:p>
          </table:table-cell>
          <table:table-cell table:number-columns-repeated="2"/>
          <table:table-cell office:value-type="float" office:value="9706302" calcext:value-type="float">
            <text:p>9706302</text:p>
          </table:table-cell>
          <table:table-cell table:number-columns-repeated="3"/>
          <table:table-cell table:style-name="Default" office:value-type="float" office:value="4147432.02" calcext:value-type="float">
            <text:p>4147432.02</text:p>
          </table:table-cell>
          <table:table-cell/>
          <table:table-cell table:style-name="ce5" table:formula="of:=[.K90]-[.K91]" office:value-type="float" office:value="76325.8500000001" calcext:value-type="float">
            <text:p>76325.85</text:p>
          </table:table-cell>
          <table:table-cell table:number-columns-repeated="4"/>
          <table:table-cell office:value-type="float" office:value="2.3403161" calcext:value-type="float">
            <text:p>2.3403161</text:p>
          </table:table-cell>
          <table:table-cell table:number-columns-repeated="2"/>
          <table:table-cell office:value-type="float" office:value="2.340319" calcext:value-type="float">
            <text:p>2.340319</text:p>
          </table:table-cell>
          <table:table-cell table:number-columns-repeated="17"/>
          <table:table-cell office:value-type="float" office:value="8599.241618" calcext:value-type="float">
            <text:p>8599.241618</text:p>
          </table:table-cell>
          <table:table-cell table:style-name="ce4" table:formula="of:=([Sheet1.AM91]-[Sheet1.AL91])/[Sheet1.AL91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office:value-type="float" office:value="365264" calcext:value-type="float">
            <text:p>365264</text:p>
          </table:table-cell>
          <table:table-cell table:formula="of:=[Sheet1.B92]-[Sheet1.C92]" office:value-type="float" office:value="-365264" calcext:value-type="float">
            <text:p>-365264</text:p>
          </table:table-cell>
          <table:table-cell table:number-columns-repeated="2"/>
          <table:table-cell office:value-type="float" office:value="9706302" calcext:value-type="float">
            <text:p>9706302</text:p>
          </table:table-cell>
          <table:table-cell table:number-columns-repeated="3"/>
          <table:table-cell table:style-name="Default" office:value-type="float" office:value="4071106.17" calcext:value-type="float">
            <text:p>4071106.17</text:p>
          </table:table-cell>
          <table:table-cell/>
          <table:table-cell table:style-name="ce5" table:formula="of:=[.K91]-[.K92]" office:value-type="float" office:value="76325.8500000001" calcext:value-type="float">
            <text:p>76325.85</text:p>
          </table:table-cell>
          <table:table-cell table:number-columns-repeated="4"/>
          <table:table-cell office:value-type="float" office:value="2.3841928" calcext:value-type="float">
            <text:p>2.3841928</text:p>
          </table:table-cell>
          <table:table-cell table:number-columns-repeated="2"/>
          <table:table-cell office:value-type="float" office:value="2.3841956" calcext:value-type="float">
            <text:p>2.3841956</text:p>
          </table:table-cell>
          <table:table-cell table:number-columns-repeated="17"/>
          <table:table-cell office:value-type="float" office:value="8750.490227" calcext:value-type="float">
            <text:p>8750.490227</text:p>
          </table:table-cell>
          <table:table-cell table:style-name="ce4" table:formula="of:=([Sheet1.AM92]-[Sheet1.AL92])/[Sheet1.AL92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office:value-type="float" office:value="371566" calcext:value-type="float">
            <text:p>371566</text:p>
          </table:table-cell>
          <table:table-cell table:formula="of:=[Sheet1.B93]-[Sheet1.C93]" office:value-type="float" office:value="-371566" calcext:value-type="float">
            <text:p>-371566</text:p>
          </table:table-cell>
          <table:table-cell table:number-columns-repeated="2"/>
          <table:table-cell office:value-type="float" office:value="9706302" calcext:value-type="float">
            <text:p>9706302</text:p>
          </table:table-cell>
          <table:table-cell table:number-columns-repeated="3"/>
          <table:table-cell table:style-name="Default" office:value-type="float" office:value="3994780.32" calcext:value-type="float">
            <text:p>3994780.32</text:p>
          </table:table-cell>
          <table:table-cell/>
          <table:table-cell table:style-name="ce5" table:formula="of:=[.K92]-[.K93]" office:value-type="float" office:value="76325.8500000001" calcext:value-type="float">
            <text:p>76325.85</text:p>
          </table:table-cell>
          <table:table-cell table:number-columns-repeated="4"/>
          <table:table-cell office:value-type="float" office:value="2.4297461" calcext:value-type="float">
            <text:p>2.4297461</text:p>
          </table:table-cell>
          <table:table-cell table:number-columns-repeated="2"/>
          <table:table-cell office:value-type="float" office:value="2.4297476" calcext:value-type="float">
            <text:p>2.4297476</text:p>
          </table:table-cell>
          <table:table-cell table:number-columns-repeated="17"/>
          <table:table-cell office:value-type="float" office:value="8904.640132" calcext:value-type="float">
            <text:p>8904.640132</text:p>
          </table:table-cell>
          <table:table-cell table:style-name="ce4" table:formula="of:=([Sheet1.AM93]-[Sheet1.AL93])/[Sheet1.AL93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office:value-type="float" office:value="377868" calcext:value-type="float">
            <text:p>377868</text:p>
          </table:table-cell>
          <table:table-cell table:formula="of:=[Sheet1.B94]-[Sheet1.C94]" office:value-type="float" office:value="-377868" calcext:value-type="float">
            <text:p>-377868</text:p>
          </table:table-cell>
          <table:table-cell table:number-columns-repeated="2"/>
          <table:table-cell office:value-type="float" office:value="9706302" calcext:value-type="float">
            <text:p>9706302</text:p>
          </table:table-cell>
          <table:table-cell table:number-columns-repeated="3"/>
          <table:table-cell table:style-name="Default" office:value-type="float" office:value="3918454.47" calcext:value-type="float">
            <text:p>3918454.47</text:p>
          </table:table-cell>
          <table:table-cell/>
          <table:table-cell table:style-name="ce5" table:formula="of:=[.K93]-[.K94]" office:value-type="float" office:value="76325.8499999996" calcext:value-type="float">
            <text:p>76325.85</text:p>
          </table:table-cell>
          <table:table-cell table:number-columns-repeated="4"/>
          <table:table-cell office:value-type="float" office:value="2.4770741" calcext:value-type="float">
            <text:p>2.4770741</text:p>
          </table:table-cell>
          <table:table-cell table:number-columns-repeated="2"/>
          <table:table-cell office:value-type="float" office:value="2.4770758" calcext:value-type="float">
            <text:p>2.4770758</text:p>
          </table:table-cell>
          <table:table-cell table:number-columns-repeated="17"/>
          <table:table-cell office:value-type="float" office:value="9061.808616" calcext:value-type="float">
            <text:p>9061.808616</text:p>
          </table:table-cell>
          <table:table-cell table:style-name="ce4" table:formula="of:=([Sheet1.AM94]-[Sheet1.AL94])/[Sheet1.AL94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office:value-type="float" office:value="384169" calcext:value-type="float">
            <text:p>384169</text:p>
          </table:table-cell>
          <table:table-cell table:formula="of:=[Sheet1.B95]-[Sheet1.C95]" office:value-type="float" office:value="-384169" calcext:value-type="float">
            <text:p>-384169</text:p>
          </table:table-cell>
          <table:table-cell table:number-columns-repeated="2"/>
          <table:table-cell office:value-type="float" office:value="9706302" calcext:value-type="float">
            <text:p>9706302</text:p>
          </table:table-cell>
          <table:table-cell table:number-columns-repeated="3"/>
          <table:table-cell table:style-name="Default" office:value-type="float" office:value="3842128.62" calcext:value-type="float">
            <text:p>3842128.62</text:p>
          </table:table-cell>
          <table:table-cell/>
          <table:table-cell table:style-name="ce5" table:formula="of:=[.K94]-[.K95]" office:value-type="float" office:value="76325.8500000001" calcext:value-type="float">
            <text:p>76325.85</text:p>
          </table:table-cell>
          <table:table-cell table:number-columns-repeated="4"/>
          <table:table-cell office:value-type="float" office:value="2.5262824" calcext:value-type="float">
            <text:p>2.5262824</text:p>
          </table:table-cell>
          <table:table-cell table:number-columns-repeated="2"/>
          <table:table-cell office:value-type="float" office:value="2.5262829" calcext:value-type="float">
            <text:p>2.5262829</text:p>
          </table:table-cell>
          <table:table-cell table:number-columns-repeated="17"/>
          <table:table-cell office:value-type="float" office:value="9222.120121" calcext:value-type="float">
            <text:p>9222.120121</text:p>
          </table:table-cell>
          <table:table-cell table:style-name="ce4" table:formula="of:=([Sheet1.AM95]-[Sheet1.AL95])/[Sheet1.AL95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office:value-type="float" office:value="390471" calcext:value-type="float">
            <text:p>390471</text:p>
          </table:table-cell>
          <table:table-cell table:formula="of:=[Sheet1.B96]-[Sheet1.C96]" office:value-type="float" office:value="-390471" calcext:value-type="float">
            <text:p>-390471</text:p>
          </table:table-cell>
          <table:table-cell table:number-columns-repeated="2"/>
          <table:table-cell office:value-type="float" office:value="9706302" calcext:value-type="float">
            <text:p>9706302</text:p>
          </table:table-cell>
          <table:table-cell table:number-columns-repeated="3"/>
          <table:table-cell table:style-name="Default" office:value-type="float" office:value="3765802.77" calcext:value-type="float">
            <text:p>3765802.77</text:p>
          </table:table-cell>
          <table:table-cell/>
          <table:table-cell table:style-name="ce5" table:formula="of:=[.K95]-[.K96]" office:value-type="float" office:value="76325.8500000001" calcext:value-type="float">
            <text:p>76325.85</text:p>
          </table:table-cell>
          <table:table-cell table:number-columns-repeated="4"/>
          <table:table-cell office:value-type="float" office:value="2.5774855" calcext:value-type="float">
            <text:p>2.5774855</text:p>
          </table:table-cell>
          <table:table-cell table:number-columns-repeated="2"/>
          <table:table-cell office:value-type="float" office:value="2.5774863" calcext:value-type="float">
            <text:p>2.5774863</text:p>
          </table:table-cell>
          <table:table-cell table:number-columns-repeated="17"/>
          <table:table-cell office:value-type="float" office:value="9385.706776" calcext:value-type="float">
            <text:p>9385.706776</text:p>
          </table:table-cell>
          <table:table-cell table:style-name="ce4" table:formula="of:=([Sheet1.AM96]-[Sheet1.AL96])/[Sheet1.AL96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office:value-type="float" office:value="396773" calcext:value-type="float">
            <text:p>396773</text:p>
          </table:table-cell>
          <table:table-cell table:formula="of:=[Sheet1.B97]-[Sheet1.C97]" office:value-type="float" office:value="-396773" calcext:value-type="float">
            <text:p>-396773</text:p>
          </table:table-cell>
          <table:table-cell table:number-columns-repeated="2"/>
          <table:table-cell office:value-type="float" office:value="9706302" calcext:value-type="float">
            <text:p>9706302</text:p>
          </table:table-cell>
          <table:table-cell table:number-columns-repeated="3"/>
          <table:table-cell table:style-name="Default" office:value-type="float" office:value="3689476.92" calcext:value-type="float">
            <text:p>3689476.92</text:p>
          </table:table-cell>
          <table:table-cell table:number-columns-repeated="6"/>
          <table:table-cell office:value-type="float" office:value="2.6308071" calcext:value-type="float">
            <text:p>2.6308071</text:p>
          </table:table-cell>
          <table:table-cell table:number-columns-repeated="2"/>
          <table:table-cell office:value-type="float" office:value="2.6308071" calcext:value-type="float">
            <text:p>2.6308071</text:p>
          </table:table-cell>
          <table:table-cell table:number-columns-repeated="17"/>
          <table:table-cell office:value-type="float" office:value="9552.708984" calcext:value-type="float">
            <text:p>9552.708984</text:p>
          </table:table-cell>
          <table:table-cell table:style-name="ce4" table:formula="of:=([Sheet1.AM97]-[Sheet1.AL97])/[Sheet1.AL97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office:value-type="float" office:value="403075" calcext:value-type="float">
            <text:p>403075</text:p>
          </table:table-cell>
          <table:table-cell table:formula="of:=[Sheet1.B98]-[Sheet1.C98]" office:value-type="float" office:value="-403075" calcext:value-type="float">
            <text:p>-403075</text:p>
          </table:table-cell>
          <table:table-cell table:number-columns-repeated="2"/>
          <table:table-cell office:value-type="float" office:value="9706302" calcext:value-type="float">
            <text:p>9706302</text:p>
          </table:table-cell>
          <table:table-cell table:number-columns-repeated="3"/>
          <table:table-cell table:style-name="Default" office:value-type="float" office:value="3613151.07" calcext:value-type="float">
            <text:p>3613151.07</text:p>
          </table:table-cell>
          <table:table-cell table:number-columns-repeated="6"/>
          <table:table-cell office:value-type="float" office:value="2.6863814" calcext:value-type="float">
            <text:p>2.6863814</text:p>
          </table:table-cell>
          <table:table-cell table:number-columns-repeated="2"/>
          <table:table-cell office:value-type="float" office:value="2.6863814" calcext:value-type="float">
            <text:p>2.6863814</text:p>
          </table:table-cell>
          <table:table-cell table:number-columns-repeated="17"/>
          <table:table-cell office:value-type="float" office:value="9723.27602" calcext:value-type="float">
            <text:p>9723.27602</text:p>
          </table:table-cell>
          <table:table-cell table:style-name="ce4" table:formula="of:=([Sheet1.AM98]-[Sheet1.AL98])/[Sheet1.AL98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409377" calcext:value-type="float">
            <text:p>409377</text:p>
          </table:table-cell>
          <table:table-cell table:formula="of:=[Sheet1.B99]-[Sheet1.C99]" office:value-type="float" office:value="-409377" calcext:value-type="float">
            <text:p>-409377</text:p>
          </table:table-cell>
          <table:table-cell table:number-columns-repeated="2"/>
          <table:table-cell office:value-type="float" office:value="9706302" calcext:value-type="float">
            <text:p>9706302</text:p>
          </table:table-cell>
          <table:table-cell table:number-columns-repeated="3"/>
          <table:table-cell table:style-name="Default" office:value-type="float" office:value="3536825.22" calcext:value-type="float">
            <text:p>3536825.22</text:p>
          </table:table-cell>
          <table:table-cell table:number-columns-repeated="6"/>
          <table:table-cell office:value-type="float" office:value="2.7443544" calcext:value-type="float">
            <text:p>2.7443544</text:p>
          </table:table-cell>
          <table:table-cell table:number-columns-repeated="2"/>
          <table:table-cell office:value-type="float" office:value="2.7443544" calcext:value-type="float">
            <text:p>2.7443544</text:p>
          </table:table-cell>
          <table:table-cell table:number-columns-repeated="17"/>
          <table:table-cell office:value-type="float" office:value="9897.566791" calcext:value-type="float">
            <text:p>9897.566791</text:p>
          </table:table-cell>
          <table:table-cell table:style-name="ce4" table:formula="of:=([Sheet1.AM99]-[Sheet1.AL99])/[Sheet1.AL99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office:value-type="float" office:value="415679" calcext:value-type="float">
            <text:p>415679</text:p>
          </table:table-cell>
          <table:table-cell table:formula="of:=[Sheet1.B100]-[Sheet1.C100]" office:value-type="float" office:value="-415679" calcext:value-type="float">
            <text:p>-415679</text:p>
          </table:table-cell>
          <table:table-cell table:number-columns-repeated="2"/>
          <table:table-cell office:value-type="float" office:value="9706302" calcext:value-type="float">
            <text:p>9706302</text:p>
          </table:table-cell>
          <table:table-cell table:number-columns-repeated="3"/>
          <table:table-cell table:style-name="Default" office:value-type="float" office:value="3460499.37" calcext:value-type="float">
            <text:p>3460499.37</text:p>
          </table:table-cell>
          <table:table-cell table:number-columns-repeated="6"/>
          <table:table-cell office:value-type="float" office:value="2.8048848" calcext:value-type="float">
            <text:p>2.8048848</text:p>
          </table:table-cell>
          <table:table-cell table:number-columns-repeated="2"/>
          <table:table-cell office:value-type="float" office:value="2.8048848" calcext:value-type="float">
            <text:p>2.8048848</text:p>
          </table:table-cell>
          <table:table-cell table:number-columns-repeated="17"/>
          <table:table-cell office:value-type="float" office:value="10075.750555" calcext:value-type="float">
            <text:p>10075.750555</text:p>
          </table:table-cell>
          <table:table-cell table:style-name="ce4" table:formula="of:=([Sheet1.AM100]-[Sheet1.AL100])/[Sheet1.AL100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office:value-type="float" office:value="421980" calcext:value-type="float">
            <text:p>421980</text:p>
          </table:table-cell>
          <table:table-cell table:formula="of:=[Sheet1.B101]-[Sheet1.C101]" office:value-type="float" office:value="-421980" calcext:value-type="float">
            <text:p>-421980</text:p>
          </table:table-cell>
          <table:table-cell table:number-columns-repeated="2"/>
          <table:table-cell office:value-type="float" office:value="9706302" calcext:value-type="float">
            <text:p>9706302</text:p>
          </table:table-cell>
          <table:table-cell table:number-columns-repeated="3"/>
          <table:table-cell table:style-name="Default" office:value-type="float" office:value="3384173.52" calcext:value-type="float">
            <text:p>3384173.52</text:p>
          </table:table-cell>
          <table:table-cell table:number-columns-repeated="6"/>
          <table:table-cell office:value-type="float" office:value="2.8681455" calcext:value-type="float">
            <text:p>2.8681455</text:p>
          </table:table-cell>
          <table:table-cell table:number-columns-repeated="2"/>
          <table:table-cell office:value-type="float" office:value="2.8681455" calcext:value-type="float">
            <text:p>2.8681455</text:p>
          </table:table-cell>
          <table:table-cell table:number-columns-repeated="17"/>
          <table:table-cell office:value-type="float" office:value="10258.00782" calcext:value-type="float">
            <text:p>10258.00782</text:p>
          </table:table-cell>
          <table:table-cell table:style-name="ce4" table:formula="of:=([Sheet1.AM101]-[Sheet1.AL101])/[Sheet1.AL101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office:value-type="float" office:value="428282" calcext:value-type="float">
            <text:p>428282</text:p>
          </table:table-cell>
          <table:table-cell table:formula="of:=[Sheet1.B102]-[Sheet1.C102]" office:value-type="float" office:value="-428282" calcext:value-type="float">
            <text:p>-428282</text:p>
          </table:table-cell>
          <table:table-cell table:number-columns-repeated="2"/>
          <table:table-cell office:value-type="float" office:value="9706302" calcext:value-type="float">
            <text:p>9706302</text:p>
          </table:table-cell>
          <table:table-cell table:number-columns-repeated="3"/>
          <table:table-cell table:style-name="Default" office:value-type="float" office:value="3307847.67" calcext:value-type="float">
            <text:p>3307847.67</text:p>
          </table:table-cell>
          <table:table-cell table:number-columns-repeated="6"/>
          <table:table-cell office:value-type="float" office:value="2.9343256" calcext:value-type="float">
            <text:p>2.9343256</text:p>
          </table:table-cell>
          <table:table-cell table:number-columns-repeated="2"/>
          <table:table-cell office:value-type="float" office:value="2.9343256" calcext:value-type="float">
            <text:p>2.9343256</text:p>
          </table:table-cell>
          <table:table-cell table:number-columns-repeated="17"/>
          <table:table-cell office:value-type="float" office:value="10444.531306" calcext:value-type="float">
            <text:p>10444.531306</text:p>
          </table:table-cell>
          <table:table-cell table:style-name="ce4" table:formula="of:=([Sheet1.AM102]-[Sheet1.AL102])/[Sheet1.AL102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office:value-type="float" office:value="434584" calcext:value-type="float">
            <text:p>434584</text:p>
          </table:table-cell>
          <table:table-cell table:formula="of:=[Sheet1.B103]-[Sheet1.C103]" office:value-type="float" office:value="-434584" calcext:value-type="float">
            <text:p>-434584</text:p>
          </table:table-cell>
          <table:table-cell table:number-columns-repeated="2"/>
          <table:table-cell office:value-type="float" office:value="9706302" calcext:value-type="float">
            <text:p>9706302</text:p>
          </table:table-cell>
          <table:table-cell table:number-columns-repeated="3"/>
          <table:table-cell table:style-name="Default" office:value-type="float" office:value="3231521.82" calcext:value-type="float">
            <text:p>3231521.82</text:p>
          </table:table-cell>
          <table:table-cell table:number-columns-repeated="6"/>
          <table:table-cell office:value-type="float" office:value="3.0036319" calcext:value-type="float">
            <text:p>3.0036319</text:p>
          </table:table-cell>
          <table:table-cell table:number-columns-repeated="2"/>
          <table:table-cell office:value-type="float" office:value="3.0036319" calcext:value-type="float">
            <text:p>3.0036319</text:p>
          </table:table-cell>
          <table:table-cell table:number-columns-repeated="17"/>
          <table:table-cell office:value-type="float" office:value="10635.527034" calcext:value-type="float">
            <text:p>10635.527034</text:p>
          </table:table-cell>
          <table:table-cell table:style-name="ce4" table:formula="of:=([Sheet1.AM103]-[Sheet1.AL103])/[Sheet1.AL103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float" office:value="440886" calcext:value-type="float">
            <text:p>440886</text:p>
          </table:table-cell>
          <table:table-cell table:formula="of:=[Sheet1.B104]-[Sheet1.C104]" office:value-type="float" office:value="-440886" calcext:value-type="float">
            <text:p>-440886</text:p>
          </table:table-cell>
          <table:table-cell table:number-columns-repeated="2"/>
          <table:table-cell office:value-type="float" office:value="9706302" calcext:value-type="float">
            <text:p>9706302</text:p>
          </table:table-cell>
          <table:table-cell table:number-columns-repeated="3"/>
          <table:table-cell table:style-name="Default" office:value-type="float" office:value="3155195.97" calcext:value-type="float">
            <text:p>3155195.97</text:p>
          </table:table-cell>
          <table:table-cell table:number-columns-repeated="6"/>
          <table:table-cell office:value-type="float" office:value="3.0762913" calcext:value-type="float">
            <text:p>3.0762913</text:p>
          </table:table-cell>
          <table:table-cell table:number-columns-repeated="2"/>
          <table:table-cell office:value-type="float" office:value="3.0762913" calcext:value-type="float">
            <text:p>3.0762913</text:p>
          </table:table-cell>
          <table:table-cell table:number-columns-repeated="17"/>
          <table:table-cell office:value-type="float" office:value="10831.319015" calcext:value-type="float">
            <text:p>10831.319015</text:p>
          </table:table-cell>
          <table:table-cell table:style-name="ce4" table:formula="of:=([Sheet1.AM104]-[Sheet1.AL104])/[Sheet1.AL104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office:value-type="float" office:value="447188" calcext:value-type="float">
            <text:p>447188</text:p>
          </table:table-cell>
          <table:table-cell table:formula="of:=[Sheet1.B105]-[Sheet1.C105]" office:value-type="float" office:value="-447188" calcext:value-type="float">
            <text:p>-447188</text:p>
          </table:table-cell>
          <table:table-cell table:number-columns-repeated="2"/>
          <table:table-cell office:value-type="float" office:value="9706302" calcext:value-type="float">
            <text:p>9706302</text:p>
          </table:table-cell>
          <table:table-cell table:number-columns-repeated="3"/>
          <table:table-cell table:style-name="Default" office:value-type="float" office:value="3078870.12" calcext:value-type="float">
            <text:p>3078870.12</text:p>
          </table:table-cell>
          <table:table-cell table:number-columns-repeated="6"/>
          <table:table-cell office:value-type="float" office:value="3.1525532" calcext:value-type="float">
            <text:p>3.1525532</text:p>
          </table:table-cell>
          <table:table-cell table:number-columns-repeated="2"/>
          <table:table-cell office:value-type="float" office:value="3.1525532" calcext:value-type="float">
            <text:p>3.1525532</text:p>
          </table:table-cell>
          <table:table-cell table:number-columns-repeated="17"/>
          <table:table-cell office:value-type="float" office:value="11032.240029" calcext:value-type="float">
            <text:p>11032.240029</text:p>
          </table:table-cell>
          <table:table-cell table:style-name="ce4" table:formula="of:=([Sheet1.AM105]-[Sheet1.AL105])/[Sheet1.AL105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office:value-type="float" office:value="453490" calcext:value-type="float">
            <text:p>453490</text:p>
          </table:table-cell>
          <table:table-cell table:formula="of:=[Sheet1.B106]-[Sheet1.C106]" office:value-type="float" office:value="-453490" calcext:value-type="float">
            <text:p>-453490</text:p>
          </table:table-cell>
          <table:table-cell table:number-columns-repeated="2"/>
          <table:table-cell office:value-type="float" office:value="9706302" calcext:value-type="float">
            <text:p>9706302</text:p>
          </table:table-cell>
          <table:table-cell table:number-columns-repeated="3"/>
          <table:table-cell table:style-name="Default" office:value-type="float" office:value="3002544.27" calcext:value-type="float">
            <text:p>3002544.27</text:p>
          </table:table-cell>
          <table:table-cell table:number-columns-repeated="6"/>
          <table:table-cell office:value-type="float" office:value="3.2326924" calcext:value-type="float">
            <text:p>3.2326924</text:p>
          </table:table-cell>
          <table:table-cell table:number-columns-repeated="2"/>
          <table:table-cell office:value-type="float" office:value="3.2326924" calcext:value-type="float">
            <text:p>3.2326924</text:p>
          </table:table-cell>
          <table:table-cell table:number-columns-repeated="17"/>
          <table:table-cell office:value-type="float" office:value="11238.529416" calcext:value-type="float">
            <text:p>11238.529416</text:p>
          </table:table-cell>
          <table:table-cell table:style-name="ce4" table:formula="of:=([Sheet1.AM106]-[Sheet1.AL106])/[Sheet1.AL106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office:value-type="float" office:value="459792" calcext:value-type="float">
            <text:p>459792</text:p>
          </table:table-cell>
          <table:table-cell table:formula="of:=[Sheet1.B107]-[Sheet1.C107]" office:value-type="float" office:value="-459792" calcext:value-type="float">
            <text:p>-459792</text:p>
          </table:table-cell>
          <table:table-cell table:number-columns-repeated="2"/>
          <table:table-cell office:value-type="float" office:value="9706302" calcext:value-type="float">
            <text:p>9706302</text:p>
          </table:table-cell>
          <table:table-cell table:number-columns-repeated="3"/>
          <table:table-cell table:style-name="Default" office:value-type="float" office:value="2926218.42" calcext:value-type="float">
            <text:p>2926218.42</text:p>
          </table:table-cell>
          <table:table-cell table:number-columns-repeated="6"/>
          <table:table-cell office:value-type="float" office:value="3.3170121" calcext:value-type="float">
            <text:p>3.3170121</text:p>
          </table:table-cell>
          <table:table-cell table:number-columns-repeated="2"/>
          <table:table-cell office:value-type="float" office:value="3.3170121" calcext:value-type="float">
            <text:p>3.3170121</text:p>
          </table:table-cell>
          <table:table-cell table:number-columns-repeated="17"/>
          <table:table-cell office:value-type="float" office:value="11450.445237" calcext:value-type="float">
            <text:p>11450.445237</text:p>
          </table:table-cell>
          <table:table-cell table:style-name="ce4" table:formula="of:=([Sheet1.AM107]-[Sheet1.AL107])/[Sheet1.AL107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77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77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77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77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77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77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77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77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77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77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77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77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77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77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77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77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77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77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77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77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77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77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77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77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77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77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77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77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77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77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77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77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77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77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77"/>
        </table:table-row>
        <table:table-row table:style-name="ro1" table:number-rows-repeated="1048433">
          <table:table-cell table:number-columns-repeated="78"/>
        </table:table-row>
        <table:table-row table:style-name="ro1">
          <table:table-cell table:number-columns-repeated="78"/>
        </table:table-row>
      </table:table>
      <table:table table:name="Sheet2" table:style-name="ta1">
        <table:table-column table:style-name="co1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1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90344.1111" calcext:value-type="float">
            <text:p>890344.1111</text:p>
          </table:table-cell>
          <table:table-cell office:value-type="string" calcext:value-type="string">
            <text:p>total burned</text:p>
          </table:table-cell>
          <table:table-cell office:value-type="string" calcext:value-type="string">
            <text:p>burned per engine</text:p>
          </table:table-cell>
          <table:table-cell office:value-type="string" calcext:value-type="string">
            <text:p>per sec</text:p>
          </table:table-cell>
          <table:table-cell office:value-type="float" office:value="3600000" calcext:value-type="float">
            <text:p>360000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67244.185" calcext:value-type="float">
            <text:p>1067244.185</text:p>
          </table:table-cell>
          <table:table-cell table:formula="of:=[Sheet2.B5]-[Sheet2.B4]" office:value-type="float" office:value="176900.0739" calcext:value-type="float">
            <text:p>176900.0739</text:p>
          </table:table-cell>
          <table:table-cell table:formula="of:=[Sheet2.C5]/4" office:value-type="float" office:value="44225.018475" calcext:value-type="float">
            <text:p>44225.018475</text:p>
          </table:table-cell>
          <table:table-cell table:formula="of:=[Sheet2.D5]/3" office:value-type="float" office:value="14741.672825" calcext:value-type="float">
            <text:p>14741.672825</text:p>
          </table:table-cell>
          <table:table-cell/>
          <table:table-cell table:formula="of:=[Sheet2.F4]/[Sheet2.E5]" office:value-type="float" office:value="244.205663952524" calcext:value-type="float">
            <text:p>244.2056639525</text:p>
          </table:table-cell>
          <table:table-cell table:formula="of:=[Sheet2.G5]*4" office:value-type="float" office:value="976.822655810094" calcext:value-type="float">
            <text:p>976.8226558101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his</text:p>
          </table:table-cell>
          <table:table-cell office:value-type="string" calcext:value-type="string">
            <text:p>min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9492.5028" calcext:value-type="float">
            <text:p>59492.5028</text:p>
          </table:table-cell>
          <table:table-cell office:value-type="float" office:value="59492.5028709" calcext:value-type="float">
            <text:p>59492.5028709</text:p>
          </table:table-cell>
          <table:table-cell table:formula="of:=[Sheet2.E12]-[Sheet2.F12]" office:value-type="float" office:value="-0.0000709000014467165" calcext:value-type="float">
            <text:p>-0.00007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8982.9835" calcext:value-type="float">
            <text:p>118982.9835</text:p>
          </table:table-cell>
          <table:table-cell office:value-type="float" office:value="118982.982112" calcext:value-type="float">
            <text:p>118982.982112</text:p>
          </table:table-cell>
          <table:table-cell table:formula="of:=[Sheet2.E13]-[Sheet2.F13]" office:value-type="float" office:value="0.00138800000422634" calcext:value-type="float">
            <text:p>0.001388</text:p>
          </table:table-cell>
          <table:table-cell table:formula="of:=[Sheet2.G13]-[Sheet2.G12]" office:value-type="float" office:value="0.00145890000567306" calcext:value-type="float">
            <text:p>0.0014589</text:p>
          </table:table-cell>
        </table:table-row>
        <table:table-row table:style-name="ro1">
          <table:table-cell table:number-columns-repeated="4"/>
          <table:table-cell office:value-type="float" office:value="178467.0032" calcext:value-type="float">
            <text:p>178467.0032</text:p>
          </table:table-cell>
          <table:table-cell office:value-type="float" office:value="178466.999873" calcext:value-type="float">
            <text:p>178466.999873</text:p>
          </table:table-cell>
          <table:table-cell table:formula="of:=[Sheet2.E14]-[Sheet2.F14]" office:value-type="float" office:value="0.00332700001308694" calcext:value-type="float">
            <text:p>0.003327</text:p>
          </table:table-cell>
          <table:table-cell table:formula="of:=[Sheet2.G14]-[Sheet2.G13]" office:value-type="float" office:value="0.0019390000088606" calcext:value-type="float">
            <text:p>0.001939</text:p>
          </table:table-cell>
        </table:table-row>
        <table:table-row table:style-name="ro1">
          <table:table-cell table:number-columns-repeated="4"/>
          <table:table-cell office:value-type="float" office:value="356889.7938" calcext:value-type="float">
            <text:p>356889.7938</text:p>
          </table:table-cell>
          <table:table-cell office:value-type="float" office:value="356884.005853" calcext:value-type="float">
            <text:p>356884.005853</text:p>
          </table:table-cell>
          <table:table-cell table:formula="of:=[Sheet2.E15]-[Sheet2.F15]" office:value-type="float" office:value="5.78794700000435" calcext:value-type="float">
            <text:p>5.787947</text:p>
          </table:table-cell>
          <table:table-cell table:formula="of:=[Sheet2.G15]-[Sheet2.G14]" office:value-type="float" office:value="5.78461999999126" calcext:value-type="float">
            <text:p>5.78462</text:p>
          </table:table-cell>
        </table:table-row>
        <table:table-row table:style-name="ro1">
          <table:table-cell table:number-columns-repeated="4"/>
          <table:table-cell office:value-type="float" office:value="535103.5158" calcext:value-type="float">
            <text:p>535103.5158</text:p>
          </table:table-cell>
          <table:table-cell office:value-type="float" office:value="535097.718966" calcext:value-type="float">
            <text:p>535097.718966</text:p>
          </table:table-cell>
          <table:table-cell table:formula="of:=[Sheet2.E16]-[Sheet2.F16]" office:value-type="float" office:value="5.79683400003705" calcext:value-type="float">
            <text:p>5.796834</text:p>
          </table:table-cell>
          <table:table-cell table:formula="of:=[Sheet2.G16]-[Sheet2.G15]" office:value-type="float" office:value="0.0088870000327006" calcext:value-type="float">
            <text:p>0.008887</text:p>
          </table:table-cell>
        </table:table-row>
        <table:table-row table:style-name="ro1">
          <table:table-cell table:number-columns-repeated="4"/>
          <table:table-cell office:value-type="float" office:value="712978.2774" calcext:value-type="float">
            <text:p>712978.2774</text:p>
          </table:table-cell>
          <table:table-cell office:value-type="float" office:value="712972.460072" calcext:value-type="float">
            <text:p>712972.460072</text:p>
          </table:table-cell>
          <table:table-cell table:formula="of:=[Sheet2.E17]-[Sheet2.F17]" office:value-type="float" office:value="5.81732799997553" calcext:value-type="float">
            <text:p>5.817328</text:p>
          </table:table-cell>
          <table:table-cell table:formula="of:=[Sheet2.G17]-[Sheet2.G16]" office:value-type="float" office:value="0.0204939999384806" calcext:value-type="float">
            <text:p>0.0204939999</text:p>
          </table:table-cell>
        </table:table-row>
        <table:table-row table:style-name="ro1">
          <table:table-cell table:number-columns-repeated="4"/>
          <table:table-cell office:value-type="float" office:value="890344.1111" calcext:value-type="float">
            <text:p>890344.1111</text:p>
          </table:table-cell>
          <table:table-cell office:value-type="string" calcext:value-type="string">
            <text:p>py</text:p>
          </table:table-cell>
          <table:table-cell table:formula="of:=[Sheet2.E18]-[Sheet2.F18]" office:value-type="string" office:string-value="" calcext:value-type="error">
            <text:p>#VALUE!</text:p>
          </table:table-cell>
          <table:table-cell table:formula="of:=[Sheet2.G18]-[Sheet2.G17]" office:value-type="string" office:string-value="" calcext:value-type="error">
            <text:p>#VALUE!</text:p>
          </table:table-cell>
        </table:table-row>
      </table:table>
      <table:table table:name="Av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.680215" calcext:value-type="float">
            <text:p>1.6802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0.997209034" calcext:value-type="float">
            <text:p>0.997209034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string" calcext:value-type="string">
            <text:p>Ah</text:p>
          </table:table-cell>
          <table:table-cell table:formula="of:=(SQRT(2*[.C1]*[.C1]-[.C2]*[.C2])-[.C2])/2" office:value-type="float" office:value="0.579799284337744" calcext:value-type="float">
            <text:p>0.5797992843</text:p>
          </table:table-cell>
          <table:table-cell table:number-columns-repeated="3"/>
          <table:table-cell office:value-type="string" calcext:value-type="string">
            <text:p>solve for c</text:p>
          </table:table-cell>
          <table:table-cell table:formula="of:=0.258+0.99718" office:value-type="float" office:value="1.25518" calcext:value-type="float">
            <text:p>1.25518</text:p>
          </table:table-cell>
          <table:table-cell office:value-type="float" office:value="1.1235" calcext:value-type="float">
            <text:p>1.1235</text:p>
          </table:table-cell>
          <table:table-cell table:formula="of:=SQRT([Av.H4]*[Av.H4]+[Av.I4]*[Av.I4])" office:value-type="float" office:value="1.68455604905269" calcext:value-type="float">
            <text:p>1.684556049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olve for a</text:p>
          </table:table-cell>
          <table:table-cell table:formula="of:=SQRT([Av.J5]*[Av.J5]-[Av.I5]*[Av.I5])" office:value-type="float" office:value="1.5732956652898" calcext:value-type="float">
            <text:p>1.5732956653</text:p>
          </table:table-cell>
          <table:table-cell table:formula="of:=[.C6]" office:value-type="float" office:value="0.589799284337744" calcext:value-type="float">
            <text:p>0.5897992843</text:p>
          </table:table-cell>
          <table:table-cell table:formula="of:=[.C1]" office:value-type="float" office:value="1.680215" calcext:value-type="float">
            <text:p>1.680215</text:p>
          </table:table-cell>
        </table:table-row>
        <table:table-row table:style-name="ro1">
          <table:table-cell/>
          <table:table-cell office:value-type="string" calcext:value-type="string">
            <text:p>Ah</text:p>
          </table:table-cell>
          <table:table-cell table:formula="of:=[.C4]+0.01" office:value-type="float" office:value="0.589799284337744" calcext:value-type="float">
            <text:p>0.589799284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Av</text:p>
          </table:table-cell>
          <table:table-cell table:formula="of:=[.H5]-[.C2]" office:value-type="float" office:value="0.576086631289803" calcext:value-type="float">
            <text:p>0.5760866313</text:p>
          </table:table-cell>
          <table:table-cell table:number-columns-repeated="7"/>
        </table:table-row>
      </table:table>
      <table:table table:name="ADC" table:style-name="ta1">
        <office:forms form:automatic-focus="false" form:apply-design-mode="false"/>
        <table:table-column table:style-name="co1" table:number-columns-repeated="20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SRM has variable burn rate</text:p>
          </table:table-cell>
          <table:table-cell table:number-columns-repeated="4"/>
          <table:table-cell office:value-type="string" calcext:value-type="string">
            <text:p>ADC predicted</text:p>
          </table:table-cell>
          <table:table-cell office:value-type="string" calcext:value-type="string">
            <text:p>ADC actual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0.00012" calcext:value-type="float">
            <text:p>0.00012</text:p>
          </table:table-cell>
          <table:table-cell table:number-columns-repeated="7"/>
          <table:table-cell office:value-type="string" calcext:value-type="string">
            <text:p>A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00086" calcext:value-type="float">
            <text:p>0.00086</text:p>
          </table:table-cell>
          <table:table-cell office:value-type="float" office:value="0.000148861" calcext:value-type="float">
            <text:p>0.000148861</text:p>
          </table:table-cell>
          <table:table-cell office:value-type="float" office:value="0.00012" calcext:value-type="float">
            <text:p>0.00012</text:p>
          </table:table-cell>
          <table:table-cell table:formula="of:=[ADC.G5]-[ADC.F4]" office:value-type="float" office:value="0.000028861" calcext:value-type="float">
            <text:p>0.000028861</text:p>
          </table:table-cell>
          <table:table-cell table:number-columns-repeated="3"/>
          <table:table-cell office:value-type="string" calcext:value-type="string">
            <text:p>mine</text:p>
          </table:table-cell>
          <table:table-cell office:value-type="float" office:value="0.555809" calcext:value-type="float">
            <text:p>0.555809</text:p>
          </table:table-cell>
          <table:table-cell office:value-type="float" office:value="0.9973364" calcext:value-type="float">
            <text:p>0.9973364</text:p>
          </table:table-cell>
          <table:table-cell office:value-type="float" office:value="1.553414" calcext:value-type="float">
            <text:p>1.553414</text:p>
          </table:table-cell>
          <table:table-cell/>
          <table:table-cell table:formula="of:=[ADC.N5]+[ADC.O5]" office:value-type="float" office:value="1.5531454" calcext:value-type="float">
            <text:p>1.5531454</text:p>
          </table:table-cell>
          <table:table-cell/>
          <table:table-cell table:formula="of:=[ADC.P5]-[ADC.R5]" office:value-type="float" office:value="0.000268600000000063" calcext:value-type="float">
            <text:p>0.0002686</text:p>
          </table:table-cell>
        </table:table-row>
        <table:table-row table:style-name="ro1">
          <table:table-cell table:number-columns-repeated="5"/>
          <table:table-cell office:value-type="float" office:value="0.0022" calcext:value-type="float">
            <text:p>0.0022</text:p>
          </table:table-cell>
          <table:table-cell office:value-type="float" office:value="0.000741786" calcext:value-type="float">
            <text:p>0.000741786</text:p>
          </table:table-cell>
          <table:table-cell office:value-type="float" office:value="0.000888861" calcext:value-type="float">
            <text:p>0.000888861</text:p>
          </table:table-cell>
          <table:table-cell table:formula="of:=[ADC.G6]-[ADC.F5]" office:value-type="float" office:value="-0.000118214" calcext:value-type="float">
            <text:p>-0.000118214</text:p>
          </table:table-cell>
          <table:table-cell table:formula="of:=[ADC.G6]-[ADC.H6]" office:value-type="float" office:value="-0.000147075" calcext:value-type="float">
            <text:p>-0.000147075</text:p>
          </table:table-cell>
          <table:table-cell table:number-columns-repeated="2"/>
          <table:table-cell office:value-type="string" calcext:value-type="string">
            <text:p>his</text:p>
          </table:table-cell>
          <table:table-cell office:value-type="float" office:value="0.55519" calcext:value-type="float">
            <text:p>0.55519</text:p>
          </table:table-cell>
          <table:table-cell office:value-type="float" office:value="0.997336395" calcext:value-type="float">
            <text:p>0.997336395</text:p>
          </table:table-cell>
          <table:table-cell office:value-type="float" office:value="1.553414" calcext:value-type="float">
            <text:p>1.553414</text:p>
          </table:table-cell>
          <table:table-cell/>
          <table:table-cell table:formula="of:=[ADC.N6]+[ADC.O6]" office:value-type="float" office:value="1.552526395" calcext:value-type="float">
            <text:p>1.552526395</text:p>
          </table:table-cell>
          <table:table-cell/>
          <table:table-cell table:formula="of:=[ADC.P6]-[ADC.R6]" office:value-type="float" office:value="0.000887604999999958" calcext:value-type="float">
            <text:p>0.000887605</text:p>
          </table:table-cell>
        </table:table-row>
        <table:table-row table:style-name="ro1">
          <table:table-cell table:number-columns-repeated="6"/>
          <table:table-cell office:value-type="float" office:value="0.002027446" calcext:value-type="float">
            <text:p>0.002027446</text:p>
          </table:table-cell>
          <table:table-cell office:value-type="float" office:value="0.002081786" calcext:value-type="float">
            <text:p>0.002081786</text:p>
          </table:table-cell>
          <table:table-cell table:formula="of:=[ADC.G7]-[ADC.F6]" office:value-type="float" office:value="-0.000172554" calcext:value-type="float">
            <text:p>-0.000172554</text:p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[ADC.G8]-[ADC.F7]" office:value-type="float" office:value="0" calcext:value-type="float">
            <text:p>0</text:p>
          </table:table-cell>
          <table:table-cell table:number-columns-repeated="11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solve for c</text:p>
          </table:table-cell>
          <table:table-cell table:formula="of:=0.55+0.99733636" office:value-type="float" office:value="1.54733636" calcext:value-type="float">
            <text:p>1.54733636</text:p>
          </table:table-cell>
          <table:table-cell office:value-type="float" office:value="0.65526548" calcext:value-type="float">
            <text:p>0.65526548</text:p>
          </table:table-cell>
          <table:table-cell table:formula="of:=SQRT([ADC.E17]*[ADC.E17]+[ADC.F17]*[ADC.F17])" office:value-type="float" office:value="1.68036384758114" calcext:value-type="float">
            <text:p>1.680363847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solve for a</text:p>
          </table:table-cell>
          <table:table-cell table:formula="of:=SQRT([ADC.G18]*[ADC.G18]-[ADC.F18]*[ADC.F18])" office:value-type="float" office:value="1.5602036805331" calcext:value-type="float">
            <text:p>1.5602036805</text:p>
          </table:table-cell>
          <table:table-cell office:value-type="float" office:value="0.666961955" calcext:value-type="float">
            <text:p>0.666961955</text:p>
          </table:table-cell>
          <table:table-cell table:formula="of:=1.73986-0.043076639" office:value-type="float" office:value="1.696783361" calcext:value-type="float">
            <text:p>1.696783361</text:p>
          </table:table-cell>
          <table:table-cell/>
          <table:table-cell table:formula="of:=[.E18]-0.652705601" office:value-type="float" office:value="0.907498079533101" calcext:value-type="float">
            <text:p>0.9074980795</text:p>
          </table:table-cell>
          <table:table-cell table:number-columns-repeated="11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office:value-type="float" office:value="0.99643011" calcext:value-type="float">
            <text:p>0.9964301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18]-[.E21]" office:value-type="float" office:value="0.563773570533101" calcext:value-type="float">
            <text:p>0.5637735705</text:p>
          </table:table-cell>
          <table:table-cell table:number-columns-repeated="15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6"/>
          <table:table-cell table:formula="of:=0.55519+0.99733695" office:value-type="float" office:value="1.55252695" calcext:value-type="float">
            <text:p>1.5525269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0.555189+0.9973364" office:value-type="float" office:value="1.5525254" calcext:value-type="float">
            <text:p>1.5525254</text:p>
          </table:table-cell>
          <table:table-cell table:number-columns-repeated="13"/>
        </table:table-row>
      </table:table>
      <table:table table:name="SRM tail off" table:style-name="ta1">
        <office:forms form:automatic-focus="false" form:apply-design-mode="false"/>
        <table:table-column table:style-name="co1" table:default-cell-style-name="Default"/>
        <table:table-column table:style-name="co16" table:default-cell-style-name="Default"/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his alt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hrust of SRM</text:p>
          </table:table-cell>
          <table:table-cell office:value-type="string" calcext:value-type="string">
            <text:p>Fuel burned</text:p>
          </table:table-cell>
          <table:table-cell office:value-type="string" calcext:value-type="string">
            <text:p>Assigned burn rate</text:p>
          </table:table-cell>
          <table:table-cell table:number-columns-repeated="10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6603" calcext:value-type="float">
            <text:p>76603</text:p>
          </table:table-cell>
          <table:table-cell office:value-type="float" office:value="36565623.326" calcext:value-type="float">
            <text:p>36565623.326</text:p>
          </table:table-cell>
          <table:table-cell office:value-type="float" office:value="11056863.28" calcext:value-type="float">
            <text:p>11056863.28</text:p>
          </table:table-cell>
          <table:table-cell table:number-columns-repeated="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1594" calcext:value-type="float">
            <text:p>81594</text:p>
          </table:table-cell>
          <table:table-cell office:value-type="float" office:value="36461713.06" calcext:value-type="float">
            <text:p>36461713.06</text:p>
          </table:table-cell>
          <table:table-cell office:value-type="float" office:value="10711326.72" calcext:value-type="float">
            <text:p>10711326.72</text:p>
          </table:table-cell>
          <table:table-cell/>
          <table:table-cell table:formula="of:=[.D5]-[.D4]" office:value-type="float" office:value="-345536.559999999" calcext:value-type="float">
            <text:p>-345536.559999999</text:p>
          </table:table-cell>
          <table:table-cell table:formula="of:=[.F5]+[.$D$26]*([.A5]-[.A4])" office:value-type="float" office:value="-142730.709999999" calcext:value-type="float">
            <text:p>-142730.709999999</text:p>
          </table:table-cell>
          <table:table-cell office:value-type="float" office:value="-122350.34" calcext:value-type="float">
            <text:p>-122350.34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6730" calcext:value-type="float">
            <text:p>86730</text:p>
          </table:table-cell>
          <table:table-cell office:value-type="float" office:value="34791219.5626" calcext:value-type="float">
            <text:p>34791219.5626</text:p>
          </table:table-cell>
          <table:table-cell office:value-type="float" office:value="10367230.19" calcext:value-type="float">
            <text:p>10367230.19</text:p>
          </table:table-cell>
          <table:table-cell/>
          <table:table-cell table:formula="of:=[.D6]-[.D5]" office:value-type="float" office:value="-344096.530000001" calcext:value-type="float">
            <text:p>-344096.530000001</text:p>
          </table:table-cell>
          <table:table-cell table:formula="of:=[.F6]+[.$D$26]*([.A6]-[.A5])" office:value-type="float" office:value="-141290.680000001" calcext:value-type="float">
            <text:p>-141290.680000001</text:p>
          </table:table-cell>
          <table:table-cell office:value-type="float" office:value="-122349.34" calcext:value-type="float">
            <text:p>-122349.34</text:p>
          </table:table-cell>
          <table:table-cell table:number-columns-repeated="3"/>
          <table:table-cell table:formula="of:=[.G6]/12" office:value-type="float" office:value="-11774.2233333334" calcext:value-type="float">
            <text:p>-11774.2233333334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2009" calcext:value-type="float">
            <text:p>92009</text:p>
          </table:table-cell>
          <table:table-cell office:value-type="float" office:value="33257650.04" calcext:value-type="float">
            <text:p>33257650.04</text:p>
          </table:table-cell>
          <table:table-cell office:value-type="float" office:value="10042076" calcext:value-type="float">
            <text:p>10042076</text:p>
          </table:table-cell>
          <table:table-cell/>
          <table:table-cell table:formula="of:=[.D7]-[.D6]" office:value-type="float" office:value="-325154.189999999" calcext:value-type="float">
            <text:p>-325154.189999999</text:p>
          </table:table-cell>
          <table:table-cell table:formula="of:=[.F7]+[.$D$26]*([.A7]-[.A6])" office:value-type="float" office:value="-122348.34" calcext:value-type="float">
            <text:p>-122348.34</text:p>
          </table:table-cell>
          <table:table-cell office:value-type="float" office:value="-122348.34" calcext:value-type="float">
            <text:p>-122348.34</text:p>
          </table:table-cell>
          <table:table-cell table:number-columns-repeated="3"/>
          <table:table-cell table:formula="of:=[.G7]/12" office:value-type="float" office:value="-10195.695" calcext:value-type="float">
            <text:p>-10195.695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7427" calcext:value-type="float">
            <text:p>97427</text:p>
          </table:table-cell>
          <table:table-cell office:value-type="float" office:value="29786635.7" calcext:value-type="float">
            <text:p>29786635.7</text:p>
          </table:table-cell>
          <table:table-cell office:value-type="float" office:value="9734270.15" calcext:value-type="float">
            <text:p>9734270.15</text:p>
          </table:table-cell>
          <table:table-cell/>
          <table:table-cell table:formula="of:=[.D8]-[.D7]" office:value-type="float" office:value="-307805.85" calcext:value-type="float">
            <text:p>-307805.85</text:p>
          </table:table-cell>
          <table:table-cell table:formula="of:=[.F8]+[.$D$26]*([.A8]-[.A7])" office:value-type="float" office:value="-105000" calcext:value-type="float">
            <text:p>-105000</text:p>
          </table:table-cell>
          <table:table-cell table:formula="of:=[.H7]-[.$J$11]" office:value-type="float" office:value="-98211.255" calcext:value-type="float">
            <text:p>-98211.255</text:p>
          </table:table-cell>
          <table:table-cell table:number-columns-repeated="3"/>
          <table:table-cell table:formula="of:=[.G8]/12" office:value-type="float" office:value="-8749.99999999997" calcext:value-type="float">
            <text:p>-8750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2978" calcext:value-type="float">
            <text:p>102978</text:p>
          </table:table-cell>
          <table:table-cell office:value-type="float" office:value="27651124.61" calcext:value-type="float">
            <text:p>27651124.61</text:p>
          </table:table-cell>
          <table:table-cell office:value-type="float" office:value="9465464.3" calcext:value-type="float">
            <text:p>9465464.3</text:p>
          </table:table-cell>
          <table:table-cell/>
          <table:table-cell table:formula="of:=[.D9]-[.D8]" office:value-type="float" office:value="-268805.85" calcext:value-type="float">
            <text:p>-268805.85</text:p>
          </table:table-cell>
          <table:table-cell table:formula="of:=[.F9]+[.$D$26]*([.A9]-[.A8])" office:value-type="float" office:value="-65999.9999999997" calcext:value-type="float">
            <text:p>-65999.9999999997</text:p>
          </table:table-cell>
          <table:table-cell table:formula="of:=[.H8]-[.$J$11]" office:value-type="float" office:value="-74074.1700000001" calcext:value-type="float">
            <text:p>-74074.1700000001</text:p>
          </table:table-cell>
          <table:table-cell table:number-columns-repeated="3"/>
          <table:table-cell table:formula="of:=[.G9]/12" office:value-type="float" office:value="-5499.99999999997" calcext:value-type="float">
            <text:p>-5500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8656" calcext:value-type="float">
            <text:p>108656</text:p>
          </table:table-cell>
          <table:table-cell office:value-type="float" office:value="26209795.72" calcext:value-type="float">
            <text:p>26209795.72</text:p>
          </table:table-cell>
          <table:table-cell office:value-type="float" office:value="9220658.45" calcext:value-type="float">
            <text:p>9220658.45</text:p>
          </table:table-cell>
          <table:table-cell/>
          <table:table-cell table:formula="of:=[.D10]-[.D9]" office:value-type="float" office:value="-244805.850000001" calcext:value-type="float">
            <text:p>-244805.850000001</text:p>
          </table:table-cell>
          <table:table-cell table:formula="of:=[.F10]+[.$D$26]*([.A10]-[.A9])" office:value-type="float" office:value="-42000.0000000015" calcext:value-type="float">
            <text:p>-42000.0000000015</text:p>
          </table:table-cell>
          <table:table-cell table:formula="of:=[.H9]-[.$J$11]" office:value-type="float" office:value="-49937.0850000001" calcext:value-type="float">
            <text:p>-49937.0850000001</text:p>
          </table:table-cell>
          <table:table-cell table:number-columns-repeated="3"/>
          <table:table-cell table:formula="of:=[.G10]/12" office:value-type="float" office:value="-3500.00000000013" calcext:value-type="float">
            <text:p>-3500.0000000001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4449" calcext:value-type="float">
            <text:p>114449</text:p>
          </table:table-cell>
          <table:table-cell office:value-type="float" office:value="23908904.2" calcext:value-type="float">
            <text:p>23908904.2</text:p>
          </table:table-cell>
          <table:table-cell office:value-type="float" office:value="8992052.6" calcext:value-type="float">
            <text:p>8992052.6</text:p>
          </table:table-cell>
          <table:table-cell/>
          <table:table-cell table:formula="of:=[.D11]-[.D10]" office:value-type="float" office:value="-228605.85" calcext:value-type="float">
            <text:p>-228605.85</text:p>
          </table:table-cell>
          <table:table-cell table:formula="of:=[.F11]+[.$D$26]*([.A11]-[.A10])" office:value-type="float" office:value="-25799.9999999996" calcext:value-type="float">
            <text:p>-25799.9999999996</text:p>
          </table:table-cell>
          <table:table-cell table:formula="of:=[.H10]-[.$J$11]" office:value-type="float" office:value="-25800.0000000001" calcext:value-type="float">
            <text:p>-25800.0000000001</text:p>
          </table:table-cell>
          <table:table-cell table:formula="of:=[.G7]-[.G11]" office:value-type="float" office:value="-96548.3399999999" calcext:value-type="float">
            <text:p>-96548.3399999999</text:p>
          </table:table-cell>
          <table:table-cell table:formula="of:=[.I11]/4" office:value-type="float" office:value="-24137.085" calcext:value-type="float">
            <text:p>-24137.085</text:p>
          </table:table-cell>
          <table:table-cell/>
          <table:table-cell table:formula="of:=[.G11]/12" office:value-type="float" office:value="-2149.99999999997" calcext:value-type="float">
            <text:p>-2150</text:p>
          </table:table-cell>
          <table:table-cell table:number-columns-repeated="5"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114644" calcext:value-type="float">
            <text:p>114644</text:p>
          </table:table-cell>
          <table:table-cell office:value-type="float" office:value="23909018.67" calcext:value-type="float">
            <text:p>23909018.67</text:p>
          </table:table-cell>
          <table:table-cell office:value-type="float" office:value="8185292.405" calcext:value-type="float">
            <text:p>8185292.405</text:p>
          </table:table-cell>
          <table:table-cell/>
          <table:table-cell table:formula="of:=[.D12]-[.D11]" office:value-type="float" office:value="-806760.194999999" calcext:value-type="float">
            <text:p>-806760.194999999</text:p>
          </table:table-cell>
          <table:table-cell table:formula="of:=[.F12]+[.$D$26]*([.A12]-[.A11])" office:value-type="float" office:value="-800000" calcext:value-type="float">
            <text:p>-800000</text:p>
          </table:table-cell>
          <table:table-cell table:number-columns-repeated="10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23911948.8" calcext:value-type="float">
            <text:p>23911948.8</text:p>
          </table:table-cell>
          <table:table-cell office:value-type="float" office:value="7989246.75" calcext:value-type="float">
            <text:p>7989246.75</text:p>
          </table:table-cell>
          <table:table-cell/>
          <table:table-cell table:formula="of:=[.D13]-[.D12]" office:value-type="float" office:value="-196045.655" calcext:value-type="float">
            <text:p>-196045.655</text:p>
          </table:table-cell>
          <table:table-cell table:formula="of:=[.F13]+[.$D$26]*([.A13]-[.A1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15"/>
          <table:table-cell office:value-type="float" office:value="49466.66666666" calcext:value-type="float">
            <text:p>49466.666666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n rate of all other engines</text:p>
          </table:table-cell>
          <table:table-cell table:number-columns-repeated="13"/>
          <table:table-cell office:value-type="float" office:value="4500" calcext:value-type="float">
            <text:p>4500</text:p>
          </table:table-cell>
          <table:table-cell table:formula="of:=[.P21]/[.P22]" office:value-type="float" office:value="10.9925925925911" calcext:value-type="float">
            <text:p>10.9925925926</text:p>
          </table:table-cell>
        </table:table-row>
        <table:table-row table:style-name="ro1">
          <table:table-cell/>
          <table:table-cell office:value-type="float" office:value="5270" calcext:value-type="float">
            <text:p>5270</text:p>
          </table:table-cell>
          <table:table-cell office:value-type="float" office:value="8" calcext:value-type="float">
            <text:p>8</text:p>
          </table:table-cell>
          <table:table-cell table:formula="of:=[.B23]*[.C23]" office:value-type="float" office:value="42160" calcext:value-type="float">
            <text:p>4216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631.5" calcext:value-type="float">
            <text:p>2631.5</text:p>
          </table:table-cell>
          <table:table-cell office:value-type="float" office:value="6" calcext:value-type="float">
            <text:p>6</text:p>
          </table:table-cell>
          <table:table-cell table:formula="of:=[.B24]*[.C24]" office:value-type="float" office:value="15789" calcext:value-type="float">
            <text:p>15789</text:p>
          </table:table-cell>
          <table:table-cell table:number-columns-repeated="8"/>
          <table:table-cell office:value-type="string" calcext:value-type="string">
            <text:p>thrust</text:p>
          </table:table-cell>
          <table:table-cell office:value-type="string" calcext:value-type="string">
            <text:p>throt</text:p>
          </table:table-cell>
          <table:table-cell office:value-type="string" calcext:value-type="string">
            <text:p>target rate</text:p>
          </table:table-cell>
          <table:table-cell office:value-type="string" calcext:value-type="string">
            <text:p>spec</text:p>
          </table:table-cell>
          <table:table-cell/>
        </table:table-row>
        <table:table-row table:style-name="ro1">
          <table:table-cell/>
          <table:table-cell office:value-type="float" office:value="1072.55" calcext:value-type="float">
            <text:p>1072.55</text:p>
          </table:table-cell>
          <table:table-cell office:value-type="float" office:value="9" calcext:value-type="float">
            <text:p>9</text:p>
          </table:table-cell>
          <table:table-cell table:formula="of:=[.B25]*[.C25]" office:value-type="float" office:value="9652.95" calcext:value-type="float">
            <text:p>9652.95</text:p>
          </table:table-cell>
          <table:table-cell table:number-columns-repeated="8"/>
          <table:table-cell office:value-type="float" office:value="1472915.13269" calcext:value-type="float">
            <text:p>1472915.13269</text:p>
          </table:table-cell>
          <table:table-cell office:value-type="float" office:value="0.409143092415" calcext:value-type="float">
            <text:p>0.4091430924</text:p>
          </table:table-cell>
          <table:table-cell office:value-type="float" office:value="5500" calcext:value-type="float">
            <text:p>5500</text:p>
          </table:table-cell>
          <table:table-cell office:value-type="float" office:value="267.802751399" calcext:value-type="float">
            <text:p>267.802751399</text:p>
          </table:table-cell>
          <table:table-cell/>
        </table:table-row>
        <table:table-row table:style-name="ro1">
          <table:table-cell table:number-columns-repeated="3"/>
          <table:table-cell table:formula="of:=SUM([.D23:.D25])" office:value-type="float" office:value="67601.95" calcext:value-type="float">
            <text:p>67601.95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formula="of:=[.M25]*[.N25]" office:value-type="float" office:value="602633.052253637" calcext:value-type="float">
            <text:p>602633.052253637</text:p>
          </table:table-cell>
          <table:table-cell table:number-columns-repeated="4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SRB fuel over tim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20000" calcext:value-type="float">
            <text:p>552000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0502.84797" calcext:value-type="float">
            <text:p>5460502.84797</text:p>
          </table:table-cell>
          <table:table-cell table:formula="of:=[.B34]-[.B35]" office:value-type="float" office:value="59497.1520300005" calcext:value-type="float">
            <text:p>59497.1520300005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1">
          <table:table-cell office:value-type="float" office:value="114.1" calcext:value-type="float">
            <text:p>114.1</text:p>
          </table:table-cell>
          <table:table-cell table:number-columns-repeated="16"/>
        </table:table-row>
      </table:table>
      <table:table table:name="Sheet6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ce2"/>
        <table:table-column table:style-name="co1" table:default-cell-style-name="ce3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ercent off</text:p>
          </table:table-cell>
          <table:table-cell table:style-name="Default" office:value-type="string" calcext:value-type="string">
            <text:p>lbm off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572767.8" calcext:value-type="float">
            <text:p>6,572,767.80</text:p>
          </table:table-cell>
          <table:table-cell office:value-type="float" office:value="6572768.17" calcext:value-type="float">
            <text:p>6,572,768.17</text:p>
          </table:table-cell>
          <table:table-cell table:formula="of:=([Sheet6.C2]-[Sheet6.B2])/[Sheet6.B2]" office:value-type="percentage" office:value="0.0000000562928755997981" calcext:value-type="percentage">
            <text:p>0.00001%</text:p>
          </table:table-cell>
          <table:table-cell table:formula="of:=[.B2]-[.C2]" office:value-type="float" office:value="-0.370000000111759" calcext:value-type="float">
            <text:p>-0.3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514651.85" calcext:value-type="float">
            <text:p>6,514,651.85</text:p>
          </table:table-cell>
          <table:table-cell office:value-type="float" office:value="6514652.22" calcext:value-type="float">
            <text:p>6,514,652.22</text:p>
          </table:table-cell>
          <table:table-cell table:formula="of:=([Sheet6.C3]-[Sheet6.B3])/[Sheet6.B3]" office:value-type="percentage" office:value="0.0000000567950534627202" calcext:value-type="percentage">
            <text:p>0.00001%</text:p>
          </table:table-cell>
          <table:table-cell table:formula="of:=[.B3]-[.C3]" office:value-type="float" office:value="-0.370000000111759" calcext:value-type="float">
            <text:p>-0.3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462649.1" calcext:value-type="float">
            <text:p>6,462,649.10</text:p>
          </table:table-cell>
          <table:table-cell office:value-type="float" office:value="6462649.47" calcext:value-type="float">
            <text:p>6,462,649.47</text:p>
          </table:table-cell>
          <table:table-cell table:formula="of:=([Sheet6.C4]-[Sheet6.B4])/[Sheet6.B4]" office:value-type="percentage" office:value="0.0000000572520640354369" calcext:value-type="percentage">
            <text:p>0.00001%</text:p>
          </table:table-cell>
          <table:table-cell table:formula="of:=[.B4]-[.C4]" office:value-type="float" office:value="-0.370000000111759" calcext:value-type="float">
            <text:p>-0.37</text:p>
          </table:table-cell>
        </table:table-row>
        <table:table-row table:style-name="ro1">
          <table:table-cell office:value-type="float" office:value="140.1" calcext:value-type="float">
            <text:p>140.1</text:p>
          </table:table-cell>
          <table:table-cell office:value-type="float" office:value="6460104.905" calcext:value-type="float">
            <text:p>6,460,104.91</text:p>
          </table:table-cell>
          <table:table-cell office:value-type="float" office:value="6460105.28" calcext:value-type="float">
            <text:p>6,460,105.28</text:p>
          </table:table-cell>
          <table:table-cell table:formula="of:=([Sheet6.C5]-[Sheet6.B5])/[Sheet6.B5]" office:value-type="percentage" office:value="0.0000000580485929430894" calcext:value-type="percentage">
            <text:p>0.00001%</text:p>
          </table:table-cell>
          <table:table-cell table:formula="of:=[.B5]-[.C5]" office:value-type="float" office:value="-0.375" calcext:value-type="float">
            <text:p>-0.3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360881.1" calcext:value-type="float">
            <text:p>6,360,881.10</text:p>
          </table:table-cell>
          <table:table-cell office:value-type="float" office:value="6437207.52" calcext:value-type="float">
            <text:p>6,437,207.52</text:p>
          </table:table-cell>
          <table:table-cell table:formula="of:=([Sheet6.C6]-[Sheet6.B6])/[Sheet6.B6]" office:value-type="percentage" office:value="0.0119993470715873" calcext:value-type="percentage">
            <text:p>1.19993%</text:p>
          </table:table-cell>
          <table:table-cell table:formula="of:=[.B6]-[.C6]" office:value-type="float" office:value="-76326.4199999999" calcext:value-type="float">
            <text:p>-76,326.4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Default" table:number-columns-repeated="4"/>
        </table:table-row>
      </table:table>
      <table:table table:name="Sheet7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" table:number-columns-repeated="4" table:default-cell-style-name="Default"/>
        <table:table-column table:style-name="co18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Order</text:p>
          </table:table-cell>
          <table:table-cell table:number-columns-repeated="5"/>
          <table:table-cell office:value-type="string" calcext:value-type="string">
            <text:p>Order</text:p>
          </table:table-cell>
          <table:table-cell table:number-columns-repeated="5"/>
          <table:table-cell office:value-type="string" calcext:value-type="string">
            <text:p>conv factor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iven</text:p>
          </table:table-cell>
          <table:table-cell/>
          <table:table-cell office:value-type="string" calcext:value-type="string">
            <text:p>18 se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me inc 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60*60/5280" office:value-type="float" office:value="0.681818181818182" calcext:value-type="float">
            <text:p>0.6818181818</text:p>
          </table:table-cell>
          <table:table-cell table:formula="of:=5280/(60*60)" office:value-type="float" office:value="1.46666666666667" calcext:value-type="float">
            <text:p>1.4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rust</text:p>
          </table:table-cell>
          <table:table-cell office:value-type="float" office:value="30197638.11265" calcext:value-type="float">
            <text:p>30197638.11265</text:p>
          </table:table-cell>
          <table:table-cell office:value-type="string" calcext:value-type="string">
            <text:p>at alt 3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guess ADC</text:p>
          </table:table-cell>
          <table:table-cell table:style-name="ce17" office:value-type="float" office:value="0.127" calcext:value-type="float">
            <text:p>0.127</text:p>
          </table:table-cell>
          <table:table-cell office:value-type="string" calcext:value-type="string">
            <text:p>fudge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ight</text:p>
          </table:table-cell>
          <table:table-cell office:value-type="float" office:value="22191271.27" calcext:value-type="float">
            <text:p>22191271.27</text:p>
          </table:table-cell>
          <table:table-cell office:value-type="string" calcext:value-type="string">
            <text:p>given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alt</text:p>
          </table:table-cell>
          <table:table-cell office:value-type="float" office:value="2113.4" calcext:value-type="float">
            <text:p>2113.4</text:p>
          </table:table-cell>
          <table:table-cell office:value-type="string" calcext:value-type="string">
            <text:p>from prev loop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 raw</text:p>
          </table:table-cell>
          <table:table-cell table:style-name="ce13" table:formula="of:=[.C3]/[.C4]" office:value-type="float" office:value="1.36078901227591" calcext:value-type="float">
            <text:p>1.360789</text:p>
          </table:table-cell>
          <table:table-cell office:value-type="string" calcext:value-type="string">
            <text:p>thrust from 2 divided by weight from 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thrust</text:p>
          </table:table-cell>
          <table:table-cell office:value-type="float" office:value="36116623.7" calcext:value-type="float">
            <text:p>36116623.7</text:p>
          </table:table-cell>
          <table:table-cell office:value-type="string" calcext:value-type="string">
            <text:p>thrust at alt 2113.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h</text:p>
          </table:table-cell>
          <table:table-cell office:value-type="float" office:value="912.67" calcext:value-type="float">
            <text:p>912.67</text:p>
          </table:table-cell>
          <table:table-cell office:value-type="string" calcext:value-type="string">
            <text:p>given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wt</text:p>
          </table:table-cell>
          <table:table-cell office:value-type="float" office:value="19933997.29" calcext:value-type="float">
            <text:p>19933997.2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A raw</text:p>
          </table:table-cell>
          <table:table-cell table:style-name="ce14" table:formula="of:=[.I5]/[.I6]" office:value-type="float" office:value="1.81181040483627" calcext:value-type="float">
            <text:p>1.8118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as</text:p>
          </table:table-cell>
          <table:table-cell table:formula="of:=SQRT(POWER(([.C6]-912.67);2)+[.C7]*[.C7])" office:value-type="float" office:value="0" calcext:value-type="float">
            <text:p>0</text:p>
          </table:table-cell>
          <table:table-cell office:value-type="string" calcext:value-type="string">
            <text:p>pythag of (5) vh – 912.67 and vv (6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DC Adj</text:p>
          </table:table-cell>
          <table:table-cell table:formula="of:=-[.I3]-0.004534497" office:value-type="float" office:value="-0.131534497" calcext:value-type="float">
            <text:p>-0.131534497</text:p>
          </table:table-cell>
          <table:table-cell office:value-type="string" calcext:value-type="string">
            <text:p>guess and error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ig G</text:p>
          </table:table-cell>
          <table:table-cell office:value-type="float" office:value="0.997336398" calcext:value-type="float">
            <text:p>0.997336398</text:p>
          </table:table-cell>
          <table:table-cell office:value-type="string" calcext:value-type="string">
            <text:p>at alt from step 1, vh from step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A eff/total</text:p>
          </table:table-cell>
          <table:table-cell table:style-name="ce13" table:formula="of:=[.I7]+[.I8]" office:value-type="float" office:value="1.68027590783627" calcext:value-type="float">
            <text:p>1.680276</text:p>
          </table:table-cell>
          <table:table-cell office:value-type="string" calcext:value-type="string">
            <text:p>A_raw + adc_adj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v</text:p>
          </table:table-cell>
          <table:table-cell table:style-name="ce14" table:formula="of:=[.C5]-[.C9]" office:value-type="float" office:value="0.363452614275906" calcext:value-type="float">
            <text:p>0.36345</text:p>
          </table:table-cell>
          <table:table-cell office:value-type="string" calcext:value-type="string">
            <text:p>A_raw from step 4 minus big G(8)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prior big_G</text:p>
          </table:table-cell>
          <table:table-cell office:value-type="float" office:value="0.996661451" calcext:value-type="float">
            <text:p>0.99666145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uess ADC</text:p>
          </table:table-cell>
          <table:table-cell table:style-name="ce14" office:value-type="float" office:value="0.00012" calcext:value-type="float">
            <text:p>0.00012</text:p>
          </table:table-cell>
          <table:table-cell office:value-type="string" calcext:value-type="string">
            <text:p>fudge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Av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fudge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t</text:p>
          </table:table-cell>
          <table:table-cell table:formula="of:=[.C2]+[.C7]*1" office:value-type="float" office:value="30" calcext:value-type="float">
            <text:p>30</text:p>
          </table:table-cell>
          <table:table-cell office:value-type="string" calcext:value-type="string">
            <text:p>Vv and Vv inc are 0 so no chang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Ah</text:p>
          </table:table-cell>
          <table:table-cell table:formula="of:=SQRT(POWER([.I9];2)-POWER([.I11]+[.I10];2))" office:value-type="float" office:value="0.65663192310881" calcext:value-type="float">
            <text:p>0.6566319231</text:p>
          </table:table-cell>
          <table:table-cell table:number-columns-repeated="2"/>
          <table:table-cell office:value-type="string" calcext:value-type="string">
            <text:p>prior Ah</text:p>
          </table:table-cell>
          <table:table-cell office:value-type="float" office:value="0.668357948" calcext:value-type="float">
            <text:p>0.66835794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hrust</text:p>
          </table:table-cell>
          <table:table-cell office:value-type="float" office:value="32156226.6" calcext:value-type="float">
            <text:p>32156226.6</text:p>
          </table:table-cell>
          <table:table-cell office:value-type="string" calcext:value-type="string">
            <text:p>thrust at alt 30, .56 and .71 avg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Ah avg</text:p>
          </table:table-cell>
          <table:table-cell table:formula="of:=AVERAGE([.I12];[.M12])" office:value-type="float" office:value="0.662494935554405" calcext:value-type="float">
            <text:p>0.6624949356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t</text:p>
          </table:table-cell>
          <table:table-cell office:value-type="float" office:value="22079560.56" calcext:value-type="float">
            <text:p>22079560.56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V h inc</text:p>
          </table:table-cell>
          <table:table-cell table:formula="of:=[.I13]*[.I2]*32.17405" office:value-type="float" office:value="63.9454355438226" calcext:value-type="float">
            <text:p>63.9454355438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 raw</text:p>
          </table:table-cell>
          <table:table-cell table:style-name="ce14" table:formula="of:=[.C13]/[.C14]" office:value-type="float" office:value="1.45637982751592" calcext:value-type="float">
            <text:p>1.45638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V h inc mph</text:p>
          </table:table-cell>
          <table:table-cell table:style-name="ce16" table:formula="of:=[.I14]*[.N2]" office:value-type="float" office:value="43.5991605980609" calcext:value-type="float">
            <text:p>43.6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C Adj</text:p>
          </table:table-cell>
          <table:table-cell table:formula="of:=-[.C11]" office:value-type="float" office:value="-0.00012" calcext:value-type="float">
            <text:p>-0.00012</text:p>
          </table:table-cell>
          <table:table-cell office:value-type="string" calcext:value-type="string">
            <text:p>no prior error so just the guess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Vh</text:p>
          </table:table-cell>
          <table:table-cell table:formula="of:=[.I15]+[.L16]" office:value-type="float" office:value="1065.25317059806" calcext:value-type="float">
            <text:p>1065.2531705981</text:p>
          </table:table-cell>
          <table:table-cell office:value-type="string" calcext:value-type="string">
            <text:p>prior Vh</text:p>
          </table:table-cell>
          <table:table-cell/>
          <table:table-cell office:value-type="float" office:value="1021.65401" calcext:value-type="float">
            <text:p>1021.6540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 eff/total</text:p>
          </table:table-cell>
          <table:table-cell table:style-name="ce13" table:formula="of:=[.C15]+[.C16]" office:value-type="float" office:value="1.45625982751592" calcext:value-type="float">
            <text:p>1.45626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Vv below curent</text:p>
          </table:table-cell>
          <table:table-cell table:formula="of:=[.O17]" office:value-type="float" office:value="332.5724011" calcext:value-type="float">
            <text:p>332.5724011</text:p>
          </table:table-cell>
          <table:table-cell office:value-type="string" calcext:value-type="string">
            <text:p>prior Vv</text:p>
          </table:table-cell>
          <table:table-cell/>
          <table:table-cell office:value-type="float" office:value="279.0024011" calcext:value-type="float">
            <text:p>279.0024011</text:p>
          </table:table-cell>
          <table:table-cell/>
          <table:table-cell office:value-type="float" office:value="53.57" calcext:value-type="float">
            <text:p>53.57</text:p>
          </table:table-cell>
          <table:table-cell table:formula="of:=[.L17]+[.N17]" office:value-type="float" office:value="332.5724011" calcext:value-type="float">
            <text:p>332.57240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string" calcext:value-type="string">
            <text:p>Vh for air</text:p>
          </table:table-cell>
          <table:table-cell table:style-name="ce14" table:formula="of:=[.I16]-912.67" office:value-type="float" office:value="152.583170598061" calcext:value-type="float">
            <text:p>152.58317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string" calcext:value-type="string">
            <text:p>Vv mph</text:p>
          </table:table-cell>
          <table:table-cell table:formula="of:=[.I17]*60*60/5280" office:value-type="float" office:value="226.753909840909" calcext:value-type="float">
            <text:p>226.7539098409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Vas</text:p>
          </table:table-cell>
          <table:table-cell table:formula="of:=SQRT(POWER([.I18];2)+[.I19]*[.I19])" office:value-type="float" office:value="273.311104014996" calcext:value-type="float">
            <text:p>273.31110401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adc act</text:p>
          </table:table-cell>
          <table:table-cell table:style-name="ce15" table:formula="of:=POWER(([.I20]/1000);2)*[.L21]*[.N21]" office:value-type="float" office:value="0.122509053090234" calcext:value-type="float">
            <text:p>0.1225090531</text:p>
          </table:table-cell>
          <table:table-cell table:style-name="ce15" office:value-type="string" calcext:value-type="string">
            <text:p>padc</text:p>
          </table:table-cell>
          <table:table-cell table:style-name="ce15"/>
          <table:table-cell table:style-name="ce15" office:value-type="float" office:value="0.895216670327" calcext:value-type="float">
            <text:p>0.8952166703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float" office:value="1.832" calcext:value-type="float">
            <text:p>1.83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string" calcext:value-type="string">
            <text:p>big G</text:p>
          </table:table-cell>
          <table:table-cell office:value-type="float" office:value="0.996370969122" calcext:value-type="float">
            <text:p>0.9963709691</text:p>
          </table:table-cell>
          <table:table-cell office:value-type="string" calcext:value-type="string">
            <text:p>Using 1065.253133 Vh and Alt 2113.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string" calcext:value-type="string">
            <text:p>V v inc</text:p>
          </table:table-cell>
          <table:table-cell table:style-name="ce5" table:formula="of:=[.I11]*[.I2]*32.17405" office:value-type="float" office:value="53.0871825" calcext:value-type="float">
            <text:p>53.09</text:p>
          </table:table-cell>
          <table:table-cell table:number-columns-repeated="2"/>
          <table:table-cell office:value-type="string" calcext:value-type="string">
            <text:p>prior v_v_inc</text:p>
          </table:table-cell>
          <table:table-cell office:value-type="float" office:value="53.57" calcext:value-type="float">
            <text:p>53.5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string" calcext:value-type="string">
            <text:p>alt</text:p>
          </table:table-cell>
          <table:table-cell table:style-name="ce1" table:formula="of:=[.I4]+[.L17]*[.I2]+(([.M23]*[.I2])/2)" office:value-type="float" office:value="3030.7622033" calcext:value-type="float">
            <text:p>3031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  <table:table-cell table:style-name="ce15" office:value-type="string" calcext:value-type="string">
            <text:p>inputs</text:p>
          </table:table-cell>
          <table:table-cell/>
          <table:table-cell table:style-name="ce15" office:value-type="string" calcext:value-type="string">
            <text:p>outputs</text:p>
          </table:table-cell>
          <table:table-cell/>
          <table:table-cell table:style-name="ce15" office:value-type="string" calcext:value-type="string">
            <text:p>inputs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Airspeed</text:p>
          </table:table-cell>
          <table:table-cell table:number-columns-repeated="3"/>
          <table:table-cell office:value-type="string" calcext:value-type="string">
            <text:p>time inc</text:p>
          </table:table-cell>
          <table:table-cell/>
          <table:table-cell office:value-type="string" calcext:value-type="string">
            <text:p>a raw</text:p>
          </table:table-cell>
          <table:table-cell/>
          <table:table-cell office:value-type="string" calcext:value-type="string">
            <text:p>time inc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V h inc mph</text:p>
          </table:table-cell>
          <table:table-cell table:style-name="ce16" table:formula="of:=[.G34]*[.L23]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guess adc</text:p>
          </table:table-cell>
          <table:table-cell/>
          <table:table-cell office:value-type="string" calcext:value-type="string">
            <text:p>a eff</text:p>
          </table:table-cell>
          <table:table-cell/>
          <table:table-cell office:value-type="string" calcext:value-type="string">
            <text:p>guess adc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Vh</text:p>
          </table:table-cell>
          <table:table-cell office:value-type="float" office:value="934.231693" calcext:value-type="float">
            <text:p>934.231693</text:p>
          </table:table-cell>
          <table:table-cell table:number-columns-repeated="2"/>
          <table:table-cell office:value-type="string" calcext:value-type="string">
            <text:p>alt</text:p>
          </table:table-cell>
          <table:table-cell/>
          <table:table-cell office:value-type="string" calcext:value-type="string">
            <text:p>ah</text:p>
          </table:table-cell>
          <table:table-cell/>
          <table:table-cell office:value-type="string" calcext:value-type="string">
            <text:p>thrust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Vv below curent</text:p>
          </table:table-cell>
          <table:table-cell office:value-type="float" office:value="171.090654" calcext:value-type="float">
            <text:p>171.090654</text:p>
          </table:table-cell>
          <table:table-cell table:number-columns-repeated="2"/>
          <table:table-cell office:value-type="string" calcext:value-type="string">
            <text:p>thrust</text:p>
          </table:table-cell>
          <table:table-cell/>
          <table:table-cell office:value-type="string" calcext:value-type="string">
            <text:p>v_h_inc</text:p>
          </table:table-cell>
          <table:table-cell/>
          <table:table-cell office:value-type="string" calcext:value-type="string">
            <text:p>weight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  <table:table-cell office:value-type="string" calcext:value-type="string">
            <text:p>Vh for air</text:p>
          </table:table-cell>
          <table:table-cell table:style-name="ce14" table:formula="of:=[.G36]-912.67" office:value-type="float" office:value="21.561693" calcext:value-type="float">
            <text:p>21.56169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vas</text:p>
          </table:table-cell>
          <table:table-cell/>
          <table:table-cell office:value-type="string" calcext:value-type="string">
            <text:p>av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Vv mph</text:p>
          </table:table-cell>
          <table:table-cell table:formula="of:=[.G37]*60*60/5280" office:value-type="float" office:value="116.652718636364" calcext:value-type="float">
            <text:p>116.6527186364</text:p>
          </table:table-cell>
          <table:table-cell table:number-columns-repeated="2"/>
          <table:table-cell office:value-type="string" calcext:value-type="string">
            <text:p>prior error</text:p>
          </table:table-cell>
          <table:table-cell/>
          <table:table-cell office:value-type="string" calcext:value-type="string">
            <text:p>adc_act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  <table:table-cell office:value-type="string" calcext:value-type="string">
            <text:p>Vas</text:p>
          </table:table-cell>
          <table:table-cell table:formula="of:=SQRT(POWER([.G38];2)+[.G39]*[.G39])" office:value-type="float" office:value="118.628678532136" calcext:value-type="float">
            <text:p>118.6286785321</text:p>
          </table:table-cell>
          <table:table-cell table:number-columns-repeated="2"/>
          <table:table-cell office:value-type="string" calcext:value-type="string">
            <text:p>prior a lot to calc big g</text:p>
          </table:table-cell>
          <table:table-cell/>
          <table:table-cell office:value-type="string" calcext:value-type="string">
            <text:p>big G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av</text:p>
          </table:table-cell>
          <table:table-cell/>
          <table:table-cell office:value-type="string" calcext:value-type="string">
            <text:p>vv inc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8"/>
          <table:table-cell office:value-type="string" calcext:value-type="string">
            <text:p>prior ah</text:p>
          </table:table-cell>
          <table:table-cell/>
          <table:table-cell office:value-type="string" calcext:value-type="string">
            <text:p>alt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  <table:table-cell office:value-type="string" calcext:value-type="string">
            <text:p>prior vh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8"/>
          <table:table-cell office:value-type="string" calcext:value-type="string">
            <text:p>vv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guess</text:p>
          </table:table-cell>
          <table:table-cell office:value-type="float" office:value="0.01106" calcext:value-type="float">
            <text:p>0.01106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actual</text:p>
          </table:table-cell>
          <table:table-cell office:value-type="float" office:value="0.01061621" calcext:value-type="float">
            <text:p>0.01061621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adj</text:p>
          </table:table-cell>
          <table:table-cell office:value-type="float" office:value="0.01088661" calcext:value-type="float">
            <text:p>0.01088661</text:p>
          </table:table-cell>
          <table:table-cell/>
          <table:table-cell office:value-type="string" calcext:value-type="string">
            <text:p>raw a</text:p>
          </table:table-cell>
          <table:table-cell office:value-type="string" calcext:value-type="string">
            <text:p>a eff</text:p>
          </table:table-cell>
          <table:table-cell office:value-type="string" calcext:value-type="string">
            <text:p>adc adj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adj by</text:p>
          </table:table-cell>
          <table:table-cell office:value-type="string" calcext:value-type="string">
            <text:p>prior error</text:p>
          </table:table-cell>
          <table:table-cell office:value-type="string" calcext:value-type="string">
            <text:p>adc adj (should be same again)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guess</text:p>
          </table:table-cell>
          <table:table-cell office:value-type="float" office:value="0.0268" calcext:value-type="float">
            <text:p>0.0268</text:p>
          </table:table-cell>
          <table:table-cell office:value-type="float" office:value="9" calcext:value-type="float">
            <text:p>9</text:p>
          </table:table-cell>
          <table:table-cell office:value-type="float" office:value="1.70672" calcext:value-type="float">
            <text:p>1.70672</text:p>
          </table:table-cell>
          <table:table-cell office:value-type="float" office:value="1.680215" calcext:value-type="float">
            <text:p>1.680215</text:p>
          </table:table-cell>
          <table:table-cell office:value-type="float" office:value="0.02650414" calcext:value-type="float">
            <text:p>0.02650414</text:p>
          </table:table-cell>
          <table:table-cell office:value-type="float" office:value="0.0268" calcext:value-type="float">
            <text:p>0.0268</text:p>
          </table:table-cell>
          <table:table-cell table:formula="of:=[.H55]-[.I55]" office:value-type="float" office:value="-0.000295860000000002" calcext:value-type="float">
            <text:p>-0.00029586</text:p>
          </table:table-cell>
          <table:table-cell table:formula="of:=[.D52]-[.D54]" office:value-type="float" office:value="0.000173390000000001" calcext:value-type="float">
            <text:p>0.00017339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actual</text:p>
          </table:table-cell>
          <table:table-cell office:value-type="float" office:value="0.025076039" calcext:value-type="float">
            <text:p>0.025076039</text:p>
          </table:table-cell>
          <table:table-cell table:number-columns-repeated="2"/>
          <table:table-cell office:value-type="float" office:value="1.680364" calcext:value-type="float">
            <text:p>1.680364</text:p>
          </table:table-cell>
          <table:table-cell office:value-type="float" office:value="0.02635621" calcext:value-type="float">
            <text:p>0.02635621</text:p>
          </table:table-cell>
          <table:table-cell office:value-type="float" office:value="0.0268" calcext:value-type="float">
            <text:p>0.0268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adj</text:p>
          </table:table-cell>
          <table:table-cell office:value-type="float" office:value="0.02650414" calcext:value-type="float">
            <text:p>0.02650414</text:p>
          </table:table-cell>
          <table:table-cell office:value-type="string" calcext:value-type="string">
            <text:p>off by</text:p>
          </table:table-cell>
          <table:table-cell office:value-type="float" office:value="0" calcext:value-type="float">
            <text:p>0</text:p>
          </table:table-cell>
          <table:table-cell table:formula="of:=[.G56]-[.G55]" office:value-type="float" office:value="0.000148999999999955" calcext:value-type="float">
            <text:p>0.000149</text:p>
          </table:table-cell>
          <table:table-cell table:formula="of:=[.H56]-[.H55]" office:value-type="float" office:value="-0.000147929999999998" calcext:value-type="float">
            <text:p>-0.0001479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0.0448" calcext:value-type="float">
            <text:p>0.0448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0.048348437" calcext:value-type="float">
            <text:p>0.048348437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0.43076639" calcext:value-type="float">
            <text:p>0.43076639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.73986" calcext:value-type="float">
            <text:p>1.73986</text:p>
          </table:table-cell>
          <table:table-cell office:value-type="float" office:value="1.69677" calcext:value-type="float">
            <text:p>1.69677</text:p>
          </table:table-cell>
          <table:table-cell table:style-name="ce14" office:value-type="float" office:value="0.043076639" calcext:value-type="float">
            <text:p>0.04308</text:p>
          </table:table-cell>
          <table:table-cell office:value-type="float" office:value="0.0448" calcext:value-type="float">
            <text:p>0.0448</text:p>
          </table:table-cell>
          <table:table-cell table:formula="of:=[.I61]-[.H61]" office:value-type="float" office:value="0.001723361" calcext:value-type="float">
            <text:p>0.001723361</text:p>
          </table:table-cell>
          <table:table-cell table:formula="of:=[.D55]-[.D56]" office:value-type="float" office:value="0.001723961" calcext:value-type="float">
            <text:p>0.0017239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3" loext:min-decimal-places="3" number:min-integer-digits="1"/>
      <number:text>%</number:text>
    </number:percentage-style>
    <number:percentage-style style:name="N123">
      <number:number number:decimal-places="4" loext:min-decimal-places="4" number:min-integer-digits="1"/>
      <number:text>%</number:text>
    </number:percentage-style>
    <number:percentage-style style:name="N124">
      <number:number number:decimal-places="5" loext:min-decimal-places="5" number:min-integer-digits="1"/>
      <number:text>%</number:text>
    </number:percentage-style>
    <number:percentage-style style:name="N125">
      <number:number number:decimal-places="6" loext:min-decimal-places="6" number:min-integer-digits="1"/>
      <number:text>%</number:text>
    </number:percentage-style>
    <number:percentage-style style:name="N126">
      <number:number number:decimal-places="7" loext:min-decimal-places="7" number:min-integer-digits="1"/>
      <number:text>%</number:text>
    </number:percentage-style>
    <number:percentage-style style:name="N127">
      <number:number number:decimal-places="8" loext:min-decimal-places="8" number:min-integer-digits="1"/>
      <number:text>%</number:text>
    </number:percentage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 number:grouping="true"/>
    </number:number-style>
    <number:number-style style:name="N132">
      <number:number number:decimal-places="4" loext:min-decimal-places="4" number:min-integer-digits="1" number:grouping="true"/>
    </number:number-style>
    <number:number-style style:name="N133">
      <number:number number:decimal-places="5" loext:min-decimal-places="5" number:min-integer-digits="1" number:grouping="true"/>
    </number:number-style>
    <number:number-style style:name="N134">
      <number:number number:decimal-places="6" loext:min-decimal-places="6" number:min-integer-digits="1" number:grouping="true"/>
    </number:number-style>
    <number:number-style style:name="N135">
      <number:number number:decimal-places="7" loext:min-decimal-places="7" number:min-integer-digits="1" number:grouping="true"/>
    </number:number-style>
    <number:number-style style:name="N136">
      <number:number number:decimal-places="1" loext:min-decimal-places="1" number:min-integer-digits="1" number:grouping="true"/>
    </number:number-style>
    <number:percentage-style style:name="N137">
      <number:number number:decimal-places="1" loext:min-decimal-places="1" number:min-integer-digits="1"/>
      <number:text>%</number:text>
    </number:percentage-style>
    <number:number-style style:name="N138">
      <number:number number:decimal-places="8" loext:min-decimal-places="8" number:min-integer-digits="1" number:grouping="true"/>
    </number:number-style>
    <number:number-style style:name="N139">
      <number:number number:decimal-places="9" loext:min-decimal-places="9" number:min-integer-digits="1" number:grouping="true"/>
    </number:number-style>
    <number:number-style style:name="N140">
      <number:number number:decimal-places="9" loext:min-decimal-places="9" number:min-integer-digits="1"/>
    </number:number-style>
    <number:number-style style:name="N141">
      <number:number number:decimal-places="8" loext:min-decimal-places="8" number:min-integer-digits="1"/>
    </number:number-style>
    <number:number-style style:name="N142">
      <number:number number:decimal-places="7" loext:min-decimal-places="7" number:min-integer-digits="1"/>
    </number:number-style>
    <number:number-style style:name="N143">
      <number:number number:decimal-places="6" loext:min-decimal-places="6" number:min-integer-digits="1"/>
    </number:number-style>
    <number:number-style style:name="N144">
      <number:number number:decimal-places="5" loext:min-decimal-places="5" number:min-integer-digits="1"/>
    </number:number-style>
    <number:percentage-style style:name="N145">
      <number:number number:decimal-places="9" loext:min-decimal-places="9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 style:data-style-name="N2" text:time-value="23:05:25.4361211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22:09:25.083559578</meta:creation-date>
    <dc:date>2017-04-27T13:56:00.830551659</dc:date>
    <meta:editing-duration>P1DT18H4M</meta:editing-duration>
    <meta:editing-cycles>7</meta:editing-cycles>
    <meta:generator>LibreOffice/5.1.6.2$Linux_X86_64 LibreOffice_project/10m0$Build-2</meta:generator>
    <meta:print-date>2017-04-24T20:49:09.933817880</meta:print-date>
    <meta:document-statistic meta:table-count="7" meta:cell-count="3048" meta:object-count="0"/>
  </office:meta>
</office:document-meta>
</file>